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_withbutton_train_noposeobs_GRUrewards_10-4_13-2021GRU_lookahead10_23_2021" table:style-name="ta1">
        <table:shapes>
          <draw:frame draw:z-index="0" draw:style-name="gr1" draw:text-style-name="P1" svg:width="6.3063in" svg:height="3.5449in" svg:x="15.0256in" svg:y="1.1504in">
            <draw:object draw:notify-on-update-of-ranges="'rewardlist_cylinder_withbutton_train_noposeobs_GRUrewards_10-4_13-2021GRU_lookahead10_23_2021'.B2:'rewardlist_cylinder_withbutton_train_noposeobs_GRUrewards_10-4_13-2021GRU_lookahead10_23_2021'.B4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53in" svg:x="8.2969in" svg:y="0.9307in">
            <draw:object draw:notify-on-update-of-ranges="'rewardlist_cylinder_withbutton_train_noposeobs_GRUrewards_10-4_13-2021GRU_lookahead10_23_2021'.A1:'rewardlist_cylinder_withbutton_train_noposeobs_GRUrewards_10-4_13-2021GRU_lookahead10_23_2021'.A1 'rewardlist_cylinder_withbutton_train_noposeobs_GRUrewards_10-4_13-2021GRU_lookahead10_23_2021'.A2:'rewardlist_cylinder_withbutton_train_noposeobs_GRUrewards_10-4_13-2021GRU_lookahead10_23_2021'.A48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67in" svg:height="3.5453in" svg:x="14.4197in" svg:y="6.1594in">
            <draw:object draw:notify-on-update-of-ranges="'rewardlist_cylinder_withbutton_train_noposeobs_GRUrewards_10-4_13-2021GRU_lookahead10_23_2021'.G2:'rewardlist_cylinder_withbutton_train_noposeobs_GRUrewards_10-4_13-2021GRU_lookahead10_23_2021'.G48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57in" svg:height="3.5449in" svg:x="8.0051in" svg:y="6.0445in">
            <draw:object draw:notify-on-update-of-ranges="'rewardlist_cylinder_withbutton_train_noposeobs_GRUrewards_10-4_13-2021GRU_lookahead10_23_2021'.C1:'rewardlist_cylinder_withbutton_train_noposeobs_GRUrewards_10-4_13-2021GRU_lookahead10_23_2021'.C1 'rewardlist_cylinder_withbutton_train_noposeobs_GRUrewards_10-4_13-2021GRU_lookahead10_23_2021'.C2:'rewardlist_cylinder_withbutton_train_noposeobs_GRUrewards_10-4_13-2021GRU_lookahead10_23_2021'.C48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Rewardlist</text:p>
          </table:table-cell>
          <table:table-cell/>
          <table:table-cell office:value-type="string" calcext:value-type="string">
            <text:p>ButtonData</text:p>
          </table:table-cell>
          <table:table-cell/>
          <table:table-cell office:value-type="string" calcext:value-type="string">
            <text:p>Zposition(Inches)</text:p>
          </table:table-cell>
          <table:table-cell office:value-type="string" calcext:value-type="string">
            <text:p>Zposition(mm)</text:p>
          </table:table-cell>
          <table:table-cell table:number-columns-repeated="4"/>
        </table:table-row>
        <table:table-row table:style-name="ro1">
          <table:table-cell office:value-type="float" office:value="-1.14701879024506" calcext:value-type="float">
            <text:p>-1.14701879024506</text:p>
          </table:table-cell>
          <table:table-cell table:formula="of:=AVERAGE([.A$2:.A2])" office:value-type="float" office:value="-1.14701879024506" calcext:value-type="float">
            <text:p>-1.147018790245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79480127662" calcext:value-type="float">
            <text:p>11.2979480127662</text:p>
          </table:table-cell>
          <table:table-cell office:value-type="float" office:value="286.967879524263" calcext:value-type="float">
            <text:p>286.967879524263</text:p>
          </table:table-cell>
          <table:table-cell table:formula="of:=AVERAGE([.F$2:.F2])" office:value-type="float" office:value="286.967879524263" calcext:value-type="float">
            <text:p>286.967879524263</text:p>
          </table:table-cell>
          <table:table-cell table:number-columns-repeated="3"/>
        </table:table-row>
        <table:table-row table:style-name="ro1">
          <table:table-cell office:value-type="float" office:value="-0.259056657552719" calcext:value-type="float">
            <text:p>-0.259056657552719</text:p>
          </table:table-cell>
          <table:table-cell table:formula="of:=AVERAGE([.A$2:.A3])" office:value-type="float" office:value="-0.703037723898888" calcext:value-type="float">
            <text:p>-0.7030377238988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60016460836" calcext:value-type="float">
            <text:p>11.4160016460836</text:p>
          </table:table-cell>
          <table:table-cell office:value-type="float" office:value="289.966441810523" calcext:value-type="float">
            <text:p>289.966441810523</text:p>
          </table:table-cell>
          <table:table-cell table:formula="of:=AVERAGE([.F$2:.F3])" office:value-type="float" office:value="288.467160667393" calcext:value-type="float">
            <text:p>288.467160667393</text:p>
          </table:table-cell>
          <table:table-cell table:number-columns-repeated="3"/>
        </table:table-row>
        <table:table-row table:style-name="ro1">
          <table:table-cell office:value-type="float" office:value="0.360827833414078" calcext:value-type="float">
            <text:p>0.360827833414078</text:p>
          </table:table-cell>
          <table:table-cell table:formula="of:=AVERAGE([.A$2:.A4])" office:value-type="float" office:value="-0.348415871461232" calcext:value-type="float">
            <text:p>-0.3484158714612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26582265973" calcext:value-type="float">
            <text:p>11.3826582265973</text:p>
          </table:table-cell>
          <table:table-cell office:value-type="float" office:value="289.119518955572" calcext:value-type="float">
            <text:p>289.119518955572</text:p>
          </table:table-cell>
          <table:table-cell table:formula="of:=AVERAGE([.F$2:.F4])" office:value-type="float" office:value="288.684613430119" calcext:value-type="float">
            <text:p>288.684613430119</text:p>
          </table:table-cell>
          <table:table-cell table:number-columns-repeated="3"/>
        </table:table-row>
        <table:table-row table:style-name="ro1">
          <table:table-cell office:value-type="float" office:value="0.052666038274765" calcext:value-type="float">
            <text:p>0.052666038274765</text:p>
          </table:table-cell>
          <table:table-cell table:formula="of:=AVERAGE([.A$2:.A5])" office:value-type="float" office:value="-0.248145394027233" calcext:value-type="float">
            <text:p>-0.2481453940272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11781258673" calcext:value-type="float">
            <text:p>11.4111781258673</text:p>
          </table:table-cell>
          <table:table-cell office:value-type="float" office:value="289.843924397028" calcext:value-type="float">
            <text:p>289.843924397028</text:p>
          </table:table-cell>
          <table:table-cell table:formula="of:=AVERAGE([.F$2:.F5])" office:value-type="float" office:value="288.974441171846" calcext:value-type="float">
            <text:p>288.974441171846</text:p>
          </table:table-cell>
          <table:table-cell table:number-columns-repeated="3"/>
        </table:table-row>
        <table:table-row table:style-name="ro1">
          <table:table-cell office:value-type="float" office:value="-0.291348695755005" calcext:value-type="float">
            <text:p>-0.291348695755005</text:p>
          </table:table-cell>
          <table:table-cell table:formula="of:=AVERAGE([.A$2:.A6])" office:value-type="float" office:value="-0.256786054372787" calcext:value-type="float">
            <text:p>-0.2567860543727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56408070862" calcext:value-type="float">
            <text:p>11.3856408070862</text:p>
          </table:table-cell>
          <table:table-cell office:value-type="float" office:value="289.19527649999" calcext:value-type="float">
            <text:p>289.19527649999</text:p>
          </table:table-cell>
          <table:table-cell table:formula="of:=AVERAGE([.F$2:.F6])" office:value-type="float" office:value="289.018608237475" calcext:value-type="float">
            <text:p>289.018608237475</text:p>
          </table:table-cell>
          <table:table-cell table:number-columns-repeated="3"/>
        </table:table-row>
        <table:table-row table:style-name="ro1">
          <table:table-cell office:value-type="float" office:value="-0.651035726070404" calcext:value-type="float">
            <text:p>-0.651035726070404</text:p>
          </table:table-cell>
          <table:table-cell table:formula="of:=AVERAGE([.A$2:.A7])" office:value-type="float" office:value="-0.322494332989057" calcext:value-type="float">
            <text:p>-0.322494332989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71324311435" calcext:value-type="float">
            <text:p>11.3471324311435</text:p>
          </table:table-cell>
          <table:table-cell office:value-type="float" office:value="288.217163751045" calcext:value-type="float">
            <text:p>288.217163751045</text:p>
          </table:table-cell>
          <table:table-cell table:formula="of:=AVERAGE([.F$2:.F7])" office:value-type="float" office:value="288.885034156403" calcext:value-type="float">
            <text:p>288.885034156403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.713148593902588" calcext:value-type="float">
            <text:p>0.713148593902588</text:p>
          </table:table-cell>
          <table:table-cell table:formula="of:=AVERAGE([.A$2:.A8])" office:value-type="float" office:value="-0.174545343433108" calcext:value-type="float">
            <text:p>-0.174545343433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70366386235" calcext:value-type="float">
            <text:p>11.3670366386235</text:p>
          </table:table-cell>
          <table:table-cell office:value-type="float" office:value="288.722730621036" calcext:value-type="float">
            <text:p>288.722730621036</text:p>
          </table:table-cell>
          <table:table-cell table:formula="of:=AVERAGE([.F$2:.F8])" office:value-type="float" office:value="288.861847937065" calcext:value-type="float">
            <text:p>288.861847937065</text:p>
          </table:table-cell>
          <table:table-cell table:number-columns-repeated="3"/>
        </table:table-row>
        <table:table-row table:style-name="ro1">
          <table:table-cell office:value-type="float" office:value="-1.21097409725189" calcext:value-type="float">
            <text:p>-1.21097409725189</text:p>
          </table:table-cell>
          <table:table-cell table:formula="of:=AVERAGE([.A$2:.A9])" office:value-type="float" office:value="-0.304098937660456" calcext:value-type="float">
            <text:p>-0.304098937660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04332772821" calcext:value-type="float">
            <text:p>11.4204332772821</text:p>
          </table:table-cell>
          <table:table-cell office:value-type="float" office:value="290.079005242966" calcext:value-type="float">
            <text:p>290.079005242966</text:p>
          </table:table-cell>
          <table:table-cell table:formula="of:=AVERAGE([.F$2:.F9])" office:value-type="float" office:value="289.013992600303" calcext:value-type="float">
            <text:p>289.013992600303</text:p>
          </table:table-cell>
          <table:table-cell table:number-columns-repeated="3"/>
        </table:table-row>
        <table:table-row table:style-name="ro1">
          <table:table-cell office:value-type="float" office:value="0.314504235982895" calcext:value-type="float">
            <text:p>0.314504235982895</text:p>
          </table:table-cell>
          <table:table-cell table:formula="of:=AVERAGE([.A$2:.A10])" office:value-type="float" office:value="-0.235365251700083" calcext:value-type="float">
            <text:p>-0.235365251700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09990655929" calcext:value-type="float">
            <text:p>11.3209990655929</text:p>
          </table:table-cell>
          <table:table-cell office:value-type="float" office:value="287.553376266059" calcext:value-type="float">
            <text:p>287.553376266059</text:p>
          </table:table-cell>
          <table:table-cell table:formula="of:=AVERAGE([.F$2:.F10])" office:value-type="float" office:value="288.851701896498" calcext:value-type="float">
            <text:p>288.851701896498</text:p>
          </table:table-cell>
          <table:table-cell table:number-columns-repeated="3"/>
        </table:table-row>
        <table:table-row table:style-name="ro1">
          <table:table-cell office:value-type="float" office:value="0.248969227075577" calcext:value-type="float">
            <text:p>0.248969227075577</text:p>
          </table:table-cell>
          <table:table-cell table:formula="of:=AVERAGE([.A$2:.A11])" office:value-type="float" office:value="-0.186931803822517" calcext:value-type="float">
            <text:p>-0.186931803822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83905264437" calcext:value-type="float">
            <text:p>11.4183905264437</text:p>
          </table:table-cell>
          <table:table-cell office:value-type="float" office:value="290.02711937167" calcext:value-type="float">
            <text:p>290.02711937167</text:p>
          </table:table-cell>
          <table:table-cell table:formula="of:=AVERAGE([.F$2:.F11])" office:value-type="float" office:value="288.969243644015" calcext:value-type="float">
            <text:p>288.969243644015</text:p>
          </table:table-cell>
          <table:table-cell table:number-columns-repeated="3"/>
        </table:table-row>
        <table:table-row table:style-name="ro1">
          <table:table-cell office:value-type="float" office:value="0.276501327753067" calcext:value-type="float">
            <text:p>0.276501327753067</text:p>
          </table:table-cell>
          <table:table-cell table:formula="of:=AVERAGE([.A$2:.A12])" office:value-type="float" office:value="-0.144801519133828" calcext:value-type="float">
            <text:p>-0.144801519133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78678931654" calcext:value-type="float">
            <text:p>11.3378678931654</text:p>
          </table:table-cell>
          <table:table-cell office:value-type="float" office:value="287.9818444864" calcext:value-type="float">
            <text:p>287.9818444864</text:p>
          </table:table-cell>
          <table:table-cell table:formula="of:=AVERAGE([.F$2:.F12])" office:value-type="float" office:value="288.879480084232" calcext:value-type="float">
            <text:p>288.879480084232</text:p>
          </table:table-cell>
          <table:table-cell table:number-columns-repeated="3"/>
        </table:table-row>
        <table:table-row table:style-name="ro1">
          <table:table-cell office:value-type="float" office:value="-0.896424293518066" calcext:value-type="float">
            <text:p>-0.896424293518066</text:p>
          </table:table-cell>
          <table:table-cell table:formula="of:=AVERAGE([.A$2:.A13])" office:value-type="float" office:value="-0.207436750332514" calcext:value-type="float">
            <text:p>-0.2074367503325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32417865962" calcext:value-type="float">
            <text:p>11.4032417865962</text:p>
          </table:table-cell>
          <table:table-cell office:value-type="float" office:value="289.642341379543" calcext:value-type="float">
            <text:p>289.642341379543</text:p>
          </table:table-cell>
          <table:table-cell table:formula="of:=AVERAGE([.F$2:.F13])" office:value-type="float" office:value="288.943051858841" calcext:value-type="float">
            <text:p>288.943051858841</text:p>
          </table:table-cell>
          <table:table-cell table:number-columns-repeated="3"/>
        </table:table-row>
        <table:table-row table:style-name="ro1">
          <table:table-cell office:value-type="float" office:value="-0.768168091773987" calcext:value-type="float">
            <text:p>-0.768168091773987</text:p>
          </table:table-cell>
          <table:table-cell table:formula="of:=AVERAGE([.A$2:.A14])" office:value-type="float" office:value="-0.250569930443397" calcext:value-type="float">
            <text:p>-0.250569930443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00615445882" calcext:value-type="float">
            <text:p>11.4300615445882</text:p>
          </table:table-cell>
          <table:table-cell office:value-type="float" office:value="290.32356323254" calcext:value-type="float">
            <text:p>290.32356323254</text:p>
          </table:table-cell>
          <table:table-cell table:formula="of:=AVERAGE([.F$2:.F14])" office:value-type="float" office:value="289.049245041434" calcext:value-type="float">
            <text:p>289.049245041434</text:p>
          </table:table-cell>
          <table:table-cell table:number-columns-repeated="3"/>
        </table:table-row>
        <table:table-row table:style-name="ro1">
          <table:table-cell office:value-type="float" office:value="-0.00973024964332581" calcext:value-type="float">
            <text:p>-0.009730249643326</text:p>
          </table:table-cell>
          <table:table-cell table:formula="of:=AVERAGE([.A$2:.A15])" office:value-type="float" office:value="-0.233367096100535" calcext:value-type="float">
            <text:p>-0.2333670961005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94212834507" calcext:value-type="float">
            <text:p>11.2794212834507</text:p>
          </table:table-cell>
          <table:table-cell office:value-type="float" office:value="286.497300599648" calcext:value-type="float">
            <text:p>286.497300599648</text:p>
          </table:table-cell>
          <table:table-cell table:formula="of:=AVERAGE([.F$2:.F15])" office:value-type="float" office:value="288.866963295592" calcext:value-type="float">
            <text:p>288.866963295592</text:p>
          </table:table-cell>
          <table:table-cell table:number-columns-repeated="3"/>
        </table:table-row>
        <table:table-row table:style-name="ro1">
          <table:table-cell office:value-type="float" office:value="-0.586912989616394" calcext:value-type="float">
            <text:p>-0.586912989616394</text:p>
          </table:table-cell>
          <table:table-cell table:formula="of:=AVERAGE([.A$2:.A16])" office:value-type="float" office:value="-0.256936822334925" calcext:value-type="float">
            <text:p>-0.2569368223349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5006126684" calcext:value-type="float">
            <text:p>11.445006126684</text:p>
          </table:table-cell>
          <table:table-cell office:value-type="float" office:value="290.703155617772" calcext:value-type="float">
            <text:p>290.703155617772</text:p>
          </table:table-cell>
          <table:table-cell table:formula="of:=AVERAGE([.F$2:.F16])" office:value-type="float" office:value="288.98937611707" calcext:value-type="float">
            <text:p>288.98937611707</text:p>
          </table:table-cell>
          <table:table-cell table:number-columns-repeated="3"/>
        </table:table-row>
        <table:table-row table:style-name="ro1">
          <table:table-cell office:value-type="float" office:value="-0.091761589050293" calcext:value-type="float">
            <text:p>-0.091761589050293</text:p>
          </table:table-cell>
          <table:table-cell table:formula="of:=AVERAGE([.A$2:.A17])" office:value-type="float" office:value="-0.246613370254636" calcext:value-type="float">
            <text:p>-0.2466133702546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0870925796" calcext:value-type="float">
            <text:p>11.420870925796</text:p>
          </table:table-cell>
          <table:table-cell office:value-type="float" office:value="290.090121515219" calcext:value-type="float">
            <text:p>290.090121515219</text:p>
          </table:table-cell>
          <table:table-cell table:formula="of:=AVERAGE([.F$2:.F17])" office:value-type="float" office:value="289.058172704455" calcext:value-type="float">
            <text:p>289.058172704455</text:p>
          </table:table-cell>
          <table:table-cell table:number-columns-repeated="3"/>
        </table:table-row>
        <table:table-row table:style-name="ro1">
          <table:table-cell office:value-type="float" office:value="-0.239942461252212" calcext:value-type="float">
            <text:p>-0.239942461252212</text:p>
          </table:table-cell>
          <table:table-cell table:formula="of:=AVERAGE([.A$2:.A18])" office:value-type="float" office:value="-0.246220963842729" calcext:value-type="float">
            <text:p>-0.2462209638427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07884975493" calcext:value-type="float">
            <text:p>11.3507884975493</text:p>
          </table:table-cell>
          <table:table-cell office:value-type="float" office:value="288.310027837752" calcext:value-type="float">
            <text:p>288.310027837752</text:p>
          </table:table-cell>
          <table:table-cell table:formula="of:=AVERAGE([.F$2:.F18])" office:value-type="float" office:value="289.014164182884" calcext:value-type="float">
            <text:p>289.014164182884</text:p>
          </table:table-cell>
          <table:table-cell table:number-columns-repeated="3"/>
        </table:table-row>
        <table:table-row table:style-name="ro1">
          <table:table-cell office:value-type="float" office:value="-0.388684093952179" calcext:value-type="float">
            <text:p>-0.388684093952179</text:p>
          </table:table-cell>
          <table:table-cell table:formula="of:=AVERAGE([.A$2:.A19])" office:value-type="float" office:value="-0.254135582182142" calcext:value-type="float">
            <text:p>-0.254135582182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2900522238" calcext:value-type="float">
            <text:p>11.522900522238</text:p>
          </table:table-cell>
          <table:table-cell office:value-type="float" office:value="292.681673264846" calcext:value-type="float">
            <text:p>292.681673264846</text:p>
          </table:table-cell>
          <table:table-cell table:formula="of:=AVERAGE([.F$2:.F19])" office:value-type="float" office:value="289.217914687437" calcext:value-type="float">
            <text:p>289.217914687437</text:p>
          </table:table-cell>
          <table:table-cell table:number-columns-repeated="3"/>
        </table:table-row>
        <table:table-row table:style-name="ro1">
          <table:table-cell office:value-type="float" office:value="-1.09061205387115" calcext:value-type="float">
            <text:p>-1.09061205387115</text:p>
          </table:table-cell>
          <table:table-cell table:formula="of:=AVERAGE([.A$2:.A20])" office:value-type="float" office:value="-0.298160659639459" calcext:value-type="float">
            <text:p>-0.298160659639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7333240816" calcext:value-type="float">
            <text:p>11.467333240816</text:p>
          </table:table-cell>
          <table:table-cell office:value-type="float" office:value="291.270264316726" calcext:value-type="float">
            <text:p>291.270264316726</text:p>
          </table:table-cell>
          <table:table-cell table:formula="of:=AVERAGE([.F$2:.F20])" office:value-type="float" office:value="289.325933088979" calcext:value-type="float">
            <text:p>289.325933088979</text:p>
          </table:table-cell>
          <table:table-cell table:number-columns-repeated="3"/>
        </table:table-row>
        <table:table-row table:style-name="ro1">
          <table:table-cell office:value-type="float" office:value="-0.102942705154419" calcext:value-type="float">
            <text:p>-0.102942705154419</text:p>
          </table:table-cell>
          <table:table-cell table:formula="of:=AVERAGE([.A$2:.A21])" office:value-type="float" office:value="-0.288399761915207" calcext:value-type="float">
            <text:p>-0.288399761915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48765177488" calcext:value-type="float">
            <text:p>11.4748765177488</text:p>
          </table:table-cell>
          <table:table-cell office:value-type="float" office:value="291.46186355082" calcext:value-type="float">
            <text:p>291.46186355082</text:p>
          </table:table-cell>
          <table:table-cell table:formula="of:=AVERAGE([.F$2:.F21])" office:value-type="float" office:value="289.432729612071" calcext:value-type="float">
            <text:p>289.432729612071</text:p>
          </table:table-cell>
          <table:table-cell table:number-columns-repeated="3"/>
        </table:table-row>
        <table:table-row table:style-name="ro1">
          <table:table-cell office:value-type="float" office:value="-0.774053990840912" calcext:value-type="float">
            <text:p>-0.774053990840912</text:p>
          </table:table-cell>
          <table:table-cell table:formula="of:=AVERAGE([.A$2:.A22])" office:value-type="float" office:value="-0.311526153768812" calcext:value-type="float">
            <text:p>-0.311526153768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68651719123" calcext:value-type="float">
            <text:p>11.5268651719123</text:p>
          </table:table-cell>
          <table:table-cell office:value-type="float" office:value="292.782375366573" calcext:value-type="float">
            <text:p>292.782375366573</text:p>
          </table:table-cell>
          <table:table-cell table:formula="of:=AVERAGE([.F$2:.F22])" office:value-type="float" office:value="289.592236552762" calcext:value-type="float">
            <text:p>289.592236552762</text:p>
          </table:table-cell>
          <table:table-cell table:number-columns-repeated="3"/>
        </table:table-row>
        <table:table-row table:style-name="ro1">
          <table:table-cell office:value-type="float" office:value="-0.413248121738434" calcext:value-type="float">
            <text:p>-0.413248121738434</text:p>
          </table:table-cell>
          <table:table-cell table:formula="of:=AVERAGE([.A$2:.A23])" office:value-type="float" office:value="-0.316149879585613" calcext:value-type="float">
            <text:p>-0.316149879585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39319088757" calcext:value-type="float">
            <text:p>11.4139319088757</text:p>
          </table:table-cell>
          <table:table-cell office:value-type="float" office:value="289.913870485443" calcext:value-type="float">
            <text:p>289.913870485443</text:p>
          </table:table-cell>
          <table:table-cell table:formula="of:=AVERAGE([.F$2:.F23])" office:value-type="float" office:value="289.606856276974" calcext:value-type="float">
            <text:p>289.606856276974</text:p>
          </table:table-cell>
          <table:table-cell table:number-columns-repeated="3"/>
        </table:table-row>
        <table:table-row table:style-name="ro1">
          <table:table-cell office:value-type="float" office:value="-0.497361302375794" calcext:value-type="float">
            <text:p>-0.497361302375794</text:p>
          </table:table-cell>
          <table:table-cell table:formula="of:=AVERAGE([.A$2:.A24])" office:value-type="float" office:value="-0.324028637098229" calcext:value-type="float">
            <text:p>-0.324028637098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30378387213" calcext:value-type="float">
            <text:p>11.4130378387213</text:p>
          </table:table-cell>
          <table:table-cell office:value-type="float" office:value="289.89116110352" calcext:value-type="float">
            <text:p>289.89116110352</text:p>
          </table:table-cell>
          <table:table-cell table:formula="of:=AVERAGE([.F$2:.F24])" office:value-type="float" office:value="289.619217356389" calcext:value-type="float">
            <text:p>289.619217356389</text:p>
          </table:table-cell>
          <table:table-cell table:number-columns-repeated="3"/>
        </table:table-row>
        <table:table-row table:style-name="ro1">
          <table:table-cell office:value-type="float" office:value="-0.575187683105469" calcext:value-type="float">
            <text:p>-0.575187683105469</text:p>
          </table:table-cell>
          <table:table-cell table:formula="of:=AVERAGE([.A$2:.A25])" office:value-type="float" office:value="-0.334493597348531" calcext:value-type="float">
            <text:p>-0.3344935973485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84196875721" calcext:value-type="float">
            <text:p>11.2984196875721</text:p>
          </table:table-cell>
          <table:table-cell office:value-type="float" office:value="286.979860064332" calcext:value-type="float">
            <text:p>286.979860064332</text:p>
          </table:table-cell>
          <table:table-cell table:formula="of:=AVERAGE([.F$2:.F25])" office:value-type="float" office:value="289.509244135887" calcext:value-type="float">
            <text:p>289.509244135887</text:p>
          </table:table-cell>
          <table:table-cell table:number-columns-repeated="3"/>
        </table:table-row>
        <table:table-row table:style-name="ro1">
          <table:table-cell office:value-type="float" office:value="0.228625446557999" calcext:value-type="float">
            <text:p>0.228625446557999</text:p>
          </table:table-cell>
          <table:table-cell table:formula="of:=AVERAGE([.A$2:.A26])" office:value-type="float" office:value="-0.31196883559227" calcext:value-type="float">
            <text:p>-0.311968835592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2407136029" calcext:value-type="float">
            <text:p>11.382407136029</text:p>
          </table:table-cell>
          <table:table-cell office:value-type="float" office:value="289.113141255137" calcext:value-type="float">
            <text:p>289.113141255137</text:p>
          </table:table-cell>
          <table:table-cell table:formula="of:=AVERAGE([.F$2:.F26])" office:value-type="float" office:value="289.493400020657" calcext:value-type="float">
            <text:p>289.493400020657</text:p>
          </table:table-cell>
          <table:table-cell table:number-columns-repeated="3"/>
        </table:table-row>
        <table:table-row table:style-name="ro1">
          <table:table-cell office:value-type="float" office:value="-0.725942969322205" calcext:value-type="float">
            <text:p>-0.725942969322205</text:p>
          </table:table-cell>
          <table:table-cell table:formula="of:=AVERAGE([.A$2:.A27])" office:value-type="float" office:value="-0.327890917658806" calcext:value-type="float">
            <text:p>-0.327890917658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61493605196" calcext:value-type="float">
            <text:p>11.4661493605196</text:p>
          </table:table-cell>
          <table:table-cell office:value-type="float" office:value="291.240193757199" calcext:value-type="float">
            <text:p>291.240193757199</text:p>
          </table:table-cell>
          <table:table-cell table:formula="of:=AVERAGE([.F$2:.F27])" office:value-type="float" office:value="289.560584395139" calcext:value-type="float">
            <text:p>289.560584395139</text:p>
          </table:table-cell>
          <table:table-cell table:number-columns-repeated="3"/>
        </table:table-row>
        <table:table-row table:style-name="ro1">
          <table:table-cell office:value-type="float" office:value="-1.59052014350891" calcext:value-type="float">
            <text:p>-1.59052014350891</text:p>
          </table:table-cell>
          <table:table-cell table:formula="of:=AVERAGE([.A$2:.A28])" office:value-type="float" office:value="-0.374654963060662" calcext:value-type="float">
            <text:p>-0.3746549630606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98314498514" calcext:value-type="float">
            <text:p>11.4798314498514</text:p>
          </table:table-cell>
          <table:table-cell office:value-type="float" office:value="291.587718826225" calcext:value-type="float">
            <text:p>291.587718826225</text:p>
          </table:table-cell>
          <table:table-cell table:formula="of:=AVERAGE([.F$2:.F28])" office:value-type="float" office:value="289.635663448143" calcext:value-type="float">
            <text:p>289.635663448143</text:p>
          </table:table-cell>
          <table:table-cell table:number-columns-repeated="3"/>
        </table:table-row>
        <table:table-row table:style-name="ro1">
          <table:table-cell office:value-type="float" office:value="-0.674134135246277" calcext:value-type="float">
            <text:p>-0.674134135246277</text:p>
          </table:table-cell>
          <table:table-cell table:formula="of:=AVERAGE([.A$2:.A29])" office:value-type="float" office:value="-0.385350647781576" calcext:value-type="float">
            <text:p>-0.3853506477815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79406869769" calcext:value-type="float">
            <text:p>11.5079406869769</text:p>
          </table:table-cell>
          <table:table-cell office:value-type="float" office:value="292.301693449214" calcext:value-type="float">
            <text:p>292.301693449214</text:p>
          </table:table-cell>
          <table:table-cell table:formula="of:=AVERAGE([.F$2:.F29])" office:value-type="float" office:value="289.730878805324" calcext:value-type="float">
            <text:p>289.730878805324</text:p>
          </table:table-cell>
          <table:table-cell table:number-columns-repeated="3"/>
        </table:table-row>
        <table:table-row table:style-name="ro1">
          <table:table-cell office:value-type="float" office:value="0.0707640945911408" calcext:value-type="float">
            <text:p>0.070764094591141</text:p>
          </table:table-cell>
          <table:table-cell table:formula="of:=AVERAGE([.A$2:.A30])" office:value-type="float" office:value="-0.369622553217" calcext:value-type="float">
            <text:p>-0.369622553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83311068565" calcext:value-type="float">
            <text:p>11.4383311068565</text:p>
          </table:table-cell>
          <table:table-cell office:value-type="float" office:value="290.533610114154" calcext:value-type="float">
            <text:p>290.533610114154</text:p>
          </table:table-cell>
          <table:table-cell table:formula="of:=AVERAGE([.F$2:.F30])" office:value-type="float" office:value="289.758559195283" calcext:value-type="float">
            <text:p>289.758559195283</text:p>
          </table:table-cell>
          <table:table-cell table:number-columns-repeated="3"/>
        </table:table-row>
        <table:table-row table:style-name="ro1">
          <table:table-cell office:value-type="float" office:value="-0.538417994976044" calcext:value-type="float">
            <text:p>-0.538417994976044</text:p>
          </table:table-cell>
          <table:table-cell table:formula="of:=AVERAGE([.A$2:.A31])" office:value-type="float" office:value="-0.375249067942301" calcext:value-type="float">
            <text:p>-0.3752490679423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61130735278" calcext:value-type="float">
            <text:p>11.5261130735278</text:p>
          </table:table-cell>
          <table:table-cell office:value-type="float" office:value="292.763272067606" calcext:value-type="float">
            <text:p>292.763272067606</text:p>
          </table:table-cell>
          <table:table-cell table:formula="of:=AVERAGE([.F$2:.F31])" office:value-type="float" office:value="289.858716291027" calcext:value-type="float">
            <text:p>289.858716291027</text:p>
          </table:table-cell>
          <table:table-cell table:number-columns-repeated="3"/>
        </table:table-row>
        <table:table-row table:style-name="ro1">
          <table:table-cell office:value-type="float" office:value="-0.532458245754242" calcext:value-type="float">
            <text:p>-0.532458245754242</text:p>
          </table:table-cell>
          <table:table-cell table:formula="of:=AVERAGE([.A$2:.A32])" office:value-type="float" office:value="-0.380320331742687" calcext:value-type="float">
            <text:p>-0.3803203317426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303431876" calcext:value-type="float">
            <text:p>11.41303431876</text:p>
          </table:table-cell>
          <table:table-cell office:value-type="float" office:value="289.891071696505" calcext:value-type="float">
            <text:p>289.891071696505</text:p>
          </table:table-cell>
          <table:table-cell table:formula="of:=AVERAGE([.F$2:.F32])" office:value-type="float" office:value="289.859760013785" calcext:value-type="float">
            <text:p>289.859760013785</text:p>
          </table:table-cell>
          <table:table-cell table:number-columns-repeated="3"/>
        </table:table-row>
        <table:table-row table:style-name="ro1">
          <table:table-cell office:value-type="float" office:value="-1.04554402828217" calcext:value-type="float">
            <text:p>-1.04554402828217</text:p>
          </table:table-cell>
          <table:table-cell table:formula="of:=AVERAGE([.A$2:.A33])" office:value-type="float" office:value="-0.401108572259545" calcext:value-type="float">
            <text:p>-0.401108572259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58852394909" calcext:value-type="float">
            <text:p>11.5158852394909</text:p>
          </table:table-cell>
          <table:table-cell office:value-type="float" office:value="292.503485083068" calcext:value-type="float">
            <text:p>292.503485083068</text:p>
          </table:table-cell>
          <table:table-cell table:formula="of:=AVERAGE([.F$2:.F33])" office:value-type="float" office:value="289.9423764222" calcext:value-type="float">
            <text:p>289.9423764222</text:p>
          </table:table-cell>
          <table:table-cell table:number-columns-repeated="3"/>
        </table:table-row>
        <table:table-row table:style-name="ro1">
          <table:table-cell office:value-type="float" office:value="-0.253445446491241" calcext:value-type="float">
            <text:p>-0.253445446491241</text:p>
          </table:table-cell>
          <table:table-cell table:formula="of:=AVERAGE([.A$2:.A34])" office:value-type="float" office:value="-0.396633932084748" calcext:value-type="float">
            <text:p>-0.396633932084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48269904196" calcext:value-type="float">
            <text:p>11.5748269904196</text:p>
          </table:table-cell>
          <table:table-cell office:value-type="float" office:value="294.000605556658" calcext:value-type="float">
            <text:p>294.000605556658</text:p>
          </table:table-cell>
          <table:table-cell table:formula="of:=AVERAGE([.F$2:.F34])" office:value-type="float" office:value="290.065353062638" calcext:value-type="float">
            <text:p>290.065353062638</text:p>
          </table:table-cell>
          <table:table-cell table:number-columns-repeated="3"/>
        </table:table-row>
        <table:table-row table:style-name="ro1">
          <table:table-cell office:value-type="float" office:value="-0.596073031425476" calcext:value-type="float">
            <text:p>-0.596073031425476</text:p>
          </table:table-cell>
          <table:table-cell table:formula="of:=AVERAGE([.A$2:.A35])" office:value-type="float" office:value="-0.402499787947711" calcext:value-type="float">
            <text:p>-0.402499787947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23137760907" calcext:value-type="float">
            <text:p>11.4623137760907</text:p>
          </table:table-cell>
          <table:table-cell office:value-type="float" office:value="291.142769912705" calcext:value-type="float">
            <text:p>291.142769912705</text:p>
          </table:table-cell>
          <table:table-cell table:formula="of:=AVERAGE([.F$2:.F35])" office:value-type="float" office:value="290.097041793522" calcext:value-type="float">
            <text:p>290.097041793522</text:p>
          </table:table-cell>
          <table:table-cell table:number-columns-repeated="3"/>
        </table:table-row>
        <table:table-row table:style-name="ro1">
          <table:table-cell office:value-type="float" office:value="0.345559328794479" calcext:value-type="float">
            <text:p>0.345559328794479</text:p>
          </table:table-cell>
          <table:table-cell table:formula="of:=AVERAGE([.A$2:.A36])" office:value-type="float" office:value="-0.381126670326505" calcext:value-type="float">
            <text:p>-0.3811266703265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060972187758" calcext:value-type="float">
            <text:p>11.1060972187758</text:p>
          </table:table-cell>
          <table:table-cell office:value-type="float" office:value="282.094869356904" calcext:value-type="float">
            <text:p>282.094869356904</text:p>
          </table:table-cell>
          <table:table-cell table:formula="of:=AVERAGE([.F$2:.F36])" office:value-type="float" office:value="289.868408295333" calcext:value-type="float">
            <text:p>289.868408295333</text:p>
          </table:table-cell>
          <table:table-cell table:number-columns-repeated="3"/>
        </table:table-row>
        <table:table-row table:style-name="ro1">
          <table:table-cell office:value-type="float" office:value="-0.378426015377045" calcext:value-type="float">
            <text:p>-0.378426015377045</text:p>
          </table:table-cell>
          <table:table-cell table:formula="of:=AVERAGE([.A$2:.A37])" office:value-type="float" office:value="-0.381051652133465" calcext:value-type="float">
            <text:p>-0.381051652133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25204903603" calcext:value-type="float">
            <text:p>11.4725204903603</text:p>
          </table:table-cell>
          <table:table-cell office:value-type="float" office:value="291.402020455151" calcext:value-type="float">
            <text:p>291.402020455151</text:p>
          </table:table-cell>
          <table:table-cell table:formula="of:=AVERAGE([.F$2:.F37])" office:value-type="float" office:value="289.911008633106" calcext:value-type="float">
            <text:p>289.911008633106</text:p>
          </table:table-cell>
          <table:table-cell table:number-columns-repeated="3"/>
        </table:table-row>
        <table:table-row table:style-name="ro1">
          <table:table-cell office:value-type="float" office:value="0.125161081552506" calcext:value-type="float">
            <text:p>0.125161081552506</text:p>
          </table:table-cell>
          <table:table-cell table:formula="of:=AVERAGE([.A$2:.A38])" office:value-type="float" office:value="-0.367370226898709" calcext:value-type="float">
            <text:p>-0.3673702268987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985117023081" calcext:value-type="float">
            <text:p>11.0985117023081</text:p>
          </table:table-cell>
          <table:table-cell office:value-type="float" office:value="281.902197238625" calcext:value-type="float">
            <text:p>281.902197238625</text:p>
          </table:table-cell>
          <table:table-cell table:formula="of:=AVERAGE([.F$2:.F38])" office:value-type="float" office:value="289.694554271093" calcext:value-type="float">
            <text:p>289.694554271093</text:p>
          </table:table-cell>
          <table:table-cell table:number-columns-repeated="3"/>
        </table:table-row>
        <table:table-row table:style-name="ro1">
          <table:table-cell office:value-type="float" office:value="-0.738446593284607" calcext:value-type="float">
            <text:p>-0.738446593284607</text:p>
          </table:table-cell>
          <table:table-cell table:formula="of:=AVERAGE([.A$2:.A39])" office:value-type="float" office:value="-0.37713539443518" calcext:value-type="float">
            <text:p>-0.377135394435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80628742307" calcext:value-type="float">
            <text:p>11.3480628742307</text:p>
          </table:table-cell>
          <table:table-cell office:value-type="float" office:value="288.240797005461" calcext:value-type="float">
            <text:p>288.240797005461</text:p>
          </table:table-cell>
          <table:table-cell table:formula="of:=AVERAGE([.F$2:.F39])" office:value-type="float" office:value="289.656297500945" calcext:value-type="float">
            <text:p>289.656297500945</text:p>
          </table:table-cell>
          <table:table-cell table:number-columns-repeated="3"/>
        </table:table-row>
        <table:table-row table:style-name="ro1">
          <table:table-cell office:value-type="float" office:value="-0.684800744056702" calcext:value-type="float">
            <text:p>-0.684800744056702</text:p>
          </table:table-cell>
          <table:table-cell table:formula="of:=AVERAGE([.A$2:.A40])" office:value-type="float" office:value="-0.38502424955368" calcext:value-type="float">
            <text:p>-0.38502424955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06630002111" calcext:value-type="float">
            <text:p>11.5206630002111</text:p>
          </table:table-cell>
          <table:table-cell office:value-type="float" office:value="292.624840205362" calcext:value-type="float">
            <text:p>292.624840205362</text:p>
          </table:table-cell>
          <table:table-cell table:formula="of:=AVERAGE([.F$2:.F40])" office:value-type="float" office:value="289.732413980545" calcext:value-type="float">
            <text:p>289.732413980545</text:p>
          </table:table-cell>
          <table:table-cell table:number-columns-repeated="3"/>
        </table:table-row>
        <table:table-row table:style-name="ro1">
          <table:table-cell office:value-type="float" office:value="-0.229202538728714" calcext:value-type="float">
            <text:p>-0.229202538728714</text:p>
          </table:table-cell>
          <table:table-cell table:formula="of:=AVERAGE([.A$2:.A41])" office:value-type="float" office:value="-0.381128706783056" calcext:value-type="float">
            <text:p>-0.381128706783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79957850903" calcext:value-type="float">
            <text:p>11.3379957850903</text:p>
          </table:table-cell>
          <table:table-cell office:value-type="float" office:value="287.985092941294" calcext:value-type="float">
            <text:p>287.985092941294</text:p>
          </table:table-cell>
          <table:table-cell table:formula="of:=AVERAGE([.F$2:.F41])" office:value-type="float" office:value="289.688730954564" calcext:value-type="float">
            <text:p>289.688730954564</text:p>
          </table:table-cell>
          <table:table-cell table:number-columns-repeated="3"/>
        </table:table-row>
        <table:table-row table:style-name="ro1">
          <table:table-cell office:value-type="float" office:value="-0.229514196515083" calcext:value-type="float">
            <text:p>-0.229514196515083</text:p>
          </table:table-cell>
          <table:table-cell table:formula="of:=AVERAGE([.A$2:.A42])" office:value-type="float" office:value="-0.377430791898472" calcext:value-type="float">
            <text:p>-0.377430791898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86402618587" calcext:value-type="float">
            <text:p>11.0186402618587</text:p>
          </table:table-cell>
          <table:table-cell office:value-type="float" office:value="279.873462651211" calcext:value-type="float">
            <text:p>279.873462651211</text:p>
          </table:table-cell>
          <table:table-cell table:formula="of:=AVERAGE([.F$2:.F42])" office:value-type="float" office:value="289.449334166677" calcext:value-type="float">
            <text:p>289.449334166677</text:p>
          </table:table-cell>
          <table:table-cell table:number-columns-repeated="3"/>
        </table:table-row>
        <table:table-row table:style-name="ro1">
          <table:table-cell office:value-type="float" office:value="-1.14342415332794" calcext:value-type="float">
            <text:p>-1.14342415332794</text:p>
          </table:table-cell>
          <table:table-cell table:formula="of:=AVERAGE([.A$2:.A43])" office:value-type="float" office:value="-0.395668729075364" calcext:value-type="float">
            <text:p>-0.395668729075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1506014168" calcext:value-type="float">
            <text:p>11.3631506014168</text:p>
          </table:table-cell>
          <table:table-cell office:value-type="float" office:value="288.624025275987" calcext:value-type="float">
            <text:p>288.624025275987</text:p>
          </table:table-cell>
          <table:table-cell table:formula="of:=AVERAGE([.F$2:.F43])" office:value-type="float" office:value="289.429683954994" calcext:value-type="float">
            <text:p>289.429683954994</text:p>
          </table:table-cell>
          <table:table-cell table:number-columns-repeated="3"/>
        </table:table-row>
        <table:table-row table:style-name="ro1">
          <table:table-cell office:value-type="float" office:value="-1.05489468574524" calcext:value-type="float">
            <text:p>-1.05489468574524</text:p>
          </table:table-cell>
          <table:table-cell table:formula="of:=AVERAGE([.A$2:.A44])" office:value-type="float" office:value="-0.410999565276989" calcext:value-type="float">
            <text:p>-0.4109995652769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20900057048" calcext:value-type="float">
            <text:p>11.4220900057048</text:p>
          </table:table-cell>
          <table:table-cell office:value-type="float" office:value="290.121086144901" calcext:value-type="float">
            <text:p>290.121086144901</text:p>
          </table:table-cell>
          <table:table-cell table:formula="of:=AVERAGE([.F$2:.F44])" office:value-type="float" office:value="289.44576307569" calcext:value-type="float">
            <text:p>289.44576307569</text:p>
          </table:table-cell>
          <table:table-cell table:number-columns-repeated="3"/>
        </table:table-row>
        <table:table-row table:style-name="ro1">
          <table:table-cell office:value-type="float" office:value="-0.672969698905945" calcext:value-type="float">
            <text:p>-0.672969698905945</text:p>
          </table:table-cell>
          <table:table-cell table:formula="of:=AVERAGE([.A$2:.A45])" office:value-type="float" office:value="-0.416953431950374" calcext:value-type="float">
            <text:p>-0.41695343195037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212004469991" calcext:value-type="float">
            <text:p>11.0212004469991</text:p>
          </table:table-cell>
          <table:table-cell office:value-type="float" office:value="279.938491353776" calcext:value-type="float">
            <text:p>279.938491353776</text:p>
          </table:table-cell>
          <table:table-cell table:formula="of:=AVERAGE([.F$2:.F45])" office:value-type="float" office:value="289.229688718374" calcext:value-type="float">
            <text:p>289.229688718374</text:p>
          </table:table-cell>
          <table:table-cell table:number-columns-repeated="3"/>
        </table:table-row>
        <table:table-row table:style-name="ro1">
          <table:table-cell office:value-type="float" office:value="-1.37008655071259" calcext:value-type="float">
            <text:p>-1.37008655071259</text:p>
          </table:table-cell>
          <table:table-cell table:formula="of:=AVERAGE([.A$2:.A46])" office:value-type="float" office:value="-0.438134167922868" calcext:value-type="float">
            <text:p>-0.438134167922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7243550986" calcext:value-type="float">
            <text:p>11.3637243550986</text:p>
          </table:table-cell>
          <table:table-cell office:value-type="float" office:value="288.638598619505" calcext:value-type="float">
            <text:p>288.638598619505</text:p>
          </table:table-cell>
          <table:table-cell table:formula="of:=AVERAGE([.F$2:.F46])" office:value-type="float" office:value="289.216553382843" calcext:value-type="float">
            <text:p>289.216553382843</text:p>
          </table:table-cell>
          <table:table-cell table:number-columns-repeated="3"/>
        </table:table-row>
        <table:table-row table:style-name="ro1">
          <table:table-cell office:value-type="float" office:value="0.226118296384811" calcext:value-type="float">
            <text:p>0.226118296384811</text:p>
          </table:table-cell>
          <table:table-cell table:formula="of:=AVERAGE([.A$2:.A47])" office:value-type="float" office:value="-0.423693896959657" calcext:value-type="float">
            <text:p>-0.4236938969596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46074456155" calcext:value-type="float">
            <text:p>11.3446074456155</text:p>
          </table:table-cell>
          <table:table-cell office:value-type="float" office:value="288.153029118634" calcext:value-type="float">
            <text:p>288.153029118634</text:p>
          </table:table-cell>
          <table:table-cell table:formula="of:=AVERAGE([.F$2:.F47])" office:value-type="float" office:value="289.193433290143" calcext:value-type="float">
            <text:p>289.193433290143</text:p>
          </table:table-cell>
          <table:table-cell table:number-columns-repeated="3"/>
        </table:table-row>
        <table:table-row table:style-name="ro1">
          <table:table-cell office:value-type="float" office:value="-0.161701709032059" calcext:value-type="float">
            <text:p>-0.161701709032059</text:p>
          </table:table-cell>
          <table:table-cell table:formula="of:=AVERAGE([.A$2:.A48])" office:value-type="float" office:value="-0.418119595088857" calcext:value-type="float">
            <text:p>-0.418119595088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21498450458" calcext:value-type="float">
            <text:p>11.4221498450458</text:p>
          </table:table-cell>
          <table:table-cell office:value-type="float" office:value="290.122606064163" calcext:value-type="float">
            <text:p>290.122606064163</text:p>
          </table:table-cell>
          <table:table-cell table:formula="of:=AVERAGE([.F$2:.F48])" office:value-type="float" office:value="289.213202923633" calcext:value-type="float">
            <text:p>289.213202923633</text:p>
          </table:table-cell>
          <table:table-cell table:number-columns-repeated="3"/>
        </table:table-row>
        <table:table-row table:style-name="ro1">
          <table:table-cell office:value-type="float" office:value="-0.119617760181427" calcext:value-type="float">
            <text:p>-0.119617760181427</text:p>
          </table:table-cell>
          <table:table-cell table:formula="of:=AVERAGE([.A$2:.A49])" office:value-type="float" office:value="-0.411900806861619" calcext:value-type="float">
            <text:p>-0.4119008068616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431647572517" calcext:value-type="float">
            <text:p>11.1431647572517</text:p>
          </table:table-cell>
          <table:table-cell office:value-type="float" office:value="283.036384834194" calcext:value-type="float">
            <text:p>283.036384834194</text:p>
          </table:table-cell>
          <table:table-cell table:formula="of:=AVERAGE([.F$2:.F49])" office:value-type="float" office:value="289.084519213436" calcext:value-type="float">
            <text:p>289.084519213436</text:p>
          </table:table-cell>
          <table:table-cell table:number-columns-repeated="3"/>
        </table:table-row>
        <table:table-row table:style-name="ro1">
          <table:table-cell office:value-type="float" office:value="0.373505681753159" calcext:value-type="float">
            <text:p>0.373505681753159</text:p>
          </table:table-cell>
          <table:table-cell table:formula="of:=AVERAGE([.A$2:.A50])" office:value-type="float" office:value="-0.395872103012338" calcext:value-type="float">
            <text:p>-0.3958721030123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63729970187" calcext:value-type="float">
            <text:p>11.2763729970187</text:p>
          </table:table-cell>
          <table:table-cell office:value-type="float" office:value="286.419874124275" calcext:value-type="float">
            <text:p>286.419874124275</text:p>
          </table:table-cell>
          <table:table-cell table:formula="of:=AVERAGE([.F$2:.F50])" office:value-type="float" office:value="289.030138701412" calcext:value-type="float">
            <text:p>289.030138701412</text:p>
          </table:table-cell>
          <table:table-cell table:number-columns-repeated="3"/>
        </table:table-row>
        <table:table-row table:style-name="ro1">
          <table:table-cell office:value-type="float" office:value="0.75992214679718" calcext:value-type="float">
            <text:p>0.75992214679718</text:p>
          </table:table-cell>
          <table:table-cell table:formula="of:=AVERAGE([.A$2:.A51])" office:value-type="float" office:value="-0.372756218016148" calcext:value-type="float">
            <text:p>-0.372756218016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44374860376" calcext:value-type="float">
            <text:p>11.4644374860376</text:p>
          </table:table-cell>
          <table:table-cell office:value-type="float" office:value="291.196712145355" calcext:value-type="float">
            <text:p>291.196712145355</text:p>
          </table:table-cell>
          <table:table-cell table:formula="of:=AVERAGE([.F$2:.F51])" office:value-type="float" office:value="289.073470170291" calcext:value-type="float">
            <text:p>289.073470170291</text:p>
          </table:table-cell>
          <table:table-cell table:number-columns-repeated="3"/>
        </table:table-row>
        <table:table-row table:style-name="ro1">
          <table:table-cell office:value-type="float" office:value="-1.42490112781525" calcext:value-type="float">
            <text:p>-1.42490112781525</text:p>
          </table:table-cell>
          <table:table-cell table:formula="of:=AVERAGE([.A3:.A52])" office:value-type="float" office:value="-0.378313864767551" calcext:value-type="float">
            <text:p>-0.3783138647675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35443793267" calcext:value-type="float">
            <text:p>11.4535443793267</text:p>
          </table:table-cell>
          <table:table-cell office:value-type="float" office:value="290.920027234898" calcext:value-type="float">
            <text:p>290.920027234898</text:p>
          </table:table-cell>
          <table:table-cell table:formula="of:=AVERAGE([.F3:.F52])" office:value-type="float" office:value="289.152513124504" calcext:value-type="float">
            <text:p>289.152513124504</text:p>
          </table:table-cell>
          <table:table-cell table:number-columns-repeated="3"/>
        </table:table-row>
        <table:table-row table:style-name="ro1">
          <table:table-cell office:value-type="float" office:value="0.83301568031311" calcext:value-type="float">
            <text:p>0.83301568031311</text:p>
          </table:table-cell>
          <table:table-cell table:formula="of:=AVERAGE([.A4:.A53])" office:value-type="float" office:value="-0.356472418010235" calcext:value-type="float">
            <text:p>-0.356472418010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82816175222" calcext:value-type="float">
            <text:p>11.4282816175222</text:p>
          </table:table-cell>
          <table:table-cell office:value-type="float" office:value="290.278353085065" calcext:value-type="float">
            <text:p>290.278353085065</text:p>
          </table:table-cell>
          <table:table-cell table:formula="of:=AVERAGE([.F4:.F53])" office:value-type="float" office:value="289.158751349995" calcext:value-type="float">
            <text:p>289.158751349995</text:p>
          </table:table-cell>
          <table:table-cell table:number-columns-repeated="3"/>
        </table:table-row>
        <table:table-row table:style-name="ro1">
          <table:table-cell office:value-type="float" office:value="-1.11796951293945" calcext:value-type="float">
            <text:p>-1.11796951293945</text:p>
          </table:table-cell>
          <table:table-cell table:formula="of:=AVERAGE([.A5:.A54])" office:value-type="float" office:value="-0.386048364937305" calcext:value-type="float">
            <text:p>-0.386048364937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74935659587" calcext:value-type="float">
            <text:p>11.4474935659587</text:p>
          </table:table-cell>
          <table:table-cell office:value-type="float" office:value="290.766336575352" calcext:value-type="float">
            <text:p>290.766336575352</text:p>
          </table:table-cell>
          <table:table-cell table:formula="of:=AVERAGE([.F5:.F54])" office:value-type="float" office:value="289.19168770239" calcext:value-type="float">
            <text:p>289.19168770239</text:p>
          </table:table-cell>
          <table:table-cell table:number-columns-repeated="3"/>
        </table:table-row>
        <table:table-row table:style-name="ro1">
          <table:table-cell office:value-type="float" office:value="-0.199484974145889" calcext:value-type="float">
            <text:p>-0.199484974145889</text:p>
          </table:table-cell>
          <table:table-cell table:formula="of:=AVERAGE([.A6:.A55])" office:value-type="float" office:value="-0.391091385185718" calcext:value-type="float">
            <text:p>-0.3910913851857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622658979" calcext:value-type="float">
            <text:p>11.45622658979</text:p>
          </table:table-cell>
          <table:table-cell office:value-type="float" office:value="290.988155380666" calcext:value-type="float">
            <text:p>290.988155380666</text:p>
          </table:table-cell>
          <table:table-cell table:formula="of:=AVERAGE([.F6:.F55])" office:value-type="float" office:value="289.214572322063" calcext:value-type="float">
            <text:p>289.214572322063</text:p>
          </table:table-cell>
          <table:table-cell table:number-columns-repeated="3"/>
        </table:table-row>
        <table:table-row table:style-name="ro1">
          <table:table-cell office:value-type="float" office:value="-0.0528920590877533" calcext:value-type="float">
            <text:p>-0.052892059087753</text:p>
          </table:table-cell>
          <table:table-cell table:formula="of:=AVERAGE([.A7:.A56])" office:value-type="float" office:value="-0.386322252452374" calcext:value-type="float">
            <text:p>-0.3863222524523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75902739763" calcext:value-type="float">
            <text:p>11.2475902739763</text:p>
          </table:table-cell>
          <table:table-cell office:value-type="float" office:value="285.688792958999" calcext:value-type="float">
            <text:p>285.688792958999</text:p>
          </table:table-cell>
          <table:table-cell table:formula="of:=AVERAGE([.F7:.F56])" office:value-type="float" office:value="289.144442651243" calcext:value-type="float">
            <text:p>289.144442651243</text:p>
          </table:table-cell>
          <table:table-cell table:number-columns-repeated="3"/>
        </table:table-row>
        <table:table-row table:style-name="ro1">
          <table:table-cell office:value-type="float" office:value="0.283189803361893" calcext:value-type="float">
            <text:p>0.283189803361893</text:p>
          </table:table-cell>
          <table:table-cell table:formula="of:=AVERAGE([.A8:.A57])" office:value-type="float" office:value="-0.367637741863728" calcext:value-type="float">
            <text:p>-0.367637741863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35569900334" calcext:value-type="float">
            <text:p>11.3835569900334</text:p>
          </table:table-cell>
          <table:table-cell office:value-type="float" office:value="289.142347546848" calcext:value-type="float">
            <text:p>289.142347546848</text:p>
          </table:table-cell>
          <table:table-cell table:formula="of:=AVERAGE([.F8:.F57])" office:value-type="float" office:value="289.162946327159" calcext:value-type="float">
            <text:p>289.162946327159</text:p>
          </table:table-cell>
          <table:table-cell table:number-columns-repeated="3"/>
        </table:table-row>
        <table:table-row table:style-name="ro1">
          <table:table-cell office:value-type="float" office:value="-0.537448644638062" calcext:value-type="float">
            <text:p>-0.537448644638062</text:p>
          </table:table-cell>
          <table:table-cell table:formula="of:=AVERAGE([.A9:.A58])" office:value-type="float" office:value="-0.392649686634541" calcext:value-type="float">
            <text:p>-0.392649686634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44252751827" calcext:value-type="float">
            <text:p>10.9944252751827</text:p>
          </table:table-cell>
          <table:table-cell office:value-type="float" office:value="279.258401989641" calcext:value-type="float">
            <text:p>279.258401989641</text:p>
          </table:table-cell>
          <table:table-cell table:formula="of:=AVERAGE([.F9:.F58])" office:value-type="float" office:value="288.973659754531" calcext:value-type="float">
            <text:p>288.973659754531</text:p>
          </table:table-cell>
          <table:table-cell table:number-columns-repeated="3"/>
        </table:table-row>
        <table:table-row table:style-name="ro1">
          <table:table-cell office:value-type="float" office:value="-0.887271165847778" calcext:value-type="float">
            <text:p>-0.887271165847778</text:p>
          </table:table-cell>
          <table:table-cell table:formula="of:=AVERAGE([.A10:.A59])" office:value-type="float" office:value="-0.386175628006458" calcext:value-type="float">
            <text:p>-0.386175628006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60982781112" calcext:value-type="float">
            <text:p>11.4360982781112</text:p>
          </table:table-cell>
          <table:table-cell office:value-type="float" office:value="290.476896264025" calcext:value-type="float">
            <text:p>290.476896264025</text:p>
          </table:table-cell>
          <table:table-cell table:formula="of:=AVERAGE([.F10:.F59])" office:value-type="float" office:value="288.981617574953" calcext:value-type="float">
            <text:p>288.981617574953</text:p>
          </table:table-cell>
          <table:table-cell table:number-columns-repeated="3"/>
        </table:table-row>
        <table:table-row table:style-name="ro1">
          <table:table-cell office:value-type="float" office:value="0.320570021867752" calcext:value-type="float">
            <text:p>0.320570021867752</text:p>
          </table:table-cell>
          <table:table-cell table:formula="of:=AVERAGE([.A11:.A60])" office:value-type="float" office:value="-0.386054312288761" calcext:value-type="float">
            <text:p>-0.3860543122887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22889165342" calcext:value-type="float">
            <text:p>11.1722889165342</text:p>
          </table:table-cell>
          <table:table-cell office:value-type="float" office:value="283.776138479968" calcext:value-type="float">
            <text:p>283.776138479968</text:p>
          </table:table-cell>
          <table:table-cell table:formula="of:=AVERAGE([.F11:.F60])" office:value-type="float" office:value="288.906072819231" calcext:value-type="float">
            <text:p>288.906072819231</text:p>
          </table:table-cell>
          <table:table-cell table:number-columns-repeated="3"/>
        </table:table-row>
        <table:table-row table:style-name="ro1">
          <table:table-cell office:value-type="float" office:value="-0.480032294988632" calcext:value-type="float">
            <text:p>-0.480032294988632</text:p>
          </table:table-cell>
          <table:table-cell table:formula="of:=AVERAGE([.A12:.A61])" office:value-type="float" office:value="-0.400634342730045" calcext:value-type="float">
            <text:p>-0.4006343427300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13719336122" calcext:value-type="float">
            <text:p>11.4213719336122</text:p>
          </table:table-cell>
          <table:table-cell office:value-type="float" office:value="290.102847113751" calcext:value-type="float">
            <text:p>290.102847113751</text:p>
          </table:table-cell>
          <table:table-cell table:formula="of:=AVERAGE([.F12:.F61])" office:value-type="float" office:value="288.907587374072" calcext:value-type="float">
            <text:p>288.907587374072</text:p>
          </table:table-cell>
          <table:table-cell table:number-columns-repeated="3"/>
        </table:table-row>
        <table:table-row table:style-name="ro1">
          <table:table-cell office:value-type="float" office:value="0.0598854124546051" calcext:value-type="float">
            <text:p>0.059885412454605</text:p>
          </table:table-cell>
          <table:table-cell table:formula="of:=AVERAGE([.A13:.A62])" office:value-type="float" office:value="-0.404966661036015" calcext:value-type="float">
            <text:p>-0.404966661036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2117000192" calcext:value-type="float">
            <text:p>11.4232117000192</text:p>
          </table:table-cell>
          <table:table-cell office:value-type="float" office:value="290.149577180489" calcext:value-type="float">
            <text:p>290.149577180489</text:p>
          </table:table-cell>
          <table:table-cell table:formula="of:=AVERAGE([.F13:.F62])" office:value-type="float" office:value="288.950942027954" calcext:value-type="float">
            <text:p>288.950942027954</text:p>
          </table:table-cell>
          <table:table-cell table:number-columns-repeated="3"/>
        </table:table-row>
        <table:table-row table:style-name="ro1">
          <table:table-cell office:value-type="float" office:value="-0.45544758439064" calcext:value-type="float">
            <text:p>-0.45544758439064</text:p>
          </table:table-cell>
          <table:table-cell table:formula="of:=AVERAGE([.A14:.A63])" office:value-type="float" office:value="-0.396147126853466" calcext:value-type="float">
            <text:p>-0.3961471268534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67781363249" calcext:value-type="float">
            <text:p>11.5167781363249</text:p>
          </table:table-cell>
          <table:table-cell office:value-type="float" office:value="292.526164662652" calcext:value-type="float">
            <text:p>292.526164662652</text:p>
          </table:table-cell>
          <table:table-cell table:formula="of:=AVERAGE([.F14:.F63])" office:value-type="float" office:value="289.008618493616" calcext:value-type="float">
            <text:p>289.008618493616</text:p>
          </table:table-cell>
          <table:table-cell table:number-columns-repeated="3"/>
        </table:table-row>
        <table:table-row table:style-name="ro1">
          <table:table-cell office:value-type="float" office:value="0.417311042547226" calcext:value-type="float">
            <text:p>0.417311042547226</text:p>
          </table:table-cell>
          <table:table-cell table:formula="of:=AVERAGE([.A15:.A64])" office:value-type="float" office:value="-0.372437544167042" calcext:value-type="float">
            <text:p>-0.3724375441670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26638833225" calcext:value-type="float">
            <text:p>11.3726638833225</text:p>
          </table:table-cell>
          <table:table-cell office:value-type="float" office:value="288.865662636391" calcext:value-type="float">
            <text:p>288.865662636391</text:p>
          </table:table-cell>
          <table:table-cell table:formula="of:=AVERAGE([.F15:.F64])" office:value-type="float" office:value="288.979460481693" calcext:value-type="float">
            <text:p>288.979460481693</text:p>
          </table:table-cell>
          <table:table-cell table:number-columns-repeated="3"/>
        </table:table-row>
        <table:table-row table:style-name="ro1">
          <table:table-cell office:value-type="float" office:value="-0.687865018844605" calcext:value-type="float">
            <text:p>-0.687865018844605</text:p>
          </table:table-cell>
          <table:table-cell table:formula="of:=AVERAGE([.A16:.A65])" office:value-type="float" office:value="-0.386000239551067" calcext:value-type="float">
            <text:p>-0.386000239551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55396916538" calcext:value-type="float">
            <text:p>11.3755396916538</text:p>
          </table:table-cell>
          <table:table-cell office:value-type="float" office:value="288.938708168008" calcext:value-type="float">
            <text:p>288.938708168008</text:p>
          </table:table-cell>
          <table:table-cell table:formula="of:=AVERAGE([.F16:.F65])" office:value-type="float" office:value="289.02828863306" calcext:value-type="float">
            <text:p>289.02828863306</text:p>
          </table:table-cell>
          <table:table-cell table:number-columns-repeated="3"/>
        </table:table-row>
        <table:table-row table:style-name="ro1">
          <table:table-cell office:value-type="float" office:value="-1.26646256446838" calcext:value-type="float">
            <text:p>-1.26646256446838</text:p>
          </table:table-cell>
          <table:table-cell table:formula="of:=AVERAGE([.A17:.A66])" office:value-type="float" office:value="-0.399591231048107" calcext:value-type="float">
            <text:p>-0.399591231048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33099251211" calcext:value-type="float">
            <text:p>11.4633099251211</text:p>
          </table:table-cell>
          <table:table-cell office:value-type="float" office:value="291.168072098075" calcext:value-type="float">
            <text:p>291.168072098075</text:p>
          </table:table-cell>
          <table:table-cell table:formula="of:=AVERAGE([.F17:.F66])" office:value-type="float" office:value="289.037586962666" calcext:value-type="float">
            <text:p>289.037586962666</text:p>
          </table:table-cell>
          <table:table-cell table:number-columns-repeated="3"/>
        </table:table-row>
        <table:table-row table:style-name="ro1">
          <table:table-cell office:value-type="float" office:value="0.554273009300232" calcext:value-type="float">
            <text:p>0.554273009300232</text:p>
          </table:table-cell>
          <table:table-cell table:formula="of:=AVERAGE([.A18:.A67])" office:value-type="float" office:value="-0.386670539081097" calcext:value-type="float">
            <text:p>-0.386670539081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45519657433" calcext:value-type="float">
            <text:p>11.3845519657433</text:p>
          </table:table-cell>
          <table:table-cell office:value-type="float" office:value="289.16761992988" calcext:value-type="float">
            <text:p>289.16761992988</text:p>
          </table:table-cell>
          <table:table-cell table:formula="of:=AVERAGE([.F18:.F67])" office:value-type="float" office:value="289.01913693096" calcext:value-type="float">
            <text:p>289.01913693096</text:p>
          </table:table-cell>
          <table:table-cell table:number-columns-repeated="3"/>
        </table:table-row>
        <table:table-row table:style-name="ro1">
          <table:table-cell office:value-type="float" office:value="-0.745280385017395" calcext:value-type="float">
            <text:p>-0.745280385017395</text:p>
          </table:table-cell>
          <table:table-cell table:formula="of:=AVERAGE([.A19:.A68])" office:value-type="float" office:value="-0.3967772975564" calcext:value-type="float">
            <text:p>-0.3967772975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4742301473" calcext:value-type="float">
            <text:p>11.564742301473</text:p>
          </table:table-cell>
          <table:table-cell office:value-type="float" office:value="293.744454457415" calcext:value-type="float">
            <text:p>293.744454457415</text:p>
          </table:table-cell>
          <table:table-cell table:formula="of:=AVERAGE([.F19:.F68])" office:value-type="float" office:value="289.127825463353" calcext:value-type="float">
            <text:p>289.127825463353</text:p>
          </table:table-cell>
          <table:table-cell table:number-columns-repeated="3"/>
        </table:table-row>
        <table:table-row table:style-name="ro1">
          <table:table-cell office:value-type="float" office:value="-0.548873484134674" calcext:value-type="float">
            <text:p>-0.548873484134674</text:p>
          </table:table-cell>
          <table:table-cell table:formula="of:=AVERAGE([.A20:.A69])" office:value-type="float" office:value="-0.39998108536005" calcext:value-type="float">
            <text:p>-0.39998108536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94269781709" calcext:value-type="float">
            <text:p>11.1594269781709</text:p>
          </table:table-cell>
          <table:table-cell office:value-type="float" office:value="283.44944524554" calcext:value-type="float">
            <text:p>283.44944524554</text:p>
          </table:table-cell>
          <table:table-cell table:formula="of:=AVERAGE([.F20:.F69])" office:value-type="float" office:value="288.943180902967" calcext:value-type="float">
            <text:p>288.943180902967</text:p>
          </table:table-cell>
          <table:table-cell table:number-columns-repeated="3"/>
        </table:table-row>
        <table:table-row table:style-name="ro1">
          <table:table-cell office:value-type="float" office:value="-0.76643830537796" calcext:value-type="float">
            <text:p>-0.76643830537796</text:p>
          </table:table-cell>
          <table:table-cell table:formula="of:=AVERAGE([.A21:.A70])" office:value-type="float" office:value="-0.393497610390186" calcext:value-type="float">
            <text:p>-0.3934976103901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69301622838" calcext:value-type="float">
            <text:p>11.4369301622838</text:p>
          </table:table-cell>
          <table:table-cell office:value-type="float" office:value="290.498026122008" calcext:value-type="float">
            <text:p>290.498026122008</text:p>
          </table:table-cell>
          <table:table-cell table:formula="of:=AVERAGE([.F21:.F70])" office:value-type="float" office:value="288.927736139073" calcext:value-type="float">
            <text:p>288.927736139073</text:p>
          </table:table-cell>
          <table:table-cell table:number-columns-repeated="3"/>
        </table:table-row>
        <table:table-row table:style-name="ro1">
          <table:table-cell office:value-type="float" office:value="-0.504782021045685" calcext:value-type="float">
            <text:p>-0.504782021045685</text:p>
          </table:table-cell>
          <table:table-cell table:formula="of:=AVERAGE([.A22:.A71])" office:value-type="float" office:value="-0.401534396708012" calcext:value-type="float">
            <text:p>-0.401534396708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50294592053" calcext:value-type="float">
            <text:p>11.2150294592053</text:p>
          </table:table-cell>
          <table:table-cell office:value-type="float" office:value="284.861748263814" calcext:value-type="float">
            <text:p>284.861748263814</text:p>
          </table:table-cell>
          <table:table-cell table:formula="of:=AVERAGE([.F22:.F71])" office:value-type="float" office:value="288.795733833332" calcext:value-type="float">
            <text:p>288.795733833332</text:p>
          </table:table-cell>
          <table:table-cell table:number-columns-repeated="3"/>
        </table:table-row>
        <table:table-row table:style-name="ro1">
          <table:table-cell office:value-type="float" office:value="-0.0842536985874176" calcext:value-type="float">
            <text:p>-0.084253698587418</text:p>
          </table:table-cell>
          <table:table-cell table:formula="of:=AVERAGE([.A23:.A72])" office:value-type="float" office:value="-0.387738390862942" calcext:value-type="float">
            <text:p>-0.387738390862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55903543085" calcext:value-type="float">
            <text:p>11.3855903543085</text:p>
          </table:table-cell>
          <table:table-cell office:value-type="float" office:value="289.193994999436" calcext:value-type="float">
            <text:p>289.193994999436</text:p>
          </table:table-cell>
          <table:table-cell table:formula="of:=AVERAGE([.F23:.F72])" office:value-type="float" office:value="288.72396622599" calcext:value-type="float">
            <text:p>288.72396622599</text:p>
          </table:table-cell>
          <table:table-cell table:number-columns-repeated="3"/>
        </table:table-row>
        <table:table-row table:style-name="ro1">
          <table:table-cell office:value-type="float" office:value="-0.210197597742081" calcext:value-type="float">
            <text:p>-0.210197597742081</text:p>
          </table:table-cell>
          <table:table-cell table:formula="of:=AVERAGE([.A24:.A73])" office:value-type="float" office:value="-0.383677380383015" calcext:value-type="float">
            <text:p>-0.383677380383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15191043586" calcext:value-type="float">
            <text:p>11.5015191043586</text:p>
          </table:table-cell>
          <table:table-cell office:value-type="float" office:value="292.138585250707" calcext:value-type="float">
            <text:p>292.138585250707</text:p>
          </table:table-cell>
          <table:table-cell table:formula="of:=AVERAGE([.F24:.F73])" office:value-type="float" office:value="288.768460521295" calcext:value-type="float">
            <text:p>288.768460521295</text:p>
          </table:table-cell>
          <table:table-cell table:number-columns-repeated="3"/>
        </table:table-row>
        <table:table-row table:style-name="ro1">
          <table:table-cell office:value-type="float" office:value="-0.133072912693024" calcext:value-type="float">
            <text:p>-0.133072912693024</text:p>
          </table:table-cell>
          <table:table-cell table:formula="of:=AVERAGE([.A25:.A74])" office:value-type="float" office:value="-0.376391612589359" calcext:value-type="float">
            <text:p>-0.376391612589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05809917182" calcext:value-type="float">
            <text:p>11.4705809917182</text:p>
          </table:table-cell>
          <table:table-cell office:value-type="float" office:value="291.352757189642" calcext:value-type="float">
            <text:p>291.352757189642</text:p>
          </table:table-cell>
          <table:table-cell table:formula="of:=AVERAGE([.F25:.F74])" office:value-type="float" office:value="288.797692443017" calcext:value-type="float">
            <text:p>288.797692443017</text:p>
          </table:table-cell>
          <table:table-cell table:number-columns-repeated="3"/>
        </table:table-row>
        <table:table-row table:style-name="ro1">
          <table:table-cell office:value-type="float" office:value="0.354160398244858" calcext:value-type="float">
            <text:p>0.354160398244858</text:p>
          </table:table-cell>
          <table:table-cell table:formula="of:=AVERAGE([.A26:.A75])" office:value-type="float" office:value="-0.357804650962353" calcext:value-type="float">
            <text:p>-0.357804650962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1542189008" calcext:value-type="float">
            <text:p>11.371542189008</text:p>
          </table:table-cell>
          <table:table-cell office:value-type="float" office:value="288.837171600803" calcext:value-type="float">
            <text:p>288.837171600803</text:p>
          </table:table-cell>
          <table:table-cell table:formula="of:=AVERAGE([.F26:.F75])" office:value-type="float" office:value="288.834838673747" calcext:value-type="float">
            <text:p>288.834838673747</text:p>
          </table:table-cell>
          <table:table-cell table:number-columns-repeated="3"/>
        </table:table-row>
        <table:table-row table:style-name="ro1">
          <table:table-cell office:value-type="float" office:value="-0.525381207466126" calcext:value-type="float">
            <text:p>-0.525381207466126</text:p>
          </table:table-cell>
          <table:table-cell table:formula="of:=AVERAGE([.A27:.A76])" office:value-type="float" office:value="-0.372884784042835" calcext:value-type="float">
            <text:p>-0.3728847840428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80242026031" calcext:value-type="float">
            <text:p>11.5180242026031</text:p>
          </table:table-cell>
          <table:table-cell office:value-type="float" office:value="292.557814746119" calcext:value-type="float">
            <text:p>292.557814746119</text:p>
          </table:table-cell>
          <table:table-cell table:formula="of:=AVERAGE([.F27:.F76])" office:value-type="float" office:value="288.903732143566" calcext:value-type="float">
            <text:p>288.903732143566</text:p>
          </table:table-cell>
          <table:table-cell table:number-columns-repeated="3"/>
        </table:table-row>
        <table:table-row table:style-name="ro1">
          <table:table-cell office:value-type="float" office:value="-0.0825206935405731" calcext:value-type="float">
            <text:p>-0.082520693540573</text:p>
          </table:table-cell>
          <table:table-cell table:formula="of:=AVERAGE([.A28:.A77])" office:value-type="float" office:value="-0.360016338527203" calcext:value-type="float">
            <text:p>-0.360016338527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75213438898" calcext:value-type="float">
            <text:p>11.3175213438898</text:p>
          </table:table-cell>
          <table:table-cell office:value-type="float" office:value="287.465042134802" calcext:value-type="float">
            <text:p>287.465042134802</text:p>
          </table:table-cell>
          <table:table-cell table:formula="of:=AVERAGE([.F28:.F77])" office:value-type="float" office:value="288.828229111118" calcext:value-type="float">
            <text:p>288.828229111118</text:p>
          </table:table-cell>
          <table:table-cell table:number-columns-repeated="3"/>
        </table:table-row>
        <table:table-row table:style-name="ro1">
          <table:table-cell office:value-type="float" office:value="-0.517895221710205" calcext:value-type="float">
            <text:p>-0.517895221710205</text:p>
          </table:table-cell>
          <table:table-cell table:formula="of:=AVERAGE([.A29:.A78])" office:value-type="float" office:value="-0.338563840091228" calcext:value-type="float">
            <text:p>-0.338563840091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7053484863" calcext:value-type="float">
            <text:p>11.387053484863</text:p>
          </table:table-cell>
          <table:table-cell office:value-type="float" office:value="289.231158515521" calcext:value-type="float">
            <text:p>289.231158515521</text:p>
          </table:table-cell>
          <table:table-cell table:formula="of:=AVERAGE([.F29:.F78])" office:value-type="float" office:value="288.781097904904" calcext:value-type="float">
            <text:p>288.781097904904</text:p>
          </table:table-cell>
          <table:table-cell table:number-columns-repeated="3"/>
        </table:table-row>
        <table:table-row table:style-name="ro1">
          <table:table-cell office:value-type="float" office:value="-0.172773748636246" calcext:value-type="float">
            <text:p>-0.172773748636246</text:p>
          </table:table-cell>
          <table:table-cell table:formula="of:=AVERAGE([.A30:.A79])" office:value-type="float" office:value="-0.328536632359028" calcext:value-type="float">
            <text:p>-0.328536632359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41440980375" calcext:value-type="float">
            <text:p>11.0141440980375</text:p>
          </table:table-cell>
          <table:table-cell office:value-type="float" office:value="279.759260090152" calcext:value-type="float">
            <text:p>279.759260090152</text:p>
          </table:table-cell>
          <table:table-cell table:formula="of:=AVERAGE([.F30:.F79])" office:value-type="float" office:value="288.530249237723" calcext:value-type="float">
            <text:p>288.530249237723</text:p>
          </table:table-cell>
          <table:table-cell table:number-columns-repeated="3"/>
        </table:table-row>
        <table:table-row table:style-name="ro1">
          <table:table-cell office:value-type="float" office:value="-1.16295027732849" calcext:value-type="float">
            <text:p>-1.16295027732849</text:p>
          </table:table-cell>
          <table:table-cell table:formula="of:=AVERAGE([.A31:.A80])" office:value-type="float" office:value="-0.35321091979742" calcext:value-type="float">
            <text:p>-0.353210919797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63659191012" calcext:value-type="float">
            <text:p>11.3863659191012</text:p>
          </table:table-cell>
          <table:table-cell office:value-type="float" office:value="289.213694345171" calcext:value-type="float">
            <text:p>289.213694345171</text:p>
          </table:table-cell>
          <table:table-cell table:formula="of:=AVERAGE([.F31:.F80])" office:value-type="float" office:value="288.503850922344" calcext:value-type="float">
            <text:p>288.503850922344</text:p>
          </table:table-cell>
          <table:table-cell table:number-columns-repeated="3"/>
        </table:table-row>
        <table:table-row table:style-name="ro1">
          <table:table-cell office:value-type="float" office:value="-0.0490895807743073" calcext:value-type="float">
            <text:p>-0.049089580774307</text:p>
          </table:table-cell>
          <table:table-cell table:formula="of:=AVERAGE([.A32:.A81])" office:value-type="float" office:value="-0.343424351513386" calcext:value-type="float">
            <text:p>-0.343424351513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95604408801" calcext:value-type="float">
            <text:p>11.0895604408801</text:p>
          </table:table-cell>
          <table:table-cell office:value-type="float" office:value="281.674835198353" calcext:value-type="float">
            <text:p>281.674835198353</text:p>
          </table:table-cell>
          <table:table-cell table:formula="of:=AVERAGE([.F32:.F81])" office:value-type="float" office:value="288.282082184958" calcext:value-type="float">
            <text:p>288.282082184958</text:p>
          </table:table-cell>
          <table:table-cell table:number-columns-repeated="3"/>
        </table:table-row>
        <table:table-row table:style-name="ro1">
          <table:table-cell office:value-type="float" office:value="-1.37430465221405" calcext:value-type="float">
            <text:p>-1.37430465221405</text:p>
          </table:table-cell>
          <table:table-cell table:formula="of:=AVERAGE([.A33:.A82])" office:value-type="float" office:value="-0.360261279642582" calcext:value-type="float">
            <text:p>-0.3602612796425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54799762487" calcext:value-type="float">
            <text:p>11.3254799762487</text:p>
          </table:table-cell>
          <table:table-cell office:value-type="float" office:value="287.667191396718" calcext:value-type="float">
            <text:p>287.667191396718</text:p>
          </table:table-cell>
          <table:table-cell table:formula="of:=AVERAGE([.F33:.F82])" office:value-type="float" office:value="288.237604578963" calcext:value-type="float">
            <text:p>288.237604578963</text:p>
          </table:table-cell>
          <table:table-cell table:number-columns-repeated="3"/>
        </table:table-row>
        <table:table-row table:style-name="ro1">
          <table:table-cell office:value-type="float" office:value="-0.0270960032939911" calcext:value-type="float">
            <text:p>-0.027096003293991</text:p>
          </table:table-cell>
          <table:table-cell table:formula="of:=AVERAGE([.A34:.A83])" office:value-type="float" office:value="-0.339892319142818" calcext:value-type="float">
            <text:p>-0.339892319142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3386019066" calcext:value-type="float">
            <text:p>11.343386019066</text:p>
          </table:table-cell>
          <table:table-cell office:value-type="float" office:value="288.122004884276" calcext:value-type="float">
            <text:p>288.122004884276</text:p>
          </table:table-cell>
          <table:table-cell table:formula="of:=AVERAGE([.F34:.F83])" office:value-type="float" office:value="288.149974974987" calcext:value-type="float">
            <text:p>288.149974974987</text:p>
          </table:table-cell>
          <table:table-cell table:number-columns-repeated="3"/>
        </table:table-row>
        <table:table-row table:style-name="ro1">
          <table:table-cell office:value-type="float" office:value="-0.70884895324707" calcext:value-type="float">
            <text:p>-0.70884895324707</text:p>
          </table:table-cell>
          <table:table-cell table:formula="of:=AVERAGE([.A35:.A84])" office:value-type="float" office:value="-0.349000389277935" calcext:value-type="float">
            <text:p>-0.3490003892779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45171858847" calcext:value-type="float">
            <text:p>11.4045171858847</text:p>
          </table:table-cell>
          <table:table-cell office:value-type="float" office:value="289.674736521472" calcext:value-type="float">
            <text:p>289.674736521472</text:p>
          </table:table-cell>
          <table:table-cell table:formula="of:=AVERAGE([.F35:.F84])" office:value-type="float" office:value="288.063457594283" calcext:value-type="float">
            <text:p>288.063457594283</text:p>
          </table:table-cell>
          <table:table-cell table:number-columns-repeated="3"/>
        </table:table-row>
        <table:table-row table:style-name="ro1">
          <table:table-cell office:value-type="float" office:value="-1.13237941265106" calcext:value-type="float">
            <text:p>-1.13237941265106</text:p>
          </table:table-cell>
          <table:table-cell table:formula="of:=AVERAGE([.A36:.A85])" office:value-type="float" office:value="-0.359726516902447" calcext:value-type="float">
            <text:p>-0.3597265169024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39980345726" calcext:value-type="float">
            <text:p>11.4339980345726</text:p>
          </table:table-cell>
          <table:table-cell office:value-type="float" office:value="290.423550078144" calcext:value-type="float">
            <text:p>290.423550078144</text:p>
          </table:table-cell>
          <table:table-cell table:formula="of:=AVERAGE([.F36:.F85])" office:value-type="float" office:value="288.049073197592" calcext:value-type="float">
            <text:p>288.049073197592</text:p>
          </table:table-cell>
          <table:table-cell table:number-columns-repeated="3"/>
        </table:table-row>
        <table:table-row table:style-name="ro1">
          <table:table-cell office:value-type="float" office:value="-0.193267539143562" calcext:value-type="float">
            <text:p>-0.193267539143562</text:p>
          </table:table-cell>
          <table:table-cell table:formula="of:=AVERAGE([.A37:.A86])" office:value-type="float" office:value="-0.370503054261208" calcext:value-type="float">
            <text:p>-0.370503054261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72340423197" calcext:value-type="float">
            <text:p>11.1572340423197</text:p>
          </table:table-cell>
          <table:table-cell office:value-type="float" office:value="283.393744674919" calcext:value-type="float">
            <text:p>283.393744674919</text:p>
          </table:table-cell>
          <table:table-cell table:formula="of:=AVERAGE([.F37:.F86])" office:value-type="float" office:value="288.075050703952" calcext:value-type="float">
            <text:p>288.075050703952</text:p>
          </table:table-cell>
          <table:table-cell table:number-columns-repeated="3"/>
        </table:table-row>
        <table:table-row table:style-name="ro1">
          <table:table-cell office:value-type="float" office:value="-0.285194724798203" calcext:value-type="float">
            <text:p>-0.285194724798203</text:p>
          </table:table-cell>
          <table:table-cell table:formula="of:=AVERAGE([.A38:.A87])" office:value-type="float" office:value="-0.368638428449631" calcext:value-type="float">
            <text:p>-0.3686384284496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50054970533" calcext:value-type="float">
            <text:p>11.4150054970533</text:p>
          </table:table-cell>
          <table:table-cell office:value-type="float" office:value="289.941139625153" calcext:value-type="float">
            <text:p>289.941139625153</text:p>
          </table:table-cell>
          <table:table-cell table:formula="of:=AVERAGE([.F38:.F87])" office:value-type="float" office:value="288.045833087352" calcext:value-type="float">
            <text:p>288.045833087352</text:p>
          </table:table-cell>
          <table:table-cell table:number-columns-repeated="3"/>
        </table:table-row>
        <table:table-row table:style-name="ro1">
          <table:table-cell office:value-type="float" office:value="-0.65387761592865" calcext:value-type="float">
            <text:p>-0.65387761592865</text:p>
          </table:table-cell>
          <table:table-cell table:formula="of:=AVERAGE([.A39:.A88])" office:value-type="float" office:value="-0.384219202399254" calcext:value-type="float">
            <text:p>-0.3842192023992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47786264598" calcext:value-type="float">
            <text:p>11.3947786264598</text:p>
          </table:table-cell>
          <table:table-cell office:value-type="float" office:value="289.42737711208" calcext:value-type="float">
            <text:p>289.42737711208</text:p>
          </table:table-cell>
          <table:table-cell table:formula="of:=AVERAGE([.F39:.F88])" office:value-type="float" office:value="288.196336684821" calcext:value-type="float">
            <text:p>288.196336684821</text:p>
          </table:table-cell>
          <table:table-cell table:number-columns-repeated="3"/>
        </table:table-row>
        <table:table-row table:style-name="ro1">
          <table:table-cell office:value-type="float" office:value="-1.0030312538147" calcext:value-type="float">
            <text:p>-1.0030312538147</text:p>
          </table:table-cell>
          <table:table-cell table:formula="of:=AVERAGE([.A40:.A89])" office:value-type="float" office:value="-0.389510895609856" calcext:value-type="float">
            <text:p>-0.389510895609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26386519581" calcext:value-type="float">
            <text:p>11.2326386519581</text:p>
          </table:table-cell>
          <table:table-cell office:value-type="float" office:value="285.309021759736" calcext:value-type="float">
            <text:p>285.309021759736</text:p>
          </table:table-cell>
          <table:table-cell table:formula="of:=AVERAGE([.F40:.F89])" office:value-type="float" office:value="288.137701179907" calcext:value-type="float">
            <text:p>288.137701179907</text:p>
          </table:table-cell>
          <table:table-cell table:number-columns-repeated="3"/>
        </table:table-row>
        <table:table-row table:style-name="ro1">
          <table:table-cell office:value-type="float" office:value="-0.697458148002625" calcext:value-type="float">
            <text:p>-0.697458148002625</text:p>
          </table:table-cell>
          <table:table-cell table:formula="of:=AVERAGE([.A41:.A90])" office:value-type="float" office:value="-0.389764043688774" calcext:value-type="float">
            <text:p>-0.389764043688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75284697533" calcext:value-type="float">
            <text:p>11.3775284697533</text:p>
          </table:table-cell>
          <table:table-cell office:value-type="float" office:value="288.989223131733" calcext:value-type="float">
            <text:p>288.989223131733</text:p>
          </table:table-cell>
          <table:table-cell table:formula="of:=AVERAGE([.F41:.F90])" office:value-type="float" office:value="288.064988838434" calcext:value-type="float">
            <text:p>288.064988838434</text:p>
          </table:table-cell>
          <table:table-cell table:number-columns-repeated="3"/>
        </table:table-row>
        <table:table-row table:style-name="ro1">
          <table:table-cell office:value-type="float" office:value="-0.67729663848877" calcext:value-type="float">
            <text:p>-0.67729663848877</text:p>
          </table:table-cell>
          <table:table-cell table:formula="of:=AVERAGE([.A42:.A91])" office:value-type="float" office:value="-0.398725925683975" calcext:value-type="float">
            <text:p>-0.3987259256839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30308747888" calcext:value-type="float">
            <text:p>11.1930308747888</text:p>
          </table:table-cell>
          <table:table-cell office:value-type="float" office:value="284.302984219634" calcext:value-type="float">
            <text:p>284.302984219634</text:p>
          </table:table-cell>
          <table:table-cell table:formula="of:=AVERAGE([.F42:.F91])" office:value-type="float" office:value="287.991346664001" calcext:value-type="float">
            <text:p>287.991346664001</text:p>
          </table:table-cell>
          <table:table-cell table:number-columns-repeated="3"/>
        </table:table-row>
        <table:table-row table:style-name="ro1">
          <table:table-cell office:value-type="float" office:value="-0.808626413345337" calcext:value-type="float">
            <text:p>-0.808626413345337</text:p>
          </table:table-cell>
          <table:table-cell table:formula="of:=AVERAGE([.A43:.A92])" office:value-type="float" office:value="-0.41030817002058" calcext:value-type="float">
            <text:p>-0.41030817002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08665943712" calcext:value-type="float">
            <text:p>10.9908665943712</text:p>
          </table:table-cell>
          <table:table-cell office:value-type="float" office:value="279.168011497028" calcext:value-type="float">
            <text:p>279.168011497028</text:p>
          </table:table-cell>
          <table:table-cell table:formula="of:=AVERAGE([.F43:.F92])" office:value-type="float" office:value="287.977237640917" calcext:value-type="float">
            <text:p>287.977237640917</text:p>
          </table:table-cell>
          <table:table-cell table:number-columns-repeated="3"/>
        </table:table-row>
        <table:table-row table:style-name="ro1">
          <table:table-cell office:value-type="float" office:value="-1.09137260913849" calcext:value-type="float">
            <text:p>-1.09137260913849</text:p>
          </table:table-cell>
          <table:table-cell table:formula="of:=AVERAGE([.A44:.A93])" office:value-type="float" office:value="-0.409267139136791" calcext:value-type="float">
            <text:p>-0.409267139136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48619771722" calcext:value-type="float">
            <text:p>11.048619771722</text:p>
          </table:table-cell>
          <table:table-cell office:value-type="float" office:value="280.634942201738" calcext:value-type="float">
            <text:p>280.634942201738</text:p>
          </table:table-cell>
          <table:table-cell table:formula="of:=AVERAGE([.F44:.F93])" office:value-type="float" office:value="287.817455979432" calcext:value-type="float">
            <text:p>287.817455979432</text:p>
          </table:table-cell>
          <table:table-cell table:number-columns-repeated="3"/>
        </table:table-row>
        <table:table-row table:style-name="ro1">
          <table:table-cell office:value-type="float" office:value="0.243085414171219" calcext:value-type="float">
            <text:p>0.243085414171219</text:p>
          </table:table-cell>
          <table:table-cell table:formula="of:=AVERAGE([.A45:.A94])" office:value-type="float" office:value="-0.383307537138462" calcext:value-type="float">
            <text:p>-0.3833075371384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41087844402" calcext:value-type="float">
            <text:p>11.3441087844402</text:p>
          </table:table-cell>
          <table:table-cell office:value-type="float" office:value="288.14036312478" calcext:value-type="float">
            <text:p>288.14036312478</text:p>
          </table:table-cell>
          <table:table-cell table:formula="of:=AVERAGE([.F45:.F94])" office:value-type="float" office:value="287.77784151903" calcext:value-type="float">
            <text:p>287.77784151903</text:p>
          </table:table-cell>
          <table:table-cell table:number-columns-repeated="3"/>
        </table:table-row>
        <table:table-row table:style-name="ro1">
          <table:table-cell office:value-type="float" office:value="-0.718061923980713" calcext:value-type="float">
            <text:p>-0.718061923980713</text:p>
          </table:table-cell>
          <table:table-cell table:formula="of:=AVERAGE([.A46:.A95])" office:value-type="float" office:value="-0.384209381639957" calcext:value-type="float">
            <text:p>-0.3842093816399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9356740877" calcext:value-type="float">
            <text:p>10.999356740877</text:p>
          </table:table-cell>
          <table:table-cell office:value-type="float" office:value="279.383661218277" calcext:value-type="float">
            <text:p>279.383661218277</text:p>
          </table:table-cell>
          <table:table-cell table:formula="of:=AVERAGE([.F46:.F95])" office:value-type="float" office:value="287.76674491632" calcext:value-type="float">
            <text:p>287.76674491632</text:p>
          </table:table-cell>
          <table:table-cell table:number-columns-repeated="3"/>
        </table:table-row>
        <table:table-row table:style-name="ro1">
          <table:table-cell office:value-type="float" office:value="-1.08364284038544" calcext:value-type="float">
            <text:p>-1.08364284038544</text:p>
          </table:table-cell>
          <table:table-cell table:formula="of:=AVERAGE([.A47:.A96])" office:value-type="float" office:value="-0.378480507433414" calcext:value-type="float">
            <text:p>-0.3784805074334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08819054335" calcext:value-type="float">
            <text:p>11.4408819054335</text:p>
          </table:table-cell>
          <table:table-cell office:value-type="float" office:value="290.598400398012" calcext:value-type="float">
            <text:p>290.598400398012</text:p>
          </table:table-cell>
          <table:table-cell table:formula="of:=AVERAGE([.F47:.F96])" office:value-type="float" office:value="287.80594095189" calcext:value-type="float">
            <text:p>287.80594095189</text:p>
          </table:table-cell>
          <table:table-cell table:number-columns-repeated="3"/>
        </table:table-row>
        <table:table-row table:style-name="ro1">
          <table:table-cell office:value-type="float" office:value="-0.173339486122131" calcext:value-type="float">
            <text:p>-0.173339486122131</text:p>
          </table:table-cell>
          <table:table-cell table:formula="of:=AVERAGE([.A48:.A97])" office:value-type="float" office:value="-0.386469663083553" calcext:value-type="float">
            <text:p>-0.3864696630835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60696986675" calcext:value-type="float">
            <text:p>11.4160696986675</text:p>
          </table:table-cell>
          <table:table-cell office:value-type="float" office:value="289.968170346155" calcext:value-type="float">
            <text:p>289.968170346155</text:p>
          </table:table-cell>
          <table:table-cell table:formula="of:=AVERAGE([.F48:.F97])" office:value-type="float" office:value="287.842243776441" calcext:value-type="float">
            <text:p>287.842243776441</text:p>
          </table:table-cell>
          <table:table-cell table:number-columns-repeated="3"/>
        </table:table-row>
        <table:table-row table:style-name="ro1">
          <table:table-cell office:value-type="float" office:value="0.482551962137222" calcext:value-type="float">
            <text:p>0.482551962137222</text:p>
          </table:table-cell>
          <table:table-cell table:formula="of:=AVERAGE([.A49:.A98])" office:value-type="float" office:value="-0.373584589660168" calcext:value-type="float">
            <text:p>-0.373584589660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72579764277" calcext:value-type="float">
            <text:p>11.3472579764277</text:p>
          </table:table-cell>
          <table:table-cell office:value-type="float" office:value="288.220352601263" calcext:value-type="float">
            <text:p>288.220352601263</text:p>
          </table:table-cell>
          <table:table-cell table:formula="of:=AVERAGE([.F49:.F98])" office:value-type="float" office:value="287.804198707183" calcext:value-type="float">
            <text:p>287.804198707183</text:p>
          </table:table-cell>
          <table:table-cell table:number-columns-repeated="3"/>
        </table:table-row>
        <table:table-row table:style-name="ro1">
          <table:table-cell office:value-type="float" office:value="-0.0947405248880387" calcext:value-type="float">
            <text:p>-0.094740524888039</text:p>
          </table:table-cell>
          <table:table-cell table:formula="of:=AVERAGE([.A50:.A99])" office:value-type="float" office:value="-0.3730870449543" calcext:value-type="float">
            <text:p>-0.3730870449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559154780477" calcext:value-type="float">
            <text:p>11.0559154780477</text:p>
          </table:table-cell>
          <table:table-cell office:value-type="float" office:value="280.820253142412" calcext:value-type="float">
            <text:p>280.820253142412</text:p>
          </table:table-cell>
          <table:table-cell table:formula="of:=AVERAGE([.F50:.F99])" office:value-type="float" office:value="287.759876073347" calcext:value-type="float">
            <text:p>287.759876073347</text:p>
          </table:table-cell>
          <table:table-cell table:number-columns-repeated="3"/>
        </table:table-row>
        <table:table-row table:style-name="ro1">
          <table:table-cell office:value-type="float" office:value="-0.668526828289032" calcext:value-type="float">
            <text:p>-0.668526828289032</text:p>
          </table:table-cell>
          <table:table-cell table:formula="of:=AVERAGE([.A51:.A100])" office:value-type="float" office:value="-0.393927695155144" calcext:value-type="float">
            <text:p>-0.393927695155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1925692901" calcext:value-type="float">
            <text:p>11.251925692901</text:p>
          </table:table-cell>
          <table:table-cell office:value-type="float" office:value="285.798912599686" calcext:value-type="float">
            <text:p>285.798912599686</text:p>
          </table:table-cell>
          <table:table-cell table:formula="of:=AVERAGE([.F51:.F100])" office:value-type="float" office:value="287.747456842855" calcext:value-type="float">
            <text:p>287.747456842855</text:p>
          </table:table-cell>
          <table:table-cell table:number-columns-repeated="3"/>
        </table:table-row>
        <table:table-row table:style-name="ro1">
          <table:table-cell office:value-type="float" office:value="0.369418293237686" calcext:value-type="float">
            <text:p>0.369418293237686</text:p>
          </table:table-cell>
          <table:table-cell table:formula="of:=AVERAGE([.A52:.A101])" office:value-type="float" office:value="-0.401737772226334" calcext:value-type="float">
            <text:p>-0.401737772226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72327070683" calcext:value-type="float">
            <text:p>11.3172327070683</text:p>
          </table:table-cell>
          <table:table-cell office:value-type="float" office:value="287.457710759535" calcext:value-type="float">
            <text:p>287.457710759535</text:p>
          </table:table-cell>
          <table:table-cell table:formula="of:=AVERAGE([.F52:.F101])" office:value-type="float" office:value="287.672676815139" calcext:value-type="float">
            <text:p>287.672676815139</text:p>
          </table:table-cell>
          <table:table-cell table:number-columns-repeated="3"/>
        </table:table-row>
        <table:table-row table:style-name="ro1">
          <table:table-cell office:value-type="float" office:value="-0.128416508436203" calcext:value-type="float">
            <text:p>-0.128416508436203</text:p>
          </table:table-cell>
          <table:table-cell table:formula="of:=AVERAGE([.A53:.A102])" office:value-type="float" office:value="-0.375808079838753" calcext:value-type="float">
            <text:p>-0.375808079838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93839371234" calcext:value-type="float">
            <text:p>11.0093839371234</text:p>
          </table:table-cell>
          <table:table-cell office:value-type="float" office:value="279.638352002935" calcext:value-type="float">
            <text:p>279.638352002935</text:p>
          </table:table-cell>
          <table:table-cell table:formula="of:=AVERAGE([.F53:.F102])" office:value-type="float" office:value="287.4470433105" calcext:value-type="float">
            <text:p>287.4470433105</text:p>
          </table:table-cell>
          <table:table-cell table:number-columns-repeated="3"/>
        </table:table-row>
        <table:table-row table:style-name="ro1">
          <table:table-cell office:value-type="float" office:value="0.104854732751846" calcext:value-type="float">
            <text:p>0.104854732751846</text:p>
          </table:table-cell>
          <table:table-cell table:formula="of:=AVERAGE([.A54:.A103])" office:value-type="float" office:value="-0.390371298789978" calcext:value-type="float">
            <text:p>-0.3903712987899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51445305467" calcext:value-type="float">
            <text:p>11.2751445305467</text:p>
          </table:table-cell>
          <table:table-cell office:value-type="float" office:value="286.388671075885" calcext:value-type="float">
            <text:p>286.388671075885</text:p>
          </table:table-cell>
          <table:table-cell table:formula="of:=AVERAGE([.F54:.F103])" office:value-type="float" office:value="287.369249670316" calcext:value-type="float">
            <text:p>287.369249670316</text:p>
          </table:table-cell>
          <table:table-cell table:number-columns-repeated="3"/>
        </table:table-row>
        <table:table-row table:style-name="ro1">
          <table:table-cell office:value-type="float" office:value="0.0877844095230103" calcext:value-type="float">
            <text:p>0.08778440952301</text:p>
          </table:table-cell>
          <table:table-cell table:formula="of:=AVERAGE([.A55:.A104])" office:value-type="float" office:value="-0.366256220340729" calcext:value-type="float">
            <text:p>-0.3662562203407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45270301968" calcext:value-type="float">
            <text:p>11.3145270301968</text:p>
          </table:table-cell>
          <table:table-cell office:value-type="float" office:value="287.388986566998" calcext:value-type="float">
            <text:p>287.388986566998</text:p>
          </table:table-cell>
          <table:table-cell table:formula="of:=AVERAGE([.F55:.F104])" office:value-type="float" office:value="287.301702670149" calcext:value-type="float">
            <text:p>287.301702670149</text:p>
          </table:table-cell>
          <table:table-cell table:number-columns-repeated="3"/>
        </table:table-row>
        <table:table-row table:style-name="ro1">
          <table:table-cell office:value-type="float" office:value="-0.389007657766342" calcext:value-type="float">
            <text:p>-0.389007657766342</text:p>
          </table:table-cell>
          <table:table-cell table:formula="of:=AVERAGE([.A56:.A105])" office:value-type="float" office:value="-0.370046674013138" calcext:value-type="float">
            <text:p>-0.3700466740131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555212423891" calcext:value-type="float">
            <text:p>11.0555212423891</text:p>
          </table:table-cell>
          <table:table-cell office:value-type="float" office:value="280.810239556683" calcext:value-type="float">
            <text:p>280.810239556683</text:p>
          </table:table-cell>
          <table:table-cell table:formula="of:=AVERAGE([.F56:.F105])" office:value-type="float" office:value="287.098144353669" calcext:value-type="float">
            <text:p>287.098144353669</text:p>
          </table:table-cell>
          <table:table-cell table:number-columns-repeated="3"/>
        </table:table-row>
        <table:table-row table:style-name="ro1">
          <table:table-cell office:value-type="float" office:value="-1.16718327999115" calcext:value-type="float">
            <text:p>-1.16718327999115</text:p>
          </table:table-cell>
          <table:table-cell table:formula="of:=AVERAGE([.A57:.A106])" office:value-type="float" office:value="-0.392332498431206" calcext:value-type="float">
            <text:p>-0.392332498431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06191196561" calcext:value-type="float">
            <text:p>11.3306191196561</text:p>
          </table:table-cell>
          <table:table-cell office:value-type="float" office:value="287.797725639265" calcext:value-type="float">
            <text:p>287.797725639265</text:p>
          </table:table-cell>
          <table:table-cell table:formula="of:=AVERAGE([.F57:.F106])" office:value-type="float" office:value="287.140323007275" calcext:value-type="float">
            <text:p>287.140323007275</text:p>
          </table:table-cell>
          <table:table-cell table:number-columns-repeated="3"/>
        </table:table-row>
        <table:table-row table:style-name="ro1">
          <table:table-cell office:value-type="float" office:value="-0.0534388720989227" calcext:value-type="float">
            <text:p>-0.053438872098923</text:p>
          </table:table-cell>
          <table:table-cell table:formula="of:=AVERAGE([.A58:.A107])" office:value-type="float" office:value="-0.399065071940422" calcext:value-type="float">
            <text:p>-0.3990650719404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25978815615" calcext:value-type="float">
            <text:p>11.3025978815615</text:p>
          </table:table-cell>
          <table:table-cell office:value-type="float" office:value="287.085986191663" calcext:value-type="float">
            <text:p>287.085986191663</text:p>
          </table:table-cell>
          <table:table-cell table:formula="of:=AVERAGE([.F58:.F107])" office:value-type="float" office:value="287.099195780171" calcext:value-type="float">
            <text:p>287.099195780171</text:p>
          </table:table-cell>
          <table:table-cell table:number-columns-repeated="3"/>
        </table:table-row>
        <table:table-row table:style-name="ro1">
          <table:table-cell office:value-type="float" office:value="0.108023554086685" calcext:value-type="float">
            <text:p>0.108023554086685</text:p>
          </table:table-cell>
          <table:table-cell table:formula="of:=AVERAGE([.A59:.A108])" office:value-type="float" office:value="-0.386155627965927" calcext:value-type="float">
            <text:p>-0.386155627965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44131801218" calcext:value-type="float">
            <text:p>11.4244131801218</text:p>
          </table:table-cell>
          <table:table-cell office:value-type="float" office:value="290.180094775093" calcext:value-type="float">
            <text:p>290.180094775093</text:p>
          </table:table-cell>
          <table:table-cell table:formula="of:=AVERAGE([.F59:.F108])" office:value-type="float" office:value="287.31762963588" calcext:value-type="float">
            <text:p>287.31762963588</text:p>
          </table:table-cell>
          <table:table-cell table:number-columns-repeated="3"/>
        </table:table-row>
        <table:table-row table:style-name="ro1">
          <table:table-cell office:value-type="float" office:value="0.194563716650009" calcext:value-type="float">
            <text:p>0.194563716650009</text:p>
          </table:table-cell>
          <table:table-cell table:formula="of:=AVERAGE([.A60:.A109])" office:value-type="float" office:value="-0.364518930315971" calcext:value-type="float">
            <text:p>-0.364518930315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30513748765" calcext:value-type="float">
            <text:p>11.4430513748765</text:p>
          </table:table-cell>
          <table:table-cell office:value-type="float" office:value="290.653504921863" calcext:value-type="float">
            <text:p>290.653504921863</text:p>
          </table:table-cell>
          <table:table-cell table:formula="of:=AVERAGE([.F60:.F109])" office:value-type="float" office:value="287.321161809037" calcext:value-type="float">
            <text:p>287.321161809037</text:p>
          </table:table-cell>
          <table:table-cell table:number-columns-repeated="3"/>
        </table:table-row>
        <table:table-row table:style-name="ro1">
          <table:table-cell office:value-type="float" office:value="0.110446363687515" calcext:value-type="float">
            <text:p>0.110446363687515</text:p>
          </table:table-cell>
          <table:table-cell table:formula="of:=AVERAGE([.A61:.A110])" office:value-type="float" office:value="-0.368721403479576" calcext:value-type="float">
            <text:p>-0.3687214034795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89230420291" calcext:value-type="float">
            <text:p>11.2989230420291</text:p>
          </table:table-cell>
          <table:table-cell office:value-type="float" office:value="286.99264526754" calcext:value-type="float">
            <text:p>286.99264526754</text:p>
          </table:table-cell>
          <table:table-cell table:formula="of:=AVERAGE([.F61:.F110])" office:value-type="float" office:value="287.385491944788" calcext:value-type="float">
            <text:p>287.385491944788</text:p>
          </table:table-cell>
          <table:table-cell table:number-columns-repeated="3"/>
        </table:table-row>
        <table:table-row table:style-name="ro1">
          <table:table-cell office:value-type="float" office:value="-0.0289449393749237" calcext:value-type="float">
            <text:p>-0.028944939374924</text:p>
          </table:table-cell>
          <table:table-cell table:formula="of:=AVERAGE([.A62:.A111])" office:value-type="float" office:value="-0.359699656367302" calcext:value-type="float">
            <text:p>-0.359699656367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79608812958" calcext:value-type="float">
            <text:p>11.4079608812958</text:p>
          </table:table-cell>
          <table:table-cell office:value-type="float" office:value="289.762206384913" calcext:value-type="float">
            <text:p>289.762206384913</text:p>
          </table:table-cell>
          <table:table-cell table:formula="of:=AVERAGE([.F62:.F111])" office:value-type="float" office:value="287.378679130211" calcext:value-type="float">
            <text:p>287.378679130211</text:p>
          </table:table-cell>
          <table:table-cell table:number-columns-repeated="3"/>
        </table:table-row>
        <table:table-row table:style-name="ro1">
          <table:table-cell office:value-type="float" office:value="-1.00419735908508" calcext:value-type="float">
            <text:p>-1.00419735908508</text:p>
          </table:table-cell>
          <table:table-cell table:formula="of:=AVERAGE([.A63:.A112])" office:value-type="float" office:value="-0.380981311798096" calcext:value-type="float">
            <text:p>-0.3809813117980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46977813363" calcext:value-type="float">
            <text:p>11.0646977813363</text:p>
          </table:table-cell>
          <table:table-cell office:value-type="float" office:value="281.043323645942" calcext:value-type="float">
            <text:p>281.043323645942</text:p>
          </table:table-cell>
          <table:table-cell table:formula="of:=AVERAGE([.F63:.F112])" office:value-type="float" office:value="287.19655405952" calcext:value-type="float">
            <text:p>287.19655405952</text:p>
          </table:table-cell>
          <table:table-cell table:number-columns-repeated="3"/>
        </table:table-row>
        <table:table-row table:style-name="ro1">
          <table:table-cell office:value-type="float" office:value="-0.598743438720703" calcext:value-type="float">
            <text:p>-0.598743438720703</text:p>
          </table:table-cell>
          <table:table-cell table:formula="of:=AVERAGE([.A64:.A113])" office:value-type="float" office:value="-0.383847228884697" calcext:value-type="float">
            <text:p>-0.383847228884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74319996566" calcext:value-type="float">
            <text:p>11.1974319996566</text:p>
          </table:table-cell>
          <table:table-cell office:value-type="float" office:value="284.414772791277" calcext:value-type="float">
            <text:p>284.414772791277</text:p>
          </table:table-cell>
          <table:table-cell table:formula="of:=AVERAGE([.F64:.F113])" office:value-type="float" office:value="287.034326222093" calcext:value-type="float">
            <text:p>287.034326222093</text:p>
          </table:table-cell>
          <table:table-cell table:number-columns-repeated="3"/>
        </table:table-row>
        <table:table-row table:style-name="ro1">
          <table:table-cell office:value-type="float" office:value="-0.981379985809326" calcext:value-type="float">
            <text:p>-0.981379985809326</text:p>
          </table:table-cell>
          <table:table-cell table:formula="of:=AVERAGE([.A65:.A114])" office:value-type="float" office:value="-0.411821049451828" calcext:value-type="float">
            <text:p>-0.411821049451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01028206795" calcext:value-type="float">
            <text:p>11.4401028206795</text:p>
          </table:table-cell>
          <table:table-cell office:value-type="float" office:value="290.57861164526" calcext:value-type="float">
            <text:p>290.57861164526</text:p>
          </table:table-cell>
          <table:table-cell table:formula="of:=AVERAGE([.F65:.F114])" office:value-type="float" office:value="287.06858520227" calcext:value-type="float">
            <text:p>287.06858520227</text:p>
          </table:table-cell>
          <table:table-cell table:number-columns-repeated="3"/>
        </table:table-row>
        <table:table-row table:style-name="ro1">
          <table:table-cell office:value-type="float" office:value="-1.26054883003235" calcext:value-type="float">
            <text:p>-1.26054883003235</text:p>
          </table:table-cell>
          <table:table-cell table:formula="of:=AVERAGE([.A66:.A115])" office:value-type="float" office:value="-0.423274725675583" calcext:value-type="float">
            <text:p>-0.4232747256755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82902505189" calcext:value-type="float">
            <text:p>11.4482902505189</text:p>
          </table:table-cell>
          <table:table-cell office:value-type="float" office:value="290.78657236318" calcext:value-type="float">
            <text:p>290.78657236318</text:p>
          </table:table-cell>
          <table:table-cell table:formula="of:=AVERAGE([.F66:.F115])" office:value-type="float" office:value="287.105542486174" calcext:value-type="float">
            <text:p>287.105542486174</text:p>
          </table:table-cell>
          <table:table-cell table:number-columns-repeated="3"/>
        </table:table-row>
        <table:table-row table:style-name="ro1">
          <table:table-cell office:value-type="float" office:value="-1.369304895401" calcext:value-type="float">
            <text:p>-1.369304895401</text:p>
          </table:table-cell>
          <table:table-cell table:formula="of:=AVERAGE([.A67:.A116])" office:value-type="float" office:value="-0.425331572294235" calcext:value-type="float">
            <text:p>-0.425331572294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15473879844" calcext:value-type="float">
            <text:p>11.4515473879844</text:p>
          </table:table-cell>
          <table:table-cell office:value-type="float" office:value="290.869303654804" calcext:value-type="float">
            <text:p>290.869303654804</text:p>
          </table:table-cell>
          <table:table-cell table:formula="of:=AVERAGE([.F67:.F116])" office:value-type="float" office:value="287.099567117308" calcext:value-type="float">
            <text:p>287.099567117308</text:p>
          </table:table-cell>
          <table:table-cell table:number-columns-repeated="3"/>
        </table:table-row>
        <table:table-row table:style-name="ro1">
          <table:table-cell office:value-type="float" office:value="0.0830298364162445" calcext:value-type="float">
            <text:p>0.083029836416245</text:p>
          </table:table-cell>
          <table:table-cell table:formula="of:=AVERAGE([.A68:.A117])" office:value-type="float" office:value="-0.434756435751915" calcext:value-type="float">
            <text:p>-0.4347564357519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96767334878" calcext:value-type="float">
            <text:p>11.3196767334878</text:p>
          </table:table-cell>
          <table:table-cell office:value-type="float" office:value="287.519789030591" calcext:value-type="float">
            <text:p>287.519789030591</text:p>
          </table:table-cell>
          <table:table-cell table:formula="of:=AVERAGE([.F68:.F117])" office:value-type="float" office:value="287.066610499323" calcext:value-type="float">
            <text:p>287.066610499323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69:.A118])" office:value-type="float" office:value="-0.459850828051567" calcext:value-type="float">
            <text:p>-0.4598508280515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06869243681" calcext:value-type="float">
            <text:p>11.4306869243681</text:p>
          </table:table-cell>
          <table:table-cell office:value-type="float" office:value="290.339447878951" calcext:value-type="float">
            <text:p>290.339447878951</text:p>
          </table:table-cell>
          <table:table-cell table:formula="of:=AVERAGE([.F69:.F118])" office:value-type="float" office:value="286.998510367753" calcext:value-type="float">
            <text:p>286.998510367753</text:p>
          </table:table-cell>
          <table:table-cell table:number-columns-repeated="3"/>
        </table:table-row>
        <table:table-row table:style-name="ro1">
          <table:table-cell office:value-type="float" office:value="-0.13050577044487" calcext:value-type="float">
            <text:p>-0.13050577044487</text:p>
          </table:table-cell>
          <table:table-cell table:formula="of:=AVERAGE([.A70:.A119])" office:value-type="float" office:value="-0.451483473777771" calcext:value-type="float">
            <text:p>-0.4514834737777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04098108739" calcext:value-type="float">
            <text:p>11.4204098108739</text:p>
          </table:table-cell>
          <table:table-cell office:value-type="float" office:value="290.078409196196" calcext:value-type="float">
            <text:p>290.078409196196</text:p>
          </table:table-cell>
          <table:table-cell table:formula="of:=AVERAGE([.F70:.F119])" office:value-type="float" office:value="287.131089646766" calcext:value-type="float">
            <text:p>287.131089646766</text:p>
          </table:table-cell>
          <table:table-cell table:number-columns-repeated="3"/>
        </table:table-row>
        <table:table-row table:style-name="ro1">
          <table:table-cell office:value-type="float" office:value="0.244703859090805" calcext:value-type="float">
            <text:p>0.244703859090805</text:p>
          </table:table-cell>
          <table:table-cell table:formula="of:=AVERAGE([.A71:.A120])" office:value-type="float" office:value="-0.431260630488396" calcext:value-type="float">
            <text:p>-0.431260630488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98011913925" calcext:value-type="float">
            <text:p>11.3798011913925</text:p>
          </table:table-cell>
          <table:table-cell office:value-type="float" office:value="289.046950261371" calcext:value-type="float">
            <text:p>289.046950261371</text:p>
          </table:table-cell>
          <table:table-cell table:formula="of:=AVERAGE([.F71:.F120])" office:value-type="float" office:value="287.102068129554" calcext:value-type="float">
            <text:p>287.102068129554</text:p>
          </table:table-cell>
          <table:table-cell table:number-columns-repeated="3"/>
        </table:table-row>
        <table:table-row table:style-name="ro1">
          <table:table-cell office:value-type="float" office:value="0.660363674163818" calcext:value-type="float">
            <text:p>0.660363674163818</text:p>
          </table:table-cell>
          <table:table-cell table:formula="of:=AVERAGE([.A72:.A121])" office:value-type="float" office:value="-0.407957716584206" calcext:value-type="float">
            <text:p>-0.407957716584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74365690023" calcext:value-type="float">
            <text:p>11.2474365690023</text:p>
          </table:table-cell>
          <table:table-cell office:value-type="float" office:value="285.684888852658" calcext:value-type="float">
            <text:p>285.684888852658</text:p>
          </table:table-cell>
          <table:table-cell table:formula="of:=AVERAGE([.F72:.F121])" office:value-type="float" office:value="287.118530941331" calcext:value-type="float">
            <text:p>287.118530941331</text:p>
          </table:table-cell>
          <table:table-cell table:number-columns-repeated="3"/>
        </table:table-row>
        <table:table-row table:style-name="ro1">
          <table:table-cell office:value-type="float" office:value="-0.287137746810913" calcext:value-type="float">
            <text:p>-0.287137746810913</text:p>
          </table:table-cell>
          <table:table-cell table:formula="of:=AVERAGE([.A73:.A122])" office:value-type="float" office:value="-0.412015397548676" calcext:value-type="float">
            <text:p>-0.412015397548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764880611" calcext:value-type="float">
            <text:p>11.01764880611</text:p>
          </table:table-cell>
          <table:table-cell office:value-type="float" office:value="279.848279675195" calcext:value-type="float">
            <text:p>279.848279675195</text:p>
          </table:table-cell>
          <table:table-cell table:formula="of:=AVERAGE([.F73:.F122])" office:value-type="float" office:value="286.931616634846" calcext:value-type="float">
            <text:p>286.931616634846</text:p>
          </table:table-cell>
          <table:table-cell table:number-columns-repeated="3"/>
        </table:table-row>
        <table:table-row table:style-name="ro1">
          <table:table-cell office:value-type="float" office:value="0.0270452797412872" calcext:value-type="float">
            <text:p>0.027045279741287</text:p>
          </table:table-cell>
          <table:table-cell table:formula="of:=AVERAGE([.A74:.A123])" office:value-type="float" office:value="-0.407270539999008" calcext:value-type="float">
            <text:p>-0.407270539999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29013897896" calcext:value-type="float">
            <text:p>11.1729013897896</text:p>
          </table:table-cell>
          <table:table-cell office:value-type="float" office:value="283.791695300655" calcext:value-type="float">
            <text:p>283.791695300655</text:p>
          </table:table-cell>
          <table:table-cell table:formula="of:=AVERAGE([.F74:.F123])" office:value-type="float" office:value="286.764678835845" calcext:value-type="float">
            <text:p>286.764678835845</text:p>
          </table:table-cell>
          <table:table-cell table:number-columns-repeated="3"/>
        </table:table-row>
        <table:table-row table:style-name="ro1">
          <table:table-cell office:value-type="float" office:value="-1.31688702106476" calcext:value-type="float">
            <text:p>-1.31688702106476</text:p>
          </table:table-cell>
          <table:table-cell table:formula="of:=AVERAGE([.A75:.A124])" office:value-type="float" office:value="-0.430946822166443" calcext:value-type="float">
            <text:p>-0.43094682216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98933680594" calcext:value-type="float">
            <text:p>11.0198933680594</text:p>
          </table:table-cell>
          <table:table-cell office:value-type="float" office:value="279.905291548709" calcext:value-type="float">
            <text:p>279.905291548709</text:p>
          </table:table-cell>
          <table:table-cell table:formula="of:=AVERAGE([.F75:.F124])" office:value-type="float" office:value="286.535729523026" calcext:value-type="float">
            <text:p>286.535729523026</text:p>
          </table:table-cell>
          <table:table-cell table:number-columns-repeated="3"/>
        </table:table-row>
        <table:table-row table:style-name="ro1">
          <table:table-cell office:value-type="float" office:value="0.132566332817078" calcext:value-type="float">
            <text:p>0.132566332817078</text:p>
          </table:table-cell>
          <table:table-cell table:formula="of:=AVERAGE([.A76:.A125])" office:value-type="float" office:value="-0.435378703474999" calcext:value-type="float">
            <text:p>-0.4353787034749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03843316376" calcext:value-type="float">
            <text:p>11.3803843316376</text:p>
          </table:table-cell>
          <table:table-cell office:value-type="float" office:value="289.061762023596" calcext:value-type="float">
            <text:p>289.061762023596</text:p>
          </table:table-cell>
          <table:table-cell table:formula="of:=AVERAGE([.F76:.F125])" office:value-type="float" office:value="286.540221331482" calcext:value-type="float">
            <text:p>286.540221331482</text:p>
          </table:table-cell>
          <table:table-cell table:number-columns-repeated="3"/>
        </table:table-row>
        <table:table-row table:style-name="ro1">
          <table:table-cell office:value-type="float" office:value="-1.08782196044922" calcext:value-type="float">
            <text:p>-1.08782196044922</text:p>
          </table:table-cell>
          <table:table-cell table:formula="of:=AVERAGE([.A77:.A126])" office:value-type="float" office:value="-0.44662751853466" calcext:value-type="float">
            <text:p>-0.446627518534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17217929721" calcext:value-type="float">
            <text:p>11.4317217929721</text:p>
          </table:table-cell>
          <table:table-cell office:value-type="float" office:value="290.365733541491" calcext:value-type="float">
            <text:p>290.365733541491</text:p>
          </table:table-cell>
          <table:table-cell table:formula="of:=AVERAGE([.F77:.F126])" office:value-type="float" office:value="286.496379707389" calcext:value-type="float">
            <text:p>286.496379707389</text:p>
          </table:table-cell>
          <table:table-cell table:number-columns-repeated="3"/>
        </table:table-row>
        <table:table-row table:style-name="ro1">
          <table:table-cell office:value-type="float" office:value="0.277300029993057" calcext:value-type="float">
            <text:p>0.277300029993057</text:p>
          </table:table-cell>
          <table:table-cell table:formula="of:=AVERAGE([.A78:.A127])" office:value-type="float" office:value="-0.439431104063988" calcext:value-type="float">
            <text:p>-0.439431104063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27264411122" calcext:value-type="float">
            <text:p>11.2227264411122</text:p>
          </table:table-cell>
          <table:table-cell office:value-type="float" office:value="285.057251604249" calcext:value-type="float">
            <text:p>285.057251604249</text:p>
          </table:table-cell>
          <table:table-cell table:formula="of:=AVERAGE([.F78:.F127])" office:value-type="float" office:value="286.448223896778" calcext:value-type="float">
            <text:p>286.448223896778</text:p>
          </table:table-cell>
          <table:table-cell table:number-columns-repeated="3"/>
        </table:table-row>
        <table:table-row table:style-name="ro1">
          <table:table-cell office:value-type="float" office:value="-0.584081053733826" calcext:value-type="float">
            <text:p>-0.584081053733826</text:p>
          </table:table-cell>
          <table:table-cell table:formula="of:=AVERAGE([.A79:.A128])" office:value-type="float" office:value="-0.44075482070446" calcext:value-type="float">
            <text:p>-0.440754820704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94952026367" calcext:value-type="float">
            <text:p>11.2794952026367</text:p>
          </table:table-cell>
          <table:table-cell office:value-type="float" office:value="286.499178146973" calcext:value-type="float">
            <text:p>286.499178146973</text:p>
          </table:table-cell>
          <table:table-cell table:formula="of:=AVERAGE([.F79:.F128])" office:value-type="float" office:value="286.393584289407" calcext:value-type="float">
            <text:p>286.393584289407</text:p>
          </table:table-cell>
          <table:table-cell table:number-columns-repeated="3"/>
        </table:table-row>
        <table:table-row table:style-name="ro1">
          <table:table-cell office:value-type="float" office:value="0.109916985034943" calcext:value-type="float">
            <text:p>0.109916985034943</text:p>
          </table:table-cell>
          <table:table-cell table:formula="of:=AVERAGE([.A80:.A129])" office:value-type="float" office:value="-0.435101006031036" calcext:value-type="float">
            <text:p>-0.435101006031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33978382111" calcext:value-type="float">
            <text:p>11.4033978382111</text:p>
          </table:table-cell>
          <table:table-cell office:value-type="float" office:value="289.646305090561" calcext:value-type="float">
            <text:p>289.646305090561</text:p>
          </table:table-cell>
          <table:table-cell table:formula="of:=AVERAGE([.F80:.F129])" office:value-type="float" office:value="286.591325189415" calcext:value-type="float">
            <text:p>286.591325189415</text:p>
          </table:table-cell>
          <table:table-cell table:number-columns-repeated="3"/>
        </table:table-row>
        <table:table-row table:style-name="ro1">
          <table:table-cell office:value-type="float" office:value="0.306425839662552" calcext:value-type="float">
            <text:p>0.306425839662552</text:p>
          </table:table-cell>
          <table:table-cell table:formula="of:=AVERAGE([.A81:.A130])" office:value-type="float" office:value="-0.405713483691216" calcext:value-type="float">
            <text:p>-0.405713483691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284269274205" calcext:value-type="float">
            <text:p>11.0284269274205</text:p>
          </table:table-cell>
          <table:table-cell office:value-type="float" office:value="280.122043956481" calcext:value-type="float">
            <text:p>280.122043956481</text:p>
          </table:table-cell>
          <table:table-cell table:formula="of:=AVERAGE([.F81:.F130])" office:value-type="float" office:value="286.409492181642" calcext:value-type="float">
            <text:p>286.409492181642</text:p>
          </table:table-cell>
          <table:table-cell table:number-columns-repeated="3"/>
        </table:table-row>
        <table:table-row table:style-name="ro1">
          <table:table-cell office:value-type="float" office:value="-0.635139107704163" calcext:value-type="float">
            <text:p>-0.635139107704163</text:p>
          </table:table-cell>
          <table:table-cell table:formula="of:=AVERAGE([.A82:.A131])" office:value-type="float" office:value="-0.417434474229813" calcext:value-type="float">
            <text:p>-0.4174344742298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73838175297" calcext:value-type="float">
            <text:p>11.4173838175297</text:p>
          </table:table-cell>
          <table:table-cell office:value-type="float" office:value="290.001548965254" calcext:value-type="float">
            <text:p>290.001548965254</text:p>
          </table:table-cell>
          <table:table-cell table:formula="of:=AVERAGE([.F82:.F131])" office:value-type="float" office:value="286.57602645698" calcext:value-type="float">
            <text:p>286.57602645698</text:p>
          </table:table-cell>
          <table:table-cell table:number-columns-repeated="3"/>
        </table:table-row>
        <table:table-row table:style-name="ro1">
          <table:table-cell office:value-type="float" office:value="-0.468173086643219" calcext:value-type="float">
            <text:p>-0.468173086643219</text:p>
          </table:table-cell>
          <table:table-cell table:formula="of:=AVERAGE([.A83:.A132])" office:value-type="float" office:value="-0.399311842918396" calcext:value-type="float">
            <text:p>-0.3993118429183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98700355381" calcext:value-type="float">
            <text:p>11.2498700355381</text:p>
          </table:table-cell>
          <table:table-cell office:value-type="float" office:value="285.746698902667" calcext:value-type="float">
            <text:p>285.746698902667</text:p>
          </table:table-cell>
          <table:table-cell table:formula="of:=AVERAGE([.F83:.F132])" office:value-type="float" office:value="286.537616607099" calcext:value-type="float">
            <text:p>286.537616607099</text:p>
          </table:table-cell>
          <table:table-cell table:number-columns-repeated="3"/>
        </table:table-row>
        <table:table-row table:style-name="ro1">
          <table:table-cell office:value-type="float" office:value="-0.29583352804184" calcext:value-type="float">
            <text:p>-0.29583352804184</text:p>
          </table:table-cell>
          <table:table-cell table:formula="of:=AVERAGE([.A84:.A133])" office:value-type="float" office:value="-0.404686593413353" calcext:value-type="float">
            <text:p>-0.404686593413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34148083866" calcext:value-type="float">
            <text:p>11.3734148083866</text:p>
          </table:table-cell>
          <table:table-cell office:value-type="float" office:value="288.884736133019" calcext:value-type="float">
            <text:p>288.884736133019</text:p>
          </table:table-cell>
          <table:table-cell table:formula="of:=AVERAGE([.F84:.F133])" office:value-type="float" office:value="286.552871232073" calcext:value-type="float">
            <text:p>286.552871232073</text:p>
          </table:table-cell>
          <table:table-cell table:number-columns-repeated="3"/>
        </table:table-row>
        <table:table-row table:style-name="ro1">
          <table:table-cell office:value-type="float" office:value="-0.377318799495697" calcext:value-type="float">
            <text:p>-0.377318799495697</text:p>
          </table:table-cell>
          <table:table-cell table:formula="of:=AVERAGE([.A85:.A134])" office:value-type="float" office:value="-0.398055990338325" calcext:value-type="float">
            <text:p>-0.398055990338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87073229551" calcext:value-type="float">
            <text:p>11.4187073229551</text:p>
          </table:table-cell>
          <table:table-cell office:value-type="float" office:value="290.03516600306" calcext:value-type="float">
            <text:p>290.03516600306</text:p>
          </table:table-cell>
          <table:table-cell table:formula="of:=AVERAGE([.F85:.F134])" office:value-type="float" office:value="286.560079821705" calcext:value-type="float">
            <text:p>286.560079821705</text:p>
          </table:table-cell>
          <table:table-cell table:number-columns-repeated="3"/>
        </table:table-row>
        <table:table-row table:style-name="ro1">
          <table:table-cell office:value-type="float" office:value="-0.358347594738007" calcext:value-type="float">
            <text:p>-0.358347594738007</text:p>
          </table:table-cell>
          <table:table-cell table:formula="of:=AVERAGE([.A86:.A135])" office:value-type="float" office:value="-0.382575353980064" calcext:value-type="float">
            <text:p>-0.3825753539800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598285016239" calcext:value-type="float">
            <text:p>11.0598285016239</text:p>
          </table:table-cell>
          <table:table-cell office:value-type="float" office:value="280.919643941246" calcext:value-type="float">
            <text:p>280.919643941246</text:p>
          </table:table-cell>
          <table:table-cell table:formula="of:=AVERAGE([.F86:.F135])" office:value-type="float" office:value="286.370001698967" calcext:value-type="float">
            <text:p>286.370001698967</text:p>
          </table:table-cell>
          <table:table-cell table:number-columns-repeated="3"/>
        </table:table-row>
        <table:table-row table:style-name="ro1">
          <table:table-cell office:value-type="float" office:value="0.516990303993225" calcext:value-type="float">
            <text:p>0.516990303993225</text:p>
          </table:table-cell>
          <table:table-cell table:formula="of:=AVERAGE([.A87:.A136])" office:value-type="float" office:value="-0.368370197117329" calcext:value-type="float">
            <text:p>-0.3683701971173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203741815567" calcext:value-type="float">
            <text:p>11.1203741815567</text:p>
          </table:table-cell>
          <table:table-cell office:value-type="float" office:value="282.45750421154" calcext:value-type="float">
            <text:p>282.45750421154</text:p>
          </table:table-cell>
          <table:table-cell table:formula="of:=AVERAGE([.F87:.F136])" office:value-type="float" office:value="286.3512768897" calcext:value-type="float">
            <text:p>286.3512768897</text:p>
          </table:table-cell>
          <table:table-cell table:number-columns-repeated="3"/>
        </table:table-row>
        <table:table-row table:style-name="ro1">
          <table:table-cell office:value-type="float" office:value="-0.0761932730674744" calcext:value-type="float">
            <text:p>-0.076193273067474</text:p>
          </table:table-cell>
          <table:table-cell table:formula="of:=AVERAGE([.A88:.A137])" office:value-type="float" office:value="-0.364190168082714" calcext:value-type="float">
            <text:p>-0.3641901680827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034455146432" calcext:value-type="float">
            <text:p>11.1034455146432</text:p>
          </table:table-cell>
          <table:table-cell office:value-type="float" office:value="282.027516071937" calcext:value-type="float">
            <text:p>282.027516071937</text:p>
          </table:table-cell>
          <table:table-cell table:formula="of:=AVERAGE([.F88:.F137])" office:value-type="float" office:value="286.193004418635" calcext:value-type="float">
            <text:p>286.193004418635</text:p>
          </table:table-cell>
          <table:table-cell table:number-columns-repeated="3"/>
        </table:table-row>
        <table:table-row table:style-name="ro1">
          <table:table-cell office:value-type="float" office:value="0.209996789693832" calcext:value-type="float">
            <text:p>0.209996789693832</text:p>
          </table:table-cell>
          <table:table-cell table:formula="of:=AVERAGE([.A89:.A138])" office:value-type="float" office:value="-0.346912679970264" calcext:value-type="float">
            <text:p>-0.346912679970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1564624101" calcext:value-type="float">
            <text:p>11.4411564624101</text:p>
          </table:table-cell>
          <table:table-cell office:value-type="float" office:value="290.605374145216" calcext:value-type="float">
            <text:p>290.605374145216</text:p>
          </table:table-cell>
          <table:table-cell table:formula="of:=AVERAGE([.F89:.F138])" office:value-type="float" office:value="286.216564359298" calcext:value-type="float">
            <text:p>286.216564359298</text:p>
          </table:table-cell>
          <table:table-cell table:number-columns-repeated="3"/>
        </table:table-row>
        <table:table-row table:style-name="ro1">
          <table:table-cell office:value-type="float" office:value="-0.862811923027039" calcext:value-type="float">
            <text:p>-0.862811923027039</text:p>
          </table:table-cell>
          <table:table-cell table:formula="of:=AVERAGE([.A90:.A139])" office:value-type="float" office:value="-0.344108293354511" calcext:value-type="float">
            <text:p>-0.3441082933545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20706029475" calcext:value-type="float">
            <text:p>11.3920706029475</text:p>
          </table:table-cell>
          <table:table-cell office:value-type="float" office:value="289.358593314866" calcext:value-type="float">
            <text:p>289.358593314866</text:p>
          </table:table-cell>
          <table:table-cell table:formula="of:=AVERAGE([.F90:.F139])" office:value-type="float" office:value="286.297555790401" calcext:value-type="float">
            <text:p>286.297555790401</text:p>
          </table:table-cell>
          <table:table-cell table:number-columns-repeated="3"/>
        </table:table-row>
        <table:table-row table:style-name="ro1">
          <table:table-cell office:value-type="float" office:value="-1.23819065093994" calcext:value-type="float">
            <text:p>-1.23819065093994</text:p>
          </table:table-cell>
          <table:table-cell table:formula="of:=AVERAGE([.A91:.A140])" office:value-type="float" office:value="-0.354922943413258" calcext:value-type="float">
            <text:p>-0.354922943413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90539581716" calcext:value-type="float">
            <text:p>11.4990539581716</text:p>
          </table:table-cell>
          <table:table-cell office:value-type="float" office:value="292.075970537559" calcext:value-type="float">
            <text:p>292.075970537559</text:p>
          </table:table-cell>
          <table:table-cell table:formula="of:=AVERAGE([.F91:.F140])" office:value-type="float" office:value="286.359290738517" calcext:value-type="float">
            <text:p>286.359290738517</text:p>
          </table:table-cell>
          <table:table-cell table:number-columns-repeated="3"/>
        </table:table-row>
        <table:table-row table:style-name="ro1">
          <table:table-cell office:value-type="float" office:value="-0.437405288219452" calcext:value-type="float">
            <text:p>-0.437405288219452</text:p>
          </table:table-cell>
          <table:table-cell table:formula="of:=AVERAGE([.A92:.A141])" office:value-type="float" office:value="-0.350125116407871" calcext:value-type="float">
            <text:p>-0.3501251164078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29029928148" calcext:value-type="float">
            <text:p>11.4729029928148</text:p>
          </table:table-cell>
          <table:table-cell office:value-type="float" office:value="291.411736017495" calcext:value-type="float">
            <text:p>291.411736017495</text:p>
          </table:table-cell>
          <table:table-cell table:formula="of:=AVERAGE([.F92:.F141])" office:value-type="float" office:value="286.501465774474" calcext:value-type="float">
            <text:p>286.501465774474</text:p>
          </table:table-cell>
          <table:table-cell table:number-columns-repeated="3"/>
        </table:table-row>
        <table:table-row table:style-name="ro1">
          <table:table-cell office:value-type="float" office:value="0.367297559976578" calcext:value-type="float">
            <text:p>0.367297559976578</text:p>
          </table:table-cell>
          <table:table-cell table:formula="of:=AVERAGE([.A93:.A142])" office:value-type="float" office:value="-0.326606636941433" calcext:value-type="float">
            <text:p>-0.3266066369414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2515119502" calcext:value-type="float">
            <text:p>11.272515119502</text:p>
          </table:table-cell>
          <table:table-cell office:value-type="float" office:value="286.321884035349" calcext:value-type="float">
            <text:p>286.321884035349</text:p>
          </table:table-cell>
          <table:table-cell table:formula="of:=AVERAGE([.F93:.F142])" office:value-type="float" office:value="286.644543225241" calcext:value-type="float">
            <text:p>286.644543225241</text:p>
          </table:table-cell>
          <table:table-cell table:number-columns-repeated="3"/>
        </table:table-row>
        <table:table-row table:style-name="ro1">
          <table:table-cell office:value-type="float" office:value="-0.245292156934738" calcext:value-type="float">
            <text:p>-0.245292156934738</text:p>
          </table:table-cell>
          <table:table-cell table:formula="of:=AVERAGE([.A94:.A143])" office:value-type="float" office:value="-0.309685027897358" calcext:value-type="float">
            <text:p>-0.3096850278973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29753089756" calcext:value-type="float">
            <text:p>11.1729753089756</text:p>
          </table:table-cell>
          <table:table-cell office:value-type="float" office:value="283.79357284798" calcext:value-type="float">
            <text:p>283.79357284798</text:p>
          </table:table-cell>
          <table:table-cell table:formula="of:=AVERAGE([.F94:.F143])" office:value-type="float" office:value="286.707715838166" calcext:value-type="float">
            <text:p>286.707715838166</text:p>
          </table:table-cell>
          <table:table-cell table:number-columns-repeated="3"/>
        </table:table-row>
        <table:table-row table:style-name="ro1">
          <table:table-cell office:value-type="float" office:value="-0.549068331718445" calcext:value-type="float">
            <text:p>-0.549068331718445</text:p>
          </table:table-cell>
          <table:table-cell table:formula="of:=AVERAGE([.A95:.A144])" office:value-type="float" office:value="-0.325528102815151" calcext:value-type="float">
            <text:p>-0.325528102815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62453249216" calcext:value-type="float">
            <text:p>11.5662453249216</text:p>
          </table:table-cell>
          <table:table-cell office:value-type="float" office:value="293.782631253009" calcext:value-type="float">
            <text:p>293.782631253009</text:p>
          </table:table-cell>
          <table:table-cell table:formula="of:=AVERAGE([.F95:.F144])" office:value-type="float" office:value="286.82056120073" calcext:value-type="float">
            <text:p>286.82056120073</text:p>
          </table:table-cell>
          <table:table-cell table:number-columns-repeated="3"/>
        </table:table-row>
        <table:table-row table:style-name="ro1">
          <table:table-cell office:value-type="float" office:value="-0.610503613948822" calcext:value-type="float">
            <text:p>-0.610503613948822</text:p>
          </table:table-cell>
          <table:table-cell table:formula="of:=AVERAGE([.A96:.A145])" office:value-type="float" office:value="-0.323376936614513" calcext:value-type="float">
            <text:p>-0.323376936614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108139668345" calcext:value-type="float">
            <text:p>11.1108139668345</text:p>
          </table:table-cell>
          <table:table-cell office:value-type="float" office:value="282.214674757597" calcext:value-type="float">
            <text:p>282.214674757597</text:p>
          </table:table-cell>
          <table:table-cell table:formula="of:=AVERAGE([.F96:.F145])" office:value-type="float" office:value="286.877181471517" calcext:value-type="float">
            <text:p>286.877181471517</text:p>
          </table:table-cell>
          <table:table-cell table:number-columns-repeated="3"/>
        </table:table-row>
        <table:table-row table:style-name="ro1">
          <table:table-cell office:value-type="float" office:value="-1.1220201253891" calcext:value-type="float">
            <text:p>-1.1220201253891</text:p>
          </table:table-cell>
          <table:table-cell table:formula="of:=AVERAGE([.A97:.A146])" office:value-type="float" office:value="-0.324144482314587" calcext:value-type="float">
            <text:p>-0.3241444823145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46867736548" calcext:value-type="float">
            <text:p>11.4346867736548</text:p>
          </table:table-cell>
          <table:table-cell office:value-type="float" office:value="290.441044050832" calcext:value-type="float">
            <text:p>290.441044050832</text:p>
          </table:table-cell>
          <table:table-cell table:formula="of:=AVERAGE([.F97:.F146])" office:value-type="float" office:value="286.874034344573" calcext:value-type="float">
            <text:p>286.874034344573</text:p>
          </table:table-cell>
          <table:table-cell table:number-columns-repeated="3"/>
        </table:table-row>
        <table:table-row table:style-name="ro1">
          <table:table-cell office:value-type="float" office:value="0.213089972734451" calcext:value-type="float">
            <text:p>0.213089972734451</text:p>
          </table:table-cell>
          <table:table-cell table:formula="of:=AVERAGE([.A98:.A147])" office:value-type="float" office:value="-0.316415893137455" calcext:value-type="float">
            <text:p>-0.316415893137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81707817137" calcext:value-type="float">
            <text:p>11.4581707817137</text:p>
          </table:table-cell>
          <table:table-cell office:value-type="float" office:value="291.037537855529" calcext:value-type="float">
            <text:p>291.037537855529</text:p>
          </table:table-cell>
          <table:table-cell table:formula="of:=AVERAGE([.F98:.F147])" office:value-type="float" office:value="286.895421694761" calcext:value-type="float">
            <text:p>286.895421694761</text:p>
          </table:table-cell>
          <table:table-cell table:number-columns-repeated="3"/>
        </table:table-row>
        <table:table-row table:style-name="ro1">
          <table:table-cell office:value-type="float" office:value="-0.257171422243118" calcext:value-type="float">
            <text:p>-0.257171422243118</text:p>
          </table:table-cell>
          <table:table-cell table:formula="of:=AVERAGE([.A99:.A148])" office:value-type="float" office:value="-0.331210360825062" calcext:value-type="float">
            <text:p>-0.331210360825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990913225919" calcext:value-type="float">
            <text:p>11.0990913225919</text:p>
          </table:table-cell>
          <table:table-cell office:value-type="float" office:value="281.916919593834" calcext:value-type="float">
            <text:p>281.916919593834</text:p>
          </table:table-cell>
          <table:table-cell table:formula="of:=AVERAGE([.F99:.F148])" office:value-type="float" office:value="286.769353034612" calcext:value-type="float">
            <text:p>286.769353034612</text:p>
          </table:table-cell>
          <table:table-cell table:number-columns-repeated="3"/>
        </table:table-row>
        <table:table-row table:style-name="ro1">
          <table:table-cell office:value-type="float" office:value="-0.688293695449829" calcext:value-type="float">
            <text:p>-0.688293695449829</text:p>
          </table:table-cell>
          <table:table-cell table:formula="of:=AVERAGE([.A100:.A149])" office:value-type="float" office:value="-0.343081424236298" calcext:value-type="float">
            <text:p>-0.343081424236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91096859157" calcext:value-type="float">
            <text:p>11.3591096859157</text:p>
          </table:table-cell>
          <table:table-cell office:value-type="float" office:value="288.521386022259" calcext:value-type="float">
            <text:p>288.521386022259</text:p>
          </table:table-cell>
          <table:table-cell table:formula="of:=AVERAGE([.F100:.F149])" office:value-type="float" office:value="286.923375692209" calcext:value-type="float">
            <text:p>286.923375692209</text:p>
          </table:table-cell>
          <table:table-cell table:number-columns-repeated="3"/>
        </table:table-row>
        <table:table-row table:style-name="ro1">
          <table:table-cell office:value-type="float" office:value="-0.493145883083344" calcext:value-type="float">
            <text:p>-0.493145883083344</text:p>
          </table:table-cell>
          <table:table-cell table:formula="of:=AVERAGE([.A101:.A150])" office:value-type="float" office:value="-0.339573805332184" calcext:value-type="float">
            <text:p>-0.339573805332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9274838227" calcext:value-type="float">
            <text:p>11.569274838227</text:p>
          </table:table-cell>
          <table:table-cell office:value-type="float" office:value="293.859580890967" calcext:value-type="float">
            <text:p>293.859580890967</text:p>
          </table:table-cell>
          <table:table-cell table:formula="of:=AVERAGE([.F101:.F150])" office:value-type="float" office:value="287.084589058035" calcext:value-type="float">
            <text:p>287.084589058035</text:p>
          </table:table-cell>
          <table:table-cell table:number-columns-repeated="3"/>
        </table:table-row>
        <table:table-row table:style-name="ro1">
          <table:table-cell office:value-type="float" office:value="-0.417067348957062" calcext:value-type="float">
            <text:p>-0.417067348957062</text:p>
          </table:table-cell>
          <table:table-cell table:formula="of:=AVERAGE([.A102:.A151])" office:value-type="float" office:value="-0.355303518176079" calcext:value-type="float">
            <text:p>-0.355303518176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836503599226" calcext:value-type="float">
            <text:p>11.5836503599226</text:p>
          </table:table-cell>
          <table:table-cell office:value-type="float" office:value="294.224719142035" calcext:value-type="float">
            <text:p>294.224719142035</text:p>
          </table:table-cell>
          <table:table-cell table:formula="of:=AVERAGE([.F102:.F151])" office:value-type="float" office:value="287.219929225684" calcext:value-type="float">
            <text:p>287.219929225684</text:p>
          </table:table-cell>
          <table:table-cell table:number-columns-repeated="3"/>
        </table:table-row>
        <table:table-row table:style-name="ro1">
          <table:table-cell office:value-type="float" office:value="-0.443130522966385" calcext:value-type="float">
            <text:p>-0.443130522966385</text:p>
          </table:table-cell>
          <table:table-cell table:formula="of:=AVERAGE([.A103:.A152])" office:value-type="float" office:value="-0.361597798466682" calcext:value-type="float">
            <text:p>-0.3615977984666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67240776449" calcext:value-type="float">
            <text:p>11.4567240776449</text:p>
          </table:table-cell>
          <table:table-cell office:value-type="float" office:value="291.000791572182" calcext:value-type="float">
            <text:p>291.000791572182</text:p>
          </table:table-cell>
          <table:table-cell table:formula="of:=AVERAGE([.F103:.F152])" office:value-type="float" office:value="287.447178017069" calcext:value-type="float">
            <text:p>287.447178017069</text:p>
          </table:table-cell>
          <table:table-cell table:number-columns-repeated="3"/>
        </table:table-row>
        <table:table-row table:style-name="ro1">
          <table:table-cell office:value-type="float" office:value="-0.77759200334549" calcext:value-type="float">
            <text:p>-0.77759200334549</text:p>
          </table:table-cell>
          <table:table-cell table:formula="of:=AVERAGE([.A104:.A153])" office:value-type="float" office:value="-0.379246733188629" calcext:value-type="float">
            <text:p>-0.379246733188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50447883606" calcext:value-type="float">
            <text:p>10.9950447883606</text:p>
          </table:table-cell>
          <table:table-cell office:value-type="float" office:value="279.274137624359" calcext:value-type="float">
            <text:p>279.274137624359</text:p>
          </table:table-cell>
          <table:table-cell table:formula="of:=AVERAGE([.F104:.F153])" office:value-type="float" office:value="287.304887348039" calcext:value-type="float">
            <text:p>287.304887348039</text:p>
          </table:table-cell>
          <table:table-cell table:number-columns-repeated="3"/>
        </table:table-row>
        <table:table-row table:style-name="ro1">
          <table:table-cell office:value-type="float" office:value="0.554466843605042" calcext:value-type="float">
            <text:p>0.554466843605042</text:p>
          </table:table-cell>
          <table:table-cell table:formula="of:=AVERAGE([.A105:.A154])" office:value-type="float" office:value="-0.369913084506988" calcext:value-type="float">
            <text:p>-0.369913084506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88337357908" calcext:value-type="float">
            <text:p>11.0688337357908</text:p>
          </table:table-cell>
          <table:table-cell office:value-type="float" office:value="281.148376889088" calcext:value-type="float">
            <text:p>281.148376889088</text:p>
          </table:table-cell>
          <table:table-cell table:formula="of:=AVERAGE([.F105:.F154])" office:value-type="float" office:value="287.180075154481" calcext:value-type="float">
            <text:p>287.180075154481</text:p>
          </table:table-cell>
          <table:table-cell table:number-columns-repeated="3"/>
        </table:table-row>
        <table:table-row table:style-name="ro1">
          <table:table-cell office:value-type="float" office:value="-0.292243838310242" calcext:value-type="float">
            <text:p>-0.292243838310242</text:p>
          </table:table-cell>
          <table:table-cell table:formula="of:=AVERAGE([.A106:.A155])" office:value-type="float" office:value="-0.367977808117866" calcext:value-type="float">
            <text:p>-0.367977808117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48563234299" calcext:value-type="float">
            <text:p>11.5748563234299</text:p>
          </table:table-cell>
          <table:table-cell office:value-type="float" office:value="294.001350615121" calcext:value-type="float">
            <text:p>294.001350615121</text:p>
          </table:table-cell>
          <table:table-cell table:formula="of:=AVERAGE([.F106:.F155])" office:value-type="float" office:value="287.443897375649" calcext:value-type="float">
            <text:p>287.443897375649</text:p>
          </table:table-cell>
          <table:table-cell table:number-columns-repeated="3"/>
        </table:table-row>
        <table:table-row table:style-name="ro1">
          <table:table-cell office:value-type="float" office:value="-0.465943038463593" calcext:value-type="float">
            <text:p>-0.465943038463593</text:p>
          </table:table-cell>
          <table:table-cell table:formula="of:=AVERAGE([.A107:.A156])" office:value-type="float" office:value="-0.353953003287315" calcext:value-type="float">
            <text:p>-0.353953003287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08037986606" calcext:value-type="float">
            <text:p>11.5208037986606</text:p>
          </table:table-cell>
          <table:table-cell office:value-type="float" office:value="292.62841648598" calcext:value-type="float">
            <text:p>292.62841648598</text:p>
          </table:table-cell>
          <table:table-cell table:formula="of:=AVERAGE([.F107:.F156])" office:value-type="float" office:value="287.540511192584" calcext:value-type="float">
            <text:p>287.540511192584</text:p>
          </table:table-cell>
          <table:table-cell table:number-columns-repeated="3"/>
        </table:table-row>
        <table:table-row table:style-name="ro1">
          <table:table-cell office:value-type="float" office:value="-0.172278702259064" calcext:value-type="float">
            <text:p>-0.172278702259064</text:p>
          </table:table-cell>
          <table:table-cell table:formula="of:=AVERAGE([.A108:.A157])" office:value-type="float" office:value="-0.356329799890518" calcext:value-type="float">
            <text:p>-0.3563297998905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38397602528" calcext:value-type="float">
            <text:p>11.3838397602528</text:p>
          </table:table-cell>
          <table:table-cell office:value-type="float" office:value="289.149529910422" calcext:value-type="float">
            <text:p>289.149529910422</text:p>
          </table:table-cell>
          <table:table-cell table:formula="of:=AVERAGE([.F108:.F157])" office:value-type="float" office:value="287.581782066959" calcext:value-type="float">
            <text:p>287.581782066959</text:p>
          </table:table-cell>
          <table:table-cell table:number-columns-repeated="3"/>
        </table:table-row>
        <table:table-row table:style-name="ro1">
          <table:table-cell office:value-type="float" office:value="0.198563545942306" calcext:value-type="float">
            <text:p>0.198563545942306</text:p>
          </table:table-cell>
          <table:table-cell table:formula="of:=AVERAGE([.A109:.A158])" office:value-type="float" office:value="-0.354519000053406" calcext:value-type="float">
            <text:p>-0.354519000053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8399913007" calcext:value-type="float">
            <text:p>11.418399913007</text:p>
          </table:table-cell>
          <table:table-cell office:value-type="float" office:value="290.027357790378" calcext:value-type="float">
            <text:p>290.027357790378</text:p>
          </table:table-cell>
          <table:table-cell table:formula="of:=AVERAGE([.F109:.F158])" office:value-type="float" office:value="287.578727327265" calcext:value-type="float">
            <text:p>287.578727327265</text:p>
          </table:table-cell>
          <table:table-cell table:number-columns-repeated="3"/>
        </table:table-row>
        <table:table-row table:style-name="ro1">
          <table:table-cell office:value-type="float" office:value="-0.172376126050949" calcext:value-type="float">
            <text:p>-0.172376126050949</text:p>
          </table:table-cell>
          <table:table-cell table:formula="of:=AVERAGE([.A110:.A159])" office:value-type="float" office:value="-0.361857796907425" calcext:value-type="float">
            <text:p>-0.361857796907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40854039729" calcext:value-type="float">
            <text:p>11.4040854039729</text:p>
          </table:table-cell>
          <table:table-cell office:value-type="float" office:value="289.663769260911" calcext:value-type="float">
            <text:p>289.663769260911</text:p>
          </table:table-cell>
          <table:table-cell table:formula="of:=AVERAGE([.F110:.F159])" office:value-type="float" office:value="287.558932614046" calcext:value-type="float">
            <text:p>287.558932614046</text:p>
          </table:table-cell>
          <table:table-cell table:number-columns-repeated="3"/>
        </table:table-row>
        <table:table-row table:style-name="ro1">
          <table:table-cell office:value-type="float" office:value="-0.409319967031479" calcext:value-type="float">
            <text:p>-0.409319967031479</text:p>
          </table:table-cell>
          <table:table-cell table:formula="of:=AVERAGE([.A111:.A160])" office:value-type="float" office:value="-0.372253123521805" calcext:value-type="float">
            <text:p>-0.372253123521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77460017294" calcext:value-type="float">
            <text:p>11.5677460017294</text:p>
          </table:table-cell>
          <table:table-cell office:value-type="float" office:value="293.820748443926" calcext:value-type="float">
            <text:p>293.820748443926</text:p>
          </table:table-cell>
          <table:table-cell table:formula="of:=AVERAGE([.F111:.F160])" office:value-type="float" office:value="287.695494677573" calcext:value-type="float">
            <text:p>287.695494677573</text:p>
          </table:table-cell>
          <table:table-cell table:number-columns-repeated="3"/>
        </table:table-row>
        <table:table-row table:style-name="ro1">
          <table:table-cell office:value-type="float" office:value="0.283473163843155" calcext:value-type="float">
            <text:p>0.283473163843155</text:p>
          </table:table-cell>
          <table:table-cell table:formula="of:=AVERAGE([.A112:.A161])" office:value-type="float" office:value="-0.366004761457443" calcext:value-type="float">
            <text:p>-0.366004761457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97058186263" calcext:value-type="float">
            <text:p>11.4197058186263</text:p>
          </table:table-cell>
          <table:table-cell office:value-type="float" office:value="290.060527793108" calcext:value-type="float">
            <text:p>290.060527793108</text:p>
          </table:table-cell>
          <table:table-cell table:formula="of:=AVERAGE([.F112:.F161])" office:value-type="float" office:value="287.701461105737" calcext:value-type="float">
            <text:p>287.701461105737</text:p>
          </table:table-cell>
          <table:table-cell table:number-columns-repeated="3"/>
        </table:table-row>
        <table:table-row table:style-name="ro1">
          <table:table-cell office:value-type="float" office:value="-1.25576364994049" calcext:value-type="float">
            <text:p>-1.25576364994049</text:p>
          </table:table-cell>
          <table:table-cell table:formula="of:=AVERAGE([.A113:.A162])" office:value-type="float" office:value="-0.371036087274551" calcext:value-type="float">
            <text:p>-0.3710360872745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50270365745" calcext:value-type="float">
            <text:p>11.4350270365745</text:p>
          </table:table-cell>
          <table:table-cell office:value-type="float" office:value="290.449686728992" calcext:value-type="float">
            <text:p>290.449686728992</text:p>
          </table:table-cell>
          <table:table-cell table:formula="of:=AVERAGE([.F113:.F162])" office:value-type="float" office:value="287.889588367398" calcext:value-type="float">
            <text:p>287.889588367398</text:p>
          </table:table-cell>
          <table:table-cell table:number-columns-repeated="3"/>
        </table:table-row>
        <table:table-row table:style-name="ro1">
          <table:table-cell office:value-type="float" office:value="0.11906173825264" calcext:value-type="float">
            <text:p>0.11906173825264</text:p>
          </table:table-cell>
          <table:table-cell table:formula="of:=AVERAGE([.A114:.A163])" office:value-type="float" office:value="-0.356679983735085" calcext:value-type="float">
            <text:p>-0.356679983735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77082835943" calcext:value-type="float">
            <text:p>11.4477082835943</text:p>
          </table:table-cell>
          <table:table-cell office:value-type="float" office:value="290.771790403294" calcext:value-type="float">
            <text:p>290.771790403294</text:p>
          </table:table-cell>
          <table:table-cell table:formula="of:=AVERAGE([.F114:.F163])" office:value-type="float" office:value="288.016728719639" calcext:value-type="float">
            <text:p>288.016728719639</text:p>
          </table:table-cell>
          <table:table-cell table:number-columns-repeated="3"/>
        </table:table-row>
        <table:table-row table:style-name="ro1">
          <table:table-cell office:value-type="float" office:value="0.314216881990433" calcext:value-type="float">
            <text:p>0.314216881990433</text:p>
          </table:table-cell>
          <table:table-cell table:formula="of:=AVERAGE([.A115:.A164])" office:value-type="float" office:value="-0.330768046379089" calcext:value-type="float">
            <text:p>-0.3307680463790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04979718357" calcext:value-type="float">
            <text:p>11.2604979718357</text:p>
          </table:table-cell>
          <table:table-cell office:value-type="float" office:value="286.016648484628" calcext:value-type="float">
            <text:p>286.016648484628</text:p>
          </table:table-cell>
          <table:table-cell table:formula="of:=AVERAGE([.F115:.F164])" office:value-type="float" office:value="287.925489456426" calcext:value-type="float">
            <text:p>287.925489456426</text:p>
          </table:table-cell>
          <table:table-cell table:number-columns-repeated="3"/>
        </table:table-row>
        <table:table-row table:style-name="ro1">
          <table:table-cell office:value-type="float" office:value="-0.0354562103748322" calcext:value-type="float">
            <text:p>-0.035456210374832</text:p>
          </table:table-cell>
          <table:table-cell table:formula="of:=AVERAGE([.A116:.A165])" office:value-type="float" office:value="-0.306266193985939" calcext:value-type="float">
            <text:p>-0.3062661939859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49098284692" calcext:value-type="float">
            <text:p>11.3849098284692</text:p>
          </table:table-cell>
          <table:table-cell office:value-type="float" office:value="289.176709643117" calcext:value-type="float">
            <text:p>289.176709643117</text:p>
          </table:table-cell>
          <table:table-cell table:formula="of:=AVERAGE([.F116:.F165])" office:value-type="float" office:value="287.893292202025" calcext:value-type="float">
            <text:p>287.893292202025</text:p>
          </table:table-cell>
          <table:table-cell table:number-columns-repeated="3"/>
        </table:table-row>
        <table:table-row table:style-name="ro1">
          <table:table-cell office:value-type="float" office:value="-0.946532249450684" calcext:value-type="float">
            <text:p>-0.946532249450684</text:p>
          </table:table-cell>
          <table:table-cell table:formula="of:=AVERAGE([.A117:.A166])" office:value-type="float" office:value="-0.297810741066933" calcext:value-type="float">
            <text:p>-0.297810741066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51530875534" calcext:value-type="float">
            <text:p>11.5151530875534</text:p>
          </table:table-cell>
          <table:table-cell office:value-type="float" office:value="292.484888423856" calcext:value-type="float">
            <text:p>292.484888423856</text:p>
          </table:table-cell>
          <table:table-cell table:formula="of:=AVERAGE([.F117:.F166])" office:value-type="float" office:value="287.925603897406" calcext:value-type="float">
            <text:p>287.925603897406</text:p>
          </table:table-cell>
          <table:table-cell table:number-columns-repeated="3"/>
        </table:table-row>
        <table:table-row table:style-name="ro1">
          <table:table-cell office:value-type="float" office:value="-0.0412810742855072" calcext:value-type="float">
            <text:p>-0.041281074285507</text:p>
          </table:table-cell>
          <table:table-cell table:formula="of:=AVERAGE([.A118:.A167])" office:value-type="float" office:value="-0.300296959280968" calcext:value-type="float">
            <text:p>-0.300296959280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14653414965" calcext:value-type="float">
            <text:p>11.5114653414965</text:p>
          </table:table-cell>
          <table:table-cell office:value-type="float" office:value="292.39121967401" calcext:value-type="float">
            <text:p>292.39121967401</text:p>
          </table:table-cell>
          <table:table-cell table:formula="of:=AVERAGE([.F118:.F167])" office:value-type="float" office:value="288.023032510274" calcext:value-type="float">
            <text:p>288.023032510274</text:p>
          </table:table-cell>
          <table:table-cell table:number-columns-repeated="3"/>
        </table:table-row>
        <table:table-row table:style-name="ro1">
          <table:table-cell office:value-type="float" office:value="-0.898101806640625" calcext:value-type="float">
            <text:p>-0.898101806640625</text:p>
          </table:table-cell>
          <table:table-cell table:formula="of:=AVERAGE([.A119:.A168])" office:value-type="float" office:value="-0.27825899541378" calcext:value-type="float">
            <text:p>-0.278258995413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645742631" calcext:value-type="float">
            <text:p>11.363645742631</text:p>
          </table:table-cell>
          <table:table-cell office:value-type="float" office:value="288.636601862826" calcext:value-type="float">
            <text:p>288.636601862826</text:p>
          </table:table-cell>
          <table:table-cell table:formula="of:=AVERAGE([.F119:.F168])" office:value-type="float" office:value="287.988975589952" calcext:value-type="float">
            <text:p>287.988975589952</text:p>
          </table:table-cell>
          <table:table-cell table:number-columns-repeated="3"/>
        </table:table-row>
        <table:table-row table:style-name="ro1">
          <table:table-cell office:value-type="float" office:value="-0.771697998046875" calcext:value-type="float">
            <text:p>-0.771697998046875</text:p>
          </table:table-cell>
          <table:table-cell table:formula="of:=AVERAGE([.A120:.A169])" office:value-type="float" office:value="-0.29108283996582" calcext:value-type="float">
            <text:p>-0.291082839965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424126588672" calcext:value-type="float">
            <text:p>11.1424126588672</text:p>
          </table:table-cell>
          <table:table-cell office:value-type="float" office:value="283.017281535228" calcext:value-type="float">
            <text:p>283.017281535228</text:p>
          </table:table-cell>
          <table:table-cell table:formula="of:=AVERAGE([.F120:.F169])" office:value-type="float" office:value="287.847753036732" calcext:value-type="float">
            <text:p>287.847753036732</text:p>
          </table:table-cell>
          <table:table-cell table:number-columns-repeated="3"/>
        </table:table-row>
        <table:table-row table:style-name="ro1">
          <table:table-cell office:value-type="float" office:value="-0.462523818016052" calcext:value-type="float">
            <text:p>-0.462523818016052</text:p>
          </table:table-cell>
          <table:table-cell table:formula="of:=AVERAGE([.A121:.A170])" office:value-type="float" office:value="-0.305227393507957" calcext:value-type="float">
            <text:p>-0.3052273935079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739799191207" calcext:value-type="float">
            <text:p>11.0739799191207</text:p>
          </table:table-cell>
          <table:table-cell office:value-type="float" office:value="281.279089945665" calcext:value-type="float">
            <text:p>281.279089945665</text:p>
          </table:table-cell>
          <table:table-cell table:formula="of:=AVERAGE([.F121:.F170])" office:value-type="float" office:value="287.692395830418" calcext:value-type="float">
            <text:p>287.692395830418</text:p>
          </table:table-cell>
          <table:table-cell table:number-columns-repeated="3"/>
        </table:table-row>
        <table:table-row table:style-name="ro1">
          <table:table-cell office:value-type="float" office:value="0.686733365058899" calcext:value-type="float">
            <text:p>0.686733365058899</text:p>
          </table:table-cell>
          <table:table-cell table:formula="of:=AVERAGE([.A122:.A171])" office:value-type="float" office:value="-0.304699999690056" calcext:value-type="float">
            <text:p>-0.30469999969005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92044191003" calcext:value-type="float">
            <text:p>11.0092044191003</text:p>
          </table:table-cell>
          <table:table-cell office:value-type="float" office:value="279.633792245147" calcext:value-type="float">
            <text:p>279.633792245147</text:p>
          </table:table-cell>
          <table:table-cell table:formula="of:=AVERAGE([.F122:.F171])" office:value-type="float" office:value="287.571373898268" calcext:value-type="float">
            <text:p>287.571373898268</text:p>
          </table:table-cell>
          <table:table-cell table:number-columns-repeated="3"/>
        </table:table-row>
        <table:table-row table:style-name="ro1">
          <table:table-cell office:value-type="float" office:value="-0.821863293647766" calcext:value-type="float">
            <text:p>-0.821863293647766</text:p>
          </table:table-cell>
          <table:table-cell table:formula="of:=AVERAGE([.A123:.A172])" office:value-type="float" office:value="-0.315394510626793" calcext:value-type="float">
            <text:p>-0.3153945106267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280336172104" calcext:value-type="float">
            <text:p>11.1280336172104</text:p>
          </table:table-cell>
          <table:table-cell office:value-type="float" office:value="282.652053877144" calcext:value-type="float">
            <text:p>282.652053877144</text:p>
          </table:table-cell>
          <table:table-cell table:formula="of:=AVERAGE([.F123:.F172])" office:value-type="float" office:value="287.627449382307" calcext:value-type="float">
            <text:p>287.627449382307</text:p>
          </table:table-cell>
          <table:table-cell table:number-columns-repeated="3"/>
        </table:table-row>
        <table:table-row table:style-name="ro1">
          <table:table-cell office:value-type="float" office:value="-0.306039392948151" calcext:value-type="float">
            <text:p>-0.306039392948151</text:p>
          </table:table-cell>
          <table:table-cell table:formula="of:=AVERAGE([.A124:.A173])" office:value-type="float" office:value="-0.322056204080582" calcext:value-type="float">
            <text:p>-0.3220562040805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258923074573" calcext:value-type="float">
            <text:p>11.1258923074573</text:p>
          </table:table-cell>
          <table:table-cell office:value-type="float" office:value="282.597664609416" calcext:value-type="float">
            <text:p>282.597664609416</text:p>
          </table:table-cell>
          <table:table-cell table:formula="of:=AVERAGE([.F124:.F173])" office:value-type="float" office:value="287.603568768482" calcext:value-type="float">
            <text:p>287.603568768482</text:p>
          </table:table-cell>
          <table:table-cell table:number-columns-repeated="3"/>
        </table:table-row>
        <table:table-row table:style-name="ro1">
          <table:table-cell office:value-type="float" office:value="-0.865752458572388" calcext:value-type="float">
            <text:p>-0.865752458572388</text:p>
          </table:table-cell>
          <table:table-cell table:formula="of:=AVERAGE([.A125:.A174])" office:value-type="float" office:value="-0.313033512830734" calcext:value-type="float">
            <text:p>-0.313033512830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64694671154" calcext:value-type="float">
            <text:p>11.4564694671154</text:p>
          </table:table-cell>
          <table:table-cell office:value-type="float" office:value="290.994324464731" calcext:value-type="float">
            <text:p>290.994324464731</text:p>
          </table:table-cell>
          <table:table-cell table:formula="of:=AVERAGE([.F125:.F174])" office:value-type="float" office:value="287.825349426803" calcext:value-type="float">
            <text:p>287.825349426803</text:p>
          </table:table-cell>
          <table:table-cell table:number-columns-repeated="3"/>
        </table:table-row>
        <table:table-row table:style-name="ro1">
          <table:table-cell office:value-type="float" office:value="0.0266591012477875" calcext:value-type="float">
            <text:p>0.026659101247788</text:p>
          </table:table-cell>
          <table:table-cell table:formula="of:=AVERAGE([.A126:.A175])" office:value-type="float" office:value="-0.31515165746212" calcext:value-type="float">
            <text:p>-0.31515165746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4123378098" calcext:value-type="float">
            <text:p>11.4234123378098</text:p>
          </table:table-cell>
          <table:table-cell office:value-type="float" office:value="290.154673380369" calcext:value-type="float">
            <text:p>290.154673380369</text:p>
          </table:table-cell>
          <table:table-cell table:formula="of:=AVERAGE([.F126:.F175])" office:value-type="float" office:value="287.847207653938" calcext:value-type="float">
            <text:p>287.847207653938</text:p>
          </table:table-cell>
          <table:table-cell table:number-columns-repeated="3"/>
        </table:table-row>
        <table:table-row table:style-name="ro1">
          <table:table-cell office:value-type="float" office:value="-0.359003454446793" calcext:value-type="float">
            <text:p>-0.359003454446793</text:p>
          </table:table-cell>
          <table:table-cell table:formula="of:=AVERAGE([.A127:.A176])" office:value-type="float" office:value="-0.300575287342071" calcext:value-type="float">
            <text:p>-0.3005752873420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54986634344" calcext:value-type="float">
            <text:p>11.2654986634344</text:p>
          </table:table-cell>
          <table:table-cell office:value-type="float" office:value="286.143666051233" calcext:value-type="float">
            <text:p>286.143666051233</text:p>
          </table:table-cell>
          <table:table-cell table:formula="of:=AVERAGE([.F127:.F176])" office:value-type="float" office:value="287.762766304133" calcext:value-type="float">
            <text:p>287.762766304133</text:p>
          </table:table-cell>
          <table:table-cell table:number-columns-repeated="3"/>
        </table:table-row>
        <table:table-row table:style-name="ro1">
          <table:table-cell office:value-type="float" office:value="-0.422579050064087" calcext:value-type="float">
            <text:p>-0.422579050064087</text:p>
          </table:table-cell>
          <table:table-cell table:formula="of:=AVERAGE([.A128:.A177])" office:value-type="float" office:value="-0.314572868943214" calcext:value-type="float">
            <text:p>-0.314572868943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80360217482" calcext:value-type="float">
            <text:p>11.5780360217482</text:p>
          </table:table-cell>
          <table:table-cell office:value-type="float" office:value="294.082114952404" calcext:value-type="float">
            <text:p>294.082114952404</text:p>
          </table:table-cell>
          <table:table-cell table:formula="of:=AVERAGE([.F128:.F177])" office:value-type="float" office:value="287.943263571096" calcext:value-type="float">
            <text:p>287.943263571096</text:p>
          </table:table-cell>
          <table:table-cell table:number-columns-repeated="3"/>
        </table:table-row>
        <table:table-row table:style-name="ro1">
          <table:table-cell office:value-type="float" office:value="0.308394700288773" calcext:value-type="float">
            <text:p>0.308394700288773</text:p>
          </table:table-cell>
          <table:table-cell table:formula="of:=AVERAGE([.A129:.A178])" office:value-type="float" office:value="-0.296723353862762" calcext:value-type="float">
            <text:p>-0.2967233538627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79760105252" calcext:value-type="float">
            <text:p>11.4579760105252</text:p>
          </table:table-cell>
          <table:table-cell office:value-type="float" office:value="291.032590667341" calcext:value-type="float">
            <text:p>291.032590667341</text:p>
          </table:table-cell>
          <table:table-cell table:formula="of:=AVERAGE([.F129:.F178])" office:value-type="float" office:value="288.033931821503" calcext:value-type="float">
            <text:p>288.033931821503</text:p>
          </table:table-cell>
          <table:table-cell table:number-columns-repeated="3"/>
        </table:table-row>
        <table:table-row table:style-name="ro1">
          <table:table-cell office:value-type="float" office:value="-0.580931782722473" calcext:value-type="float">
            <text:p>-0.580931782722473</text:p>
          </table:table-cell>
          <table:table-cell table:formula="of:=AVERAGE([.A130:.A179])" office:value-type="float" office:value="-0.310540329217911" calcext:value-type="float">
            <text:p>-0.310540329217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27456439435" calcext:value-type="float">
            <text:p>11.5227456439435</text:p>
          </table:table-cell>
          <table:table-cell office:value-type="float" office:value="292.677739356166" calcext:value-type="float">
            <text:p>292.677739356166</text:p>
          </table:table-cell>
          <table:table-cell table:formula="of:=AVERAGE([.F130:.F179])" office:value-type="float" office:value="288.094560506815" calcext:value-type="float">
            <text:p>288.094560506815</text:p>
          </table:table-cell>
          <table:table-cell table:number-columns-repeated="3"/>
        </table:table-row>
        <table:table-row table:style-name="ro1">
          <table:table-cell office:value-type="float" office:value="-0.41879990696907" calcext:value-type="float">
            <text:p>-0.41879990696907</text:p>
          </table:table-cell>
          <table:table-cell table:formula="of:=AVERAGE([.A131:.A180])" office:value-type="float" office:value="-0.325044844150543" calcext:value-type="float">
            <text:p>-0.325044844150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012969170958" calcext:value-type="float">
            <text:p>11.2012969170958</text:p>
          </table:table-cell>
          <table:table-cell office:value-type="float" office:value="284.512941694233" calcext:value-type="float">
            <text:p>284.512941694233</text:p>
          </table:table-cell>
          <table:table-cell table:formula="of:=AVERAGE([.F131:.F180])" office:value-type="float" office:value="288.18237846157" calcext:value-type="float">
            <text:p>288.18237846157</text:p>
          </table:table-cell>
          <table:table-cell table:number-columns-repeated="3"/>
        </table:table-row>
        <table:table-row table:style-name="ro1">
          <table:table-cell office:value-type="float" office:value="-0.408595770597458" calcext:value-type="float">
            <text:p>-0.408595770597458</text:p>
          </table:table-cell>
          <table:table-cell table:formula="of:=AVERAGE([.A132:.A181])" office:value-type="float" office:value="-0.320513977408409" calcext:value-type="float">
            <text:p>-0.320513977408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29989572167" calcext:value-type="float">
            <text:p>11.5729989572167</text:p>
          </table:table-cell>
          <table:table-cell office:value-type="float" office:value="293.954173513305" calcext:value-type="float">
            <text:p>293.954173513305</text:p>
          </table:table-cell>
          <table:table-cell table:formula="of:=AVERAGE([.F132:.F181])" office:value-type="float" office:value="288.261430952532" calcext:value-type="float">
            <text:p>288.261430952532</text:p>
          </table:table-cell>
          <table:table-cell table:number-columns-repeated="3"/>
        </table:table-row>
        <table:table-row table:style-name="ro1">
          <table:table-cell office:value-type="float" office:value="-0.423532247543335" calcext:value-type="float">
            <text:p>-0.423532247543335</text:p>
          </table:table-cell>
          <table:table-cell table:formula="of:=AVERAGE([.A133:.A182])" office:value-type="float" office:value="-0.319621160626411" calcext:value-type="float">
            <text:p>-0.319621160626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45585317263" calcext:value-type="float">
            <text:p>11.145585317263</text:p>
          </table:table-cell>
          <table:table-cell office:value-type="float" office:value="283.09786705848" calcext:value-type="float">
            <text:p>283.09786705848</text:p>
          </table:table-cell>
          <table:table-cell table:formula="of:=AVERAGE([.F133:.F182])" office:value-type="float" office:value="288.208454315648" calcext:value-type="float">
            <text:p>288.208454315648</text:p>
          </table:table-cell>
          <table:table-cell table:number-columns-repeated="3"/>
        </table:table-row>
        <table:table-row table:style-name="ro1">
          <table:table-cell office:value-type="float" office:value="-0.363152146339416" calcext:value-type="float">
            <text:p>-0.363152146339416</text:p>
          </table:table-cell>
          <table:table-cell table:formula="of:=AVERAGE([.A134:.A183])" office:value-type="float" office:value="-0.320967532992363" calcext:value-type="float">
            <text:p>-0.320967532992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87057778269" calcext:value-type="float">
            <text:p>11.5687057778269</text:p>
          </table:table-cell>
          <table:table-cell office:value-type="float" office:value="293.845126756803" calcext:value-type="float">
            <text:p>293.845126756803</text:p>
          </table:table-cell>
          <table:table-cell table:formula="of:=AVERAGE([.F134:.F183])" office:value-type="float" office:value="288.307662128124" calcext:value-type="float">
            <text:p>288.307662128124</text:p>
          </table:table-cell>
          <table:table-cell table:number-columns-repeated="3"/>
        </table:table-row>
        <table:table-row table:style-name="ro1">
          <table:table-cell office:value-type="float" office:value="-0.168392017483711" calcext:value-type="float">
            <text:p>-0.168392017483711</text:p>
          </table:table-cell>
          <table:table-cell table:formula="of:=AVERAGE([.A135:.A184])" office:value-type="float" office:value="-0.316788997352123" calcext:value-type="float">
            <text:p>-0.316788997352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88721595466" calcext:value-type="float">
            <text:p>10.9988721595466</text:p>
          </table:table-cell>
          <table:table-cell office:value-type="float" office:value="279.371352852484" calcext:value-type="float">
            <text:p>279.371352852484</text:p>
          </table:table-cell>
          <table:table-cell table:formula="of:=AVERAGE([.F135:.F184])" office:value-type="float" office:value="288.094385865112" calcext:value-type="float">
            <text:p>288.094385865112</text:p>
          </table:table-cell>
          <table:table-cell table:number-columns-repeated="3"/>
        </table:table-row>
        <table:table-row table:style-name="ro1">
          <table:table-cell office:value-type="float" office:value="-0.161537140607834" calcext:value-type="float">
            <text:p>-0.161537140607834</text:p>
          </table:table-cell>
          <table:table-cell table:formula="of:=AVERAGE([.A136:.A185])" office:value-type="float" office:value="-0.31285278826952" calcext:value-type="float">
            <text:p>-0.312852788269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6546276632" calcext:value-type="float">
            <text:p>11.426546276632</text:p>
          </table:table-cell>
          <table:table-cell office:value-type="float" office:value="290.234275426452" calcext:value-type="float">
            <text:p>290.234275426452</text:p>
          </table:table-cell>
          <table:table-cell table:formula="of:=AVERAGE([.F136:.F185])" office:value-type="float" office:value="288.280678494816" calcext:value-type="float">
            <text:p>288.280678494816</text:p>
          </table:table-cell>
          <table:table-cell table:number-columns-repeated="3"/>
        </table:table-row>
        <table:table-row table:style-name="ro1">
          <table:table-cell office:value-type="float" office:value="-0.649759829044342" calcext:value-type="float">
            <text:p>-0.649759829044342</text:p>
          </table:table-cell>
          <table:table-cell table:formula="of:=AVERAGE([.A137:.A186])" office:value-type="float" office:value="-0.336187790930271" calcext:value-type="float">
            <text:p>-0.336187790930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16028678566" calcext:value-type="float">
            <text:p>11.4116028678566</text:p>
          </table:table-cell>
          <table:table-cell office:value-type="float" office:value="289.854712843558" calcext:value-type="float">
            <text:p>289.854712843558</text:p>
          </table:table-cell>
          <table:table-cell table:formula="of:=AVERAGE([.F137:.F186])" office:value-type="float" office:value="288.428622667456" calcext:value-type="float">
            <text:p>288.428622667456</text:p>
          </table:table-cell>
          <table:table-cell table:number-columns-repeated="3"/>
        </table:table-row>
        <table:table-row table:style-name="ro1">
          <table:table-cell office:value-type="float" office:value="-1.25337159633636" calcext:value-type="float">
            <text:p>-1.25337159633636</text:p>
          </table:table-cell>
          <table:table-cell table:formula="of:=AVERAGE([.A138:.A187])" office:value-type="float" office:value="-0.359731357395649" calcext:value-type="float">
            <text:p>-0.3597313573956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21147313744" calcext:value-type="float">
            <text:p>11.4821147313744</text:p>
          </table:table-cell>
          <table:table-cell office:value-type="float" office:value="291.645714176909" calcext:value-type="float">
            <text:p>291.645714176909</text:p>
          </table:table-cell>
          <table:table-cell table:formula="of:=AVERAGE([.F138:.F187])" office:value-type="float" office:value="288.620986629556" calcext:value-type="float">
            <text:p>288.620986629556</text:p>
          </table:table-cell>
          <table:table-cell table:number-columns-repeated="3"/>
        </table:table-row>
        <table:table-row table:style-name="ro1">
          <table:table-cell office:value-type="float" office:value="-0.142107993364334" calcext:value-type="float">
            <text:p>-0.142107993364334</text:p>
          </table:table-cell>
          <table:table-cell table:formula="of:=AVERAGE([.A139:.A188])" office:value-type="float" office:value="-0.366773453056812" calcext:value-type="float">
            <text:p>-0.366773453056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4217243731" calcext:value-type="float">
            <text:p>11.4234217243731</text:p>
          </table:table-cell>
          <table:table-cell office:value-type="float" office:value="290.154911799077" calcext:value-type="float">
            <text:p>290.154911799077</text:p>
          </table:table-cell>
          <table:table-cell table:formula="of:=AVERAGE([.F139:.F188])" office:value-type="float" office:value="288.611977382633" calcext:value-type="float">
            <text:p>288.611977382633</text:p>
          </table:table-cell>
          <table:table-cell table:number-columns-repeated="3"/>
        </table:table-row>
        <table:table-row table:style-name="ro1">
          <table:table-cell office:value-type="float" office:value="-0.33954843878746" calcext:value-type="float">
            <text:p>-0.33954843878746</text:p>
          </table:table-cell>
          <table:table-cell table:formula="of:=AVERAGE([.A140:.A189])" office:value-type="float" office:value="-0.356308183372021" calcext:value-type="float">
            <text:p>-0.356308183372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96551179767" calcext:value-type="float">
            <text:p>11.5196551179767</text:p>
          </table:table-cell>
          <table:table-cell office:value-type="float" office:value="292.599239996607" calcext:value-type="float">
            <text:p>292.599239996607</text:p>
          </table:table-cell>
          <table:table-cell table:formula="of:=AVERAGE([.F140:.F189])" office:value-type="float" office:value="288.676790316268" calcext:value-type="float">
            <text:p>288.676790316268</text:p>
          </table:table-cell>
          <table:table-cell table:number-columns-repeated="3"/>
        </table:table-row>
        <table:table-row table:style-name="ro1">
          <table:table-cell office:value-type="float" office:value="-0.715874373912811" calcext:value-type="float">
            <text:p>-0.715874373912811</text:p>
          </table:table-cell>
          <table:table-cell table:formula="of:=AVERAGE([.A141:.A190])" office:value-type="float" office:value="-0.345861857831478" calcext:value-type="float">
            <text:p>-0.345861857831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43936534286" calcext:value-type="float">
            <text:p>11.4443936534286</text:p>
          </table:table-cell>
          <table:table-cell office:value-type="float" office:value="290.687598797085" calcext:value-type="float">
            <text:p>290.687598797085</text:p>
          </table:table-cell>
          <table:table-cell table:formula="of:=AVERAGE([.F141:.F190])" office:value-type="float" office:value="288.649022881458" calcext:value-type="float">
            <text:p>288.649022881458</text:p>
          </table:table-cell>
          <table:table-cell table:number-columns-repeated="3"/>
        </table:table-row>
        <table:table-row table:style-name="ro1">
          <table:table-cell office:value-type="float" office:value="-0.523830890655518" calcext:value-type="float">
            <text:p>-0.523830890655518</text:p>
          </table:table-cell>
          <table:table-cell table:formula="of:=AVERAGE([.A142:.A191])" office:value-type="float" office:value="-0.347590369880199" calcext:value-type="float">
            <text:p>-0.3475903698801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10260999084" calcext:value-type="float">
            <text:p>11.4910260999084</text:p>
          </table:table-cell>
          <table:table-cell office:value-type="float" office:value="291.872062937672" calcext:value-type="float">
            <text:p>291.872062937672</text:p>
          </table:table-cell>
          <table:table-cell table:formula="of:=AVERAGE([.F142:.F191])" office:value-type="float" office:value="288.658229419862" calcext:value-type="float">
            <text:p>288.658229419862</text:p>
          </table:table-cell>
          <table:table-cell table:number-columns-repeated="3"/>
        </table:table-row>
        <table:table-row table:style-name="ro1">
          <table:table-cell office:value-type="float" office:value="-0.903397560119629" calcext:value-type="float">
            <text:p>-0.903397560119629</text:p>
          </table:table-cell>
          <table:table-cell table:formula="of:=AVERAGE([.A143:.A192])" office:value-type="float" office:value="-0.373004272282124" calcext:value-type="float">
            <text:p>-0.373004272282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37165896535" calcext:value-type="float">
            <text:p>10.9937165896535</text:p>
          </table:table-cell>
          <table:table-cell office:value-type="float" office:value="279.240401377199" calcext:value-type="float">
            <text:p>279.240401377199</text:p>
          </table:table-cell>
          <table:table-cell table:formula="of:=AVERAGE([.F143:.F192])" office:value-type="float" office:value="288.516599766699" calcext:value-type="float">
            <text:p>288.516599766699</text:p>
          </table:table-cell>
          <table:table-cell table:number-columns-repeated="3"/>
        </table:table-row>
        <table:table-row table:style-name="ro1">
          <table:table-cell office:value-type="float" office:value="-0.543566226959229" calcext:value-type="float">
            <text:p>-0.543566226959229</text:p>
          </table:table-cell>
          <table:table-cell table:formula="of:=AVERAGE([.A144:.A193])" office:value-type="float" office:value="-0.378969753682613" calcext:value-type="float">
            <text:p>-0.3789697536826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57106146753" calcext:value-type="float">
            <text:p>11.2457106146753</text:p>
          </table:table-cell>
          <table:table-cell office:value-type="float" office:value="285.641049612752" calcext:value-type="float">
            <text:p>285.641049612752</text:p>
          </table:table-cell>
          <table:table-cell table:formula="of:=AVERAGE([.F144:.F193])" office:value-type="float" office:value="288.553549301994" calcext:value-type="float">
            <text:p>288.553549301994</text:p>
          </table:table-cell>
          <table:table-cell table:number-columns-repeated="3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AVERAGE([.A145:.A194])" office:value-type="float" office:value="-0.407988387048244" calcext:value-type="float">
            <text:p>-0.407988387048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482220161021" calcext:value-type="float">
            <text:p>11.0482220161021</text:p>
          </table:table-cell>
          <table:table-cell office:value-type="float" office:value="280.624839208993" calcext:value-type="float">
            <text:p>280.624839208993</text:p>
          </table:table-cell>
          <table:table-cell table:formula="of:=AVERAGE([.F145:.F194])" office:value-type="float" office:value="288.290393461114" calcext:value-type="float">
            <text:p>288.290393461114</text:p>
          </table:table-cell>
          <table:table-cell table:number-columns-repeated="3"/>
        </table:table-row>
        <table:table-row table:style-name="ro1">
          <table:table-cell office:value-type="float" office:value="-0.271186977624893" calcext:value-type="float">
            <text:p>-0.271186977624893</text:p>
          </table:table-cell>
          <table:table-cell table:formula="of:=AVERAGE([.A146:.A195])" office:value-type="float" office:value="-0.401202054321766" calcext:value-type="float">
            <text:p>-0.4012020543217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3597674489" calcext:value-type="float">
            <text:p>11.253597674489</text:p>
          </table:table-cell>
          <table:table-cell office:value-type="float" office:value="285.841380932021" calcext:value-type="float">
            <text:p>285.841380932021</text:p>
          </table:table-cell>
          <table:table-cell table:formula="of:=AVERAGE([.F146:.F195])" office:value-type="float" office:value="288.362927584603" calcext:value-type="float">
            <text:p>288.362927584603</text:p>
          </table:table-cell>
          <table:table-cell table:number-columns-repeated="3"/>
        </table:table-row>
        <table:table-row table:style-name="ro1">
          <table:table-cell office:value-type="float" office:value="-0.062533050775528" calcext:value-type="float">
            <text:p>-0.062533050775528</text:p>
          </table:table-cell>
          <table:table-cell table:formula="of:=AVERAGE([.A147:.A196])" office:value-type="float" office:value="-0.380012312829494" calcext:value-type="float">
            <text:p>-0.3800123128294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9976016134" calcext:value-type="float">
            <text:p>11.379976016134</text:p>
          </table:table-cell>
          <table:table-cell office:value-type="float" office:value="289.051390809804" calcext:value-type="float">
            <text:p>289.051390809804</text:p>
          </table:table-cell>
          <table:table-cell table:formula="of:=AVERAGE([.F147:.F196])" office:value-type="float" office:value="288.335134519782" calcext:value-type="float">
            <text:p>288.335134519782</text:p>
          </table:table-cell>
          <table:table-cell table:number-columns-repeated="3"/>
        </table:table-row>
        <table:table-row table:style-name="ro1">
          <table:table-cell office:value-type="float" office:value="-0.756350815296173" calcext:value-type="float">
            <text:p>-0.756350815296173</text:p>
          </table:table-cell>
          <table:table-cell table:formula="of:=AVERAGE([.A148:.A197])" office:value-type="float" office:value="-0.399401128590107" calcext:value-type="float">
            <text:p>-0.3994011285901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20013390481" calcext:value-type="float">
            <text:p>11.5020013390481</text:p>
          </table:table-cell>
          <table:table-cell office:value-type="float" office:value="292.150834011823" calcext:value-type="float">
            <text:p>292.150834011823</text:p>
          </table:table-cell>
          <table:table-cell table:formula="of:=AVERAGE([.F148:.F197])" office:value-type="float" office:value="288.357400442908" calcext:value-type="float">
            <text:p>288.357400442908</text:p>
          </table:table-cell>
          <table:table-cell table:number-columns-repeated="3"/>
        </table:table-row>
        <table:table-row table:style-name="ro1">
          <table:table-cell office:value-type="float" office:value="0.265744119882584" calcext:value-type="float">
            <text:p>0.265744119882584</text:p>
          </table:table-cell>
          <table:table-cell table:formula="of:=AVERAGE([.A149:.A198])" office:value-type="float" office:value="-0.388942817747593" calcext:value-type="float">
            <text:p>-0.3889428177475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3088329494" calcext:value-type="float">
            <text:p>11.303088329494</text:p>
          </table:table-cell>
          <table:table-cell office:value-type="float" office:value="287.098443569148" calcext:value-type="float">
            <text:p>287.098443569148</text:p>
          </table:table-cell>
          <table:table-cell table:formula="of:=AVERAGE([.F149:.F198])" office:value-type="float" office:value="288.461030922414" calcext:value-type="float">
            <text:p>288.461030922414</text:p>
          </table:table-cell>
          <table:table-cell table:number-columns-repeated="3"/>
        </table:table-row>
        <table:table-row table:style-name="ro1">
          <table:table-cell office:value-type="float" office:value="-0.460303127765656" calcext:value-type="float">
            <text:p>-0.460303127765656</text:p>
          </table:table-cell>
          <table:table-cell table:formula="of:=AVERAGE([.A150:.A199])" office:value-type="float" office:value="-0.384383006393909" calcext:value-type="float">
            <text:p>-0.384383006393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95593155056" calcext:value-type="float">
            <text:p>11.2595593155056</text:p>
          </table:table-cell>
          <table:table-cell office:value-type="float" office:value="285.992806613843" calcext:value-type="float">
            <text:p>285.992806613843</text:p>
          </table:table-cell>
          <table:table-cell table:formula="of:=AVERAGE([.F150:.F199])" office:value-type="float" office:value="288.410459334246" calcext:value-type="float">
            <text:p>288.410459334246</text:p>
          </table:table-cell>
          <table:table-cell table:number-columns-repeated="3"/>
        </table:table-row>
        <table:table-row table:style-name="ro1">
          <table:table-cell office:value-type="float" office:value="-0.764199376106262" calcext:value-type="float">
            <text:p>-0.764199376106262</text:p>
          </table:table-cell>
          <table:table-cell table:formula="of:=AVERAGE([.A151:.A200])" office:value-type="float" office:value="-0.389804076254368" calcext:value-type="float">
            <text:p>-0.389804076254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851130607724" calcext:value-type="float">
            <text:p>11.2851130607724</text:p>
          </table:table-cell>
          <table:table-cell office:value-type="float" office:value="286.641871743619" calcext:value-type="float">
            <text:p>286.641871743619</text:p>
          </table:table-cell>
          <table:table-cell table:formula="of:=AVERAGE([.F151:.F200])" office:value-type="float" office:value="288.266105151299" calcext:value-type="float">
            <text:p>288.266105151299</text:p>
          </table:table-cell>
          <table:table-cell table:number-columns-repeated="3"/>
        </table:table-row>
        <table:table-row table:style-name="ro1">
          <table:table-cell office:value-type="float" office:value="-0.66860419511795" calcext:value-type="float">
            <text:p>-0.66860419511795</text:p>
          </table:table-cell>
          <table:table-cell table:formula="of:=AVERAGE([.A152:.A201])" office:value-type="float" office:value="-0.394834813177586" calcext:value-type="float">
            <text:p>-0.3948348131775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97359531492" calcext:value-type="float">
            <text:p>11.5697359531492</text:p>
          </table:table-cell>
          <table:table-cell office:value-type="float" office:value="293.87129320999" calcext:value-type="float">
            <text:p>293.87129320999</text:p>
          </table:table-cell>
          <table:table-cell table:formula="of:=AVERAGE([.F152:.F201])" office:value-type="float" office:value="288.259036632658" calcext:value-type="float">
            <text:p>288.259036632658</text:p>
          </table:table-cell>
          <table:table-cell table:number-columns-repeated="3"/>
        </table:table-row>
        <table:table-row table:style-name="ro1">
          <table:table-cell office:value-type="float" office:value="-0.0589741766452789" calcext:value-type="float">
            <text:p>-0.058974176645279</text:p>
          </table:table-cell>
          <table:table-cell table:formula="of:=AVERAGE([.A153:.A202])" office:value-type="float" office:value="-0.387151686251163" calcext:value-type="float">
            <text:p>-0.387151686251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17083807528" calcext:value-type="float">
            <text:p>11.3517083807528</text:p>
          </table:table-cell>
          <table:table-cell office:value-type="float" office:value="288.333392871121" calcext:value-type="float">
            <text:p>288.333392871121</text:p>
          </table:table-cell>
          <table:table-cell table:formula="of:=AVERAGE([.F153:.F202])" office:value-type="float" office:value="288.205688658637" calcext:value-type="float">
            <text:p>288.205688658637</text:p>
          </table:table-cell>
          <table:table-cell table:number-columns-repeated="3"/>
        </table:table-row>
        <table:table-row table:style-name="ro1">
          <table:table-cell office:value-type="float" office:value="0.0628056228160858" calcext:value-type="float">
            <text:p>0.062805622816086</text:p>
          </table:table-cell>
          <table:table-cell table:formula="of:=AVERAGE([.A154:.A203])" office:value-type="float" office:value="-0.370343733727932" calcext:value-type="float">
            <text:p>-0.370343733727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58299215496" calcext:value-type="float">
            <text:p>11.3958299215496</text:p>
          </table:table-cell>
          <table:table-cell office:value-type="float" office:value="289.454080007359" calcext:value-type="float">
            <text:p>289.454080007359</text:p>
          </table:table-cell>
          <table:table-cell table:formula="of:=AVERAGE([.F154:.F203])" office:value-type="float" office:value="288.409287506297" calcext:value-type="float">
            <text:p>288.409287506297</text:p>
          </table:table-cell>
          <table:table-cell table:number-columns-repeated="3"/>
        </table:table-row>
        <table:table-row table:style-name="ro1">
          <table:table-cell office:value-type="float" office:value="-0.188003867864609" calcext:value-type="float">
            <text:p>-0.188003867864609</text:p>
          </table:table-cell>
          <table:table-cell table:formula="of:=AVERAGE([.A155:.A204])" office:value-type="float" office:value="-0.385193147957325" calcext:value-type="float">
            <text:p>-0.385193147957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16965236127" calcext:value-type="float">
            <text:p>11.4016965236127</text:p>
          </table:table-cell>
          <table:table-cell office:value-type="float" office:value="289.603091699764" calcext:value-type="float">
            <text:p>289.603091699764</text:p>
          </table:table-cell>
          <table:table-cell table:formula="of:=AVERAGE([.F155:.F204])" office:value-type="float" office:value="288.57838180251" calcext:value-type="float">
            <text:p>288.57838180251</text:p>
          </table:table-cell>
          <table:table-cell table:number-columns-repeated="3"/>
        </table:table-row>
        <table:table-row table:style-name="ro1">
          <table:table-cell office:value-type="float" office:value="-0.542456686496735" calcext:value-type="float">
            <text:p>-0.542456686496735</text:p>
          </table:table-cell>
          <table:table-cell table:formula="of:=AVERAGE([.A156:.A205])" office:value-type="float" office:value="-0.390197404921055" calcext:value-type="float">
            <text:p>-0.390197404921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53899743408" calcext:value-type="float">
            <text:p>11.5653899743408</text:p>
          </table:table-cell>
          <table:table-cell office:value-type="float" office:value="293.760905348256" calcext:value-type="float">
            <text:p>293.760905348256</text:p>
          </table:table-cell>
          <table:table-cell table:formula="of:=AVERAGE([.F156:.F205])" office:value-type="float" office:value="288.573572897173" calcext:value-type="float">
            <text:p>288.573572897173</text:p>
          </table:table-cell>
          <table:table-cell table:number-columns-repeated="3"/>
        </table:table-row>
        <table:table-row table:style-name="ro1">
          <table:table-cell office:value-type="float" office:value="-0.20416471362114" calcext:value-type="float">
            <text:p>-0.20416471362114</text:p>
          </table:table-cell>
          <table:table-cell table:formula="of:=AVERAGE([.A157:.A206])" office:value-type="float" office:value="-0.384961838424206" calcext:value-type="float">
            <text:p>-0.384961838424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169293128252" calcext:value-type="float">
            <text:p>11.1169293128252</text:p>
          </table:table-cell>
          <table:table-cell office:value-type="float" office:value="282.37000454576" calcext:value-type="float">
            <text:p>282.37000454576</text:p>
          </table:table-cell>
          <table:table-cell table:formula="of:=AVERAGE([.F157:.F206])" office:value-type="float" office:value="288.368404658369" calcext:value-type="float">
            <text:p>288.368404658369</text:p>
          </table:table-cell>
          <table:table-cell table:number-columns-repeated="3"/>
        </table:table-row>
        <table:table-row table:style-name="ro1">
          <table:table-cell office:value-type="float" office:value="-0.43292710185051" calcext:value-type="float">
            <text:p>-0.43292710185051</text:p>
          </table:table-cell>
          <table:table-cell table:formula="of:=AVERAGE([.A158:.A207])" office:value-type="float" office:value="-0.390174806416035" calcext:value-type="float">
            <text:p>-0.3901748064160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53480686188" calcext:value-type="float">
            <text:p>11.5253480686188</text:p>
          </table:table-cell>
          <table:table-cell office:value-type="float" office:value="292.743840942917" calcext:value-type="float">
            <text:p>292.743840942917</text:p>
          </table:table-cell>
          <table:table-cell table:formula="of:=AVERAGE([.F158:.F207])" office:value-type="float" office:value="288.440290879019" calcext:value-type="float">
            <text:p>288.440290879019</text:p>
          </table:table-cell>
          <table:table-cell table:number-columns-repeated="3"/>
        </table:table-row>
        <table:table-row table:style-name="ro1">
          <table:table-cell office:value-type="float" office:value="-0.402251482009888" calcext:value-type="float">
            <text:p>-0.402251482009888</text:p>
          </table:table-cell>
          <table:table-cell table:formula="of:=AVERAGE([.A159:.A208])" office:value-type="float" office:value="-0.402191106975079" calcext:value-type="float">
            <text:p>-0.4021911069750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7858640489" calcext:value-type="float">
            <text:p>11.567858640489</text:p>
          </table:table-cell>
          <table:table-cell office:value-type="float" office:value="293.82360946842" calcext:value-type="float">
            <text:p>293.82360946842</text:p>
          </table:table-cell>
          <table:table-cell table:formula="of:=AVERAGE([.F159:.F208])" office:value-type="float" office:value="288.516215912579" calcext:value-type="float">
            <text:p>288.516215912579</text:p>
          </table:table-cell>
          <table:table-cell table:number-columns-repeated="3"/>
        </table:table-row>
        <table:table-row table:style-name="ro1">
          <table:table-cell office:value-type="float" office:value="-0.44905623793602" calcext:value-type="float">
            <text:p>-0.44905623793602</text:p>
          </table:table-cell>
          <table:table-cell table:formula="of:=AVERAGE([.A160:.A209])" office:value-type="float" office:value="-0.40772470921278" calcext:value-type="float">
            <text:p>-0.40772470921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12718196183" calcext:value-type="float">
            <text:p>11.2912718196183</text:p>
          </table:table-cell>
          <table:table-cell office:value-type="float" office:value="286.798304218306" calcext:value-type="float">
            <text:p>286.798304218306</text:p>
          </table:table-cell>
          <table:table-cell table:formula="of:=AVERAGE([.F160:.F209])" office:value-type="float" office:value="288.458906611727" calcext:value-type="float">
            <text:p>288.458906611727</text:p>
          </table:table-cell>
          <table:table-cell table:number-columns-repeated="3"/>
        </table:table-row>
        <table:table-row table:style-name="ro1">
          <table:table-cell office:value-type="float" office:value="0.353480786085129" calcext:value-type="float">
            <text:p>0.353480786085129</text:p>
          </table:table-cell>
          <table:table-cell table:formula="of:=AVERAGE([.A161:.A210])" office:value-type="float" office:value="-0.392468694150448" calcext:value-type="float">
            <text:p>-0.3924686941504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28031746387" calcext:value-type="float">
            <text:p>11.4128031746387</text:p>
          </table:table-cell>
          <table:table-cell office:value-type="float" office:value="289.885200635824" calcext:value-type="float">
            <text:p>289.885200635824</text:p>
          </table:table-cell>
          <table:table-cell table:formula="of:=AVERAGE([.F161:.F210])" office:value-type="float" office:value="288.380195655565" calcext:value-type="float">
            <text:p>288.380195655565</text:p>
          </table:table-cell>
          <table:table-cell table:number-columns-repeated="3"/>
        </table:table-row>
        <table:table-row table:style-name="ro1">
          <table:table-cell office:value-type="float" office:value="-0.427747070789337" calcext:value-type="float">
            <text:p>-0.427747070789337</text:p>
          </table:table-cell>
          <table:table-cell table:formula="of:=AVERAGE([.A162:.A211])" office:value-type="float" office:value="-0.406693098843098" calcext:value-type="float">
            <text:p>-0.4066930988430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16470822245" calcext:value-type="float">
            <text:p>11.5616470822245</text:p>
          </table:table-cell>
          <table:table-cell office:value-type="float" office:value="293.665835888502" calcext:value-type="float">
            <text:p>293.665835888502</text:p>
          </table:table-cell>
          <table:table-cell table:formula="of:=AVERAGE([.F162:.F211])" office:value-type="float" office:value="288.452301817473" calcext:value-type="float">
            <text:p>288.452301817473</text:p>
          </table:table-cell>
          <table:table-cell table:number-columns-repeated="3"/>
        </table:table-row>
        <table:table-row table:style-name="ro1">
          <table:table-cell office:value-type="float" office:value="0.97883927822113" calcext:value-type="float">
            <text:p>0.97883927822113</text:p>
          </table:table-cell>
          <table:table-cell table:formula="of:=AVERAGE([.A163:.A212])" office:value-type="float" office:value="-0.362001040279865" calcext:value-type="float">
            <text:p>-0.3620010402798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79282382011" calcext:value-type="float">
            <text:p>11.4179282382011</text:p>
          </table:table-cell>
          <table:table-cell office:value-type="float" office:value="290.015377250309" calcext:value-type="float">
            <text:p>290.015377250309</text:p>
          </table:table-cell>
          <table:table-cell table:formula="of:=AVERAGE([.F163:.F212])" office:value-type="float" office:value="288.443615627899" calcext:value-type="float">
            <text:p>288.443615627899</text:p>
          </table:table-cell>
          <table:table-cell table:number-columns-repeated="3"/>
        </table:table-row>
        <table:table-row table:style-name="ro1">
          <table:table-cell office:value-type="float" office:value="-0.538863360881805" calcext:value-type="float">
            <text:p>-0.538863360881805</text:p>
          </table:table-cell>
          <table:table-cell table:formula="of:=AVERAGE([.A164:.A213])" office:value-type="float" office:value="-0.375159542262554" calcext:value-type="float">
            <text:p>-0.3751595422625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16578519851" calcext:value-type="float">
            <text:p>11.5716578519851</text:p>
          </table:table-cell>
          <table:table-cell office:value-type="float" office:value="293.920109440421" calcext:value-type="float">
            <text:p>293.920109440421</text:p>
          </table:table-cell>
          <table:table-cell table:formula="of:=AVERAGE([.F164:.F213])" office:value-type="float" office:value="288.506582008642" calcext:value-type="float">
            <text:p>288.506582008642</text:p>
          </table:table-cell>
          <table:table-cell table:number-columns-repeated="3"/>
        </table:table-row>
        <table:table-row table:style-name="ro1">
          <table:table-cell office:value-type="float" office:value="-0.257219254970551" calcext:value-type="float">
            <text:p>-0.257219254970551</text:p>
          </table:table-cell>
          <table:table-cell table:formula="of:=AVERAGE([.A165:.A214])" office:value-type="float" office:value="-0.386588265001774" calcext:value-type="float">
            <text:p>-0.3865882650017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02100985318" calcext:value-type="float">
            <text:p>11.5202100985318</text:p>
          </table:table-cell>
          <table:table-cell office:value-type="float" office:value="292.613336502709" calcext:value-type="float">
            <text:p>292.613336502709</text:p>
          </table:table-cell>
          <table:table-cell table:formula="of:=AVERAGE([.F165:.F214])" office:value-type="float" office:value="288.638515769004" calcext:value-type="float">
            <text:p>288.638515769004</text:p>
          </table:table-cell>
          <table:table-cell table:number-columns-repeated="3"/>
        </table:table-row>
        <table:table-row table:style-name="ro1">
          <table:table-cell office:value-type="float" office:value="-0.49390834569931" calcext:value-type="float">
            <text:p>-0.49390834569931</text:p>
          </table:table-cell>
          <table:table-cell table:formula="of:=AVERAGE([.A166:.A215])" office:value-type="float" office:value="-0.395757307708263" calcext:value-type="float">
            <text:p>-0.395757307708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4406731835" calcext:value-type="float">
            <text:p>11.564406731835</text:p>
          </table:table-cell>
          <table:table-cell office:value-type="float" office:value="293.735930988609" calcext:value-type="float">
            <text:p>293.735930988609</text:p>
          </table:table-cell>
          <table:table-cell table:formula="of:=AVERAGE([.F166:.F215])" office:value-type="float" office:value="288.729700195913" calcext:value-type="float">
            <text:p>288.729700195913</text:p>
          </table:table-cell>
          <table:table-cell table:number-columns-repeated="3"/>
        </table:table-row>
        <table:table-row table:style-name="ro1">
          <table:table-cell office:value-type="float" office:value="-0.872615456581116" calcext:value-type="float">
            <text:p>-0.872615456581116</text:p>
          </table:table-cell>
          <table:table-cell table:formula="of:=AVERAGE([.A167:.A216])" office:value-type="float" office:value="-0.394278971850872" calcext:value-type="float">
            <text:p>-0.394278971850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82959452391" calcext:value-type="float">
            <text:p>11.3282959452391</text:p>
          </table:table-cell>
          <table:table-cell office:value-type="float" office:value="287.738717009072" calcext:value-type="float">
            <text:p>287.738717009072</text:p>
          </table:table-cell>
          <table:table-cell table:formula="of:=AVERAGE([.F167:.F216])" office:value-type="float" office:value="288.634776767618" calcext:value-type="float">
            <text:p>288.634776767618</text:p>
          </table:table-cell>
          <table:table-cell table:number-columns-repeated="3"/>
        </table:table-row>
        <table:table-row table:style-name="ro1">
          <table:table-cell office:value-type="float" office:value="-1.33444130420685" calcext:value-type="float">
            <text:p>-1.33444130420685</text:p>
          </table:table-cell>
          <table:table-cell table:formula="of:=AVERAGE([.A168:.A217])" office:value-type="float" office:value="-0.420142176449299" calcext:value-type="float">
            <text:p>-0.4201421764492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78780812413" calcext:value-type="float">
            <text:p>11.4878780812413</text:p>
          </table:table-cell>
          <table:table-cell office:value-type="float" office:value="291.792103263528" calcext:value-type="float">
            <text:p>291.792103263528</text:p>
          </table:table-cell>
          <table:table-cell table:formula="of:=AVERAGE([.F168:.F217])" office:value-type="float" office:value="288.622794439408" calcext:value-type="float">
            <text:p>288.622794439408</text:p>
          </table:table-cell>
          <table:table-cell table:number-columns-repeated="3"/>
        </table:table-row>
        <table:table-row table:style-name="ro1">
          <table:table-cell office:value-type="float" office:value="-0.89954149723053" calcext:value-type="float">
            <text:p>-0.89954149723053</text:p>
          </table:table-cell>
          <table:table-cell table:formula="of:=AVERAGE([.A169:.A218])" office:value-type="float" office:value="-0.420170970261097" calcext:value-type="float">
            <text:p>-0.420170970261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35090557784" calcext:value-type="float">
            <text:p>11.5035090557784</text:p>
          </table:table-cell>
          <table:table-cell office:value-type="float" office:value="292.189130016771" calcext:value-type="float">
            <text:p>292.189130016771</text:p>
          </table:table-cell>
          <table:table-cell table:formula="of:=AVERAGE([.F169:.F218])" office:value-type="float" office:value="288.693845002487" calcext:value-type="float">
            <text:p>288.693845002487</text:p>
          </table:table-cell>
          <table:table-cell table:number-columns-repeated="3"/>
        </table:table-row>
        <table:table-row table:style-name="ro1">
          <table:table-cell office:value-type="float" office:value="-0.829136729240418" calcext:value-type="float">
            <text:p>-0.829136729240418</text:p>
          </table:table-cell>
          <table:table-cell table:formula="of:=AVERAGE([.A170:.A219])" office:value-type="float" office:value="-0.421319744884968" calcext:value-type="float">
            <text:p>-0.4213197448849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00627179086" calcext:value-type="float">
            <text:p>11.4300627179086</text:p>
          </table:table-cell>
          <table:table-cell office:value-type="float" office:value="290.323593034879" calcext:value-type="float">
            <text:p>290.323593034879</text:p>
          </table:table-cell>
          <table:table-cell table:formula="of:=AVERAGE([.F170:.F219])" office:value-type="float" office:value="288.83997123248" calcext:value-type="float">
            <text:p>288.83997123248</text:p>
          </table:table-cell>
          <table:table-cell table:number-columns-repeated="3"/>
        </table:table-row>
        <table:table-row table:style-name="ro1">
          <table:table-cell office:value-type="float" office:value="0.539327025413513" calcext:value-type="float">
            <text:p>0.539327025413513</text:p>
          </table:table-cell>
          <table:table-cell table:formula="of:=AVERAGE([.A171:.A220])" office:value-type="float" office:value="-0.401282728016377" calcext:value-type="float">
            <text:p>-0.401282728016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29595600665" calcext:value-type="float">
            <text:p>11.3729595600665</text:p>
          </table:table-cell>
          <table:table-cell office:value-type="float" office:value="288.873172825688" calcext:value-type="float">
            <text:p>288.873172825688</text:p>
          </table:table-cell>
          <table:table-cell table:formula="of:=AVERAGE([.F171:.F220])" office:value-type="float" office:value="288.991852890081" calcext:value-type="float">
            <text:p>288.991852890081</text:p>
          </table:table-cell>
          <table:table-cell table:number-columns-repeated="3"/>
        </table:table-row>
        <table:table-row table:style-name="ro1">
          <table:table-cell office:value-type="float" office:value="-0.87384831905365" calcext:value-type="float">
            <text:p>-0.87384831905365</text:p>
          </table:table-cell>
          <table:table-cell table:formula="of:=AVERAGE([.A172:.A221])" office:value-type="float" office:value="-0.432494361698628" calcext:value-type="float">
            <text:p>-0.4324943616986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92065479961" calcext:value-type="float">
            <text:p>11.092065479961</text:p>
          </table:table-cell>
          <table:table-cell office:value-type="float" office:value="281.73846319101" calcext:value-type="float">
            <text:p>281.73846319101</text:p>
          </table:table-cell>
          <table:table-cell table:formula="of:=AVERAGE([.F172:.F221])" office:value-type="float" office:value="289.033946308998" calcext:value-type="float">
            <text:p>289.033946308998</text:p>
          </table:table-cell>
          <table:table-cell table:number-columns-repeated="3"/>
        </table:table-row>
        <table:table-row table:style-name="ro1">
          <table:table-cell office:value-type="float" office:value="-0.279683381319046" calcext:value-type="float">
            <text:p>-0.279683381319046</text:p>
          </table:table-cell>
          <table:table-cell table:formula="of:=AVERAGE([.A173:.A222])" office:value-type="float" office:value="-0.421650763452053" calcext:value-type="float">
            <text:p>-0.421650763452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55023172826" calcext:value-type="float">
            <text:p>11.4955023172826</text:p>
          </table:table-cell>
          <table:table-cell office:value-type="float" office:value="291.985758858977" calcext:value-type="float">
            <text:p>291.985758858977</text:p>
          </table:table-cell>
          <table:table-cell table:formula="of:=AVERAGE([.F173:.F222])" office:value-type="float" office:value="289.220620408634" calcext:value-type="float">
            <text:p>289.220620408634</text:p>
          </table:table-cell>
          <table:table-cell table:number-columns-repeated="3"/>
        </table:table-row>
        <table:table-row table:style-name="ro1">
          <table:table-cell office:value-type="float" office:value="-1.29902791976929" calcext:value-type="float">
            <text:p>-1.29902791976929</text:p>
          </table:table-cell>
          <table:table-cell table:formula="of:=AVERAGE([.A174:.A223])" office:value-type="float" office:value="-0.441510533988476" calcext:value-type="float">
            <text:p>-0.441510533988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97092146516" calcext:value-type="float">
            <text:p>11.4697092146516</text:p>
          </table:table-cell>
          <table:table-cell office:value-type="float" office:value="291.33061405215" calcext:value-type="float">
            <text:p>291.33061405215</text:p>
          </table:table-cell>
          <table:table-cell table:formula="of:=AVERAGE([.F174:.F223])" office:value-type="float" office:value="289.395279397489" calcext:value-type="float">
            <text:p>289.395279397489</text:p>
          </table:table-cell>
          <table:table-cell table:number-columns-repeated="3"/>
        </table:table-row>
        <table:table-row table:style-name="ro1">
          <table:table-cell office:value-type="float" office:value="-0.813185513019562" calcext:value-type="float">
            <text:p>-0.813185513019562</text:p>
          </table:table-cell>
          <table:table-cell table:formula="of:=AVERAGE([.A175:.A224])" office:value-type="float" office:value="-0.440459195077419" calcext:value-type="float">
            <text:p>-0.440459195077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96426692009" calcext:value-type="float">
            <text:p>11.4296426692009</text:p>
          </table:table-cell>
          <table:table-cell office:value-type="float" office:value="290.312923797703" calcext:value-type="float">
            <text:p>290.312923797703</text:p>
          </table:table-cell>
          <table:table-cell table:formula="of:=AVERAGE([.F175:.F224])" office:value-type="float" office:value="289.381651384148" calcext:value-type="float">
            <text:p>289.381651384148</text:p>
          </table:table-cell>
          <table:table-cell table:number-columns-repeated="3"/>
        </table:table-row>
        <table:table-row table:style-name="ro1">
          <table:table-cell office:value-type="float" office:value="-0.913681030273438" calcext:value-type="float">
            <text:p>-0.913681030273438</text:p>
          </table:table-cell>
          <table:table-cell table:formula="of:=AVERAGE([.A176:.A225])" office:value-type="float" office:value="-0.459265997707844" calcext:value-type="float">
            <text:p>-0.4592659977078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14554492384" calcext:value-type="float">
            <text:p>11.4314554492384</text:p>
          </table:table-cell>
          <table:table-cell office:value-type="float" office:value="290.358968410656" calcext:value-type="float">
            <text:p>290.358968410656</text:p>
          </table:table-cell>
          <table:table-cell table:formula="of:=AVERAGE([.F176:.F225])" office:value-type="float" office:value="289.385737284754" calcext:value-type="float">
            <text:p>289.385737284754</text:p>
          </table:table-cell>
          <table:table-cell table:number-columns-repeated="3"/>
        </table:table-row>
        <table:table-row table:style-name="ro1">
          <table:table-cell office:value-type="float" office:value="-0.0143252313137054" calcext:value-type="float">
            <text:p>-0.014325231313706</text:p>
          </table:table-cell>
          <table:table-cell table:formula="of:=AVERAGE([.A177:.A226])" office:value-type="float" office:value="-0.452372433245182" calcext:value-type="float">
            <text:p>-0.452372433245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58036028057" calcext:value-type="float">
            <text:p>11.3158036028057</text:p>
          </table:table-cell>
          <table:table-cell office:value-type="float" office:value="287.421411511266" calcext:value-type="float">
            <text:p>287.421411511266</text:p>
          </table:table-cell>
          <table:table-cell table:formula="of:=AVERAGE([.F177:.F226])" office:value-type="float" office:value="289.411292193955" calcext:value-type="float">
            <text:p>289.411292193955</text:p>
          </table:table-cell>
          <table:table-cell table:number-columns-repeated="3"/>
        </table:table-row>
        <table:table-row table:style-name="ro1">
          <table:table-cell office:value-type="float" office:value="-1.19391977787018" calcext:value-type="float">
            <text:p>-1.19391977787018</text:p>
          </table:table-cell>
          <table:table-cell table:formula="of:=AVERAGE([.A178:.A227])" office:value-type="float" office:value="-0.467799247801304" calcext:value-type="float">
            <text:p>-0.467799247801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51569413275" calcext:value-type="float">
            <text:p>11.4751569413275</text:p>
          </table:table-cell>
          <table:table-cell office:value-type="float" office:value="291.468986309717" calcext:value-type="float">
            <text:p>291.468986309717</text:p>
          </table:table-cell>
          <table:table-cell table:formula="of:=AVERAGE([.F178:.F227])" office:value-type="float" office:value="289.359029621101" calcext:value-type="float">
            <text:p>289.359029621101</text:p>
          </table:table-cell>
          <table:table-cell table:number-columns-repeated="3"/>
        </table:table-row>
        <table:table-row table:style-name="ro1">
          <table:table-cell office:value-type="float" office:value="0.729575872421265" calcext:value-type="float">
            <text:p>0.729575872421265</text:p>
          </table:table-cell>
          <table:table-cell table:formula="of:=AVERAGE([.A179:.A228])" office:value-type="float" office:value="-0.459375624358654" calcext:value-type="float">
            <text:p>-0.4593756243586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10011643618" calcext:value-type="float">
            <text:p>11.4210011643618</text:p>
          </table:table-cell>
          <table:table-cell office:value-type="float" office:value="290.093429574791" calcext:value-type="float">
            <text:p>290.093429574791</text:p>
          </table:table-cell>
          <table:table-cell table:formula="of:=AVERAGE([.F179:.F228])" office:value-type="float" office:value="289.34024639925" calcext:value-type="float">
            <text:p>289.34024639925</text:p>
          </table:table-cell>
          <table:table-cell table:number-columns-repeated="3"/>
        </table:table-row>
        <table:table-row table:style-name="ro1">
          <table:table-cell office:value-type="float" office:value="-0.410440444946289" calcext:value-type="float">
            <text:p>-0.410440444946289</text:p>
          </table:table-cell>
          <table:table-cell table:formula="of:=AVERAGE([.A180:.A229])" office:value-type="float" office:value="-0.45596579760313" calcext:value-type="float">
            <text:p>-0.45596579760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58685621503" calcext:value-type="float">
            <text:p>11.558685621503</text:p>
          </table:table-cell>
          <table:table-cell office:value-type="float" office:value="293.590614786176" calcext:value-type="float">
            <text:p>293.590614786176</text:p>
          </table:table-cell>
          <table:table-cell table:formula="of:=AVERAGE([.F180:.F229])" office:value-type="float" office:value="289.35850390785" calcext:value-type="float">
            <text:p>289.35850390785</text:p>
          </table:table-cell>
          <table:table-cell table:number-columns-repeated="3"/>
        </table:table-row>
        <table:table-row table:style-name="ro1">
          <table:table-cell office:value-type="float" office:value="0.252276211977005" calcext:value-type="float">
            <text:p>0.252276211977005</text:p>
          </table:table-cell>
          <table:table-cell table:formula="of:=AVERAGE([.A181:.A230])" office:value-type="float" office:value="-0.442544275224209" calcext:value-type="float">
            <text:p>-0.4425442752242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54405510545" calcext:value-type="float">
            <text:p>11.5154405510545</text:p>
          </table:table-cell>
          <table:table-cell office:value-type="float" office:value="292.492189996784" calcext:value-type="float">
            <text:p>292.492189996784</text:p>
          </table:table-cell>
          <table:table-cell table:formula="of:=AVERAGE([.F181:.F230])" office:value-type="float" office:value="289.518088873901" calcext:value-type="float">
            <text:p>289.518088873901</text:p>
          </table:table-cell>
          <table:table-cell table:number-columns-repeated="3"/>
        </table:table-row>
        <table:table-row table:style-name="ro1">
          <table:table-cell office:value-type="float" office:value="-0.722358107566834" calcext:value-type="float">
            <text:p>-0.722358107566834</text:p>
          </table:table-cell>
          <table:table-cell table:formula="of:=AVERAGE([.A182:.A231])" office:value-type="float" office:value="-0.448819521963596" calcext:value-type="float">
            <text:p>-0.448819521963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91681900054" calcext:value-type="float">
            <text:p>11.5191681900054</text:p>
          </table:table-cell>
          <table:table-cell office:value-type="float" office:value="292.586872026138" calcext:value-type="float">
            <text:p>292.586872026138</text:p>
          </table:table-cell>
          <table:table-cell table:formula="of:=AVERAGE([.F182:.F231])" office:value-type="float" office:value="289.490742844158" calcext:value-type="float">
            <text:p>289.490742844158</text:p>
          </table:table-cell>
          <table:table-cell table:number-columns-repeated="3"/>
        </table:table-row>
        <table:table-row table:style-name="ro1">
          <table:table-cell office:value-type="float" office:value="-1.71623826026917" calcext:value-type="float">
            <text:p>-1.71623826026917</text:p>
          </table:table-cell>
          <table:table-cell table:formula="of:=AVERAGE([.A183:.A232])" office:value-type="float" office:value="-0.474673642218113" calcext:value-type="float">
            <text:p>-0.474673642218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03132647872" calcext:value-type="float">
            <text:p>11.4603132647872</text:p>
          </table:table-cell>
          <table:table-cell office:value-type="float" office:value="291.091956925595" calcext:value-type="float">
            <text:p>291.091956925595</text:p>
          </table:table-cell>
          <table:table-cell table:formula="of:=AVERAGE([.F183:.F232])" office:value-type="float" office:value="289.6506246415" calcext:value-type="float">
            <text:p>289.6506246415</text:p>
          </table:table-cell>
          <table:table-cell table:number-columns-repeated="3"/>
        </table:table-row>
        <table:table-row table:style-name="ro1">
          <table:table-cell office:value-type="float" office:value="-0.836146116256714" calcext:value-type="float">
            <text:p>-0.836146116256714</text:p>
          </table:table-cell>
          <table:table-cell table:formula="of:=AVERAGE([.A184:.A233])" office:value-type="float" office:value="-0.484133521616459" calcext:value-type="float">
            <text:p>-0.4841335216164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97135741204" calcext:value-type="float">
            <text:p>11.5097135741204</text:p>
          </table:table-cell>
          <table:table-cell office:value-type="float" office:value="292.346724782658" calcext:value-type="float">
            <text:p>292.346724782658</text:p>
          </table:table-cell>
          <table:table-cell table:formula="of:=AVERAGE([.F184:.F233])" office:value-type="float" office:value="289.620656602017" calcext:value-type="float">
            <text:p>289.620656602017</text:p>
          </table:table-cell>
          <table:table-cell table:number-columns-repeated="3"/>
        </table:table-row>
        <table:table-row table:style-name="ro1">
          <table:table-cell office:value-type="float" office:value="-0.502530694007874" calcext:value-type="float">
            <text:p>-0.502530694007874</text:p>
          </table:table-cell>
          <table:table-cell table:formula="of:=AVERAGE([.A185:.A234])" office:value-type="float" office:value="-0.490816295146942" calcext:value-type="float">
            <text:p>-0.4908162951469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12414471746" calcext:value-type="float">
            <text:p>11.5212414471746</text:p>
          </table:table-cell>
          <table:table-cell office:value-type="float" office:value="292.639532758234" calcext:value-type="float">
            <text:p>292.639532758234</text:p>
          </table:table-cell>
          <table:table-cell table:formula="of:=AVERAGE([.F185:.F234])" office:value-type="float" office:value="289.886020200132" calcext:value-type="float">
            <text:p>289.886020200132</text:p>
          </table:table-cell>
          <table:table-cell table:number-columns-repeated="3"/>
        </table:table-row>
        <table:table-row table:style-name="ro1">
          <table:table-cell office:value-type="float" office:value="-0.3766188621521" calcext:value-type="float">
            <text:p>-0.3766188621521</text:p>
          </table:table-cell>
          <table:table-cell table:formula="of:=AVERAGE([.A186:.A235])" office:value-type="float" office:value="-0.495117929577827" calcext:value-type="float">
            <text:p>-0.495117929577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6265033424" calcext:value-type="float">
            <text:p>11.5706265033424</text:p>
          </table:table-cell>
          <table:table-cell office:value-type="float" office:value="293.893913184897" calcext:value-type="float">
            <text:p>293.893913184897</text:p>
          </table:table-cell>
          <table:table-cell table:formula="of:=AVERAGE([.F186:.F235])" office:value-type="float" office:value="289.959212955301" calcext:value-type="float">
            <text:p>289.959212955301</text:p>
          </table:table-cell>
          <table:table-cell table:number-columns-repeated="3"/>
        </table:table-row>
        <table:table-row table:style-name="ro1">
          <table:table-cell office:value-type="float" office:value="-1.02580308914185" calcext:value-type="float">
            <text:p>-1.02580308914185</text:p>
          </table:table-cell>
          <table:table-cell table:formula="of:=AVERAGE([.A187:.A236])" office:value-type="float" office:value="-0.502638794779778" calcext:value-type="float">
            <text:p>-0.502638794779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1952735335" calcext:value-type="float">
            <text:p>11.4231952735335</text:p>
          </table:table-cell>
          <table:table-cell office:value-type="float" office:value="290.14915994775" calcext:value-type="float">
            <text:p>290.14915994775</text:p>
          </table:table-cell>
          <table:table-cell table:formula="of:=AVERAGE([.F187:.F236])" office:value-type="float" office:value="289.965101897385" calcext:value-type="float">
            <text:p>289.965101897385</text:p>
          </table:table-cell>
          <table:table-cell table:number-columns-repeated="3"/>
        </table:table-row>
        <table:table-row table:style-name="ro1">
          <table:table-cell office:value-type="float" office:value="-0.386911034584045" calcext:value-type="float">
            <text:p>-0.386911034584045</text:p>
          </table:table-cell>
          <table:table-cell table:formula="of:=AVERAGE([.A188:.A237])" office:value-type="float" office:value="-0.485309583544731" calcext:value-type="float">
            <text:p>-0.4853095835447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121975565" calcext:value-type="float">
            <text:p>11.570121975565</text:p>
          </table:table-cell>
          <table:table-cell office:value-type="float" office:value="293.88109817935" calcext:value-type="float">
            <text:p>293.88109817935</text:p>
          </table:table-cell>
          <table:table-cell table:formula="of:=AVERAGE([.F188:.F237])" office:value-type="float" office:value="290.009809577434" calcext:value-type="float">
            <text:p>290.009809577434</text:p>
          </table:table-cell>
          <table:table-cell table:number-columns-repeated="3"/>
        </table:table-row>
        <table:table-row table:style-name="ro1">
          <table:table-cell office:value-type="float" office:value="-0.548376202583313" calcext:value-type="float">
            <text:p>-0.548376202583313</text:p>
          </table:table-cell>
          <table:table-cell table:formula="of:=AVERAGE([.A189:.A238])" office:value-type="float" office:value="-0.493434947729111" calcext:value-type="float">
            <text:p>-0.4934349477291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31254659444" calcext:value-type="float">
            <text:p>11.5631254659444</text:p>
          </table:table-cell>
          <table:table-cell office:value-type="float" office:value="293.703386834988" calcext:value-type="float">
            <text:p>293.703386834988</text:p>
          </table:table-cell>
          <table:table-cell table:formula="of:=AVERAGE([.F189:.F238])" office:value-type="float" office:value="290.080779078152" calcext:value-type="float">
            <text:p>290.080779078152</text:p>
          </table:table-cell>
          <table:table-cell table:number-columns-repeated="3"/>
        </table:table-row>
        <table:table-row table:style-name="ro1">
          <table:table-cell office:value-type="float" office:value="-0.202272206544876" calcext:value-type="float">
            <text:p>-0.202272206544876</text:p>
          </table:table-cell>
          <table:table-cell table:formula="of:=AVERAGE([.A190:.A239])" office:value-type="float" office:value="-0.490689423084259" calcext:value-type="float">
            <text:p>-0.4906894230842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9464610365" calcext:value-type="float">
            <text:p>11.219464610365</text:p>
          </table:table-cell>
          <table:table-cell office:value-type="float" office:value="284.974401103272" calcext:value-type="float">
            <text:p>284.974401103272</text:p>
          </table:table-cell>
          <table:table-cell table:formula="of:=AVERAGE([.F190:.F239])" office:value-type="float" office:value="289.928282300285" calcext:value-type="float">
            <text:p>289.928282300285</text:p>
          </table:table-cell>
          <table:table-cell table:number-columns-repeated="3"/>
        </table:table-row>
        <table:table-row table:style-name="ro1">
          <table:table-cell office:value-type="float" office:value="-0.228947341442108" calcext:value-type="float">
            <text:p>-0.228947341442108</text:p>
          </table:table-cell>
          <table:table-cell table:formula="of:=AVERAGE([.A191:.A240])" office:value-type="float" office:value="-0.480950882434845" calcext:value-type="float">
            <text:p>-0.4809508824348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98788024217" calcext:value-type="float">
            <text:p>11.4998788024217</text:p>
          </table:table-cell>
          <table:table-cell office:value-type="float" office:value="292.096921581511" calcext:value-type="float">
            <text:p>292.096921581511</text:p>
          </table:table-cell>
          <table:table-cell table:formula="of:=AVERAGE([.F191:.F240])" office:value-type="float" office:value="289.956468755974" calcext:value-type="float">
            <text:p>289.956468755974</text:p>
          </table:table-cell>
          <table:table-cell table:number-columns-repeated="3"/>
        </table:table-row>
        <table:table-row table:style-name="ro1">
          <table:table-cell office:value-type="float" office:value="-0.199288815259934" calcext:value-type="float">
            <text:p>-0.199288815259934</text:p>
          </table:table-cell>
          <table:table-cell table:formula="of:=AVERAGE([.A192:.A241])" office:value-type="float" office:value="-0.474460040926933" calcext:value-type="float">
            <text:p>-0.4744600409269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6076824531" calcext:value-type="float">
            <text:p>11.476076824531</text:p>
          </table:table-cell>
          <table:table-cell office:value-type="float" office:value="291.492351343086" calcext:value-type="float">
            <text:p>291.492351343086</text:p>
          </table:table-cell>
          <table:table-cell table:formula="of:=AVERAGE([.F192:.F241])" office:value-type="float" office:value="289.948874524082" calcext:value-type="float">
            <text:p>289.948874524082</text:p>
          </table:table-cell>
          <table:table-cell table:number-columns-repeated="3"/>
        </table:table-row>
        <table:table-row table:style-name="ro1">
          <table:table-cell office:value-type="float" office:value="0.663735032081604" calcext:value-type="float">
            <text:p>0.663735032081604</text:p>
          </table:table-cell>
          <table:table-cell table:formula="of:=AVERAGE([.A193:.A242])" office:value-type="float" office:value="-0.443117389082909" calcext:value-type="float">
            <text:p>-0.443117389082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57235691458" calcext:value-type="float">
            <text:p>11.4157235691458</text:p>
          </table:table-cell>
          <table:table-cell office:value-type="float" office:value="289.959378656303" calcext:value-type="float">
            <text:p>289.959378656303</text:p>
          </table:table-cell>
          <table:table-cell table:formula="of:=AVERAGE([.F193:.F242])" office:value-type="float" office:value="290.163254069664" calcext:value-type="float">
            <text:p>290.163254069664</text:p>
          </table:table-cell>
          <table:table-cell table:number-columns-repeated="3"/>
        </table:table-row>
        <table:table-row table:style-name="ro1">
          <table:table-cell office:value-type="float" office:value="-0.222732365131378" calcext:value-type="float">
            <text:p>-0.222732365131378</text:p>
          </table:table-cell>
          <table:table-cell table:formula="of:=AVERAGE([.A194:.A243])" office:value-type="float" office:value="-0.436700711846352" calcext:value-type="float">
            <text:p>-0.436700711846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79326836109" calcext:value-type="float">
            <text:p>11.5179326836109</text:p>
          </table:table-cell>
          <table:table-cell office:value-type="float" office:value="292.555490163717" calcext:value-type="float">
            <text:p>292.555490163717</text:p>
          </table:table-cell>
          <table:table-cell table:formula="of:=AVERAGE([.F194:.F243])" office:value-type="float" office:value="290.301542880684" calcext:value-type="float">
            <text:p>290.301542880684</text:p>
          </table:table-cell>
          <table:table-cell table:number-columns-repeated="3"/>
        </table:table-row>
        <table:table-row table:style-name="ro1">
          <table:table-cell office:value-type="float" office:value="0.155092686414719" calcext:value-type="float">
            <text:p>0.155092686414719</text:p>
          </table:table-cell>
          <table:table-cell table:formula="of:=AVERAGE([.A195:.A244])" office:value-type="float" office:value="-0.393598858118057" calcext:value-type="float">
            <text:p>-0.3935988581180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53569494873" calcext:value-type="float">
            <text:p>11.4453569494873</text:p>
          </table:table-cell>
          <table:table-cell office:value-type="float" office:value="290.712066516978" calcext:value-type="float">
            <text:p>290.712066516978</text:p>
          </table:table-cell>
          <table:table-cell table:formula="of:=AVERAGE([.F195:.F244])" office:value-type="float" office:value="290.503287426843" calcext:value-type="float">
            <text:p>290.503287426843</text:p>
          </table:table-cell>
          <table:table-cell table:number-columns-repeated="3"/>
        </table:table-row>
        <table:table-row table:style-name="ro1">
          <table:table-cell office:value-type="float" office:value="-0.407445549964905" calcext:value-type="float">
            <text:p>-0.407445549964905</text:p>
          </table:table-cell>
          <table:table-cell table:formula="of:=AVERAGE([.A196:.A245])" office:value-type="float" office:value="-0.396324029564857" calcext:value-type="float">
            <text:p>-0.3963240295648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21727297693" calcext:value-type="float">
            <text:p>11.5621727297693</text:p>
          </table:table-cell>
          <table:table-cell office:value-type="float" office:value="293.679187336141" calcext:value-type="float">
            <text:p>293.679187336141</text:p>
          </table:table-cell>
          <table:table-cell table:formula="of:=AVERAGE([.F196:.F245])" office:value-type="float" office:value="290.660043554926" calcext:value-type="float">
            <text:p>290.660043554926</text:p>
          </table:table-cell>
          <table:table-cell table:number-columns-repeated="3"/>
        </table:table-row>
        <table:table-row table:style-name="ro1">
          <table:table-cell office:value-type="float" office:value="-0.311349898576736" calcext:value-type="float">
            <text:p>-0.311349898576736</text:p>
          </table:table-cell>
          <table:table-cell table:formula="of:=AVERAGE([.A197:.A246])" office:value-type="float" office:value="-0.401300366520882" calcext:value-type="float">
            <text:p>-0.401300366520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70174936891" calcext:value-type="float">
            <text:p>11.5170174936891</text:p>
          </table:table-cell>
          <table:table-cell office:value-type="float" office:value="292.532244339702" calcext:value-type="float">
            <text:p>292.532244339702</text:p>
          </table:table-cell>
          <table:table-cell table:formula="of:=AVERAGE([.F197:.F246])" office:value-type="float" office:value="290.729660625524" calcext:value-type="float">
            <text:p>290.729660625524</text:p>
          </table:table-cell>
          <table:table-cell table:number-columns-repeated="3"/>
        </table:table-row>
        <table:table-row table:style-name="ro1">
          <table:table-cell office:value-type="float" office:value="-1.41590058803558" calcext:value-type="float">
            <text:p>-1.41590058803558</text:p>
          </table:table-cell>
          <table:table-cell table:formula="of:=AVERAGE([.A198:.A247])" office:value-type="float" office:value="-0.41449136197567" calcext:value-type="float">
            <text:p>-0.414491361975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92100097865" calcext:value-type="float">
            <text:p>11.4992100097865</text:p>
          </table:table-cell>
          <table:table-cell office:value-type="float" office:value="292.079934248577" calcext:value-type="float">
            <text:p>292.079934248577</text:p>
          </table:table-cell>
          <table:table-cell table:formula="of:=AVERAGE([.F198:.F247])" office:value-type="float" office:value="290.728242630259" calcext:value-type="float">
            <text:p>290.728242630259</text:p>
          </table:table-cell>
          <table:table-cell table:number-columns-repeated="3"/>
        </table:table-row>
        <table:table-row table:style-name="ro1">
          <table:table-cell office:value-type="float" office:value="-0.309270858764648" calcext:value-type="float">
            <text:p>-0.309270858764648</text:p>
          </table:table-cell>
          <table:table-cell table:formula="of:=AVERAGE([.A199:.A248])" office:value-type="float" office:value="-0.425991661548615" calcext:value-type="float">
            <text:p>-0.4259916615486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7523070851" calcext:value-type="float">
            <text:p>11.567523070851</text:p>
          </table:table-cell>
          <table:table-cell office:value-type="float" office:value="293.815085999615" calcext:value-type="float">
            <text:p>293.815085999615</text:p>
          </table:table-cell>
          <table:table-cell table:formula="of:=AVERAGE([.F199:.F248])" office:value-type="float" office:value="290.862575478868" calcext:value-type="float">
            <text:p>290.862575478868</text:p>
          </table:table-cell>
          <table:table-cell table:number-columns-repeated="3"/>
        </table:table-row>
        <table:table-row table:style-name="ro1">
          <table:table-cell office:value-type="float" office:value="-0.439012885093689" calcext:value-type="float">
            <text:p>-0.439012885093689</text:p>
          </table:table-cell>
          <table:table-cell table:formula="of:=AVERAGE([.A200:.A249])" office:value-type="float" office:value="-0.425565856695175" calcext:value-type="float">
            <text:p>-0.425565856695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76651086599" calcext:value-type="float">
            <text:p>11.0676651086599</text:p>
          </table:table-cell>
          <table:table-cell office:value-type="float" office:value="281.118693759961" calcext:value-type="float">
            <text:p>281.118693759961</text:p>
          </table:table-cell>
          <table:table-cell table:formula="of:=AVERAGE([.F200:.F249])" office:value-type="float" office:value="290.76509322179" calcext:value-type="float">
            <text:p>290.76509322179</text:p>
          </table:table-cell>
          <table:table-cell table:number-columns-repeated="3"/>
        </table:table-row>
        <table:table-row table:style-name="ro1">
          <table:table-cell office:value-type="float" office:value="-1.05690860748291" calcext:value-type="float">
            <text:p>-1.05690860748291</text:p>
          </table:table-cell>
          <table:table-cell table:formula="of:=AVERAGE([.A201:.A250])" office:value-type="float" office:value="-0.431420041322708" calcext:value-type="float">
            <text:p>-0.4314200413227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3066294229" calcext:value-type="float">
            <text:p>11.483066294229</text:p>
          </table:table-cell>
          <table:table-cell office:value-type="float" office:value="291.669883873417" calcext:value-type="float">
            <text:p>291.669883873417</text:p>
          </table:table-cell>
          <table:table-cell table:formula="of:=AVERAGE([.F201:.F250])" office:value-type="float" office:value="290.865653464386" calcext:value-type="float">
            <text:p>290.865653464386</text:p>
          </table:table-cell>
          <table:table-cell table:number-columns-repeated="3"/>
        </table:table-row>
        <table:table-row table:style-name="ro1">
          <table:table-cell office:value-type="float" office:value="-0.329894840717316" calcext:value-type="float">
            <text:p>-0.329894840717316</text:p>
          </table:table-cell>
          <table:table-cell table:formula="of:=AVERAGE([.A202:.A251])" office:value-type="float" office:value="-0.424645854234695" calcext:value-type="float">
            <text:p>-0.4246458542346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58499159426" calcext:value-type="float">
            <text:p>11.5658499159426</text:p>
          </table:table-cell>
          <table:table-cell office:value-type="float" office:value="293.772587864941" calcext:value-type="float">
            <text:p>293.772587864941</text:p>
          </table:table-cell>
          <table:table-cell table:formula="of:=AVERAGE([.F202:.F251])" office:value-type="float" office:value="290.863679357486" calcext:value-type="float">
            <text:p>290.863679357486</text:p>
          </table:table-cell>
          <table:table-cell table:number-columns-repeated="3"/>
        </table:table-row>
        <table:table-row table:style-name="ro1">
          <table:table-cell office:value-type="float" office:value="-0.442810297012329" calcext:value-type="float">
            <text:p>-0.442810297012329</text:p>
          </table:table-cell>
          <table:table-cell table:formula="of:=AVERAGE([.A203:.A252])" office:value-type="float" office:value="-0.432322576642036" calcext:value-type="float">
            <text:p>-0.432322576642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64378734052" calcext:value-type="float">
            <text:p>11.5164378734052</text:p>
          </table:table-cell>
          <table:table-cell office:value-type="float" office:value="292.517521984493" calcext:value-type="float">
            <text:p>292.517521984493</text:p>
          </table:table-cell>
          <table:table-cell table:formula="of:=AVERAGE([.F203:.F252])" office:value-type="float" office:value="290.947361939753" calcext:value-type="float">
            <text:p>290.947361939753</text:p>
          </table:table-cell>
          <table:table-cell table:number-columns-repeated="3"/>
        </table:table-row>
        <table:table-row table:style-name="ro1">
          <table:table-cell office:value-type="float" office:value="-1.00511431694031" calcext:value-type="float">
            <text:p>-1.00511431694031</text:p>
          </table:table-cell>
          <table:table-cell table:formula="of:=AVERAGE([.A204:.A253])" office:value-type="float" office:value="-0.453680975437164" calcext:value-type="float">
            <text:p>-0.4536809754371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66453412414" calcext:value-type="float">
            <text:p>11.5066453412414</text:p>
          </table:table-cell>
          <table:table-cell office:value-type="float" office:value="292.268791667531" calcext:value-type="float">
            <text:p>292.268791667531</text:p>
          </table:table-cell>
          <table:table-cell table:formula="of:=AVERAGE([.F204:.F253])" office:value-type="float" office:value="291.003656172956" calcext:value-type="float">
            <text:p>291.003656172956</text:p>
          </table:table-cell>
          <table:table-cell table:number-columns-repeated="3"/>
        </table:table-row>
        <table:table-row table:style-name="ro1">
          <table:table-cell office:value-type="float" office:value="-0.253868848085403" calcext:value-type="float">
            <text:p>-0.253868848085403</text:p>
          </table:table-cell>
          <table:table-cell table:formula="of:=AVERAGE([.A205:.A254])" office:value-type="float" office:value="-0.45499827504158" calcext:value-type="float">
            <text:p>-0.45499827504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79079199463" calcext:value-type="float">
            <text:p>11.5679079199463</text:p>
          </table:table-cell>
          <table:table-cell office:value-type="float" office:value="293.824861166636" calcext:value-type="float">
            <text:p>293.824861166636</text:p>
          </table:table-cell>
          <table:table-cell table:formula="of:=AVERAGE([.F205:.F254])" office:value-type="float" office:value="291.088091562294" calcext:value-type="float">
            <text:p>291.088091562294</text:p>
          </table:table-cell>
          <table:table-cell table:number-columns-repeated="3"/>
        </table:table-row>
        <table:table-row table:style-name="ro1">
          <table:table-cell office:value-type="float" office:value="-0.468434810638428" calcext:value-type="float">
            <text:p>-0.468434810638428</text:p>
          </table:table-cell>
          <table:table-cell table:formula="of:=AVERAGE([.A206:.A255])" office:value-type="float" office:value="-0.453517837524414" calcext:value-type="float">
            <text:p>-0.4535178375244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28497356474" calcext:value-type="float">
            <text:p>11.5628497356474</text:p>
          </table:table-cell>
          <table:table-cell office:value-type="float" office:value="293.696383285445" calcext:value-type="float">
            <text:p>293.696383285445</text:p>
          </table:table-cell>
          <table:table-cell table:formula="of:=AVERAGE([.F206:.F255])" office:value-type="float" office:value="291.086801121038" calcext:value-type="float">
            <text:p>291.086801121038</text:p>
          </table:table-cell>
          <table:table-cell table:number-columns-repeated="3"/>
        </table:table-row>
        <table:table-row table:style-name="ro1">
          <table:table-cell office:value-type="float" office:value="-1.04181456565857" calcext:value-type="float">
            <text:p>-1.04181456565857</text:p>
          </table:table-cell>
          <table:table-cell table:formula="of:=AVERAGE([.A207:.A256])" office:value-type="float" office:value="-0.470270834565163" calcext:value-type="float">
            <text:p>-0.470270834565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30177683383" calcext:value-type="float">
            <text:p>11.4630177683383</text:p>
          </table:table-cell>
          <table:table-cell office:value-type="float" office:value="291.160651315793" calcext:value-type="float">
            <text:p>291.160651315793</text:p>
          </table:table-cell>
          <table:table-cell table:formula="of:=AVERAGE([.F207:.F256])" office:value-type="float" office:value="291.262614056438" calcext:value-type="float">
            <text:p>291.262614056438</text:p>
          </table:table-cell>
          <table:table-cell table:number-columns-repeated="3"/>
        </table:table-row>
        <table:table-row table:style-name="ro1">
          <table:table-cell office:value-type="float" office:value="-0.357893884181976" calcext:value-type="float">
            <text:p>-0.357893884181976</text:p>
          </table:table-cell>
          <table:table-cell table:formula="of:=AVERAGE([.A208:.A257])" office:value-type="float" office:value="-0.468770170211792" calcext:value-type="float">
            <text:p>-0.4687701702117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23724041164" calcext:value-type="float">
            <text:p>11.5723724041164</text:p>
          </table:table-cell>
          <table:table-cell office:value-type="float" office:value="293.938259064556" calcext:value-type="float">
            <text:p>293.938259064556</text:p>
          </table:table-cell>
          <table:table-cell table:formula="of:=AVERAGE([.F208:.F257])" office:value-type="float" office:value="291.286502418871" calcext:value-type="float">
            <text:p>291.286502418871</text:p>
          </table:table-cell>
          <table:table-cell table:number-columns-repeated="3"/>
        </table:table-row>
        <table:table-row table:style-name="ro1">
          <table:table-cell office:value-type="float" office:value="-0.900526285171509" calcext:value-type="float">
            <text:p>-0.900526285171509</text:p>
          </table:table-cell>
          <table:table-cell table:formula="of:=AVERAGE([.A209:.A258])" office:value-type="float" office:value="-0.478735666275024" calcext:value-type="float">
            <text:p>-0.478735666275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8088285595" calcext:value-type="float">
            <text:p>11.4418088285595</text:p>
          </table:table-cell>
          <table:table-cell office:value-type="float" office:value="290.621944245412" calcext:value-type="float">
            <text:p>290.621944245412</text:p>
          </table:table-cell>
          <table:table-cell table:formula="of:=AVERAGE([.F209:.F258])" office:value-type="float" office:value="291.222469114411" calcext:value-type="float">
            <text:p>291.222469114411</text:p>
          </table:table-cell>
          <table:table-cell table:number-columns-repeated="3"/>
        </table:table-row>
        <table:table-row table:style-name="ro1">
          <table:table-cell office:value-type="float" office:value="-1.35708475112915" calcext:value-type="float">
            <text:p>-1.35708475112915</text:p>
          </table:table-cell>
          <table:table-cell table:formula="of:=AVERAGE([.A210:.A259])" office:value-type="float" office:value="-0.496896236538887" calcext:value-type="float">
            <text:p>-0.496896236538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66814183563" calcext:value-type="float">
            <text:p>11.4366814183563</text:p>
          </table:table-cell>
          <table:table-cell office:value-type="float" office:value="290.49170802625" calcext:value-type="float">
            <text:p>290.49170802625</text:p>
          </table:table-cell>
          <table:table-cell table:formula="of:=AVERAGE([.F210:.F259])" office:value-type="float" office:value="291.29633719057" calcext:value-type="float">
            <text:p>291.29633719057</text:p>
          </table:table-cell>
          <table:table-cell table:number-columns-repeated="3"/>
        </table:table-row>
        <table:table-row table:style-name="ro1">
          <table:table-cell office:value-type="float" office:value="0.789395213127136" calcext:value-type="float">
            <text:p>0.789395213127136</text:p>
          </table:table-cell>
          <table:table-cell table:formula="of:=AVERAGE([.A211:.A260])" office:value-type="float" office:value="-0.488177947998047" calcext:value-type="float">
            <text:p>-0.488177947998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68577022851" calcext:value-type="float">
            <text:p>11.2268577022851</text:p>
          </table:table-cell>
          <table:table-cell office:value-type="float" office:value="285.16218563804" calcext:value-type="float">
            <text:p>285.16218563804</text:p>
          </table:table-cell>
          <table:table-cell table:formula="of:=AVERAGE([.F211:.F260])" office:value-type="float" office:value="291.201876890614" calcext:value-type="float">
            <text:p>291.201876890614</text:p>
          </table:table-cell>
          <table:table-cell table:number-columns-repeated="3"/>
        </table:table-row>
        <table:table-row table:style-name="ro1">
          <table:table-cell office:value-type="float" office:value="0.0900646150112152" calcext:value-type="float">
            <text:p>0.090064615011215</text:p>
          </table:table-cell>
          <table:table-cell table:formula="of:=AVERAGE([.A212:.A261])" office:value-type="float" office:value="-0.477821714282036" calcext:value-type="float">
            <text:p>-0.477821714282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35735784501" calcext:value-type="float">
            <text:p>11.2235735784501</text:p>
          </table:table-cell>
          <table:table-cell office:value-type="float" office:value="285.078768892632" calcext:value-type="float">
            <text:p>285.078768892632</text:p>
          </table:table-cell>
          <table:table-cell table:formula="of:=AVERAGE([.F212:.F261])" office:value-type="float" office:value="291.030135550697" calcext:value-type="float">
            <text:p>291.030135550697</text:p>
          </table:table-cell>
          <table:table-cell table:number-columns-repeated="3"/>
        </table:table-row>
        <table:table-row table:style-name="ro1">
          <table:table-cell office:value-type="float" office:value="-0.755564630031586" calcext:value-type="float">
            <text:p>-0.755564630031586</text:p>
          </table:table-cell>
          <table:table-cell table:formula="of:=AVERAGE([.A213:.A262])" office:value-type="float" office:value="-0.51250979244709" calcext:value-type="float">
            <text:p>-0.512509792447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59999290735" calcext:value-type="float">
            <text:p>11.4459999290735</text:p>
          </table:table-cell>
          <table:table-cell office:value-type="float" office:value="290.728398198466" calcext:value-type="float">
            <text:p>290.728398198466</text:p>
          </table:table-cell>
          <table:table-cell table:formula="of:=AVERAGE([.F213:.F262])" office:value-type="float" office:value="291.04439596966" calcext:value-type="float">
            <text:p>291.04439596966</text:p>
          </table:table-cell>
          <table:table-cell table:number-columns-repeated="3"/>
        </table:table-row>
        <table:table-row table:style-name="ro1">
          <table:table-cell office:value-type="float" office:value="-0.517688810825348" calcext:value-type="float">
            <text:p>-0.517688810825348</text:p>
          </table:table-cell>
          <table:table-cell table:formula="of:=AVERAGE([.A214:.A263])" office:value-type="float" office:value="-0.512086301445961" calcext:value-type="float">
            <text:p>-0.512086301445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95195564985" calcext:value-type="float">
            <text:p>11.4895195564985</text:p>
          </table:table-cell>
          <table:table-cell office:value-type="float" office:value="291.833796735063" calcext:value-type="float">
            <text:p>291.833796735063</text:p>
          </table:table-cell>
          <table:table-cell table:formula="of:=AVERAGE([.F214:.F263])" office:value-type="float" office:value="291.002669715553" calcext:value-type="float">
            <text:p>291.002669715553</text:p>
          </table:table-cell>
          <table:table-cell table:number-columns-repeated="3"/>
        </table:table-row>
        <table:table-row table:style-name="ro1">
          <table:table-cell office:value-type="float" office:value="-0.638933718204498" calcext:value-type="float">
            <text:p>-0.638933718204498</text:p>
          </table:table-cell>
          <table:table-cell table:formula="of:=AVERAGE([.A215:.A264])" office:value-type="float" office:value="-0.51972059071064" calcext:value-type="float">
            <text:p>-0.519720590710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17423111528" calcext:value-type="float">
            <text:p>11.0117423111528</text:p>
          </table:table-cell>
          <table:table-cell office:value-type="float" office:value="279.698254703282" calcext:value-type="float">
            <text:p>279.698254703282</text:p>
          </table:table-cell>
          <table:table-cell table:formula="of:=AVERAGE([.F215:.F264])" office:value-type="float" office:value="290.744368079564" calcext:value-type="float">
            <text:p>290.744368079564</text:p>
          </table:table-cell>
          <table:table-cell table:number-columns-repeated="3"/>
        </table:table-row>
        <table:table-row table:style-name="ro1">
          <table:table-cell office:value-type="float" office:value="0.538331627845764" calcext:value-type="float">
            <text:p>0.538331627845764</text:p>
          </table:table-cell>
          <table:table-cell table:formula="of:=AVERAGE([.A216:.A265])" office:value-type="float" office:value="-0.499075791239738" calcext:value-type="float">
            <text:p>-0.499075791239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78708314419" calcext:value-type="float">
            <text:p>11.4778708314419</text:p>
          </table:table-cell>
          <table:table-cell office:value-type="float" office:value="291.537919118624" calcext:value-type="float">
            <text:p>291.537919118624</text:p>
          </table:table-cell>
          <table:table-cell table:formula="of:=AVERAGE([.F216:.F265])" office:value-type="float" office:value="290.700407842164" calcext:value-type="float">
            <text:p>290.700407842164</text:p>
          </table:table-cell>
          <table:table-cell table:number-columns-repeated="3"/>
        </table:table-row>
        <table:table-row table:style-name="ro1">
          <table:table-cell office:value-type="float" office:value="-0.935333609580994" calcext:value-type="float">
            <text:p>-0.935333609580994</text:p>
          </table:table-cell>
          <table:table-cell table:formula="of:=AVERAGE([.A217:.A266])" office:value-type="float" office:value="-0.500330154299736" calcext:value-type="float">
            <text:p>-0.5003301542997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390053363889" calcext:value-type="float">
            <text:p>11.1390053363889</text:p>
          </table:table-cell>
          <table:table-cell office:value-type="float" office:value="282.930735544279" calcext:value-type="float">
            <text:p>282.930735544279</text:p>
          </table:table-cell>
          <table:table-cell table:formula="of:=AVERAGE([.F217:.F266])" office:value-type="float" office:value="290.604248212869" calcext:value-type="float">
            <text:p>290.604248212869</text:p>
          </table:table-cell>
          <table:table-cell table:number-columns-repeated="3"/>
        </table:table-row>
        <table:table-row table:style-name="ro1">
          <table:table-cell office:value-type="float" office:value="-0.010782927274704" calcext:value-type="float">
            <text:p>-0.010782927274704</text:p>
          </table:table-cell>
          <table:table-cell table:formula="of:=AVERAGE([.A218:.A267])" office:value-type="float" office:value="-0.473856986761093" calcext:value-type="float">
            <text:p>-0.4738569867610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76164307892" calcext:value-type="float">
            <text:p>11.4876164307892</text:p>
          </table:table-cell>
          <table:table-cell office:value-type="float" office:value="291.785457342046" calcext:value-type="float">
            <text:p>291.785457342046</text:p>
          </table:table-cell>
          <table:table-cell table:formula="of:=AVERAGE([.F218:.F267])" office:value-type="float" office:value="290.604115294439" calcext:value-type="float">
            <text:p>290.604115294439</text:p>
          </table:table-cell>
          <table:table-cell table:number-columns-repeated="3"/>
        </table:table-row>
        <table:table-row table:style-name="ro1">
          <table:table-cell office:value-type="float" office:value="-1.84265267848969" calcext:value-type="float">
            <text:p>-1.84265267848969</text:p>
          </table:table-cell>
          <table:table-cell table:formula="of:=AVERAGE([.A219:.A268])" office:value-type="float" office:value="-0.492719210386276" calcext:value-type="float">
            <text:p>-0.492719210386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57906582862" calcext:value-type="float">
            <text:p>11.4257906582862</text:p>
          </table:table-cell>
          <table:table-cell office:value-type="float" office:value="290.21508272047" calcext:value-type="float">
            <text:p>290.21508272047</text:p>
          </table:table-cell>
          <table:table-cell table:formula="of:=AVERAGE([.F219:.F268])" office:value-type="float" office:value="290.564634348513" calcext:value-type="float">
            <text:p>290.564634348513</text:p>
          </table:table-cell>
          <table:table-cell table:number-columns-repeated="3"/>
        </table:table-row>
        <table:table-row table:style-name="ro1">
          <table:table-cell office:value-type="float" office:value="-1.96808660030365" calcext:value-type="float">
            <text:p>-1.96808660030365</text:p>
          </table:table-cell>
          <table:table-cell table:formula="of:=AVERAGE([.A220:.A269])" office:value-type="float" office:value="-0.515498207807541" calcext:value-type="float">
            <text:p>-0.515498207807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27590082169" calcext:value-type="float">
            <text:p>11.4327590082169</text:p>
          </table:table-cell>
          <table:table-cell office:value-type="float" office:value="290.392078808708" calcext:value-type="float">
            <text:p>290.392078808708</text:p>
          </table:table-cell>
          <table:table-cell table:formula="of:=AVERAGE([.F220:.F269])" office:value-type="float" office:value="290.566004063989" calcext:value-type="float">
            <text:p>290.566004063989</text:p>
          </table:table-cell>
          <table:table-cell table:number-columns-repeated="3"/>
        </table:table-row>
        <table:table-row table:style-name="ro1">
          <table:table-cell office:value-type="float" office:value="0.0234938263893127" calcext:value-type="float">
            <text:p>0.023493826389313</text:p>
          </table:table-cell>
          <table:table-cell table:formula="of:=AVERAGE([.A221:.A270])" office:value-type="float" office:value="-0.525814871788025" calcext:value-type="float">
            <text:p>-0.525814871788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01645869076" calcext:value-type="float">
            <text:p>11.4201645869076</text:p>
          </table:table-cell>
          <table:table-cell office:value-type="float" office:value="290.072180507454" calcext:value-type="float">
            <text:p>290.072180507454</text:p>
          </table:table-cell>
          <table:table-cell table:formula="of:=AVERAGE([.F221:.F270])" office:value-type="float" office:value="290.589984217625" calcext:value-type="float">
            <text:p>290.589984217625</text:p>
          </table:table-cell>
          <table:table-cell table:number-columns-repeated="3"/>
        </table:table-row>
        <table:table-row table:style-name="ro1">
          <table:table-cell office:value-type="float" office:value="0.536240458488464" calcext:value-type="float">
            <text:p>0.536240458488464</text:p>
          </table:table-cell>
          <table:table-cell table:formula="of:=AVERAGE([.A222:.A271])" office:value-type="float" office:value="-0.497613096237183" calcext:value-type="float">
            <text:p>-0.4976130962371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3985166043" calcext:value-type="float">
            <text:p>11.323985166043</text:p>
          </table:table-cell>
          <table:table-cell office:value-type="float" office:value="287.629223217493" calcext:value-type="float">
            <text:p>287.629223217493</text:p>
          </table:table-cell>
          <table:table-cell table:formula="of:=AVERAGE([.F222:.F271])" office:value-type="float" office:value="290.707799418154" calcext:value-type="float">
            <text:p>290.707799418154</text:p>
          </table:table-cell>
          <table:table-cell table:number-columns-repeated="3"/>
        </table:table-row>
        <table:table-row table:style-name="ro1">
          <table:table-cell office:value-type="float" office:value="0.54511833190918" calcext:value-type="float">
            <text:p>0.54511833190918</text:p>
          </table:table-cell>
          <table:table-cell table:formula="of:=AVERAGE([.A223:.A272])" office:value-type="float" office:value="-0.481117061972618" calcext:value-type="float">
            <text:p>-0.4811170619726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67475341022" calcext:value-type="float">
            <text:p>11.1767475341022</text:p>
          </table:table-cell>
          <table:table-cell office:value-type="float" office:value="283.889387366196" calcext:value-type="float">
            <text:p>283.889387366196</text:p>
          </table:table-cell>
          <table:table-cell table:formula="of:=AVERAGE([.F223:.F272])" office:value-type="float" office:value="290.545871988299" calcext:value-type="float">
            <text:p>290.545871988299</text:p>
          </table:table-cell>
          <table:table-cell table:number-columns-repeated="3"/>
        </table:table-row>
        <table:table-row table:style-name="ro1">
          <table:table-cell office:value-type="float" office:value="-0.812315464019775" calcext:value-type="float">
            <text:p>-0.812315464019775</text:p>
          </table:table-cell>
          <table:table-cell table:formula="of:=AVERAGE([.A224:.A273])" office:value-type="float" office:value="-0.471382812857628" calcext:value-type="float">
            <text:p>-0.4713828128576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147070439637" calcext:value-type="float">
            <text:p>11.1147070439637</text:p>
          </table:table-cell>
          <table:table-cell office:value-type="float" office:value="282.313558916677" calcext:value-type="float">
            <text:p>282.313558916677</text:p>
          </table:table-cell>
          <table:table-cell table:formula="of:=AVERAGE([.F224:.F273])" office:value-type="float" office:value="290.365530885589" calcext:value-type="float">
            <text:p>290.365530885589</text:p>
          </table:table-cell>
          <table:table-cell table:number-columns-repeated="3"/>
        </table:table-row>
        <table:table-row table:style-name="ro1">
          <table:table-cell office:value-type="float" office:value="-0.871420383453369" calcext:value-type="float">
            <text:p>-0.871420383453369</text:p>
          </table:table-cell>
          <table:table-cell table:formula="of:=AVERAGE([.A225:.A274])" office:value-type="float" office:value="-0.472547510266304" calcext:value-type="float">
            <text:p>-0.472547510266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61362441182" calcext:value-type="float">
            <text:p>11.4561362441182</text:p>
          </table:table-cell>
          <table:table-cell office:value-type="float" office:value="290.985860600603" calcext:value-type="float">
            <text:p>290.985860600603</text:p>
          </table:table-cell>
          <table:table-cell table:formula="of:=AVERAGE([.F225:.F274])" office:value-type="float" office:value="290.378989621647" calcext:value-type="float">
            <text:p>290.378989621647</text:p>
          </table:table-cell>
          <table:table-cell table:number-columns-repeated="3"/>
        </table:table-row>
        <table:table-row table:style-name="ro1">
          <table:table-cell office:value-type="float" office:value="-0.315835148096085" calcext:value-type="float">
            <text:p>-0.315835148096085</text:p>
          </table:table-cell>
          <table:table-cell table:formula="of:=AVERAGE([.A226:.A275])" office:value-type="float" office:value="-0.460590592622757" calcext:value-type="float">
            <text:p>-0.460590592622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95158646554" calcext:value-type="float">
            <text:p>11.3695158646554</text:p>
          </table:table-cell>
          <table:table-cell office:value-type="float" office:value="288.785702962247" calcext:value-type="float">
            <text:p>288.785702962247</text:p>
          </table:table-cell>
          <table:table-cell table:formula="of:=AVERAGE([.F226:.F275])" office:value-type="float" office:value="290.347524312679" calcext:value-type="float">
            <text:p>290.347524312679</text:p>
          </table:table-cell>
          <table:table-cell table:number-columns-repeated="3"/>
        </table:table-row>
        <table:table-row table:style-name="ro1">
          <table:table-cell office:value-type="float" office:value="-0.537901401519775" calcext:value-type="float">
            <text:p>-0.537901401519775</text:p>
          </table:table-cell>
          <table:table-cell table:formula="of:=AVERAGE([.A227:.A276])" office:value-type="float" office:value="-0.471062116026878" calcext:value-type="float">
            <text:p>-0.471062116026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3449064434" calcext:value-type="float">
            <text:p>11.5703449064434</text:p>
          </table:table-cell>
          <table:table-cell office:value-type="float" office:value="293.886760623661" calcext:value-type="float">
            <text:p>293.886760623661</text:p>
          </table:table-cell>
          <table:table-cell table:formula="of:=AVERAGE([.F227:.F276])" office:value-type="float" office:value="290.476831294927" calcext:value-type="float">
            <text:p>290.476831294927</text:p>
          </table:table-cell>
          <table:table-cell table:number-columns-repeated="3"/>
        </table:table-row>
        <table:table-row table:style-name="ro1">
          <table:table-cell office:value-type="float" office:value="0.178252190351486" calcext:value-type="float">
            <text:p>0.178252190351486</text:p>
          </table:table-cell>
          <table:table-cell table:formula="of:=AVERAGE([.A228:.A277])" office:value-type="float" office:value="-0.443618676662445" calcext:value-type="float">
            <text:p>-0.443618676662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1270522362" calcext:value-type="float">
            <text:p>11.341270522362</text:p>
          </table:table-cell>
          <table:table-cell office:value-type="float" office:value="288.068271267995" calcext:value-type="float">
            <text:p>288.068271267995</text:p>
          </table:table-cell>
          <table:table-cell table:formula="of:=AVERAGE([.F228:.F277])" office:value-type="float" office:value="290.408816994093" calcext:value-type="float">
            <text:p>290.408816994093</text:p>
          </table:table-cell>
          <table:table-cell table:number-columns-repeated="3"/>
        </table:table-row>
        <table:table-row table:style-name="ro1">
          <table:table-cell office:value-type="float" office:value="0.923549652099609" calcext:value-type="float">
            <text:p>0.923549652099609</text:p>
          </table:table-cell>
          <table:table-cell table:formula="of:=AVERAGE([.A229:.A278])" office:value-type="float" office:value="-0.439739201068878" calcext:value-type="float">
            <text:p>-0.4397392010688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85409593284" calcext:value-type="float">
            <text:p>11.3185409593284</text:p>
          </table:table-cell>
          <table:table-cell office:value-type="float" office:value="287.490940366942" calcext:value-type="float">
            <text:p>287.490940366942</text:p>
          </table:table-cell>
          <table:table-cell table:formula="of:=AVERAGE([.F229:.F278])" office:value-type="float" office:value="290.356767209936" calcext:value-type="float">
            <text:p>290.356767209936</text:p>
          </table:table-cell>
          <table:table-cell table:number-columns-repeated="3"/>
        </table:table-row>
        <table:table-row table:style-name="ro1">
          <table:table-cell office:value-type="float" office:value="-0.455959022045136" calcext:value-type="float">
            <text:p>-0.455959022045136</text:p>
          </table:table-cell>
          <table:table-cell table:formula="of:=AVERAGE([.A230:.A279])" office:value-type="float" office:value="-0.440649572610855" calcext:value-type="float">
            <text:p>-0.4406495726108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66033975244" calcext:value-type="float">
            <text:p>11.5766033975244</text:p>
          </table:table-cell>
          <table:table-cell office:value-type="float" office:value="294.045726297119" calcext:value-type="float">
            <text:p>294.045726297119</text:p>
          </table:table-cell>
          <table:table-cell table:formula="of:=AVERAGE([.F230:.F279])" office:value-type="float" office:value="290.365869440155" calcext:value-type="float">
            <text:p>290.365869440155</text:p>
          </table:table-cell>
          <table:table-cell table:number-columns-repeated="3"/>
        </table:table-row>
        <table:table-row table:style-name="ro1">
          <table:table-cell office:value-type="float" office:value="-0.457790791988373" calcext:value-type="float">
            <text:p>-0.457790791988373</text:p>
          </table:table-cell>
          <table:table-cell table:formula="of:=AVERAGE([.A231:.A280])" office:value-type="float" office:value="-0.454850912690163" calcext:value-type="float">
            <text:p>-0.4548509126901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41619656175" calcext:value-type="float">
            <text:p>11.4741619656175</text:p>
          </table:table-cell>
          <table:table-cell office:value-type="float" office:value="291.443713926685" calcext:value-type="float">
            <text:p>291.443713926685</text:p>
          </table:table-cell>
          <table:table-cell table:formula="of:=AVERAGE([.F231:.F280])" office:value-type="float" office:value="290.344899918753" calcext:value-type="float">
            <text:p>290.344899918753</text:p>
          </table:table-cell>
          <table:table-cell table:number-columns-repeated="3"/>
        </table:table-row>
        <table:table-row table:style-name="ro1">
          <table:table-cell office:value-type="float" office:value="-0.112448066473007" calcext:value-type="float">
            <text:p>-0.112448066473007</text:p>
          </table:table-cell>
          <table:table-cell table:formula="of:=AVERAGE([.A232:.A281])" office:value-type="float" office:value="-0.442652711868286" calcext:value-type="float">
            <text:p>-0.4426527118682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6082681182" calcext:value-type="float">
            <text:p>11.196082681182</text:p>
          </table:table-cell>
          <table:table-cell office:value-type="float" office:value="284.380500102023" calcext:value-type="float">
            <text:p>284.380500102023</text:p>
          </table:table-cell>
          <table:table-cell table:formula="of:=AVERAGE([.F232:.F281])" office:value-type="float" office:value="290.18077248027" calcext:value-type="float">
            <text:p>290.18077248027</text:p>
          </table:table-cell>
          <table:table-cell table:number-columns-repeated="3"/>
        </table:table-row>
        <table:table-row table:style-name="ro1">
          <table:table-cell office:value-type="float" office:value="-0.682783663272858" calcext:value-type="float">
            <text:p>-0.682783663272858</text:p>
          </table:table-cell>
          <table:table-cell table:formula="of:=AVERAGE([.A233:.A282])" office:value-type="float" office:value="-0.42198361992836" calcext:value-type="float">
            <text:p>-0.421983619928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40388429642" calcext:value-type="float">
            <text:p>11.2540388429642</text:p>
          </table:table-cell>
          <table:table-cell office:value-type="float" office:value="285.85258661129" calcext:value-type="float">
            <text:p>285.85258661129</text:p>
          </table:table-cell>
          <table:table-cell table:formula="of:=AVERAGE([.F233:.F282])" office:value-type="float" office:value="290.075985073984" calcext:value-type="float">
            <text:p>290.075985073984</text:p>
          </table:table-cell>
          <table:table-cell table:number-columns-repeated="3"/>
        </table:table-row>
        <table:table-row table:style-name="ro1">
          <table:table-cell office:value-type="float" office:value="-1.24182367324829" calcext:value-type="float">
            <text:p>-1.24182367324829</text:p>
          </table:table-cell>
          <table:table-cell table:formula="of:=AVERAGE([.A234:.A283])" office:value-type="float" office:value="-0.430097171068192" calcext:value-type="float">
            <text:p>-0.430097171068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84527983665" calcext:value-type="float">
            <text:p>11.4784527983665</text:p>
          </table:table-cell>
          <table:table-cell office:value-type="float" office:value="291.55270107851" calcext:value-type="float">
            <text:p>291.55270107851</text:p>
          </table:table-cell>
          <table:table-cell table:formula="of:=AVERAGE([.F234:.F283])" office:value-type="float" office:value="290.060104599901" calcext:value-type="float">
            <text:p>290.060104599901</text:p>
          </table:table-cell>
          <table:table-cell table:number-columns-repeated="3"/>
        </table:table-row>
        <table:table-row table:style-name="ro1">
          <table:table-cell office:value-type="float" office:value="-0.524961709976196" calcext:value-type="float">
            <text:p>-0.524961709976196</text:p>
          </table:table-cell>
          <table:table-cell table:formula="of:=AVERAGE([.A235:.A284])" office:value-type="float" office:value="-0.430545791387558" calcext:value-type="float">
            <text:p>-0.430545791387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77098386735" calcext:value-type="float">
            <text:p>11.5777098386735</text:p>
          </table:table-cell>
          <table:table-cell office:value-type="float" office:value="294.073829902306" calcext:value-type="float">
            <text:p>294.073829902306</text:p>
          </table:table-cell>
          <table:table-cell table:formula="of:=AVERAGE([.F235:.F284])" office:value-type="float" office:value="290.088790542783" calcext:value-type="float">
            <text:p>290.088790542783</text:p>
          </table:table-cell>
          <table:table-cell table:number-columns-repeated="3"/>
        </table:table-row>
        <table:table-row table:style-name="ro1">
          <table:table-cell office:value-type="float" office:value="-0.249413639307022" calcext:value-type="float">
            <text:p>-0.249413639307022</text:p>
          </table:table-cell>
          <table:table-cell table:formula="of:=AVERAGE([.A236:.A285])" office:value-type="float" office:value="-0.428001686930656" calcext:value-type="float">
            <text:p>-0.428001686930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737440817177" calcext:value-type="float">
            <text:p>11.0737440817177</text:p>
          </table:table-cell>
          <table:table-cell office:value-type="float" office:value="281.27309967563" calcext:value-type="float">
            <text:p>281.27309967563</text:p>
          </table:table-cell>
          <table:table-cell table:formula="of:=AVERAGE([.F236:.F285])" office:value-type="float" office:value="289.836374272597" calcext:value-type="float">
            <text:p>289.836374272597</text:p>
          </table:table-cell>
          <table:table-cell table:number-columns-repeated="3"/>
        </table:table-row>
        <table:table-row table:style-name="ro1">
          <table:table-cell office:value-type="float" office:value="-0.128468692302704" calcext:value-type="float">
            <text:p>-0.128468692302704</text:p>
          </table:table-cell>
          <table:table-cell table:formula="of:=AVERAGE([.A237:.A286])" office:value-type="float" office:value="-0.410054998993874" calcext:value-type="float">
            <text:p>-0.4100549989938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21268743813" calcext:value-type="float">
            <text:p>11.2221268743813</text:p>
          </table:table-cell>
          <table:table-cell office:value-type="float" office:value="285.042022609285" calcext:value-type="float">
            <text:p>285.042022609285</text:p>
          </table:table-cell>
          <table:table-cell table:formula="of:=AVERAGE([.F237:.F286])" office:value-type="float" office:value="289.734231525828" calcext:value-type="float">
            <text:p>289.734231525828</text:p>
          </table:table-cell>
          <table:table-cell table:number-columns-repeated="3"/>
        </table:table-row>
        <table:table-row table:style-name="ro1">
          <table:table-cell office:value-type="float" office:value="-0.357498943805695" calcext:value-type="float">
            <text:p>-0.357498943805695</text:p>
          </table:table-cell>
          <table:table-cell table:formula="of:=AVERAGE([.A238:.A287])" office:value-type="float" office:value="-0.409466757178307" calcext:value-type="float">
            <text:p>-0.409466757178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44361028403" calcext:value-type="float">
            <text:p>11.4544361028403</text:p>
          </table:table-cell>
          <table:table-cell office:value-type="float" office:value="290.942677012144" calcext:value-type="float">
            <text:p>290.942677012144</text:p>
          </table:table-cell>
          <table:table-cell table:formula="of:=AVERAGE([.F238:.F287])" office:value-type="float" office:value="289.675463102484" calcext:value-type="float">
            <text:p>289.675463102484</text:p>
          </table:table-cell>
          <table:table-cell table:number-columns-repeated="3"/>
        </table:table-row>
        <table:table-row table:style-name="ro1">
          <table:table-cell office:value-type="float" office:value="-1.58920681476593" calcext:value-type="float">
            <text:p>-1.58920681476593</text:p>
          </table:table-cell>
          <table:table-cell table:formula="of:=AVERAGE([.A239:.A288])" office:value-type="float" office:value="-0.430283369421959" calcext:value-type="float">
            <text:p>-0.4302833694219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87062355757" calcext:value-type="float">
            <text:p>11.4787062355757</text:p>
          </table:table-cell>
          <table:table-cell office:value-type="float" office:value="291.559138383622" calcext:value-type="float">
            <text:p>291.559138383622</text:p>
          </table:table-cell>
          <table:table-cell table:formula="of:=AVERAGE([.F239:.F288])" office:value-type="float" office:value="289.632578133457" calcext:value-type="float">
            <text:p>289.632578133457</text:p>
          </table:table-cell>
          <table:table-cell table:number-columns-repeated="3"/>
        </table:table-row>
        <table:table-row table:style-name="ro1">
          <table:table-cell office:value-type="float" office:value="-0.426398783922195" calcext:value-type="float">
            <text:p>-0.426398783922195</text:p>
          </table:table-cell>
          <table:table-cell table:formula="of:=AVERAGE([.A240:.A289])" office:value-type="float" office:value="-0.434765900969505" calcext:value-type="float">
            <text:p>-0.4347659009695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238131836861" calcext:value-type="float">
            <text:p>11.1238131836861</text:p>
          </table:table-cell>
          <table:table-cell office:value-type="float" office:value="282.544854865628" calcext:value-type="float">
            <text:p>282.544854865628</text:p>
          </table:table-cell>
          <table:table-cell table:formula="of:=AVERAGE([.F240:.F289])" office:value-type="float" office:value="289.583987208704" calcext:value-type="float">
            <text:p>289.583987208704</text:p>
          </table:table-cell>
          <table:table-cell table:number-columns-repeated="3"/>
        </table:table-row>
        <table:table-row table:style-name="ro1">
          <table:table-cell office:value-type="float" office:value="-0.854621767997742" calcext:value-type="float">
            <text:p>-0.854621767997742</text:p>
          </table:table-cell>
          <table:table-cell table:formula="of:=AVERAGE([.A241:.A290])" office:value-type="float" office:value="-0.447279389500618" calcext:value-type="float">
            <text:p>-0.4472793895006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2503100431" calcext:value-type="float">
            <text:p>11.482503100431</text:p>
          </table:table-cell>
          <table:table-cell office:value-type="float" office:value="291.655578750946" calcext:value-type="float">
            <text:p>291.655578750946</text:p>
          </table:table-cell>
          <table:table-cell table:formula="of:=AVERAGE([.F241:.F290])" office:value-type="float" office:value="289.575160352092" calcext:value-type="float">
            <text:p>289.575160352092</text:p>
          </table:table-cell>
          <table:table-cell table:number-columns-repeated="3"/>
        </table:table-row>
        <table:table-row table:style-name="ro1">
          <table:table-cell office:value-type="float" office:value="-0.775651454925537" calcext:value-type="float">
            <text:p>-0.775651454925537</text:p>
          </table:table-cell>
          <table:table-cell table:formula="of:=AVERAGE([.A242:.A291])" office:value-type="float" office:value="-0.45880664229393" calcext:value-type="float">
            <text:p>-0.458806642293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76027706981" calcext:value-type="float">
            <text:p>11.5076027706981</text:p>
          </table:table-cell>
          <table:table-cell office:value-type="float" office:value="292.293110375731" calcext:value-type="float">
            <text:p>292.293110375731</text:p>
          </table:table-cell>
          <table:table-cell table:formula="of:=AVERAGE([.F242:.F291])" office:value-type="float" office:value="289.591175532745" calcext:value-type="float">
            <text:p>289.591175532745</text:p>
          </table:table-cell>
          <table:table-cell table:number-columns-repeated="3"/>
        </table:table-row>
        <table:table-row table:style-name="ro1">
          <table:table-cell office:value-type="float" office:value="0.567862749099731" calcext:value-type="float">
            <text:p>0.567862749099731</text:p>
          </table:table-cell>
          <table:table-cell table:formula="of:=AVERAGE([.A243:.A292])" office:value-type="float" office:value="-0.460724087953567" calcext:value-type="float">
            <text:p>-0.4607240879535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1388682127" calcext:value-type="float">
            <text:p>11.3631388682127</text:p>
          </table:table-cell>
          <table:table-cell office:value-type="float" office:value="288.623727252603" calcext:value-type="float">
            <text:p>288.623727252603</text:p>
          </table:table-cell>
          <table:table-cell table:formula="of:=AVERAGE([.F243:.F292])" office:value-type="float" office:value="289.564462504671" calcext:value-type="float">
            <text:p>289.564462504671</text:p>
          </table:table-cell>
          <table:table-cell table:number-columns-repeated="3"/>
        </table:table-row>
        <table:table-row table:style-name="ro1">
          <table:table-cell office:value-type="float" office:value="-1.10685729980469" calcext:value-type="float">
            <text:p>-1.10685729980469</text:p>
          </table:table-cell>
          <table:table-cell table:formula="of:=AVERAGE([.A244:.A293])" office:value-type="float" office:value="-0.478406586647034" calcext:value-type="float">
            <text:p>-0.47840658664703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60210488409" calcext:value-type="float">
            <text:p>11.4460210488409</text:p>
          </table:table-cell>
          <table:table-cell office:value-type="float" office:value="290.728934640558" calcext:value-type="float">
            <text:p>290.728934640558</text:p>
          </table:table-cell>
          <table:table-cell table:formula="of:=AVERAGE([.F244:.F293])" office:value-type="float" office:value="289.527931394208" calcext:value-type="float">
            <text:p>289.527931394208</text:p>
          </table:table-cell>
          <table:table-cell table:number-columns-repeated="3"/>
        </table:table-row>
        <table:table-row table:style-name="ro1">
          <table:table-cell office:value-type="float" office:value="-0.207715064287186" calcext:value-type="float">
            <text:p>-0.207715064287186</text:p>
          </table:table-cell>
          <table:table-cell table:formula="of:=AVERAGE([.A245:.A294])" office:value-type="float" office:value="-0.485662741661072" calcext:value-type="float">
            <text:p>-0.485662741661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6023241669" calcext:value-type="float">
            <text:p>11.4416023241669</text:p>
          </table:table-cell>
          <table:table-cell office:value-type="float" office:value="290.616699033839" calcext:value-type="float">
            <text:p>290.616699033839</text:p>
          </table:table-cell>
          <table:table-cell table:formula="of:=AVERAGE([.F245:.F294])" office:value-type="float" office:value="289.526024044545" calcext:value-type="float">
            <text:p>289.526024044545</text:p>
          </table:table-cell>
          <table:table-cell table:number-columns-repeated="3"/>
        </table:table-row>
        <table:table-row table:style-name="ro1">
          <table:table-cell office:value-type="float" office:value="-0.0683628022670746" calcext:value-type="float">
            <text:p>-0.068362802267075</text:p>
          </table:table-cell>
          <table:table-cell table:formula="of:=AVERAGE([.A246:.A295])" office:value-type="float" office:value="-0.478881086707115" calcext:value-type="float">
            <text:p>-0.478881086707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26516064286" calcext:value-type="float">
            <text:p>11.4026516064286</text:p>
          </table:table-cell>
          <table:table-cell office:value-type="float" office:value="289.627350803287" calcext:value-type="float">
            <text:p>289.627350803287</text:p>
          </table:table-cell>
          <table:table-cell table:formula="of:=AVERAGE([.F246:.F295])" office:value-type="float" office:value="289.444987313888" calcext:value-type="float">
            <text:p>289.444987313888</text:p>
          </table:table-cell>
          <table:table-cell table:number-columns-repeated="3"/>
        </table:table-row>
        <table:table-row table:style-name="ro1">
          <table:table-cell office:value-type="float" office:value="-0.430554628372192" calcext:value-type="float">
            <text:p>-0.430554628372192</text:p>
          </table:table-cell>
          <table:table-cell table:formula="of:=AVERAGE([.A247:.A296])" office:value-type="float" office:value="-0.481265181303024" calcext:value-type="float">
            <text:p>-0.481265181303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5859175587" calcext:value-type="float">
            <text:p>11.55859175587</text:p>
          </table:table-cell>
          <table:table-cell office:value-type="float" office:value="293.588230599098" calcext:value-type="float">
            <text:p>293.588230599098</text:p>
          </table:table-cell>
          <table:table-cell table:formula="of:=AVERAGE([.F247:.F296])" office:value-type="float" office:value="289.466107039076" calcext:value-type="float">
            <text:p>289.466107039076</text:p>
          </table:table-cell>
          <table:table-cell table:number-columns-repeated="3"/>
        </table:table-row>
        <table:table-row table:style-name="ro1">
          <table:table-cell office:value-type="float" office:value="-0.288729012012482" calcext:value-type="float">
            <text:p>-0.288729012012482</text:p>
          </table:table-cell>
          <table:table-cell table:formula="of:=AVERAGE([.A248:.A297])" office:value-type="float" office:value="-0.458721749782562" calcext:value-type="float">
            <text:p>-0.4587217497825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61159638584" calcext:value-type="float">
            <text:p>11.4961159638584</text:p>
          </table:table-cell>
          <table:table-cell office:value-type="float" office:value="292.001345482002" calcext:value-type="float">
            <text:p>292.001345482002</text:p>
          </table:table-cell>
          <table:table-cell table:formula="of:=AVERAGE([.F248:.F297])" office:value-type="float" office:value="289.464535263745" calcext:value-type="float">
            <text:p>289.464535263745</text:p>
          </table:table-cell>
          <table:table-cell table:number-columns-repeated="3"/>
        </table:table-row>
        <table:table-row table:style-name="ro1">
          <table:table-cell office:value-type="float" office:value="-1.56922495365143" calcext:value-type="float">
            <text:p>-1.56922495365143</text:p>
          </table:table-cell>
          <table:table-cell table:formula="of:=AVERAGE([.A249:.A298])" office:value-type="float" office:value="-0.483920831680298" calcext:value-type="float">
            <text:p>-0.4839208316802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9266872856" calcext:value-type="float">
            <text:p>11.469266872856</text:p>
          </table:table-cell>
          <table:table-cell office:value-type="float" office:value="291.319378570543" calcext:value-type="float">
            <text:p>291.319378570543</text:p>
          </table:table-cell>
          <table:table-cell table:formula="of:=AVERAGE([.F249:.F298])" office:value-type="float" office:value="289.414621115163" calcext:value-type="float">
            <text:p>289.414621115163</text:p>
          </table:table-cell>
          <table:table-cell table:number-columns-repeated="3"/>
        </table:table-row>
        <table:table-row table:style-name="ro1">
          <table:table-cell office:value-type="float" office:value="-0.635281085968018" calcext:value-type="float">
            <text:p>-0.635281085968018</text:p>
          </table:table-cell>
          <table:table-cell table:formula="of:=AVERAGE([.A250:.A299])" office:value-type="float" office:value="-0.487846195697784" calcext:value-type="float">
            <text:p>-0.487846195697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5291177481" calcext:value-type="float">
            <text:p>11.5705291177481</text:p>
          </table:table-cell>
          <table:table-cell office:value-type="float" office:value="293.891439590803" calcext:value-type="float">
            <text:p>293.891439590803</text:p>
          </table:table-cell>
          <table:table-cell table:formula="of:=AVERAGE([.F250:.F299])" office:value-type="float" office:value="289.67007603178" calcext:value-type="float">
            <text:p>289.67007603178</text:p>
          </table:table-cell>
          <table:table-cell table:number-columns-repeated="3"/>
        </table:table-row>
        <table:table-row table:style-name="ro1">
          <table:table-cell office:value-type="float" office:value="0.63014280796051" calcext:value-type="float">
            <text:p>0.63014280796051</text:p>
          </table:table-cell>
          <table:table-cell table:formula="of:=AVERAGE([.A251:.A300])" office:value-type="float" office:value="-0.454105167388916" calcext:value-type="float">
            <text:p>-0.4541051673889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13699207842" calcext:value-type="float">
            <text:p>11.3813699207842</text:p>
          </table:table-cell>
          <table:table-cell office:value-type="float" office:value="289.08679598792" calcext:value-type="float">
            <text:p>289.08679598792</text:p>
          </table:table-cell>
          <table:table-cell table:formula="of:=AVERAGE([.F251:.F300])" office:value-type="float" office:value="289.61841427407" calcext:value-type="float">
            <text:p>289.61841427407</text:p>
          </table:table-cell>
          <table:table-cell table:number-columns-repeated="3"/>
        </table:table-row>
        <table:table-row table:style-name="ro1">
          <table:table-cell office:value-type="float" office:value="0.103760927915573" calcext:value-type="float">
            <text:p>0.103760927915573</text:p>
          </table:table-cell>
          <table:table-cell table:formula="of:=AVERAGE([.A252:.A301])" office:value-type="float" office:value="-0.445432052016258" calcext:value-type="float">
            <text:p>-0.445432052016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49636772722" calcext:value-type="float">
            <text:p>11.4349636772722</text:p>
          </table:table-cell>
          <table:table-cell office:value-type="float" office:value="290.448077402714" calcext:value-type="float">
            <text:p>290.448077402714</text:p>
          </table:table-cell>
          <table:table-cell table:formula="of:=AVERAGE([.F252:.F301])" office:value-type="float" office:value="289.551924064826" calcext:value-type="float">
            <text:p>289.551924064826</text:p>
          </table:table-cell>
          <table:table-cell table:number-columns-repeated="3"/>
        </table:table-row>
        <table:table-row table:style-name="ro1">
          <table:table-cell office:value-type="float" office:value="-0.50543475151062" calcext:value-type="float">
            <text:p>-0.50543475151062</text:p>
          </table:table-cell>
          <table:table-cell table:formula="of:=AVERAGE([.A253:.A302])" office:value-type="float" office:value="-0.446684541106224" calcext:value-type="float">
            <text:p>-0.4466845411062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86906485975" calcext:value-type="float">
            <text:p>11.5186906485975</text:p>
          </table:table-cell>
          <table:table-cell office:value-type="float" office:value="292.574742474376" calcext:value-type="float">
            <text:p>292.574742474376</text:p>
          </table:table-cell>
          <table:table-cell table:formula="of:=AVERAGE([.F253:.F302])" office:value-type="float" office:value="289.553068474623" calcext:value-type="float">
            <text:p>289.553068474623</text:p>
          </table:table-cell>
          <table:table-cell table:number-columns-repeated="3"/>
        </table:table-row>
        <table:table-row table:style-name="ro1">
          <table:table-cell office:value-type="float" office:value="-0.436025887727737" calcext:value-type="float">
            <text:p>-0.436025887727737</text:p>
          </table:table-cell>
          <table:table-cell table:formula="of:=AVERAGE([.A254:.A303])" office:value-type="float" office:value="-0.435302772521973" calcext:value-type="float">
            <text:p>-0.435302772521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63576678634" calcext:value-type="float">
            <text:p>11.4963576678634</text:p>
          </table:table-cell>
          <table:table-cell office:value-type="float" office:value="292.00748476373" calcext:value-type="float">
            <text:p>292.00748476373</text:p>
          </table:table-cell>
          <table:table-cell table:formula="of:=AVERAGE([.F254:.F303])" office:value-type="float" office:value="289.547842336547" calcext:value-type="float">
            <text:p>289.547842336547</text:p>
          </table:table-cell>
          <table:table-cell table:number-columns-repeated="3"/>
        </table:table-row>
        <table:table-row table:style-name="ro1">
          <table:table-cell office:value-type="float" office:value="0.602358818054199" calcext:value-type="float">
            <text:p>0.602358818054199</text:p>
          </table:table-cell>
          <table:table-cell table:formula="of:=AVERAGE([.A255:.A304])" office:value-type="float" office:value="-0.418178219199181" calcext:value-type="float">
            <text:p>-0.41817821919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51624641657" calcext:value-type="float">
            <text:p>11.2351624641657</text:p>
          </table:table-cell>
          <table:table-cell office:value-type="float" office:value="285.373126589808" calcext:value-type="float">
            <text:p>285.373126589808</text:p>
          </table:table-cell>
          <table:table-cell table:formula="of:=AVERAGE([.F255:.F304])" office:value-type="float" office:value="289.378807645011" calcext:value-type="float">
            <text:p>289.378807645011</text:p>
          </table:table-cell>
          <table:table-cell table:number-columns-repeated="3"/>
        </table:table-row>
        <table:table-row table:style-name="ro1">
          <table:table-cell office:value-type="float" office:value="0.783143281936646" calcext:value-type="float">
            <text:p>0.783143281936646</text:p>
          </table:table-cell>
          <table:table-cell table:formula="of:=AVERAGE([.A256:.A305])" office:value-type="float" office:value="-0.393146657347679" calcext:value-type="float">
            <text:p>-0.3931466573476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55944179595" calcext:value-type="float">
            <text:p>11.3555944179595</text:p>
          </table:table-cell>
          <table:table-cell office:value-type="float" office:value="288.43209821617" calcext:value-type="float">
            <text:p>288.43209821617</text:p>
          </table:table-cell>
          <table:table-cell table:formula="of:=AVERAGE([.F256:.F305])" office:value-type="float" office:value="289.273521943625" calcext:value-type="float">
            <text:p>289.273521943625</text:p>
          </table:table-cell>
          <table:table-cell table:number-columns-repeated="3"/>
        </table:table-row>
        <table:table-row table:style-name="ro1">
          <table:table-cell office:value-type="float" office:value="-0.494879066944122" calcext:value-type="float">
            <text:p>-0.494879066944122</text:p>
          </table:table-cell>
          <table:table-cell table:formula="of:=AVERAGE([.A257:.A306])" office:value-type="float" office:value="-0.38220794737339" calcext:value-type="float">
            <text:p>-0.38220794737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97817126453" calcext:value-type="float">
            <text:p>11.5697817126453</text:p>
          </table:table-cell>
          <table:table-cell office:value-type="float" office:value="293.87245550119" calcext:value-type="float">
            <text:p>293.87245550119</text:p>
          </table:table-cell>
          <table:table-cell table:formula="of:=AVERAGE([.F257:.F306])" office:value-type="float" office:value="289.327758027333" calcext:value-type="float">
            <text:p>289.327758027333</text:p>
          </table:table-cell>
          <table:table-cell table:number-columns-repeated="3"/>
        </table:table-row>
        <table:table-row table:style-name="ro1">
          <table:table-cell office:value-type="float" office:value="-0.545564770698547" calcext:value-type="float">
            <text:p>-0.545564770698547</text:p>
          </table:table-cell>
          <table:table-cell table:formula="of:=AVERAGE([.A258:.A307])" office:value-type="float" office:value="-0.385961365103722" calcext:value-type="float">
            <text:p>-0.3859613651037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67043030798" calcext:value-type="float">
            <text:p>11.5767043030798</text:p>
          </table:table-cell>
          <table:table-cell office:value-type="float" office:value="294.048289298228" calcext:value-type="float">
            <text:p>294.048289298228</text:p>
          </table:table-cell>
          <table:table-cell table:formula="of:=AVERAGE([.F258:.F307])" office:value-type="float" office:value="289.329958632006" calcext:value-type="float">
            <text:p>289.329958632006</text:p>
          </table:table-cell>
          <table:table-cell table:number-columns-repeated="3"/>
        </table:table-row>
        <table:table-row table:style-name="ro1">
          <table:table-cell office:value-type="float" office:value="-1.6229213476181" calcext:value-type="float">
            <text:p>-1.6229213476181</text:p>
          </table:table-cell>
          <table:table-cell table:formula="of:=AVERAGE([.A259:.A308])" office:value-type="float" office:value="-0.400409266352654" calcext:value-type="float">
            <text:p>-0.4004092663526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67625873417" calcext:value-type="float">
            <text:p>11.4467625873417</text:p>
          </table:table-cell>
          <table:table-cell office:value-type="float" office:value="290.747769718478" calcext:value-type="float">
            <text:p>290.747769718478</text:p>
          </table:table-cell>
          <table:table-cell table:formula="of:=AVERAGE([.F259:.F308])" office:value-type="float" office:value="289.332475141468" calcext:value-type="float">
            <text:p>289.332475141468</text:p>
          </table:table-cell>
          <table:table-cell table:number-columns-repeated="3"/>
        </table:table-row>
        <table:table-row table:style-name="ro1">
          <table:table-cell office:value-type="float" office:value="-0.520296454429626" calcext:value-type="float">
            <text:p>-0.520296454429626</text:p>
          </table:table-cell>
          <table:table-cell table:formula="of:=AVERAGE([.A260:.A309])" office:value-type="float" office:value="-0.383673500418663" calcext:value-type="float">
            <text:p>-0.3836735004186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5397595948" calcext:value-type="float">
            <text:p>11.425397595948</text:p>
          </table:table-cell>
          <table:table-cell office:value-type="float" office:value="290.205098937079" calcext:value-type="float">
            <text:p>290.205098937079</text:p>
          </table:table-cell>
          <table:table-cell table:formula="of:=AVERAGE([.F260:.F309])" office:value-type="float" office:value="289.326742959684" calcext:value-type="float">
            <text:p>289.326742959684</text:p>
          </table:table-cell>
          <table:table-cell table:number-columns-repeated="3"/>
        </table:table-row>
        <table:table-row table:style-name="ro1">
          <table:table-cell office:value-type="float" office:value="-0.953183650970459" calcext:value-type="float">
            <text:p>-0.953183650970459</text:p>
          </table:table-cell>
          <table:table-cell table:formula="of:=AVERAGE([.A261:.A310])" office:value-type="float" office:value="-0.418525077700615" calcext:value-type="float">
            <text:p>-0.4185250777006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7540956524" calcext:value-type="float">
            <text:p>11.357540956524</text:p>
          </table:table-cell>
          <table:table-cell office:value-type="float" office:value="288.48154029571" calcext:value-type="float">
            <text:p>288.48154029571</text:p>
          </table:table-cell>
          <table:table-cell table:formula="of:=AVERAGE([.F261:.F310])" office:value-type="float" office:value="289.393130052838" calcext:value-type="float">
            <text:p>289.393130052838</text:p>
          </table:table-cell>
          <table:table-cell table:number-columns-repeated="3"/>
        </table:table-row>
        <table:table-row table:style-name="ro1">
          <table:table-cell office:value-type="float" office:value="-0.546500265598297" calcext:value-type="float">
            <text:p>-0.546500265598297</text:p>
          </table:table-cell>
          <table:table-cell table:formula="of:=AVERAGE([.A262:.A311])" office:value-type="float" office:value="-0.431256375312805" calcext:value-type="float">
            <text:p>-0.431256375312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92370621949" calcext:value-type="float">
            <text:p>10.9992370621949</text:p>
          </table:table-cell>
          <table:table-cell office:value-type="float" office:value="279.380621379752" calcext:value-type="float">
            <text:p>279.380621379752</text:p>
          </table:table-cell>
          <table:table-cell table:formula="of:=AVERAGE([.F262:.F311])" office:value-type="float" office:value="289.27916710258" calcext:value-type="float">
            <text:p>289.27916710258</text:p>
          </table:table-cell>
          <table:table-cell table:number-columns-repeated="3"/>
        </table:table-row>
        <table:table-row table:style-name="ro1">
          <table:table-cell office:value-type="float" office:value="-0.933578252792358" calcext:value-type="float">
            <text:p>-0.933578252792358</text:p>
          </table:table-cell>
          <table:table-cell table:formula="of:=AVERAGE([.A263:.A312])" office:value-type="float" office:value="-0.434816647768021" calcext:value-type="float">
            <text:p>-0.434816647768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8084413752" calcext:value-type="float">
            <text:p>11.368084413752</text:p>
          </table:table-cell>
          <table:table-cell office:value-type="float" office:value="288.7493441093" calcext:value-type="float">
            <text:p>288.7493441093</text:p>
          </table:table-cell>
          <table:table-cell table:formula="of:=AVERAGE([.F263:.F312])" office:value-type="float" office:value="289.239586020797" calcext:value-type="float">
            <text:p>289.239586020797</text:p>
          </table:table-cell>
          <table:table-cell table:number-columns-repeated="3"/>
        </table:table-row>
        <table:table-row table:style-name="ro1">
          <table:table-cell office:value-type="float" office:value="0.403637379407883" calcext:value-type="float">
            <text:p>0.403637379407883</text:p>
          </table:table-cell>
          <table:table-cell table:formula="of:=AVERAGE([.A264:.A313])" office:value-type="float" office:value="-0.416390123963356" calcext:value-type="float">
            <text:p>-0.4163901239633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96560334742" calcext:value-type="float">
            <text:p>11.3396560334742</text:p>
          </table:table-cell>
          <table:table-cell office:value-type="float" office:value="288.027263250245" calcext:value-type="float">
            <text:p>288.027263250245</text:p>
          </table:table-cell>
          <table:table-cell table:formula="of:=AVERAGE([.F264:.F313])" office:value-type="float" office:value="289.163455351101" calcext:value-type="float">
            <text:p>289.163455351101</text:p>
          </table:table-cell>
          <table:table-cell table:number-columns-repeated="3"/>
        </table:table-row>
        <table:table-row table:style-name="ro1">
          <table:table-cell office:value-type="float" office:value="-0.394397139549255" calcext:value-type="float">
            <text:p>-0.394397139549255</text:p>
          </table:table-cell>
          <table:table-cell table:formula="of:=AVERAGE([.A265:.A314])" office:value-type="float" office:value="-0.411499392390251" calcext:value-type="float">
            <text:p>-0.4114993923902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829051196277" calcext:value-type="float">
            <text:p>11.1829051196277</text:p>
          </table:table-cell>
          <table:table-cell office:value-type="float" office:value="284.045790038544" calcext:value-type="float">
            <text:p>284.045790038544</text:p>
          </table:table-cell>
          <table:table-cell table:formula="of:=AVERAGE([.F265:.F314])" office:value-type="float" office:value="289.250406057806" calcext:value-type="float">
            <text:p>289.250406057806</text:p>
          </table:table-cell>
          <table:table-cell table:number-columns-repeated="3"/>
        </table:table-row>
        <table:table-row table:style-name="ro1">
          <table:table-cell office:value-type="float" office:value="1.26840436458588" calcext:value-type="float">
            <text:p>1.26840436458588</text:p>
          </table:table-cell>
          <table:table-cell table:formula="of:=AVERAGE([.A266:.A315])" office:value-type="float" office:value="-0.396897937655449" calcext:value-type="float">
            <text:p>-0.396897937655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82055995673" calcext:value-type="float">
            <text:p>11.3282055995673</text:p>
          </table:table-cell>
          <table:table-cell office:value-type="float" office:value="287.736422229009" calcext:value-type="float">
            <text:p>287.736422229009</text:p>
          </table:table-cell>
          <table:table-cell table:formula="of:=AVERAGE([.F266:.F315])" office:value-type="float" office:value="289.174376120013" calcext:value-type="float">
            <text:p>289.174376120013</text:p>
          </table:table-cell>
          <table:table-cell table:number-columns-repeated="3"/>
        </table:table-row>
        <table:table-row table:style-name="ro1">
          <table:table-cell office:value-type="float" office:value="-1.02749812602997" calcext:value-type="float">
            <text:p>-1.02749812602997</text:p>
          </table:table-cell>
          <table:table-cell table:formula="of:=AVERAGE([.A267:.A316])" office:value-type="float" office:value="-0.398741227984428" calcext:value-type="float">
            <text:p>-0.3987412279844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07387603432" calcext:value-type="float">
            <text:p>11.4407387603432</text:p>
          </table:table-cell>
          <table:table-cell office:value-type="float" office:value="290.594764512717" calcext:value-type="float">
            <text:p>290.594764512717</text:p>
          </table:table-cell>
          <table:table-cell table:formula="of:=AVERAGE([.F267:.F316])" office:value-type="float" office:value="289.327656699382" calcext:value-type="float">
            <text:p>289.327656699382</text:p>
          </table:table-cell>
          <table:table-cell table:number-columns-repeated="3"/>
        </table:table-row>
        <table:table-row table:style-name="ro1">
          <table:table-cell office:value-type="float" office:value="-0.753944039344788" calcext:value-type="float">
            <text:p>-0.753944039344788</text:p>
          </table:table-cell>
          <table:table-cell table:formula="of:=AVERAGE([.A268:.A317])" office:value-type="float" office:value="-0.41360445022583" calcext:value-type="float">
            <text:p>-0.413604450225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16426368147" calcext:value-type="float">
            <text:p>11.4616426368147</text:p>
          </table:table-cell>
          <table:table-cell office:value-type="float" office:value="291.125722975094" calcext:value-type="float">
            <text:p>291.125722975094</text:p>
          </table:table-cell>
          <table:table-cell table:formula="of:=AVERAGE([.F268:.F317])" office:value-type="float" office:value="289.314462012043" calcext:value-type="float">
            <text:p>289.314462012043</text:p>
          </table:table-cell>
          <table:table-cell table:number-columns-repeated="3"/>
        </table:table-row>
        <table:table-row table:style-name="ro1">
          <table:table-cell office:value-type="float" office:value="-0.595335841178894" calcext:value-type="float">
            <text:p>-0.595335841178894</text:p>
          </table:table-cell>
          <table:table-cell table:formula="of:=AVERAGE([.A269:.A318])" office:value-type="float" office:value="-0.388658113479614" calcext:value-type="float">
            <text:p>-0.3886581134796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43081729203" calcext:value-type="float">
            <text:p>11.5643081729203</text:p>
          </table:table-cell>
          <table:table-cell office:value-type="float" office:value="293.733427592177" calcext:value-type="float">
            <text:p>293.733427592177</text:p>
          </table:table-cell>
          <table:table-cell table:formula="of:=AVERAGE([.F269:.F318])" office:value-type="float" office:value="289.384828909477" calcext:value-type="float">
            <text:p>289.384828909477</text:p>
          </table:table-cell>
          <table:table-cell table:number-columns-repeated="3"/>
        </table:table-row>
        <table:table-row table:style-name="ro1">
          <table:table-cell office:value-type="float" office:value="-0.779195606708527" calcext:value-type="float">
            <text:p>-0.779195606708527</text:p>
          </table:table-cell>
          <table:table-cell table:formula="of:=AVERAGE([.A270:.A319])" office:value-type="float" office:value="-0.364880293607712" calcext:value-type="float">
            <text:p>-0.364880293607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14789056957" calcext:value-type="float">
            <text:p>11.1514789056957</text:p>
          </table:table-cell>
          <table:table-cell office:value-type="float" office:value="283.24756420467" calcext:value-type="float">
            <text:p>283.24756420467</text:p>
          </table:table-cell>
          <table:table-cell table:formula="of:=AVERAGE([.F270:.F319])" office:value-type="float" office:value="289.241938617397" calcext:value-type="float">
            <text:p>289.241938617397</text:p>
          </table:table-cell>
          <table:table-cell table:number-columns-repeated="3"/>
        </table:table-row>
        <table:table-row table:style-name="ro1">
          <table:table-cell office:value-type="float" office:value="0.144445329904556" calcext:value-type="float">
            <text:p>0.144445329904556</text:p>
          </table:table-cell>
          <table:table-cell table:formula="of:=AVERAGE([.A271:.A320])" office:value-type="float" office:value="-0.362461263537407" calcext:value-type="float">
            <text:p>-0.362461263537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58257620066" calcext:value-type="float">
            <text:p>11.0858257620066</text:p>
          </table:table-cell>
          <table:table-cell office:value-type="float" office:value="281.579974354969" calcext:value-type="float">
            <text:p>281.579974354969</text:p>
          </table:table-cell>
          <table:table-cell table:formula="of:=AVERAGE([.F271:.F320])" office:value-type="float" office:value="289.072094494347" calcext:value-type="float">
            <text:p>289.072094494347</text:p>
          </table:table-cell>
          <table:table-cell table:number-columns-repeated="3"/>
        </table:table-row>
        <table:table-row table:style-name="ro1">
          <table:table-cell office:value-type="float" office:value="-0.849841237068176" calcext:value-type="float">
            <text:p>-0.849841237068176</text:p>
          </table:table-cell>
          <table:table-cell table:formula="of:=AVERAGE([.A272:.A321])" office:value-type="float" office:value="-0.39018289744854" calcext:value-type="float">
            <text:p>-0.39018289744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78069944888" calcext:value-type="float">
            <text:p>11.0078069944888</text:p>
          </table:table-cell>
          <table:table-cell office:value-type="float" office:value="279.598297660016" calcext:value-type="float">
            <text:p>279.598297660016</text:p>
          </table:table-cell>
          <table:table-cell table:formula="of:=AVERAGE([.F272:.F321])" office:value-type="float" office:value="288.911475983197" calcext:value-type="float">
            <text:p>288.911475983197</text:p>
          </table:table-cell>
          <table:table-cell table:number-columns-repeated="3"/>
        </table:table-row>
        <table:table-row table:style-name="ro1">
          <table:table-cell office:value-type="float" office:value="-1.58295071125031" calcext:value-type="float">
            <text:p>-1.58295071125031</text:p>
          </table:table-cell>
          <table:table-cell table:formula="of:=AVERAGE([.A273:.A322])" office:value-type="float" office:value="-0.432744278311729" calcext:value-type="float">
            <text:p>-0.4327442783117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6048702836" calcext:value-type="float">
            <text:p>11.366048702836</text:p>
          </table:table-cell>
          <table:table-cell office:value-type="float" office:value="288.697637052035" calcext:value-type="float">
            <text:p>288.697637052035</text:p>
          </table:table-cell>
          <table:table-cell table:formula="of:=AVERAGE([.F273:.F322])" office:value-type="float" office:value="289.007640976914" calcext:value-type="float">
            <text:p>289.007640976914</text:p>
          </table:table-cell>
          <table:table-cell table:number-columns-repeated="3"/>
        </table:table-row>
        <table:table-row table:style-name="ro1">
          <table:table-cell office:value-type="float" office:value="-0.469330877065659" calcext:value-type="float">
            <text:p>-0.469330877065659</text:p>
          </table:table-cell>
          <table:table-cell table:formula="of:=AVERAGE([.A274:.A323])" office:value-type="float" office:value="-0.425884586572647" calcext:value-type="float">
            <text:p>-0.425884586572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45491134077" calcext:value-type="float">
            <text:p>11.3045491134077</text:p>
          </table:table-cell>
          <table:table-cell office:value-type="float" office:value="287.135547480556" calcext:value-type="float">
            <text:p>287.135547480556</text:p>
          </table:table-cell>
          <table:table-cell table:formula="of:=AVERAGE([.F274:.F323])" office:value-type="float" office:value="289.104080748192" calcext:value-type="float">
            <text:p>289.104080748192</text:p>
          </table:table-cell>
          <table:table-cell table:number-columns-repeated="3"/>
        </table:table-row>
        <table:table-row table:style-name="ro1">
          <table:table-cell office:value-type="float" office:value="0.245179623365402" calcext:value-type="float">
            <text:p>0.245179623365402</text:p>
          </table:table-cell>
          <table:table-cell table:formula="of:=AVERAGE([.A275:.A324])" office:value-type="float" office:value="-0.403552586436272" calcext:value-type="float">
            <text:p>-0.4035525864362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00330510855" calcext:value-type="float">
            <text:p>11.4700330510855</text:p>
          </table:table-cell>
          <table:table-cell office:value-type="float" office:value="291.338839497571" calcext:value-type="float">
            <text:p>291.338839497571</text:p>
          </table:table-cell>
          <table:table-cell table:formula="of:=AVERAGE([.F275:.F324])" office:value-type="float" office:value="289.111140326131" calcext:value-type="float">
            <text:p>289.111140326131</text:p>
          </table:table-cell>
          <table:table-cell table:number-columns-repeated="3"/>
        </table:table-row>
        <table:table-row table:style-name="ro1">
          <table:table-cell office:value-type="float" office:value="0.0203363597393036" calcext:value-type="float">
            <text:p>0.020336359739304</text:p>
          </table:table-cell>
          <table:table-cell table:formula="of:=AVERAGE([.A276:.A325])" office:value-type="float" office:value="-0.396829156279564" calcext:value-type="float">
            <text:p>-0.396829156279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92197301626" calcext:value-type="float">
            <text:p>11.4592197301626</text:p>
          </table:table-cell>
          <table:table-cell office:value-type="float" office:value="291.064181146131" calcext:value-type="float">
            <text:p>291.064181146131</text:p>
          </table:table-cell>
          <table:table-cell table:formula="of:=AVERAGE([.F276:.F325])" office:value-type="float" office:value="289.156709889809" calcext:value-type="float">
            <text:p>289.156709889809</text:p>
          </table:table-cell>
          <table:table-cell table:number-columns-repeated="3"/>
        </table:table-row>
        <table:table-row table:style-name="ro1">
          <table:table-cell office:value-type="float" office:value="-0.556035459041595" calcext:value-type="float">
            <text:p>-0.556035459041595</text:p>
          </table:table-cell>
          <table:table-cell table:formula="of:=AVERAGE([.A277:.A326])" office:value-type="float" office:value="-0.39719183743" calcext:value-type="float">
            <text:p>-0.39719183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59792290598" calcext:value-type="float">
            <text:p>11.4659792290598</text:p>
          </table:table-cell>
          <table:table-cell office:value-type="float" office:value="291.235872418119" calcext:value-type="float">
            <text:p>291.235872418119</text:p>
          </table:table-cell>
          <table:table-cell table:formula="of:=AVERAGE([.F277:.F326])" office:value-type="float" office:value="289.103692125698" calcext:value-type="float">
            <text:p>289.103692125698</text:p>
          </table:table-cell>
          <table:table-cell table:number-columns-repeated="3"/>
        </table:table-row>
        <table:table-row table:style-name="ro1">
          <table:table-cell office:value-type="float" office:value="0.574883818626404" calcext:value-type="float">
            <text:p>0.574883818626404</text:p>
          </table:table-cell>
          <table:table-cell table:formula="of:=AVERAGE([.A278:.A327])" office:value-type="float" office:value="-0.389259204864502" calcext:value-type="float">
            <text:p>-0.389259204864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389853899419" calcext:value-type="float">
            <text:p>11.1389853899419</text:p>
          </table:table-cell>
          <table:table-cell office:value-type="float" office:value="282.930228904525" calcext:value-type="float">
            <text:p>282.930228904525</text:p>
          </table:table-cell>
          <table:table-cell table:formula="of:=AVERAGE([.F278:.F327])" office:value-type="float" office:value="289.000931278429" calcext:value-type="float">
            <text:p>289.000931278429</text:p>
          </table:table-cell>
          <table:table-cell table:number-columns-repeated="3"/>
        </table:table-row>
        <table:table-row table:style-name="ro1">
          <table:table-cell office:value-type="float" office:value="0.991095066070556" calcext:value-type="float">
            <text:p>0.991095066070556</text:p>
          </table:table-cell>
          <table:table-cell table:formula="of:=AVERAGE([.A279:.A328])" office:value-type="float" office:value="-0.387908296585083" calcext:value-type="float">
            <text:p>-0.387908296585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97462072641" calcext:value-type="float">
            <text:p>11.2197462072641</text:p>
          </table:table-cell>
          <table:table-cell office:value-type="float" office:value="284.981553664507" calcext:value-type="float">
            <text:p>284.981553664507</text:p>
          </table:table-cell>
          <table:table-cell table:formula="of:=AVERAGE([.F279:.F328])" office:value-type="float" office:value="288.95074354438" calcext:value-type="float">
            <text:p>288.95074354438</text:p>
          </table:table-cell>
          <table:table-cell table:number-columns-repeated="3"/>
        </table:table-row>
        <table:table-row table:style-name="ro1">
          <table:table-cell office:value-type="float" office:value="-1.47323501110077" calcext:value-type="float">
            <text:p>-1.47323501110077</text:p>
          </table:table-cell>
          <table:table-cell table:formula="of:=AVERAGE([.A280:.A329])" office:value-type="float" office:value="-0.408253816366196" calcext:value-type="float">
            <text:p>-0.408253816366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83507095397" calcext:value-type="float">
            <text:p>11.1983507095397</text:p>
          </table:table-cell>
          <table:table-cell office:value-type="float" office:value="284.438108022307" calcext:value-type="float">
            <text:p>284.438108022307</text:p>
          </table:table-cell>
          <table:table-cell table:formula="of:=AVERAGE([.F280:.F329])" office:value-type="float" office:value="288.758591178884" calcext:value-type="float">
            <text:p>288.758591178884</text:p>
          </table:table-cell>
          <table:table-cell table:number-columns-repeated="3"/>
        </table:table-row>
        <table:table-row table:style-name="ro1">
          <table:table-cell office:value-type="float" office:value="0.449628919363022" calcext:value-type="float">
            <text:p>0.449628919363022</text:p>
          </table:table-cell>
          <table:table-cell table:formula="of:=AVERAGE([.A281:.A330])" office:value-type="float" office:value="-0.390105422139168" calcext:value-type="float">
            <text:p>-0.390105422139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82308689266" calcext:value-type="float">
            <text:p>11.3582308689266</text:p>
          </table:table-cell>
          <table:table-cell office:value-type="float" office:value="288.499064070737" calcext:value-type="float">
            <text:p>288.499064070737</text:p>
          </table:table-cell>
          <table:table-cell table:formula="of:=AVERAGE([.F281:.F330])" office:value-type="float" office:value="288.699698181765" calcext:value-type="float">
            <text:p>288.699698181765</text:p>
          </table:table-cell>
          <table:table-cell table:number-columns-repeated="3"/>
        </table:table-row>
        <table:table-row table:style-name="ro1">
          <table:table-cell office:value-type="float" office:value="-0.282952487468719" calcext:value-type="float">
            <text:p>-0.282952487468719</text:p>
          </table:table-cell>
          <table:table-cell table:formula="of:=AVERAGE([.A282:.A331])" office:value-type="float" office:value="-0.393515510559082" calcext:value-type="float">
            <text:p>-0.393515510559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74517461777" calcext:value-type="float">
            <text:p>11.4674517461777</text:p>
          </table:table-cell>
          <table:table-cell office:value-type="float" office:value="291.273274352913" calcext:value-type="float">
            <text:p>291.273274352913</text:p>
          </table:table-cell>
          <table:table-cell table:formula="of:=AVERAGE([.F282:.F331])" office:value-type="float" office:value="288.837553666782" calcext:value-type="float">
            <text:p>288.837553666782</text:p>
          </table:table-cell>
          <table:table-cell table:number-columns-repeated="3"/>
        </table:table-row>
        <table:table-row table:style-name="ro1">
          <table:table-cell office:value-type="float" office:value="-0.310269325971603" calcext:value-type="float">
            <text:p>-0.310269325971603</text:p>
          </table:table-cell>
          <table:table-cell table:formula="of:=AVERAGE([.A283:.A332])" office:value-type="float" office:value="-0.386065223813057" calcext:value-type="float">
            <text:p>-0.386065223813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85180266589" calcext:value-type="float">
            <text:p>11.0085180266589</text:p>
          </table:table-cell>
          <table:table-cell office:value-type="float" office:value="279.616357877136" calcext:value-type="float">
            <text:p>279.616357877136</text:p>
          </table:table-cell>
          <table:table-cell table:formula="of:=AVERAGE([.F283:.F332])" office:value-type="float" office:value="288.712829092099" calcext:value-type="float">
            <text:p>288.712829092099</text:p>
          </table:table-cell>
          <table:table-cell table:number-columns-repeated="3"/>
        </table:table-row>
        <table:table-row table:style-name="ro1">
          <table:table-cell office:value-type="float" office:value="-0.793672204017639" calcext:value-type="float">
            <text:p>-0.793672204017639</text:p>
          </table:table-cell>
          <table:table-cell table:formula="of:=AVERAGE([.A284:.A333])" office:value-type="float" office:value="-0.377102194428444" calcext:value-type="float">
            <text:p>-0.377102194428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40342835695" calcext:value-type="float">
            <text:p>11.4840342835695</text:p>
          </table:table-cell>
          <table:table-cell office:value-type="float" office:value="291.694470802664" calcext:value-type="float">
            <text:p>291.694470802664</text:p>
          </table:table-cell>
          <table:table-cell table:formula="of:=AVERAGE([.F284:.F333])" office:value-type="float" office:value="288.715664486583" calcext:value-type="float">
            <text:p>288.715664486583</text:p>
          </table:table-cell>
          <table:table-cell table:number-columns-repeated="3"/>
        </table:table-row>
        <table:table-row table:style-name="ro1">
          <table:table-cell office:value-type="float" office:value="0.997912645339966" calcext:value-type="float">
            <text:p>0.997912645339966</text:p>
          </table:table-cell>
          <table:table-cell table:formula="of:=AVERAGE([.A285:.A334])" office:value-type="float" office:value="-0.346644707322121" calcext:value-type="float">
            <text:p>-0.346644707322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08458663136" calcext:value-type="float">
            <text:p>11.4008458663136</text:p>
          </table:table-cell>
          <table:table-cell office:value-type="float" office:value="289.581485004365" calcext:value-type="float">
            <text:p>289.581485004365</text:p>
          </table:table-cell>
          <table:table-cell table:formula="of:=AVERAGE([.F285:.F334])" office:value-type="float" office:value="288.625817588624" calcext:value-type="float">
            <text:p>288.625817588624</text:p>
          </table:table-cell>
          <table:table-cell table:number-columns-repeated="3"/>
        </table:table-row>
        <table:table-row table:style-name="ro1">
          <table:table-cell office:value-type="float" office:value="0.554450273513794" calcext:value-type="float">
            <text:p>0.554450273513794</text:p>
          </table:table-cell>
          <table:table-cell table:formula="of:=AVERAGE([.A286:.A335])" office:value-type="float" office:value="-0.330567429065704" calcext:value-type="float">
            <text:p>-0.330567429065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56597421438" calcext:value-type="float">
            <text:p>11.2256597421438</text:p>
          </table:table-cell>
          <table:table-cell office:value-type="float" office:value="285.131757450451" calcext:value-type="float">
            <text:p>285.131757450451</text:p>
          </table:table-cell>
          <table:table-cell table:formula="of:=AVERAGE([.F286:.F335])" office:value-type="float" office:value="288.70299074412" calcext:value-type="float">
            <text:p>288.70299074412</text:p>
          </table:table-cell>
          <table:table-cell table:number-columns-repeated="3"/>
        </table:table-row>
        <table:table-row table:style-name="ro1">
          <table:table-cell office:value-type="float" office:value="-0.113706141710281" calcext:value-type="float">
            <text:p>-0.113706141710281</text:p>
          </table:table-cell>
          <table:table-cell table:formula="of:=AVERAGE([.A287:.A336])" office:value-type="float" office:value="-0.330272178053856" calcext:value-type="float">
            <text:p>-0.330272178053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49670253515" calcext:value-type="float">
            <text:p>11.3149670253515</text:p>
          </table:table-cell>
          <table:table-cell office:value-type="float" office:value="287.400162443929" calcext:value-type="float">
            <text:p>287.400162443929</text:p>
          </table:table-cell>
          <table:table-cell table:formula="of:=AVERAGE([.F287:.F336])" office:value-type="float" office:value="288.750153540813" calcext:value-type="float">
            <text:p>288.750153540813</text:p>
          </table:table-cell>
          <table:table-cell table:number-columns-repeated="3"/>
        </table:table-row>
        <table:table-row table:style-name="ro1">
          <table:table-cell office:value-type="float" office:value="-0.0656286478042603" calcext:value-type="float">
            <text:p>-0.06562864780426</text:p>
          </table:table-cell>
          <table:table-cell table:formula="of:=AVERAGE([.A288:.A337])" office:value-type="float" office:value="-0.324434772133827" calcext:value-type="float">
            <text:p>-0.324434772133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69347696245" calcext:value-type="float">
            <text:p>11.3769347696245</text:p>
          </table:table-cell>
          <table:table-cell office:value-type="float" office:value="288.974143148462" calcext:value-type="float">
            <text:p>288.974143148462</text:p>
          </table:table-cell>
          <table:table-cell table:formula="of:=AVERAGE([.F288:.F337])" office:value-type="float" office:value="288.710782863539" calcext:value-type="float">
            <text:p>288.710782863539</text:p>
          </table:table-cell>
          <table:table-cell table:number-columns-repeated="3"/>
        </table:table-row>
        <table:table-row table:style-name="ro1">
          <table:table-cell office:value-type="float" office:value="0.233384162187576" calcext:value-type="float">
            <text:p>0.233384162187576</text:p>
          </table:table-cell>
          <table:table-cell table:formula="of:=AVERAGE([.A289:.A338])" office:value-type="float" office:value="-0.287982952594757" calcext:value-type="float">
            <text:p>-0.287982952594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19212954372" calcext:value-type="float">
            <text:p>11.3219212954372</text:p>
          </table:table-cell>
          <table:table-cell office:value-type="float" office:value="287.576800904105" calcext:value-type="float">
            <text:p>287.576800904105</text:p>
          </table:table-cell>
          <table:table-cell table:formula="of:=AVERAGE([.F289:.F338])" office:value-type="float" office:value="288.631136113949" calcext:value-type="float">
            <text:p>288.631136113949</text:p>
          </table:table-cell>
          <table:table-cell table:number-columns-repeated="3"/>
        </table:table-row>
        <table:table-row table:style-name="ro1">
          <table:table-cell office:value-type="float" office:value="0.778009176254272" calcext:value-type="float">
            <text:p>0.778009176254272</text:p>
          </table:table-cell>
          <table:table-cell table:formula="of:=AVERAGE([.A290:.A339])" office:value-type="float" office:value="-0.263894793391228" calcext:value-type="float">
            <text:p>-0.263894793391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840749200791" calcext:value-type="float">
            <text:p>11.1840749200791</text:p>
          </table:table-cell>
          <table:table-cell office:value-type="float" office:value="284.075502970009" calcext:value-type="float">
            <text:p>284.075502970009</text:p>
          </table:table-cell>
          <table:table-cell table:formula="of:=AVERAGE([.F290:.F339])" office:value-type="float" office:value="288.661749076037" calcext:value-type="float">
            <text:p>288.661749076037</text:p>
          </table:table-cell>
          <table:table-cell table:number-columns-repeated="3"/>
        </table:table-row>
        <table:table-row table:style-name="ro1">
          <table:table-cell office:value-type="float" office:value="-0.748267531394959" calcext:value-type="float">
            <text:p>-0.748267531394959</text:p>
          </table:table-cell>
          <table:table-cell table:formula="of:=AVERAGE([.A291:.A340])" office:value-type="float" office:value="-0.261767708659172" calcext:value-type="float">
            <text:p>-0.261767708659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90987062782" calcext:value-type="float">
            <text:p>11.3390987062782</text:p>
          </table:table-cell>
          <table:table-cell office:value-type="float" office:value="288.013107139466" calcext:value-type="float">
            <text:p>288.013107139466</text:p>
          </table:table-cell>
          <table:table-cell table:formula="of:=AVERAGE([.F291:.F340])" office:value-type="float" office:value="288.588899643807" calcext:value-type="float">
            <text:p>288.588899643807</text:p>
          </table:table-cell>
          <table:table-cell table:number-columns-repeated="3"/>
        </table:table-row>
        <table:table-row table:style-name="ro1">
          <table:table-cell office:value-type="float" office:value="-0.580132722854614" calcext:value-type="float">
            <text:p>-0.580132722854614</text:p>
          </table:table-cell>
          <table:table-cell table:formula="of:=AVERAGE([.A292:.A341])" office:value-type="float" office:value="-0.257857334017754" calcext:value-type="float">
            <text:p>-0.2578573340177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508394759" calcext:value-type="float">
            <text:p>11.57508394759</text:p>
          </table:table-cell>
          <table:table-cell office:value-type="float" office:value="294.007132268786" calcext:value-type="float">
            <text:p>294.007132268786</text:p>
          </table:table-cell>
          <table:table-cell table:formula="of:=AVERAGE([.F292:.F341])" office:value-type="float" office:value="288.623180081668" calcext:value-type="float">
            <text:p>288.623180081668</text:p>
          </table:table-cell>
          <table:table-cell table:number-columns-repeated="3"/>
        </table:table-row>
        <table:table-row table:style-name="ro1">
          <table:table-cell office:value-type="float" office:value="-0.657956123352051" calcext:value-type="float">
            <text:p>-0.657956123352051</text:p>
          </table:table-cell>
          <table:table-cell table:formula="of:=AVERAGE([.A293:.A342])" office:value-type="float" office:value="-0.282373711466789" calcext:value-type="float">
            <text:p>-0.2823737114667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966857678741" calcext:value-type="float">
            <text:p>11.1966857678741</text:p>
          </table:table-cell>
          <table:table-cell office:value-type="float" office:value="284.395818504003" calcext:value-type="float">
            <text:p>284.395818504003</text:p>
          </table:table-cell>
          <table:table-cell table:formula="of:=AVERAGE([.F293:.F342])" office:value-type="float" office:value="288.538621906696" calcext:value-type="float">
            <text:p>288.538621906696</text:p>
          </table:table-cell>
          <table:table-cell table:number-columns-repeated="3"/>
        </table:table-row>
        <table:table-row table:style-name="ro1">
          <table:table-cell office:value-type="float" office:value="-0.130243197083473" calcext:value-type="float">
            <text:p>-0.130243197083473</text:p>
          </table:table-cell>
          <table:table-cell table:formula="of:=AVERAGE([.A294:.A343])" office:value-type="float" office:value="-0.262841429412365" calcext:value-type="float">
            <text:p>-0.2628414294123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04360436767" calcext:value-type="float">
            <text:p>11.4404360436767</text:p>
          </table:table-cell>
          <table:table-cell office:value-type="float" office:value="290.587075509389" calcext:value-type="float">
            <text:p>290.587075509389</text:p>
          </table:table-cell>
          <table:table-cell table:formula="of:=AVERAGE([.F294:.F343])" office:value-type="float" office:value="288.535784724073" calcext:value-type="float">
            <text:p>288.535784724073</text:p>
          </table:table-cell>
          <table:table-cell table:number-columns-repeated="3"/>
        </table:table-row>
        <table:table-row table:style-name="ro1">
          <table:table-cell office:value-type="float" office:value="-0.232210516929626" calcext:value-type="float">
            <text:p>-0.232210516929626</text:p>
          </table:table-cell>
          <table:table-cell table:formula="of:=AVERAGE([.A295:.A344])" office:value-type="float" office:value="-0.263331338465214" calcext:value-type="float">
            <text:p>-0.263331338465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9332788676" calcext:value-type="float">
            <text:p>11.479332788676</text:p>
          </table:table-cell>
          <table:table-cell office:value-type="float" office:value="291.575052832371" calcext:value-type="float">
            <text:p>291.575052832371</text:p>
          </table:table-cell>
          <table:table-cell table:formula="of:=AVERAGE([.F295:.F344])" office:value-type="float" office:value="288.554951800043" calcext:value-type="float">
            <text:p>288.554951800043</text:p>
          </table:table-cell>
          <table:table-cell table:number-columns-repeated="3"/>
        </table:table-row>
        <table:table-row table:style-name="ro1">
          <table:table-cell office:value-type="float" office:value="-0.308214485645294" calcext:value-type="float">
            <text:p>-0.308214485645294</text:p>
          </table:table-cell>
          <table:table-cell table:formula="of:=AVERAGE([.A296:.A345])" office:value-type="float" office:value="-0.268128372132778" calcext:value-type="float">
            <text:p>-0.268128372132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34915419132" calcext:value-type="float">
            <text:p>11.5634915419132</text:p>
          </table:table-cell>
          <table:table-cell office:value-type="float" office:value="293.712685164594" calcext:value-type="float">
            <text:p>293.712685164594</text:p>
          </table:table-cell>
          <table:table-cell table:formula="of:=AVERAGE([.F296:.F345])" office:value-type="float" office:value="288.636658487269" calcext:value-type="float">
            <text:p>288.636658487269</text:p>
          </table:table-cell>
          <table:table-cell table:number-columns-repeated="3"/>
        </table:table-row>
        <table:table-row table:style-name="ro1">
          <table:table-cell office:value-type="float" office:value="-1.05360734462738" calcext:value-type="float">
            <text:p>-1.05360734462738</text:p>
          </table:table-cell>
          <table:table-cell table:formula="of:=AVERAGE([.A297:.A346])" office:value-type="float" office:value="-0.280589426457882" calcext:value-type="float">
            <text:p>-0.280589426457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72743929625" calcext:value-type="float">
            <text:p>11.0672743929625</text:p>
          </table:table-cell>
          <table:table-cell office:value-type="float" office:value="281.108769581246" calcext:value-type="float">
            <text:p>281.108769581246</text:p>
          </table:table-cell>
          <table:table-cell table:formula="of:=AVERAGE([.F297:.F346])" office:value-type="float" office:value="288.387069266912" calcext:value-type="float">
            <text:p>288.387069266912</text:p>
          </table:table-cell>
          <table:table-cell table:number-columns-repeated="3"/>
        </table:table-row>
        <table:table-row table:style-name="ro1">
          <table:table-cell office:value-type="float" office:value="-0.246181532740593" calcext:value-type="float">
            <text:p>-0.246181532740593</text:p>
          </table:table-cell>
          <table:table-cell table:formula="of:=AVERAGE([.A298:.A347])" office:value-type="float" office:value="-0.279738476872444" calcext:value-type="float">
            <text:p>-0.279738476872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62274672925" calcext:value-type="float">
            <text:p>11.3862274672925</text:p>
          </table:table-cell>
          <table:table-cell office:value-type="float" office:value="289.210177669231" calcext:value-type="float">
            <text:p>289.210177669231</text:p>
          </table:table-cell>
          <table:table-cell table:formula="of:=AVERAGE([.F298:.F347])" office:value-type="float" office:value="288.331245910657" calcext:value-type="float">
            <text:p>288.331245910657</text:p>
          </table:table-cell>
          <table:table-cell table:number-columns-repeated="3"/>
        </table:table-row>
        <table:table-row table:style-name="ro1">
          <table:table-cell office:value-type="float" office:value="-0.972066640853882" calcext:value-type="float">
            <text:p>-0.972066640853882</text:p>
          </table:table-cell>
          <table:table-cell table:formula="of:=AVERAGE([.A299:.A348])" office:value-type="float" office:value="-0.267795310616493" calcext:value-type="float">
            <text:p>-0.2677953106164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0984899807" calcext:value-type="float">
            <text:p>11.260984899807</text:p>
          </table:table-cell>
          <table:table-cell office:value-type="float" office:value="286.029016455097" calcext:value-type="float">
            <text:p>286.029016455097</text:p>
          </table:table-cell>
          <table:table-cell table:formula="of:=AVERAGE([.F299:.F348])" office:value-type="float" office:value="288.225438668348" calcext:value-type="float">
            <text:p>288.225438668348</text:p>
          </table:table-cell>
          <table:table-cell table:number-columns-repeated="3"/>
        </table:table-row>
        <table:table-row table:style-name="ro1">
          <table:table-cell office:value-type="float" office:value="-0.482801854610443" calcext:value-type="float">
            <text:p>-0.482801854610443</text:p>
          </table:table-cell>
          <table:table-cell table:formula="of:=AVERAGE([.A300:.A349])" office:value-type="float" office:value="-0.264745725989342" calcext:value-type="float">
            <text:p>-0.2647457259893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83676037252" calcext:value-type="float">
            <text:p>11.3883676037252</text:p>
          </table:table-cell>
          <table:table-cell office:value-type="float" office:value="289.26453713462" calcext:value-type="float">
            <text:p>289.26453713462</text:p>
          </table:table-cell>
          <table:table-cell table:formula="of:=AVERAGE([.F300:.F349])" office:value-type="float" office:value="288.132900619224" calcext:value-type="float">
            <text:p>288.132900619224</text:p>
          </table:table-cell>
          <table:table-cell table:number-columns-repeated="3"/>
        </table:table-row>
        <table:table-row table:style-name="ro1">
          <table:table-cell office:value-type="float" office:value="0.476224333047867" calcext:value-type="float">
            <text:p>0.476224333047867</text:p>
          </table:table-cell>
          <table:table-cell table:formula="of:=AVERAGE([.A301:.A350])" office:value-type="float" office:value="-0.267824095487595" calcext:value-type="float">
            <text:p>-0.2678240954875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46015310675" calcext:value-type="float">
            <text:p>11.1746015310675</text:p>
          </table:table-cell>
          <table:table-cell office:value-type="float" office:value="283.834878889114" calcext:value-type="float">
            <text:p>283.834878889114</text:p>
          </table:table-cell>
          <table:table-cell table:formula="of:=AVERAGE([.F301:.F350])" office:value-type="float" office:value="288.027862277248" calcext:value-type="float">
            <text:p>288.027862277248</text:p>
          </table:table-cell>
          <table:table-cell table:number-columns-repeated="3"/>
        </table:table-row>
        <table:table-row table:style-name="ro1">
          <table:table-cell office:value-type="float" office:value="-1.04024648666382" calcext:value-type="float">
            <text:p>-1.04024648666382</text:p>
          </table:table-cell>
          <table:table-cell table:formula="of:=AVERAGE([.A302:.A351])" office:value-type="float" office:value="-0.290704243779182" calcext:value-type="float">
            <text:p>-0.2907042437791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17334022403" calcext:value-type="float">
            <text:p>11.4817334022403</text:p>
          </table:table-cell>
          <table:table-cell office:value-type="float" office:value="291.636028416903" calcext:value-type="float">
            <text:p>291.636028416903</text:p>
          </table:table-cell>
          <table:table-cell table:formula="of:=AVERAGE([.F302:.F351])" office:value-type="float" office:value="288.051621297532" calcext:value-type="float">
            <text:p>288.051621297532</text:p>
          </table:table-cell>
          <table:table-cell table:number-columns-repeated="3"/>
        </table:table-row>
        <table:table-row table:style-name="ro1">
          <table:table-cell office:value-type="float" office:value="0.122732013463974" calcext:value-type="float">
            <text:p>0.122732013463974</text:p>
          </table:table-cell>
          <table:table-cell table:formula="of:=AVERAGE([.A303:.A352])" office:value-type="float" office:value="-0.27814090847969" calcext:value-type="float">
            <text:p>-0.278140908479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59602460563" calcext:value-type="float">
            <text:p>11.4559602460563</text:p>
          </table:table-cell>
          <table:table-cell office:value-type="float" office:value="290.98139024983" calcext:value-type="float">
            <text:p>290.98139024983</text:p>
          </table:table-cell>
          <table:table-cell table:formula="of:=AVERAGE([.F303:.F352])" office:value-type="float" office:value="288.019754253041" calcext:value-type="float">
            <text:p>288.019754253041</text:p>
          </table:table-cell>
          <table:table-cell table:number-columns-repeated="3"/>
        </table:table-row>
        <table:table-row table:style-name="ro1">
          <table:table-cell office:value-type="float" office:value="-0.738246321678162" calcext:value-type="float">
            <text:p>-0.738246321678162</text:p>
          </table:table-cell>
          <table:table-cell table:formula="of:=AVERAGE([.A304:.A353])" office:value-type="float" office:value="-0.284185317158699" calcext:value-type="float">
            <text:p>-0.2841853171586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32131592065" calcext:value-type="float">
            <text:p>11.2132131592065</text:p>
          </table:table-cell>
          <table:table-cell office:value-type="float" office:value="284.815614243845" calcext:value-type="float">
            <text:p>284.815614243845</text:p>
          </table:table-cell>
          <table:table-cell table:formula="of:=AVERAGE([.F304:.F353])" office:value-type="float" office:value="287.875916842643" calcext:value-type="float">
            <text:p>287.875916842643</text:p>
          </table:table-cell>
          <table:table-cell table:number-columns-repeated="3"/>
        </table:table-row>
        <table:table-row table:style-name="ro1">
          <table:table-cell office:value-type="float" office:value="-0.554333567619324" calcext:value-type="float">
            <text:p>-0.554333567619324</text:p>
          </table:table-cell>
          <table:table-cell table:formula="of:=AVERAGE([.A305:.A354])" office:value-type="float" office:value="-0.307319164872169" calcext:value-type="float">
            <text:p>-0.3073191648721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48696877033" calcext:value-type="float">
            <text:p>11.4848696877033</text:p>
          </table:table-cell>
          <table:table-cell office:value-type="float" office:value="291.715690067663" calcext:value-type="float">
            <text:p>291.715690067663</text:p>
          </table:table-cell>
          <table:table-cell table:formula="of:=AVERAGE([.F305:.F354])" office:value-type="float" office:value="288.002768112201" calcext:value-type="float">
            <text:p>288.002768112201</text:p>
          </table:table-cell>
          <table:table-cell table:number-columns-repeated="3"/>
        </table:table-row>
        <table:table-row table:style-name="ro1">
          <table:table-cell office:value-type="float" office:value="-1.24577653408051" calcext:value-type="float">
            <text:p>-1.24577653408051</text:p>
          </table:table-cell>
          <table:table-cell table:formula="of:=AVERAGE([.A306:.A355])" office:value-type="float" office:value="-0.347897561192512" calcext:value-type="float">
            <text:p>-0.3478975611925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45295007735" calcext:value-type="float">
            <text:p>11.2645295007735</text:p>
          </table:table-cell>
          <table:table-cell office:value-type="float" office:value="286.119049319648" calcext:value-type="float">
            <text:p>286.119049319648</text:p>
          </table:table-cell>
          <table:table-cell table:formula="of:=AVERAGE([.F306:.F355])" office:value-type="float" office:value="287.95650713427" calcext:value-type="float">
            <text:p>287.95650713427</text:p>
          </table:table-cell>
          <table:table-cell table:number-columns-repeated="3"/>
        </table:table-row>
        <table:table-row table:style-name="ro1">
          <table:table-cell office:value-type="float" office:value="-0.878642678260803" calcext:value-type="float">
            <text:p>-0.878642678260803</text:p>
          </table:table-cell>
          <table:table-cell table:formula="of:=AVERAGE([.A307:.A356])" office:value-type="float" office:value="-0.355572833418846" calcext:value-type="float">
            <text:p>-0.355572833418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677845394701" calcext:value-type="float">
            <text:p>11.1677845394701</text:p>
          </table:table-cell>
          <table:table-cell office:value-type="float" office:value="283.66172730254" calcext:value-type="float">
            <text:p>283.66172730254</text:p>
          </table:table-cell>
          <table:table-cell table:formula="of:=AVERAGE([.F307:.F356])" office:value-type="float" office:value="287.752292570297" calcext:value-type="float">
            <text:p>287.752292570297</text:p>
          </table:table-cell>
          <table:table-cell table:number-columns-repeated="3"/>
        </table:table-row>
        <table:table-row table:style-name="ro1">
          <table:table-cell office:value-type="float" office:value="0.990875244140625" calcext:value-type="float">
            <text:p>0.990875244140625</text:p>
          </table:table-cell>
          <table:table-cell table:formula="of:=AVERAGE([.A308:.A357])" office:value-type="float" office:value="-0.324844033122063" calcext:value-type="float">
            <text:p>-0.3248440331220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17963417888" calcext:value-type="float">
            <text:p>11.4617963417888</text:p>
          </table:table-cell>
          <table:table-cell office:value-type="float" office:value="291.129627081435" calcext:value-type="float">
            <text:p>291.129627081435</text:p>
          </table:table-cell>
          <table:table-cell table:formula="of:=AVERAGE([.F308:.F357])" office:value-type="float" office:value="287.693919325961" calcext:value-type="float">
            <text:p>287.693919325961</text:p>
          </table:table-cell>
          <table:table-cell table:number-columns-repeated="3"/>
        </table:table-row>
        <table:table-row table:style-name="ro1">
          <table:table-cell office:value-type="float" office:value="-0.350762277841568" calcext:value-type="float">
            <text:p>-0.350762277841568</text:p>
          </table:table-cell>
          <table:table-cell table:formula="of:=AVERAGE([.A309:.A358])" office:value-type="float" office:value="-0.299400851726532" calcext:value-type="float">
            <text:p>-0.299400851726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39487551153" calcext:value-type="float">
            <text:p>11.4339487551153</text:p>
          </table:table-cell>
          <table:table-cell office:value-type="float" office:value="290.422298379928" calcext:value-type="float">
            <text:p>290.422298379928</text:p>
          </table:table-cell>
          <table:table-cell table:formula="of:=AVERAGE([.F309:.F358])" office:value-type="float" office:value="287.68740989919" calcext:value-type="float">
            <text:p>287.68740989919</text:p>
          </table:table-cell>
          <table:table-cell table:number-columns-repeated="3"/>
        </table:table-row>
        <table:table-row table:style-name="ro1">
          <table:table-cell office:value-type="float" office:value="0.423309415578842" calcext:value-type="float">
            <text:p>0.423309415578842</text:p>
          </table:table-cell>
          <table:table-cell table:formula="of:=AVERAGE([.A310:.A359])" office:value-type="float" office:value="-0.280528734326363" calcext:value-type="float">
            <text:p>-0.2805287343263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08117061347" calcext:value-type="float">
            <text:p>11.1708117061347</text:p>
          </table:table-cell>
          <table:table-cell office:value-type="float" office:value="283.738617335821" calcext:value-type="float">
            <text:p>283.738617335821</text:p>
          </table:table-cell>
          <table:table-cell table:formula="of:=AVERAGE([.F310:.F359])" office:value-type="float" office:value="287.558080267165" calcext:value-type="float">
            <text:p>287.558080267165</text:p>
          </table:table-cell>
          <table:table-cell table:number-columns-repeated="3"/>
        </table:table-row>
        <table:table-row table:style-name="ro1">
          <table:table-cell office:value-type="float" office:value="-0.422280818223953" calcext:value-type="float">
            <text:p>-0.422280818223953</text:p>
          </table:table-cell>
          <table:table-cell table:formula="of:=AVERAGE([.A311:.A360])" office:value-type="float" office:value="-0.269910677671432" calcext:value-type="float">
            <text:p>-0.2699106776714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30587965578" calcext:value-type="float">
            <text:p>11.5730587965578</text:p>
          </table:table-cell>
          <table:table-cell office:value-type="float" office:value="293.955693432568" calcext:value-type="float">
            <text:p>293.955693432568</text:p>
          </table:table-cell>
          <table:table-cell table:formula="of:=AVERAGE([.F311:.F360])" office:value-type="float" office:value="287.667563329902" calcext:value-type="float">
            <text:p>287.667563329902</text:p>
          </table:table-cell>
          <table:table-cell table:number-columns-repeated="3"/>
        </table:table-row>
        <table:table-row table:style-name="ro1">
          <table:table-cell office:value-type="float" office:value="-0.390486389398575" calcext:value-type="float">
            <text:p>-0.390486389398575</text:p>
          </table:table-cell>
          <table:table-cell table:formula="of:=AVERAGE([.A312:.A361])" office:value-type="float" office:value="-0.266790400147438" calcext:value-type="float">
            <text:p>-0.266790400147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80532397956" calcext:value-type="float">
            <text:p>11.4480532397956</text:p>
          </table:table-cell>
          <table:table-cell office:value-type="float" office:value="290.780552290807" calcext:value-type="float">
            <text:p>290.780552290807</text:p>
          </table:table-cell>
          <table:table-cell table:formula="of:=AVERAGE([.F312:.F361])" office:value-type="float" office:value="287.895561948123" calcext:value-type="float">
            <text:p>287.895561948123</text:p>
          </table:table-cell>
          <table:table-cell table:number-columns-repeated="3"/>
        </table:table-row>
        <table:table-row table:style-name="ro1">
          <table:table-cell office:value-type="float" office:value="-0.796364068984985" calcext:value-type="float">
            <text:p>-0.796364068984985</text:p>
          </table:table-cell>
          <table:table-cell table:formula="of:=AVERAGE([.A313:.A362])" office:value-type="float" office:value="-0.264046116471291" calcext:value-type="float">
            <text:p>-0.2640461164712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24046555012" calcext:value-type="float">
            <text:p>11.1524046555012</text:p>
          </table:table-cell>
          <table:table-cell office:value-type="float" office:value="283.271078249732" calcext:value-type="float">
            <text:p>283.271078249732</text:p>
          </table:table-cell>
          <table:table-cell table:formula="of:=AVERAGE([.F313:.F362])" office:value-type="float" office:value="287.785996630932" calcext:value-type="float">
            <text:p>287.785996630932</text:p>
          </table:table-cell>
          <table:table-cell table:number-columns-repeated="3"/>
        </table:table-row>
        <table:table-row table:style-name="ro1">
          <table:table-cell office:value-type="float" office:value="0.0337098836898804" calcext:value-type="float">
            <text:p>0.03370988368988</text:p>
          </table:table-cell>
          <table:table-cell table:formula="of:=AVERAGE([.A314:.A363])" office:value-type="float" office:value="-0.271444666385651" calcext:value-type="float">
            <text:p>-0.27144466638565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74353576869" calcext:value-type="float">
            <text:p>11.3574353576869</text:p>
          </table:table-cell>
          <table:table-cell office:value-type="float" office:value="288.478858085247" calcext:value-type="float">
            <text:p>288.478858085247</text:p>
          </table:table-cell>
          <table:table-cell table:formula="of:=AVERAGE([.F314:.F363])" office:value-type="float" office:value="287.795028527632" calcext:value-type="float">
            <text:p>287.795028527632</text:p>
          </table:table-cell>
          <table:table-cell table:number-columns-repeated="3"/>
        </table:table-row>
        <table:table-row table:style-name="ro1">
          <table:table-cell office:value-type="float" office:value="1.10397434234619" calcext:value-type="float">
            <text:p>1.10397434234619</text:p>
          </table:table-cell>
          <table:table-cell table:formula="of:=AVERAGE([.A315:.A364])" office:value-type="float" office:value="-0.241477236747742" calcext:value-type="float">
            <text:p>-0.2414772367477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19749244124" calcext:value-type="float">
            <text:p>11.0819749244124</text:p>
          </table:table-cell>
          <table:table-cell office:value-type="float" office:value="281.482163080074" calcext:value-type="float">
            <text:p>281.482163080074</text:p>
          </table:table-cell>
          <table:table-cell table:formula="of:=AVERAGE([.F315:.F364])" office:value-type="float" office:value="287.743755988463" calcext:value-type="float">
            <text:p>287.743755988463</text:p>
          </table:table-cell>
          <table:table-cell table:number-columns-repeated="3"/>
        </table:table-row>
        <table:table-row table:style-name="ro1">
          <table:table-cell office:value-type="float" office:value="-0.946616291999817" calcext:value-type="float">
            <text:p>-0.946616291999817</text:p>
          </table:table-cell>
          <table:table-cell table:formula="of:=AVERAGE([.A316:.A365])" office:value-type="float" office:value="-0.285777649879456" calcext:value-type="float">
            <text:p>-0.2857776498794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20704790115" calcext:value-type="float">
            <text:p>11.4420704790115</text:p>
          </table:table-cell>
          <table:table-cell office:value-type="float" office:value="290.628590166893" calcext:value-type="float">
            <text:p>290.628590166893</text:p>
          </table:table-cell>
          <table:table-cell table:formula="of:=AVERAGE([.F316:.F365])" office:value-type="float" office:value="287.80159934722" calcext:value-type="float">
            <text:p>287.80159934722</text:p>
          </table:table-cell>
          <table:table-cell table:number-columns-repeated="3"/>
        </table:table-row>
        <table:table-row table:style-name="ro1">
          <table:table-cell office:value-type="float" office:value="-1.00371849536896" calcext:value-type="float">
            <text:p>-1.00371849536896</text:p>
          </table:table-cell>
          <table:table-cell table:formula="of:=AVERAGE([.A317:.A366])" office:value-type="float" office:value="-0.285302057266235" calcext:value-type="float">
            <text:p>-0.285302057266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3395003945" calcext:value-type="float">
            <text:p>11.4413395003945</text:p>
          </table:table-cell>
          <table:table-cell office:value-type="float" office:value="290.610023310019" calcext:value-type="float">
            <text:p>290.610023310019</text:p>
          </table:table-cell>
          <table:table-cell table:formula="of:=AVERAGE([.F317:.F366])" office:value-type="float" office:value="287.801904523166" calcext:value-type="float">
            <text:p>287.801904523166</text:p>
          </table:table-cell>
          <table:table-cell table:number-columns-repeated="3"/>
        </table:table-row>
        <table:table-row table:style-name="ro1">
          <table:table-cell office:value-type="float" office:value="-0.31704643368721" calcext:value-type="float">
            <text:p>-0.31704643368721</text:p>
          </table:table-cell>
          <table:table-cell table:formula="of:=AVERAGE([.A318:.A367])" office:value-type="float" office:value="-0.276564105153084" calcext:value-type="float">
            <text:p>-0.2765641051530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5541408664" calcext:value-type="float">
            <text:p>11.345541408664</text:p>
          </table:table-cell>
          <table:table-cell office:value-type="float" office:value="288.176751780065" calcext:value-type="float">
            <text:p>288.176751780065</text:p>
          </table:table-cell>
          <table:table-cell table:formula="of:=AVERAGE([.F318:.F367])" office:value-type="float" office:value="287.742925099266" calcext:value-type="float">
            <text:p>287.742925099266</text:p>
          </table:table-cell>
          <table:table-cell table:number-columns-repeated="3"/>
        </table:table-row>
        <table:table-row table:style-name="ro1">
          <table:table-cell office:value-type="float" office:value="-0.583645045757294" calcext:value-type="float">
            <text:p>-0.583645045757294</text:p>
          </table:table-cell>
          <table:table-cell table:formula="of:=AVERAGE([.A319:.A368])" office:value-type="float" office:value="-0.276330289244652" calcext:value-type="float">
            <text:p>-0.2763302892446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46850086987" calcext:value-type="float">
            <text:p>11.2946850086987</text:p>
          </table:table-cell>
          <table:table-cell office:value-type="float" office:value="286.884999220947" calcext:value-type="float">
            <text:p>286.884999220947</text:p>
          </table:table-cell>
          <table:table-cell table:formula="of:=AVERAGE([.F319:.F368])" office:value-type="float" office:value="287.605956531841" calcext:value-type="float">
            <text:p>287.605956531841</text:p>
          </table:table-cell>
          <table:table-cell table:number-columns-repeated="3"/>
        </table:table-row>
        <table:table-row table:style-name="ro1">
          <table:table-cell office:value-type="float" office:value="0.0967433154582977" calcext:value-type="float">
            <text:p>0.096743315458298</text:p>
          </table:table-cell>
          <table:table-cell table:formula="of:=AVERAGE([.A320:.A369])" office:value-type="float" office:value="-0.258811510801315" calcext:value-type="float">
            <text:p>-0.2588115108013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26449862599" calcext:value-type="float">
            <text:p>11.4226449862599</text:p>
          </table:table-cell>
          <table:table-cell office:value-type="float" office:value="290.135182651002" calcext:value-type="float">
            <text:p>290.135182651002</text:p>
          </table:table-cell>
          <table:table-cell table:formula="of:=AVERAGE([.F320:.F369])" office:value-type="float" office:value="287.743708900768" calcext:value-type="float">
            <text:p>287.743708900768</text:p>
          </table:table-cell>
          <table:table-cell table:number-columns-repeated="3"/>
        </table:table-row>
        <table:table-row table:style-name="ro1">
          <table:table-cell office:value-type="float" office:value="-1.23499584197998" calcext:value-type="float">
            <text:p>-1.23499584197998</text:p>
          </table:table-cell>
          <table:table-cell table:formula="of:=AVERAGE([.A321:.A370])" office:value-type="float" office:value="-0.286400334239006" calcext:value-type="float">
            <text:p>-0.286400334239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308992953628" calcext:value-type="float">
            <text:p>11.4308992953628</text:p>
          </table:table-cell>
          <table:table-cell office:value-type="float" office:value="290.344842102216" calcext:value-type="float">
            <text:p>290.344842102216</text:p>
          </table:table-cell>
          <table:table-cell table:formula="of:=AVERAGE([.F321:.F370])" office:value-type="float" office:value="287.919006255713" calcext:value-type="float">
            <text:p>287.919006255713</text:p>
          </table:table-cell>
          <table:table-cell table:number-columns-repeated="3"/>
        </table:table-row>
        <table:table-row table:style-name="ro1">
          <table:table-cell office:value-type="float" office:value="-0.627536952495575" calcext:value-type="float">
            <text:p>-0.627536952495575</text:p>
          </table:table-cell>
          <table:table-cell table:formula="of:=AVERAGE([.A322:.A371])" office:value-type="float" office:value="-0.281954248547554" calcext:value-type="float">
            <text:p>-0.28195424854755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70264604986" calcext:value-type="float">
            <text:p>11.4970264604986</text:p>
          </table:table-cell>
          <table:table-cell office:value-type="float" office:value="292.024472096664" calcext:value-type="float">
            <text:p>292.024472096664</text:p>
          </table:table-cell>
          <table:table-cell table:formula="of:=AVERAGE([.F322:.F371])" office:value-type="float" office:value="288.167529744446" calcext:value-type="float">
            <text:p>288.167529744446</text:p>
          </table:table-cell>
          <table:table-cell table:number-columns-repeated="3"/>
        </table:table-row>
        <table:table-row table:style-name="ro1">
          <table:table-cell office:value-type="float" office:value="-0.599806547164917" calcext:value-type="float">
            <text:p>-0.599806547164917</text:p>
          </table:table-cell>
          <table:table-cell table:formula="of:=AVERAGE([.A323:.A372])" office:value-type="float" office:value="-0.262291365265846" calcext:value-type="float">
            <text:p>-0.2622913652658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74600453615" calcext:value-type="float">
            <text:p>11.5274600453615</text:p>
          </table:table-cell>
          <table:table-cell office:value-type="float" office:value="292.797485152183" calcext:value-type="float">
            <text:p>292.797485152183</text:p>
          </table:table-cell>
          <table:table-cell table:formula="of:=AVERAGE([.F323:.F372])" office:value-type="float" office:value="288.249526706449" calcext:value-type="float">
            <text:p>288.249526706449</text:p>
          </table:table-cell>
          <table:table-cell table:number-columns-repeated="3"/>
        </table:table-row>
        <table:table-row table:style-name="ro1">
          <table:table-cell office:value-type="float" office:value="-0.396661043167114" calcext:value-type="float">
            <text:p>-0.396661043167114</text:p>
          </table:table-cell>
          <table:table-cell table:formula="of:=AVERAGE([.A324:.A373])" office:value-type="float" office:value="-0.260837968587875" calcext:value-type="float">
            <text:p>-0.260837968587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25358674616" calcext:value-type="float">
            <text:p>11.4225358674616</text:p>
          </table:table-cell>
          <table:table-cell office:value-type="float" office:value="290.132411033524" calcext:value-type="float">
            <text:p>290.132411033524</text:p>
          </table:table-cell>
          <table:table-cell table:formula="of:=AVERAGE([.F324:.F373])" office:value-type="float" office:value="288.309463977508" calcext:value-type="float">
            <text:p>288.309463977508</text:p>
          </table:table-cell>
          <table:table-cell table:number-columns-repeated="3"/>
        </table:table-row>
        <table:table-row table:style-name="ro1">
          <table:table-cell office:value-type="float" office:value="0.195289522409439" calcext:value-type="float">
            <text:p>0.195289522409439</text:p>
          </table:table-cell>
          <table:table-cell table:formula="of:=AVERAGE([.A325:.A374])" office:value-type="float" office:value="-0.261835770606995" calcext:value-type="float">
            <text:p>-0.261835770606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372507266283" calcext:value-type="float">
            <text:p>11.3372507266283</text:p>
          </table:table-cell>
          <table:table-cell office:value-type="float" office:value="287.966168456359" calcext:value-type="float">
            <text:p>287.966168456359</text:p>
          </table:table-cell>
          <table:table-cell table:formula="of:=AVERAGE([.F325:.F374])" office:value-type="float" office:value="288.242010556684" calcext:value-type="float">
            <text:p>288.242010556684</text:p>
          </table:table-cell>
          <table:table-cell table:number-columns-repeated="3"/>
        </table:table-row>
        <table:table-row table:style-name="ro1">
          <table:table-cell office:value-type="float" office:value="0.0659055113792419" calcext:value-type="float">
            <text:p>0.065905511379242</text:p>
          </table:table-cell>
          <table:table-cell table:formula="of:=AVERAGE([.A326:.A375])" office:value-type="float" office:value="-0.260924387574196" calcext:value-type="float">
            <text:p>-0.2609243875741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95041314513" calcext:value-type="float">
            <text:p>11.3695041314513</text:p>
          </table:table-cell>
          <table:table-cell office:value-type="float" office:value="288.785404938862" calcext:value-type="float">
            <text:p>288.785404938862</text:p>
          </table:table-cell>
          <table:table-cell table:formula="of:=AVERAGE([.F326:.F375])" office:value-type="float" office:value="288.196435032539" calcext:value-type="float">
            <text:p>288.196435032539</text:p>
          </table:table-cell>
          <table:table-cell table:number-columns-repeated="3"/>
        </table:table-row>
        <table:table-row table:style-name="ro1">
          <table:table-cell office:value-type="float" office:value="-0.46393957734108" calcext:value-type="float">
            <text:p>-0.46393957734108</text:p>
          </table:table-cell>
          <table:table-cell table:formula="of:=AVERAGE([.A327:.A376])" office:value-type="float" office:value="-0.259082469940185" calcext:value-type="float">
            <text:p>-0.259082469940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54162731826" calcext:value-type="float">
            <text:p>11.0854162731826</text:p>
          </table:table-cell>
          <table:table-cell office:value-type="float" office:value="281.569573338839" calcext:value-type="float">
            <text:p>281.569573338839</text:p>
          </table:table-cell>
          <table:table-cell table:formula="of:=AVERAGE([.F327:.F376])" office:value-type="float" office:value="288.003109050953" calcext:value-type="float">
            <text:p>288.003109050953</text:p>
          </table:table-cell>
          <table:table-cell table:number-columns-repeated="3"/>
        </table:table-row>
        <table:table-row table:style-name="ro1">
          <table:table-cell office:value-type="float" office:value="-0.905508637428284" calcext:value-type="float">
            <text:p>-0.905508637428284</text:p>
          </table:table-cell>
          <table:table-cell table:formula="of:=AVERAGE([.A328:.A377])" office:value-type="float" office:value="-0.288690319061279" calcext:value-type="float">
            <text:p>-0.2886903190612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76081316054" calcext:value-type="float">
            <text:p>11.4276081316054</text:p>
          </table:table-cell>
          <table:table-cell office:value-type="float" office:value="290.261246542777" calcext:value-type="float">
            <text:p>290.261246542777</text:p>
          </table:table-cell>
          <table:table-cell table:formula="of:=AVERAGE([.F328:.F377])" office:value-type="float" office:value="288.149729403718" calcext:value-type="float">
            <text:p>288.149729403718</text:p>
          </table:table-cell>
          <table:table-cell table:number-columns-repeated="3"/>
        </table:table-row>
        <table:table-row table:style-name="ro1">
          <table:table-cell office:value-type="float" office:value="-0.273187667131424" calcext:value-type="float">
            <text:p>-0.273187667131424</text:p>
          </table:table-cell>
          <table:table-cell table:formula="of:=AVERAGE([.A329:.A378])" office:value-type="float" office:value="-0.313975973725319" calcext:value-type="float">
            <text:p>-0.3139759737253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03521462917" calcext:value-type="float">
            <text:p>11.3003521462917</text:p>
          </table:table-cell>
          <table:table-cell office:value-type="float" office:value="287.02894451581" calcext:value-type="float">
            <text:p>287.02894451581</text:p>
          </table:table-cell>
          <table:table-cell table:formula="of:=AVERAGE([.F329:.F378])" office:value-type="float" office:value="288.190677220744" calcext:value-type="float">
            <text:p>288.190677220744</text:p>
          </table:table-cell>
          <table:table-cell table:number-columns-repeated="3"/>
        </table:table-row>
        <table:table-row table:style-name="ro1">
          <table:table-cell office:value-type="float" office:value="0.507447242736816" calcext:value-type="float">
            <text:p>0.507447242736816</text:p>
          </table:table-cell>
          <table:table-cell table:formula="of:=AVERAGE([.A330:.A379])" office:value-type="float" office:value="-0.274362328648567" calcext:value-type="float">
            <text:p>-0.2743623286485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71523676395" calcext:value-type="float">
            <text:p>11.0671523676395</text:p>
          </table:table-cell>
          <table:table-cell office:value-type="float" office:value="281.105670138044" calcext:value-type="float">
            <text:p>281.105670138044</text:p>
          </table:table-cell>
          <table:table-cell table:formula="of:=AVERAGE([.F330:.F379])" office:value-type="float" office:value="288.124028463059" calcext:value-type="float">
            <text:p>288.124028463059</text:p>
          </table:table-cell>
          <table:table-cell table:number-columns-repeated="3"/>
        </table:table-row>
        <table:table-row table:style-name="ro1">
          <table:table-cell office:value-type="float" office:value="0.0207847654819489" calcext:value-type="float">
            <text:p>0.020784765481949</text:p>
          </table:table-cell>
          <table:table-cell table:formula="of:=AVERAGE([.A331:.A380])" office:value-type="float" office:value="-0.282939211726189" calcext:value-type="float">
            <text:p>-0.2829392117261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85851736963" calcext:value-type="float">
            <text:p>11.4685851736963</text:p>
          </table:table-cell>
          <table:table-cell office:value-type="float" office:value="291.302063411886" calcext:value-type="float">
            <text:p>291.302063411886</text:p>
          </table:table-cell>
          <table:table-cell table:formula="of:=AVERAGE([.F331:.F380])" office:value-type="float" office:value="288.180088449882" calcext:value-type="float">
            <text:p>288.180088449882</text:p>
          </table:table-cell>
          <table:table-cell table:number-columns-repeated="3"/>
        </table:table-row>
        <table:table-row table:style-name="ro1">
          <table:table-cell office:value-type="float" office:value="0.513022303581238" calcext:value-type="float">
            <text:p>0.513022303581238</text:p>
          </table:table-cell>
          <table:table-cell table:formula="of:=AVERAGE([.A332:.A381])" office:value-type="float" office:value="-0.26701971590519" calcext:value-type="float">
            <text:p>-0.26701971590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638879423797" calcext:value-type="float">
            <text:p>11.1638879423797</text:p>
          </table:table-cell>
          <table:table-cell office:value-type="float" office:value="283.562753736445" calcext:value-type="float">
            <text:p>283.562753736445</text:p>
          </table:table-cell>
          <table:table-cell table:formula="of:=AVERAGE([.F332:.F381])" office:value-type="float" office:value="288.025878037552" calcext:value-type="float">
            <text:p>288.025878037552</text:p>
          </table:table-cell>
          <table:table-cell table:number-columns-repeated="3"/>
        </table:table-row>
        <table:table-row table:style-name="ro1">
          <table:table-cell office:value-type="float" office:value="0.761298894882202" calcext:value-type="float">
            <text:p>0.761298894882202</text:p>
          </table:table-cell>
          <table:table-cell table:formula="of:=AVERAGE([.A333:.A382])" office:value-type="float" office:value="-0.245588351488113" calcext:value-type="float">
            <text:p>-0.245588351488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29775796264" calcext:value-type="float">
            <text:p>11.3929775796264</text:p>
          </table:table-cell>
          <table:table-cell office:value-type="float" office:value="289.381630522512" calcext:value-type="float">
            <text:p>289.381630522512</text:p>
          </table:table-cell>
          <table:table-cell table:formula="of:=AVERAGE([.F333:.F382])" office:value-type="float" office:value="288.22118349046" calcext:value-type="float">
            <text:p>288.22118349046</text:p>
          </table:table-cell>
          <table:table-cell table:number-columns-repeated="3"/>
        </table:table-row>
        <table:table-row table:style-name="ro1">
          <table:table-cell office:value-type="float" office:value="0.108387857675552" calcext:value-type="float">
            <text:p>0.108387857675552</text:p>
          </table:table-cell>
          <table:table-cell table:formula="of:=AVERAGE([.A334:.A383])" office:value-type="float" office:value="-0.22754715025425" calcext:value-type="float">
            <text:p>-0.22754715025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79292296886" calcext:value-type="float">
            <text:p>11.0179292296886</text:p>
          </table:table-cell>
          <table:table-cell office:value-type="float" office:value="279.855402434092" calcext:value-type="float">
            <text:p>279.855402434092</text:p>
          </table:table-cell>
          <table:table-cell table:formula="of:=AVERAGE([.F334:.F383])" office:value-type="float" office:value="287.984402123088" calcext:value-type="float">
            <text:p>287.984402123088</text:p>
          </table:table-cell>
          <table:table-cell table:number-columns-repeated="3"/>
        </table:table-row>
        <table:table-row table:style-name="ro1">
          <table:table-cell office:value-type="float" office:value="0.0296992659568787" calcext:value-type="float">
            <text:p>0.029699265956879</text:p>
          </table:table-cell>
          <table:table-cell table:formula="of:=AVERAGE([.A335:.A384])" office:value-type="float" office:value="-0.246911417841911" calcext:value-type="float">
            <text:p>-0.2469114178419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863326364249" calcext:value-type="float">
            <text:p>11.0863326364249</text:p>
          </table:table-cell>
          <table:table-cell office:value-type="float" office:value="281.592848965192" calcext:value-type="float">
            <text:p>281.592848965192</text:p>
          </table:table-cell>
          <table:table-cell table:formula="of:=AVERAGE([.F335:.F384])" office:value-type="float" office:value="287.824629402305" calcext:value-type="float">
            <text:p>287.824629402305</text:p>
          </table:table-cell>
          <table:table-cell table:number-columns-repeated="3"/>
        </table:table-row>
        <table:table-row table:style-name="ro1">
          <table:table-cell office:value-type="float" office:value="0.865260601043701" calcext:value-type="float">
            <text:p>0.865260601043701</text:p>
          </table:table-cell>
          <table:table-cell table:formula="of:=AVERAGE([.A336:.A385])" office:value-type="float" office:value="-0.240695211291313" calcext:value-type="float">
            <text:p>-0.240695211291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1478190124" calcext:value-type="float">
            <text:p>11.061478190124</text:p>
          </table:table-cell>
          <table:table-cell office:value-type="float" office:value="280.96154602915" calcext:value-type="float">
            <text:p>280.96154602915</text:p>
          </table:table-cell>
          <table:table-cell table:formula="of:=AVERAGE([.F336:.F385])" office:value-type="float" office:value="287.741225173879" calcext:value-type="float">
            <text:p>287.741225173879</text:p>
          </table:table-cell>
          <table:table-cell table:number-columns-repeated="3"/>
        </table:table-row>
        <table:table-row table:style-name="ro1">
          <table:table-cell office:value-type="float" office:value="-0.693120121955872" calcext:value-type="float">
            <text:p>-0.693120121955872</text:p>
          </table:table-cell>
          <table:table-cell table:formula="of:=AVERAGE([.A337:.A386])" office:value-type="float" office:value="-0.252283490896225" calcext:value-type="float">
            <text:p>-0.2522834908962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10993315667" calcext:value-type="float">
            <text:p>11.0110993315667</text:p>
          </table:table-cell>
          <table:table-cell office:value-type="float" office:value="279.681923021794" calcext:value-type="float">
            <text:p>279.681923021794</text:p>
          </table:table-cell>
          <table:table-cell table:formula="of:=AVERAGE([.F337:.F386])" office:value-type="float" office:value="287.586860385436" calcext:value-type="float">
            <text:p>287.586860385436</text:p>
          </table:table-cell>
          <table:table-cell table:number-columns-repeated="3"/>
        </table:table-row>
        <table:table-row table:style-name="ro1">
          <table:table-cell office:value-type="float" office:value="0.23638978600502" calcext:value-type="float">
            <text:p>0.23638978600502</text:p>
          </table:table-cell>
          <table:table-cell table:formula="of:=AVERAGE([.A338:.A387])" office:value-type="float" office:value="-0.246243122220039" calcext:value-type="float">
            <text:p>-0.246243122220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36828211844" calcext:value-type="float">
            <text:p>11.1736828211844</text:p>
          </table:table-cell>
          <table:table-cell office:value-type="float" office:value="283.811543658084" calcext:value-type="float">
            <text:p>283.811543658084</text:p>
          </table:table-cell>
          <table:table-cell table:formula="of:=AVERAGE([.F338:.F387])" office:value-type="float" office:value="287.483608395629" calcext:value-type="float">
            <text:p>287.483608395629</text:p>
          </table:table-cell>
          <table:table-cell table:number-columns-repeated="3"/>
        </table:table-row>
        <table:table-row table:style-name="ro1">
          <table:table-cell office:value-type="float" office:value="-0.726265490055084" calcext:value-type="float">
            <text:p>-0.726265490055084</text:p>
          </table:table-cell>
          <table:table-cell table:formula="of:=AVERAGE([.A339:.A388])" office:value-type="float" office:value="-0.265436115264893" calcext:value-type="float">
            <text:p>-0.2654361152648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74089629531" calcext:value-type="float">
            <text:p>11.4974089629531</text:p>
          </table:table-cell>
          <table:table-cell office:value-type="float" office:value="292.034187659008" calcext:value-type="float">
            <text:p>292.034187659008</text:p>
          </table:table-cell>
          <table:table-cell table:formula="of:=AVERAGE([.F339:.F388])" office:value-type="float" office:value="287.572756130727" calcext:value-type="float">
            <text:p>287.572756130727</text:p>
          </table:table-cell>
          <table:table-cell table:number-columns-repeated="3"/>
        </table:table-row>
        <table:table-row table:style-name="ro1">
          <table:table-cell office:value-type="float" office:value="-0.653328418731689" calcext:value-type="float">
            <text:p>-0.653328418731689</text:p>
          </table:table-cell>
          <table:table-cell table:formula="of:=AVERAGE([.A340:.A389])" office:value-type="float" office:value="-0.294062867164612" calcext:value-type="float">
            <text:p>-0.2940628671646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34527743936" calcext:value-type="float">
            <text:p>11.3934527743936</text:p>
          </table:table-cell>
          <table:table-cell office:value-type="float" office:value="289.393700469596" calcext:value-type="float">
            <text:p>289.393700469596</text:p>
          </table:table-cell>
          <table:table-cell table:formula="of:=AVERAGE([.F340:.F389])" office:value-type="float" office:value="287.679120080718" calcext:value-type="float">
            <text:p>287.679120080718</text:p>
          </table:table-cell>
          <table:table-cell table:number-columns-repeated="3"/>
        </table:table-row>
        <table:table-row table:style-name="ro1">
          <table:table-cell office:value-type="float" office:value="-0.0849041640758514" calcext:value-type="float">
            <text:p>-0.084904164075852</text:p>
          </table:table-cell>
          <table:table-cell table:formula="of:=AVERAGE([.A341:.A390])" office:value-type="float" office:value="-0.28079559981823" calcext:value-type="float">
            <text:p>-0.280795599818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00567653656" calcext:value-type="float">
            <text:p>11.3700567653656</text:p>
          </table:table-cell>
          <table:table-cell office:value-type="float" office:value="288.799441840286" calcext:value-type="float">
            <text:p>288.799441840286</text:p>
          </table:table-cell>
          <table:table-cell table:formula="of:=AVERAGE([.F341:.F390])" office:value-type="float" office:value="287.694846774735" calcext:value-type="float">
            <text:p>287.694846774735</text:p>
          </table:table-cell>
          <table:table-cell table:number-columns-repeated="3"/>
        </table:table-row>
        <table:table-row table:style-name="ro1">
          <table:table-cell office:value-type="float" office:value="0.689732670783997" calcext:value-type="float">
            <text:p>0.689732670783997</text:p>
          </table:table-cell>
          <table:table-cell table:formula="of:=AVERAGE([.A342:.A391])" office:value-type="float" office:value="-0.255398291945457" calcext:value-type="float">
            <text:p>-0.2553982919454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14677261323" calcext:value-type="float">
            <text:p>11.4014677261323</text:p>
          </table:table-cell>
          <table:table-cell office:value-type="float" office:value="289.59728024376" calcext:value-type="float">
            <text:p>289.59728024376</text:p>
          </table:table-cell>
          <table:table-cell table:formula="of:=AVERAGE([.F342:.F391])" office:value-type="float" office:value="287.606649734234" calcext:value-type="float">
            <text:p>287.606649734234</text:p>
          </table:table-cell>
          <table:table-cell table:number-columns-repeated="3"/>
        </table:table-row>
        <table:table-row table:style-name="ro1">
          <table:table-cell office:value-type="float" office:value="-1.74194991588593" calcext:value-type="float">
            <text:p>-1.74194991588593</text:p>
          </table:table-cell>
          <table:table-cell table:formula="of:=AVERAGE([.A343:.A392])" office:value-type="float" office:value="-0.277078167796135" calcext:value-type="float">
            <text:p>-0.2770781677961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85169112355" calcext:value-type="float">
            <text:p>11.4585169112355</text:p>
          </table:table-cell>
          <table:table-cell office:value-type="float" office:value="291.04632954538" calcext:value-type="float">
            <text:p>291.04632954538</text:p>
          </table:table-cell>
          <table:table-cell table:formula="of:=AVERAGE([.F343:.F392])" office:value-type="float" office:value="287.739659955062" calcext:value-type="float">
            <text:p>287.739659955062</text:p>
          </table:table-cell>
          <table:table-cell table:number-columns-repeated="3"/>
        </table:table-row>
        <table:table-row table:style-name="ro1">
          <table:table-cell office:value-type="float" office:value="-0.54159539937973" calcext:value-type="float">
            <text:p>-0.54159539937973</text:p>
          </table:table-cell>
          <table:table-cell table:formula="of:=AVERAGE([.A344:.A393])" office:value-type="float" office:value="-0.28530521184206" calcext:value-type="float">
            <text:p>-0.285305211842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28121893942" calcext:value-type="float">
            <text:p>11.5628121893942</text:p>
          </table:table-cell>
          <table:table-cell office:value-type="float" office:value="293.695429610614" calcext:value-type="float">
            <text:p>293.695429610614</text:p>
          </table:table-cell>
          <table:table-cell table:formula="of:=AVERAGE([.F344:.F393])" office:value-type="float" office:value="287.801827037086" calcext:value-type="float">
            <text:p>287.801827037086</text:p>
          </table:table-cell>
          <table:table-cell table:number-columns-repeated="3"/>
        </table:table-row>
        <table:table-row table:style-name="ro1">
          <table:table-cell office:value-type="float" office:value="0.513443350791931" calcext:value-type="float">
            <text:p>0.513443350791931</text:p>
          </table:table-cell>
          <table:table-cell table:formula="of:=AVERAGE([.A345:.A394])" office:value-type="float" office:value="-0.270392134487629" calcext:value-type="float">
            <text:p>-0.270392134487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17113090783" calcext:value-type="float">
            <text:p>11.2117113090783</text:p>
          </table:table-cell>
          <table:table-cell office:value-type="float" office:value="284.77746725059" calcext:value-type="float">
            <text:p>284.77746725059</text:p>
          </table:table-cell>
          <table:table-cell table:formula="of:=AVERAGE([.F345:.F394])" office:value-type="float" office:value="287.665875325451" calcext:value-type="float">
            <text:p>287.665875325451</text:p>
          </table:table-cell>
          <table:table-cell table:number-columns-repeated="3"/>
        </table:table-row>
        <table:table-row table:style-name="ro1">
          <table:table-cell office:value-type="float" office:value="0.503359317779541" calcext:value-type="float">
            <text:p>0.503359317779541</text:p>
          </table:table-cell>
          <table:table-cell table:formula="of:=AVERAGE([.A346:.A395])" office:value-type="float" office:value="-0.254160658419132" calcext:value-type="float">
            <text:p>-0.254160658419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35579914719" calcext:value-type="float">
            <text:p>11.2635579914719</text:p>
          </table:table-cell>
          <table:table-cell office:value-type="float" office:value="286.094372983386" calcext:value-type="float">
            <text:p>286.094372983386</text:p>
          </table:table-cell>
          <table:table-cell table:formula="of:=AVERAGE([.F346:.F395])" office:value-type="float" office:value="287.513509081827" calcext:value-type="float">
            <text:p>287.513509081827</text:p>
          </table:table-cell>
          <table:table-cell table:number-columns-repeated="3"/>
        </table:table-row>
        <table:table-row table:style-name="ro1">
          <table:table-cell office:value-type="float" office:value="-0.412948995828628" calcext:value-type="float">
            <text:p>-0.412948995828628</text:p>
          </table:table-cell>
          <table:table-cell table:formula="of:=AVERAGE([.A347:.A396])" office:value-type="float" office:value="-0.241347491443157" calcext:value-type="float">
            <text:p>-0.2413474914431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7924460417" calcext:value-type="float">
            <text:p>11.237924460417</text:p>
          </table:table-cell>
          <table:table-cell office:value-type="float" office:value="285.443281294593" calcext:value-type="float">
            <text:p>285.443281294593</text:p>
          </table:table-cell>
          <table:table-cell table:formula="of:=AVERAGE([.F347:.F396])" office:value-type="float" office:value="287.600199316093" calcext:value-type="float">
            <text:p>287.600199316093</text:p>
          </table:table-cell>
          <table:table-cell table:number-columns-repeated="3"/>
        </table:table-row>
        <table:table-row table:style-name="ro1">
          <table:table-cell office:value-type="float" office:value="-1.2189804315567" calcext:value-type="float">
            <text:p>-1.2189804315567</text:p>
          </table:table-cell>
          <table:table-cell table:formula="of:=AVERAGE([.A348:.A397])" office:value-type="float" office:value="-0.260803469419479" calcext:value-type="float">
            <text:p>-0.2608034694194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639728511542" calcext:value-type="float">
            <text:p>11.4639728511542</text:p>
          </table:table-cell>
          <table:table-cell office:value-type="float" office:value="291.184910419317" calcext:value-type="float">
            <text:p>291.184910419317</text:p>
          </table:table-cell>
          <table:table-cell table:formula="of:=AVERAGE([.F348:.F397])" office:value-type="float" office:value="287.639693971095" calcext:value-type="float">
            <text:p>287.639693971095</text:p>
          </table:table-cell>
          <table:table-cell table:number-columns-repeated="3"/>
        </table:table-row>
        <table:table-row table:style-name="ro1">
          <table:table-cell office:value-type="float" office:value="-0.53048449754715" calcext:value-type="float">
            <text:p>-0.53048449754715</text:p>
          </table:table-cell>
          <table:table-cell table:formula="of:=AVERAGE([.A349:.A398])" office:value-type="float" office:value="-0.251971826553345" calcext:value-type="float">
            <text:p>-0.251971826553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48514003694" calcext:value-type="float">
            <text:p>11.0048514003694</text:p>
          </table:table-cell>
          <table:table-cell office:value-type="float" office:value="279.523225569383" calcext:value-type="float">
            <text:p>279.523225569383</text:p>
          </table:table-cell>
          <table:table-cell table:formula="of:=AVERAGE([.F349:.F398])" office:value-type="float" office:value="287.509578153381" calcext:value-type="float">
            <text:p>287.509578153381</text:p>
          </table:table-cell>
          <table:table-cell table:number-columns-repeated="3"/>
        </table:table-row>
        <table:table-row table:style-name="ro1">
          <table:table-cell office:value-type="float" office:value="-0.510812640190125" calcext:value-type="float">
            <text:p>-0.510812640190125</text:p>
          </table:table-cell>
          <table:table-cell table:formula="of:=AVERAGE([.A350:.A399])" office:value-type="float" office:value="-0.252532042264938" calcext:value-type="float">
            <text:p>-0.252532042264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193777846545" calcext:value-type="float">
            <text:p>11.2193777846545</text:p>
          </table:table-cell>
          <table:table-cell office:value-type="float" office:value="284.972195730224" calcext:value-type="float">
            <text:p>284.972195730224</text:p>
          </table:table-cell>
          <table:table-cell table:formula="of:=AVERAGE([.F350:.F399])" office:value-type="float" office:value="287.423731325293" calcext:value-type="float">
            <text:p>287.423731325293</text:p>
          </table:table-cell>
          <table:table-cell table:number-columns-repeated="3"/>
        </table:table-row>
        <table:table-row table:style-name="ro1">
          <table:table-cell office:value-type="float" office:value="-0.543233752250671" calcext:value-type="float">
            <text:p>-0.543233752250671</text:p>
          </table:table-cell>
          <table:table-cell table:formula="of:=AVERAGE([.A351:.A400])" office:value-type="float" office:value="-0.272921203970909" calcext:value-type="float">
            <text:p>-0.272921203970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658158896506" calcext:value-type="float">
            <text:p>11.5658158896506</text:p>
          </table:table-cell>
          <table:table-cell office:value-type="float" office:value="293.771723597125" calcext:value-type="float">
            <text:p>293.771723597125</text:p>
          </table:table-cell>
          <table:table-cell table:formula="of:=AVERAGE([.F351:.F400])" office:value-type="float" office:value="287.622468219453" calcext:value-type="float">
            <text:p>287.622468219453</text:p>
          </table:table-cell>
          <table:table-cell table:number-columns-repeated="3"/>
        </table:table-row>
        <table:table-row table:style-name="ro1">
          <table:table-cell office:value-type="float" office:value="-0.653480172157288" calcext:value-type="float">
            <text:p>-0.653480172157288</text:p>
          </table:table-cell>
          <table:table-cell table:formula="of:=AVERAGE([.A352:.A401])" office:value-type="float" office:value="-0.265185877680778" calcext:value-type="float">
            <text:p>-0.265185877680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572886926353" calcext:value-type="float">
            <text:p>11.3572886926353</text:p>
          </table:table-cell>
          <table:table-cell office:value-type="float" office:value="288.475132792937" calcext:value-type="float">
            <text:p>288.475132792937</text:p>
          </table:table-cell>
          <table:table-cell table:formula="of:=AVERAGE([.F352:.F401])" office:value-type="float" office:value="287.559250306974" calcext:value-type="float">
            <text:p>287.559250306974</text:p>
          </table:table-cell>
          <table:table-cell table:number-columns-repeated="3"/>
        </table:table-row>
        <table:table-row table:style-name="ro1">
          <table:table-cell office:value-type="float" office:value="-0.492994248867035" calcext:value-type="float">
            <text:p>-0.492994248867035</text:p>
          </table:table-cell>
          <table:table-cell table:formula="of:=AVERAGE([.A353:.A402])" office:value-type="float" office:value="-0.277500402927399" calcext:value-type="float">
            <text:p>-0.2775004029273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81826867998" calcext:value-type="float">
            <text:p>11.5781826867998</text:p>
          </table:table-cell>
          <table:table-cell office:value-type="float" office:value="294.085840244714" calcext:value-type="float">
            <text:p>294.085840244714</text:p>
          </table:table-cell>
          <table:table-cell table:formula="of:=AVERAGE([.F353:.F402])" office:value-type="float" office:value="287.621339306872" calcext:value-type="float">
            <text:p>287.621339306872</text:p>
          </table:table-cell>
          <table:table-cell table:number-columns-repeated="3"/>
        </table:table-row>
        <table:table-row table:style-name="ro1">
          <table:table-cell office:value-type="float" office:value="-0.161736562848091" calcext:value-type="float">
            <text:p>-0.161736562848091</text:p>
          </table:table-cell>
          <table:table-cell table:formula="of:=AVERAGE([.A354:.A403])" office:value-type="float" office:value="-0.265970207750797" calcext:value-type="float">
            <text:p>-0.2659702077507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982666601747" calcext:value-type="float">
            <text:p>11.4982666601747</text:p>
          </table:table-cell>
          <table:table-cell office:value-type="float" office:value="292.055973168438" calcext:value-type="float">
            <text:p>292.055973168438</text:p>
          </table:table-cell>
          <table:table-cell table:formula="of:=AVERAGE([.F354:.F403])" office:value-type="float" office:value="287.766146485363" calcext:value-type="float">
            <text:p>287.766146485363</text:p>
          </table:table-cell>
          <table:table-cell table:number-columns-repeated="3"/>
        </table:table-row>
        <table:table-row table:style-name="ro1">
          <table:table-cell office:value-type="float" office:value="-0.471462666988373" calcext:value-type="float">
            <text:p>-0.471462666988373</text:p>
          </table:table-cell>
          <table:table-cell table:formula="of:=AVERAGE([.A355:.A404])" office:value-type="float" office:value="-0.264312789738178" calcext:value-type="float">
            <text:p>-0.264312789738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83750254065" calcext:value-type="float">
            <text:p>11.5183750254065</text:p>
          </table:table-cell>
          <table:table-cell office:value-type="float" office:value="292.566725645325" calcext:value-type="float">
            <text:p>292.566725645325</text:p>
          </table:table-cell>
          <table:table-cell table:formula="of:=AVERAGE([.F355:.F404])" office:value-type="float" office:value="287.783167196917" calcext:value-type="float">
            <text:p>287.783167196917</text:p>
          </table:table-cell>
          <table:table-cell table:number-columns-repeated="3"/>
        </table:table-row>
        <table:table-row table:style-name="ro1">
          <table:table-cell office:value-type="float" office:value="0.523952007293701" calcext:value-type="float">
            <text:p>0.523952007293701</text:p>
          </table:table-cell>
          <table:table-cell table:formula="of:=AVERAGE([.A356:.A405])" office:value-type="float" office:value="-0.228918218910694" calcext:value-type="float">
            <text:p>-0.2289182189106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22365848154" calcext:value-type="float">
            <text:p>11.3622365848154</text:p>
          </table:table-cell>
          <table:table-cell office:value-type="float" office:value="288.600809254311" calcext:value-type="float">
            <text:p>288.600809254311</text:p>
          </table:table-cell>
          <table:table-cell table:formula="of:=AVERAGE([.F356:.F405])" office:value-type="float" office:value="287.83280239561" calcext:value-type="float">
            <text:p>287.83280239561</text:p>
          </table:table-cell>
          <table:table-cell table:number-columns-repeated="3"/>
        </table:table-row>
        <table:table-row table:style-name="ro1">
          <table:table-cell office:value-type="float" office:value="-0.31297293305397" calcext:value-type="float">
            <text:p>-0.31297293305397</text:p>
          </table:table-cell>
          <table:table-cell table:formula="of:=AVERAGE([.A357:.A406])" office:value-type="float" office:value="-0.217604824006557" calcext:value-type="float">
            <text:p>-0.2176048240065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72058066398" calcext:value-type="float">
            <text:p>11.3772058066398</text:p>
          </table:table-cell>
          <table:table-cell office:value-type="float" office:value="288.981027488651" calcext:value-type="float">
            <text:p>288.981027488651</text:p>
          </table:table-cell>
          <table:table-cell table:formula="of:=AVERAGE([.F357:.F406])" office:value-type="float" office:value="287.939188399332" calcext:value-type="float">
            <text:p>287.939188399332</text:p>
          </table:table-cell>
          <table:table-cell table:number-columns-repeated="3"/>
        </table:table-row>
        <table:table-row table:style-name="ro1">
          <table:table-cell office:value-type="float" office:value="0.338768512010574" calcext:value-type="float">
            <text:p>0.338768512010574</text:p>
          </table:table-cell>
          <table:table-cell table:formula="of:=AVERAGE([.A358:.A407])" office:value-type="float" office:value="-0.230646958649158" calcext:value-type="float">
            <text:p>-0.230646958649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87159080058" calcext:value-type="float">
            <text:p>11.2687159080058</text:p>
          </table:table-cell>
          <table:table-cell office:value-type="float" office:value="286.225384063348" calcext:value-type="float">
            <text:p>286.225384063348</text:p>
          </table:table-cell>
          <table:table-cell table:formula="of:=AVERAGE([.F358:.F407])" office:value-type="float" office:value="287.84110353897" calcext:value-type="float">
            <text:p>287.84110353897</text:p>
          </table:table-cell>
          <table:table-cell table:number-columns-repeated="3"/>
        </table:table-row>
        <table:table-row table:style-name="ro1">
          <table:table-cell office:value-type="float" office:value="-0.340267837047577" calcext:value-type="float">
            <text:p>-0.340267837047577</text:p>
          </table:table-cell>
          <table:table-cell table:formula="of:=AVERAGE([.A359:.A408])" office:value-type="float" office:value="-0.230437069833279" calcext:value-type="float">
            <text:p>-0.2304370698332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818706807286" calcext:value-type="float">
            <text:p>11.4818706807286</text:p>
          </table:table-cell>
          <table:table-cell office:value-type="float" office:value="291.639515290505" calcext:value-type="float">
            <text:p>291.639515290505</text:p>
          </table:table-cell>
          <table:table-cell table:formula="of:=AVERAGE([.F359:.F408])" office:value-type="float" office:value="287.865447877182" calcext:value-type="float">
            <text:p>287.865447877182</text:p>
          </table:table-cell>
          <table:table-cell table:number-columns-repeated="3"/>
        </table:table-row>
        <table:table-row table:style-name="ro1">
          <table:table-cell office:value-type="float" office:value="-0.260216683149338" calcext:value-type="float">
            <text:p>-0.260216683149338</text:p>
          </table:table-cell>
          <table:table-cell table:formula="of:=AVERAGE([.A360:.A409])" office:value-type="float" office:value="-0.244107591807842" calcext:value-type="float">
            <text:p>-0.2441075918078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18715582311" calcext:value-type="float">
            <text:p>11.4118715582311</text:p>
          </table:table-cell>
          <table:table-cell office:value-type="float" office:value="289.86153757907" calcext:value-type="float">
            <text:p>289.86153757907</text:p>
          </table:table-cell>
          <table:table-cell table:formula="of:=AVERAGE([.F360:.F409])" office:value-type="float" office:value="287.987906282047" calcext:value-type="float">
            <text:p>287.987906282047</text:p>
          </table:table-cell>
          <table:table-cell table:number-columns-repeated="3"/>
        </table:table-row>
        <table:table-row table:style-name="ro1">
          <table:table-cell office:value-type="float" office:value="0.310249954462051" calcext:value-type="float">
            <text:p>0.310249954462051</text:p>
          </table:table-cell>
          <table:table-cell table:formula="of:=AVERAGE([.A361:.A410])" office:value-type="float" office:value="-0.229456976354122" calcext:value-type="float">
            <text:p>-0.229456976354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30351962626" calcext:value-type="float">
            <text:p>11.3430351962626</text:p>
          </table:table-cell>
          <table:table-cell office:value-type="float" office:value="288.11309398507" calcext:value-type="float">
            <text:p>288.11309398507</text:p>
          </table:table-cell>
          <table:table-cell table:formula="of:=AVERAGE([.F361:.F410])" office:value-type="float" office:value="287.871054293097" calcext:value-type="float">
            <text:p>287.871054293097</text:p>
          </table:table-cell>
          <table:table-cell table:number-columns-repeated="3"/>
        </table:table-row>
        <table:table-row table:style-name="ro1">
          <table:table-cell office:value-type="float" office:value="0.371894091367722" calcext:value-type="float">
            <text:p>0.371894091367722</text:p>
          </table:table-cell>
          <table:table-cell table:formula="of:=AVERAGE([.A362:.A411])" office:value-type="float" office:value="-0.214209366738796" calcext:value-type="float">
            <text:p>-0.214209366738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63006329119" calcext:value-type="float">
            <text:p>11.4063006329119</text:p>
          </table:table-cell>
          <table:table-cell office:value-type="float" office:value="289.720036075963" calcext:value-type="float">
            <text:p>289.720036075963</text:p>
          </table:table-cell>
          <table:table-cell table:formula="of:=AVERAGE([.F362:.F411])" office:value-type="float" office:value="287.8498439688" calcext:value-type="float">
            <text:p>287.8498439688</text:p>
          </table:table-cell>
          <table:table-cell table:number-columns-repeated="3"/>
        </table:table-row>
        <table:table-row table:style-name="ro1">
          <table:table-cell office:value-type="float" office:value="0.279709488153458" calcext:value-type="float">
            <text:p>0.279709488153458</text:p>
          </table:table-cell>
          <table:table-cell table:formula="of:=AVERAGE([.A363:.A412])" office:value-type="float" office:value="-0.192687895596027" calcext:value-type="float">
            <text:p>-0.192687895596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234710038304" calcext:value-type="float">
            <text:p>11.4234710038304</text:p>
          </table:table-cell>
          <table:table-cell office:value-type="float" office:value="290.156163497293" calcext:value-type="float">
            <text:p>290.156163497293</text:p>
          </table:table-cell>
          <table:table-cell table:formula="of:=AVERAGE([.F363:.F412])" office:value-type="float" office:value="287.987545673751" calcext:value-type="float">
            <text:p>287.987545673751</text:p>
          </table:table-cell>
          <table:table-cell table:number-columns-repeated="3"/>
        </table:table-row>
        <table:table-row table:style-name="ro1">
          <table:table-cell office:value-type="float" office:value="-0.544751882553101" calcext:value-type="float">
            <text:p>-0.544751882553101</text:p>
          </table:table-cell>
          <table:table-cell table:formula="of:=AVERAGE([.A364:.A413])" office:value-type="float" office:value="-0.204257130920887" calcext:value-type="float">
            <text:p>-0.204257130920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36668244034" calcext:value-type="float">
            <text:p>11.4736668244034</text:p>
          </table:table-cell>
          <table:table-cell office:value-type="float" office:value="291.431137339846" calcext:value-type="float">
            <text:p>291.431137339846</text:p>
          </table:table-cell>
          <table:table-cell table:formula="of:=AVERAGE([.F364:.F413])" office:value-type="float" office:value="288.046591258843" calcext:value-type="float">
            <text:p>288.046591258843</text:p>
          </table:table-cell>
          <table:table-cell table:number-columns-repeated="3"/>
        </table:table-row>
        <table:table-row table:style-name="ro1">
          <table:table-cell office:value-type="float" office:value="0.306559175252914" calcext:value-type="float">
            <text:p>0.306559175252914</text:p>
          </table:table-cell>
          <table:table-cell table:formula="of:=AVERAGE([.A365:.A414])" office:value-type="float" office:value="-0.220205434262752" calcext:value-type="float">
            <text:p>-0.220205434262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77977897584" calcext:value-type="float">
            <text:p>11.4077977897584</text:p>
          </table:table-cell>
          <table:table-cell office:value-type="float" office:value="289.758063859864" calcext:value-type="float">
            <text:p>289.758063859864</text:p>
          </table:table-cell>
          <table:table-cell table:formula="of:=AVERAGE([.F365:.F414])" office:value-type="float" office:value="288.212109274439" calcext:value-type="float">
            <text:p>288.212109274439</text:p>
          </table:table-cell>
          <table:table-cell table:number-columns-repeated="3"/>
        </table:table-row>
        <table:table-row table:style-name="ro1">
          <table:table-cell office:value-type="float" office:value="-0.245136678218842" calcext:value-type="float">
            <text:p>-0.245136678218842</text:p>
          </table:table-cell>
          <table:table-cell table:formula="of:=AVERAGE([.A366:.A415])" office:value-type="float" office:value="-0.206175841987133" calcext:value-type="float">
            <text:p>-0.2061758419871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65243173569" calcext:value-type="float">
            <text:p>11.3865243173569</text:p>
          </table:table-cell>
          <table:table-cell office:value-type="float" office:value="289.217717660866" calcext:value-type="float">
            <text:p>289.217717660866</text:p>
          </table:table-cell>
          <table:table-cell table:formula="of:=AVERAGE([.F366:.F415])" office:value-type="float" office:value="288.183891824319" calcext:value-type="float">
            <text:p>288.183891824319</text:p>
          </table:table-cell>
          <table:table-cell table:number-columns-repeated="3"/>
        </table:table-row>
        <table:table-row table:style-name="ro1">
          <table:table-cell office:value-type="float" office:value="-0.0511835515499115" calcext:value-type="float">
            <text:p>-0.051183551549912</text:p>
          </table:table-cell>
          <table:table-cell table:formula="of:=AVERAGE([.A367:.A416])" office:value-type="float" office:value="-0.187125143110752" calcext:value-type="float">
            <text:p>-0.187125143110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971747946143" calcext:value-type="float">
            <text:p>11.2971747946143</text:p>
          </table:table-cell>
          <table:table-cell office:value-type="float" office:value="286.948239783204" calcext:value-type="float">
            <text:p>286.948239783204</text:p>
          </table:table-cell>
          <table:table-cell table:formula="of:=AVERAGE([.F367:.F416])" office:value-type="float" office:value="288.110656153782" calcext:value-type="float">
            <text:p>288.110656153782</text:p>
          </table:table-cell>
          <table:table-cell table:number-columns-repeated="3"/>
        </table:table-row>
        <table:table-row table:style-name="ro1">
          <table:table-cell office:value-type="float" office:value="-0.69006210565567" calcext:value-type="float">
            <text:p>-0.69006210565567</text:p>
          </table:table-cell>
          <table:table-cell table:formula="of:=AVERAGE([.A368:.A417])" office:value-type="float" office:value="-0.194585456550121" calcext:value-type="float">
            <text:p>-0.1945854565501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708344289273" calcext:value-type="float">
            <text:p>11.4708344289273</text:p>
          </table:table-cell>
          <table:table-cell office:value-type="float" office:value="291.359194494753" calcext:value-type="float">
            <text:p>291.359194494753</text:p>
          </table:table-cell>
          <table:table-cell table:formula="of:=AVERAGE([.F368:.F417])" office:value-type="float" office:value="288.174305008076" calcext:value-type="float">
            <text:p>288.174305008076</text:p>
          </table:table-cell>
          <table:table-cell table:number-columns-repeated="3"/>
        </table:table-row>
        <table:table-row table:style-name="ro1">
          <table:table-cell office:value-type="float" office:value="0.474188834428787" calcext:value-type="float">
            <text:p>0.474188834428787</text:p>
          </table:table-cell>
          <table:table-cell table:formula="of:=AVERAGE([.A369:.A418])" office:value-type="float" office:value="-0.1734287789464" calcext:value-type="float">
            <text:p>-0.1734287789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524774013668" calcext:value-type="float">
            <text:p>11.1524774013668</text:p>
          </table:table-cell>
          <table:table-cell office:value-type="float" office:value="283.272925994717" calcext:value-type="float">
            <text:p>283.272925994717</text:p>
          </table:table-cell>
          <table:table-cell table:formula="of:=AVERAGE([.F369:.F418])" office:value-type="float" office:value="288.102063543551" calcext:value-type="float">
            <text:p>288.102063543551</text:p>
          </table:table-cell>
          <table:table-cell table:number-columns-repeated="3"/>
        </table:table-row>
        <table:table-row table:style-name="ro1">
          <table:table-cell office:value-type="float" office:value="-0.759547114372253" calcext:value-type="float">
            <text:p>-0.759547114372253</text:p>
          </table:table-cell>
          <table:table-cell table:formula="of:=AVERAGE([.A370:.A419])" office:value-type="float" office:value="-0.190554587543011" calcext:value-type="float">
            <text:p>-0.1905545875430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042224345893" calcext:value-type="float">
            <text:p>11.5042224345893</text:p>
          </table:table-cell>
          <table:table-cell office:value-type="float" office:value="292.207249838567" calcext:value-type="float">
            <text:p>292.207249838567</text:p>
          </table:table-cell>
          <table:table-cell table:formula="of:=AVERAGE([.F370:.F419])" office:value-type="float" office:value="288.143504887303" calcext:value-type="float">
            <text:p>288.143504887303</text:p>
          </table:table-cell>
          <table:table-cell table:number-columns-repeated="3"/>
        </table:table-row>
        <table:table-row table:style-name="ro1">
          <table:table-cell office:value-type="float" office:value="0.302878767251968" calcext:value-type="float">
            <text:p>0.302878767251968</text:p>
          </table:table-cell>
          <table:table-cell table:formula="of:=AVERAGE([.A371:.A420])" office:value-type="float" office:value="-0.159797095358372" calcext:value-type="float">
            <text:p>-0.1597970953583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31846277088" calcext:value-type="float">
            <text:p>11.3631846277088</text:p>
          </table:table-cell>
          <table:table-cell office:value-type="float" office:value="288.624889543803" calcext:value-type="float">
            <text:p>288.624889543803</text:p>
          </table:table-cell>
          <table:table-cell table:formula="of:=AVERAGE([.F371:.F420])" office:value-type="float" office:value="288.109105836135" calcext:value-type="float">
            <text:p>288.109105836135</text:p>
          </table:table-cell>
          <table:table-cell table:number-columns-repeated="3"/>
        </table:table-row>
        <table:table-row table:style-name="ro1">
          <table:table-cell office:value-type="float" office:value="-0.401721507310867" calcext:value-type="float">
            <text:p>-0.401721507310867</text:p>
          </table:table-cell>
          <table:table-cell table:formula="of:=AVERAGE([.A372:.A421])" office:value-type="float" office:value="-0.155280786454678" calcext:value-type="float">
            <text:p>-0.155280786454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08598222226" calcext:value-type="float">
            <text:p>11.4508598222226</text:p>
          </table:table-cell>
          <table:table-cell office:value-type="float" office:value="290.851839484454" calcext:value-type="float">
            <text:p>290.851839484454</text:p>
          </table:table-cell>
          <table:table-cell table:formula="of:=AVERAGE([.F372:.F421])" office:value-type="float" office:value="288.08565318389" calcext:value-type="float">
            <text:p>288.08565318389</text:p>
          </table:table-cell>
          <table:table-cell table:number-columns-repeated="3"/>
        </table:table-row>
        <table:table-row table:style-name="ro1">
          <table:table-cell office:value-type="float" office:value="-0.314764559268951" calcext:value-type="float">
            <text:p>-0.314764559268951</text:p>
          </table:table-cell>
          <table:table-cell table:formula="of:=AVERAGE([.A373:.A422])" office:value-type="float" office:value="-0.149579946696758" calcext:value-type="float">
            <text:p>-0.149579946696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07966348022" calcext:value-type="float">
            <text:p>11.5707966348022</text:p>
          </table:table-cell>
          <table:table-cell office:value-type="float" office:value="293.898234523976" calcext:value-type="float">
            <text:p>293.898234523976</text:p>
          </table:table-cell>
          <table:table-cell table:formula="of:=AVERAGE([.F373:.F422])" office:value-type="float" office:value="288.107668171326" calcext:value-type="float">
            <text:p>288.107668171326</text:p>
          </table:table-cell>
          <table:table-cell table:number-columns-repeated="3"/>
        </table:table-row>
        <table:table-row table:style-name="ro1">
          <table:table-cell office:value-type="float" office:value="-0.505672693252564" calcext:value-type="float">
            <text:p>-0.505672693252564</text:p>
          </table:table-cell>
          <table:table-cell table:formula="of:=AVERAGE([.A374:.A423])" office:value-type="float" office:value="-0.151760179698467" calcext:value-type="float">
            <text:p>-0.1517601796984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20976173609" calcext:value-type="float">
            <text:p>11.0020976173609</text:p>
          </table:table-cell>
          <table:table-cell office:value-type="float" office:value="279.453279480968" calcext:value-type="float">
            <text:p>279.453279480968</text:p>
          </table:table-cell>
          <table:table-cell table:formula="of:=AVERAGE([.F374:.F423])" office:value-type="float" office:value="287.894085540275" calcext:value-type="float">
            <text:p>287.894085540275</text:p>
          </table:table-cell>
          <table:table-cell table:number-columns-repeated="3"/>
        </table:table-row>
        <table:table-row table:style-name="ro1">
          <table:table-cell office:value-type="float" office:value="1.42819404602051" calcext:value-type="float">
            <text:p>1.42819404602051</text:p>
          </table:table-cell>
          <table:table-cell table:formula="of:=AVERAGE([.A375:.A424])" office:value-type="float" office:value="-0.127102089226246" calcext:value-type="float">
            <text:p>-0.127102089226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850156751782" calcext:value-type="float">
            <text:p>11.2850156751782</text:p>
          </table:table-cell>
          <table:table-cell office:value-type="float" office:value="286.639398149526" calcext:value-type="float">
            <text:p>286.639398149526</text:p>
          </table:table-cell>
          <table:table-cell table:formula="of:=AVERAGE([.F375:.F424])" office:value-type="float" office:value="287.867550134138" calcext:value-type="float">
            <text:p>287.867550134138</text:p>
          </table:table-cell>
          <table:table-cell table:number-columns-repeated="3"/>
        </table:table-row>
        <table:table-row table:style-name="ro1">
          <table:table-cell office:value-type="float" office:value="-0.79782235622406" calcext:value-type="float">
            <text:p>-0.79782235622406</text:p>
          </table:table-cell>
          <table:table-cell table:formula="of:=AVERAGE([.A376:.A425])" office:value-type="float" office:value="-0.144376646578312" calcext:value-type="float">
            <text:p>-0.144376646578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54009060323" calcext:value-type="float">
            <text:p>11.4154009060323</text:p>
          </table:table-cell>
          <table:table-cell office:value-type="float" office:value="289.951183013221" calcext:value-type="float">
            <text:p>289.951183013221</text:p>
          </table:table-cell>
          <table:table-cell table:formula="of:=AVERAGE([.F376:.F425])" office:value-type="float" office:value="287.890865695626" calcext:value-type="float">
            <text:p>287.890865695626</text:p>
          </table:table-cell>
          <table:table-cell table:number-columns-repeated="3"/>
        </table:table-row>
        <table:table-row table:style-name="ro1">
          <table:table-cell office:value-type="float" office:value="0.162740081548691" calcext:value-type="float">
            <text:p>0.162740081548691</text:p>
          </table:table-cell>
          <table:table-cell table:formula="of:=AVERAGE([.A377:.A426])" office:value-type="float" office:value="-0.131843053400517" calcext:value-type="float">
            <text:p>-0.1318430534005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268664112717" calcext:value-type="float">
            <text:p>11.0268664112717</text:p>
          </table:table-cell>
          <table:table-cell office:value-type="float" office:value="280.082406846301" calcext:value-type="float">
            <text:p>280.082406846301</text:p>
          </table:table-cell>
          <table:table-cell table:formula="of:=AVERAGE([.F377:.F426])" office:value-type="float" office:value="287.861122365775" calcext:value-type="float">
            <text:p>287.861122365775</text:p>
          </table:table-cell>
          <table:table-cell table:number-columns-repeated="3"/>
        </table:table-row>
        <table:table-row table:style-name="ro1">
          <table:table-cell office:value-type="float" office:value="-0.825054228305817" calcext:value-type="float">
            <text:p>-0.825054228305817</text:p>
          </table:table-cell>
          <table:table-cell table:formula="of:=AVERAGE([.A378:.A427])" office:value-type="float" office:value="-0.130233965218067" calcext:value-type="float">
            <text:p>-0.1302339652180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266516275972" calcext:value-type="float">
            <text:p>11.5266516275972</text:p>
          </table:table-cell>
          <table:table-cell office:value-type="float" office:value="292.776951340969" calcext:value-type="float">
            <text:p>292.776951340969</text:p>
          </table:table-cell>
          <table:table-cell table:formula="of:=AVERAGE([.F378:.F427])" office:value-type="float" office:value="287.911436461739" calcext:value-type="float">
            <text:p>287.911436461739</text:p>
          </table:table-cell>
          <table:table-cell table:number-columns-repeated="3"/>
        </table:table-row>
        <table:table-row table:style-name="ro1">
          <table:table-cell office:value-type="float" office:value="-0.326346516609192" calcext:value-type="float">
            <text:p>-0.326346516609192</text:p>
          </table:table-cell>
          <table:table-cell table:formula="of:=AVERAGE([.A379:.A428])" office:value-type="float" office:value="-0.131297142207623" calcext:value-type="float">
            <text:p>-0.131297142207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71205740035" calcext:value-type="float">
            <text:p>11.3971205740035</text:p>
          </table:table-cell>
          <table:table-cell office:value-type="float" office:value="289.486862579688" calcext:value-type="float">
            <text:p>289.486862579688</text:p>
          </table:table-cell>
          <table:table-cell table:formula="of:=AVERAGE([.F379:.F428])" office:value-type="float" office:value="287.960594823016" calcext:value-type="float">
            <text:p>287.960594823016</text:p>
          </table:table-cell>
          <table:table-cell table:number-columns-repeated="3"/>
        </table:table-row>
        <table:table-row table:style-name="ro1">
          <table:table-cell office:value-type="float" office:value="-0.501595735549927" calcext:value-type="float">
            <text:p>-0.501595735549927</text:p>
          </table:table-cell>
          <table:table-cell table:formula="of:=AVERAGE([.A380:.A429])" office:value-type="float" office:value="-0.151478001773357" calcext:value-type="float">
            <text:p>-0.151478001773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67805689067" calcext:value-type="float">
            <text:p>11.5767805689067</text:p>
          </table:table-cell>
          <table:table-cell office:value-type="float" office:value="294.050226450229" calcext:value-type="float">
            <text:p>294.050226450229</text:p>
          </table:table-cell>
          <table:table-cell table:formula="of:=AVERAGE([.F380:.F429])" office:value-type="float" office:value="288.21948594926" calcext:value-type="float">
            <text:p>288.21948594926</text:p>
          </table:table-cell>
          <table:table-cell table:number-columns-repeated="3"/>
        </table:table-row>
        <table:table-row table:style-name="ro1">
          <table:table-cell office:value-type="float" office:value="-0.565171241760254" calcext:value-type="float">
            <text:p>-0.565171241760254</text:p>
          </table:table-cell>
          <table:table-cell table:formula="of:=AVERAGE([.A381:.A430])" office:value-type="float" office:value="-0.163197121918201" calcext:value-type="float">
            <text:p>-0.163197121918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244693176687" calcext:value-type="float">
            <text:p>11.0244693176687</text:p>
          </table:table-cell>
          <table:table-cell office:value-type="float" office:value="280.021520668784" calcext:value-type="float">
            <text:p>280.021520668784</text:p>
          </table:table-cell>
          <table:table-cell table:formula="of:=AVERAGE([.F381:.F430])" office:value-type="float" office:value="287.993875094398" calcext:value-type="float">
            <text:p>287.993875094398</text:p>
          </table:table-cell>
          <table:table-cell table:number-columns-repeated="3"/>
        </table:table-row>
        <table:table-row table:style-name="ro1">
          <table:table-cell office:value-type="float" office:value="-0.219377249479294" calcext:value-type="float">
            <text:p>-0.219377249479294</text:p>
          </table:table-cell>
          <table:table-cell table:formula="of:=AVERAGE([.A382:.A431])" office:value-type="float" office:value="-0.177845112979412" calcext:value-type="float">
            <text:p>-0.17784511297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49313299954" calcext:value-type="float">
            <text:p>11.5149313299954</text:p>
          </table:table-cell>
          <table:table-cell office:value-type="float" office:value="292.479255781883" calcext:value-type="float">
            <text:p>292.479255781883</text:p>
          </table:table-cell>
          <table:table-cell table:formula="of:=AVERAGE([.F382:.F431])" office:value-type="float" office:value="288.172205135307" calcext:value-type="float">
            <text:p>288.172205135307</text:p>
          </table:table-cell>
          <table:table-cell table:number-columns-repeated="3"/>
        </table:table-row>
        <table:table-row table:style-name="ro1">
          <table:table-cell office:value-type="float" office:value="-0.671223163604736" calcext:value-type="float">
            <text:p>-0.671223163604736</text:p>
          </table:table-cell>
          <table:table-cell table:formula="of:=AVERAGE([.A383:.A432])" office:value-type="float" office:value="-0.206495554149151" calcext:value-type="float">
            <text:p>-0.2064955541491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036147206545" calcext:value-type="float">
            <text:p>11.0036147206545</text:p>
          </table:table-cell>
          <table:table-cell office:value-type="float" office:value="279.491813904624" calcext:value-type="float">
            <text:p>279.491813904624</text:p>
          </table:table-cell>
          <table:table-cell table:formula="of:=AVERAGE([.F383:.F432])" office:value-type="float" office:value="287.974408802949" calcext:value-type="float">
            <text:p>287.974408802949</text:p>
          </table:table-cell>
          <table:table-cell table:number-columns-repeated="3"/>
        </table:table-row>
        <table:table-row table:style-name="ro1">
          <table:table-cell office:value-type="float" office:value="-0.855437636375427" calcext:value-type="float">
            <text:p>-0.855437636375427</text:p>
          </table:table-cell>
          <table:table-cell table:formula="of:=AVERAGE([.A384:.A433])" office:value-type="float" office:value="-0.22577206403017" calcext:value-type="float">
            <text:p>-0.22577206403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637471439302" calcext:value-type="float">
            <text:p>11.1637471439302</text:p>
          </table:table-cell>
          <table:table-cell office:value-type="float" office:value="283.559177455827" calcext:value-type="float">
            <text:p>283.559177455827</text:p>
          </table:table-cell>
          <table:table-cell table:formula="of:=AVERAGE([.F384:.F433])" office:value-type="float" office:value="288.048484303384" calcext:value-type="float">
            <text:p>288.048484303384</text:p>
          </table:table-cell>
          <table:table-cell table:number-columns-repeated="3"/>
        </table:table-row>
        <table:table-row table:style-name="ro1">
          <table:table-cell office:value-type="float" office:value="0.369588881731033" calcext:value-type="float">
            <text:p>0.369588881731033</text:p>
          </table:table-cell>
          <table:table-cell table:formula="of:=AVERAGE([.A385:.A434])" office:value-type="float" office:value="-0.218974271714687" calcext:value-type="float">
            <text:p>-0.2189742717146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33366916627" calcext:value-type="float">
            <text:p>11.1733366916627</text:p>
          </table:table-cell>
          <table:table-cell office:value-type="float" office:value="283.802751968232" calcext:value-type="float">
            <text:p>283.802751968232</text:p>
          </table:table-cell>
          <table:table-cell table:formula="of:=AVERAGE([.F385:.F434])" office:value-type="float" office:value="288.092682363444" calcext:value-type="float">
            <text:p>288.092682363444</text:p>
          </table:table-cell>
          <table:table-cell table:number-columns-repeated="3"/>
        </table:table-row>
        <table:table-row table:style-name="ro1">
          <table:table-cell office:value-type="float" office:value="-0.560883522033691" calcext:value-type="float">
            <text:p>-0.560883522033691</text:p>
          </table:table-cell>
          <table:table-cell table:formula="of:=AVERAGE([.A386:.A435])" office:value-type="float" office:value="-0.247497154176235" calcext:value-type="float">
            <text:p>-0.2474971541762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93163142443" calcext:value-type="float">
            <text:p>11.3093163142443</text:p>
          </table:table-cell>
          <table:table-cell office:value-type="float" office:value="287.256634381804" calcext:value-type="float">
            <text:p>287.256634381804</text:p>
          </table:table-cell>
          <table:table-cell table:formula="of:=AVERAGE([.F386:.F435])" office:value-type="float" office:value="288.218584130497" calcext:value-type="float">
            <text:p>288.218584130497</text:p>
          </table:table-cell>
          <table:table-cell table:number-columns-repeated="3"/>
        </table:table-row>
        <table:table-row table:style-name="ro1">
          <table:table-cell office:value-type="float" office:value="-0.497193694114685" calcext:value-type="float">
            <text:p>-0.497193694114685</text:p>
          </table:table-cell>
          <table:table-cell table:formula="of:=AVERAGE([.A387:.A436])" office:value-type="float" office:value="-0.243578625619411" calcext:value-type="float">
            <text:p>-0.2435786256194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47361770481" calcext:value-type="float">
            <text:p>11.3847361770481</text:p>
          </table:table-cell>
          <table:table-cell office:value-type="float" office:value="289.172298897021" calcext:value-type="float">
            <text:p>289.172298897021</text:p>
          </table:table-cell>
          <table:table-cell table:formula="of:=AVERAGE([.F387:.F436])" office:value-type="float" office:value="288.408391648002" calcext:value-type="float">
            <text:p>288.408391648002</text:p>
          </table:table-cell>
          <table:table-cell table:number-columns-repeated="3"/>
        </table:table-row>
        <table:table-row table:style-name="ro1">
          <table:table-cell office:value-type="float" office:value="-1.52739262580872" calcext:value-type="float">
            <text:p>-1.52739262580872</text:p>
          </table:table-cell>
          <table:table-cell table:formula="of:=AVERAGE([.A388:.A437])" office:value-type="float" office:value="-0.278854273855686" calcext:value-type="float">
            <text:p>-0.2788542738556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72648924142" calcext:value-type="float">
            <text:p>11.3972648924142</text:p>
          </table:table-cell>
          <table:table-cell office:value-type="float" office:value="289.490528267321" calcext:value-type="float">
            <text:p>289.490528267321</text:p>
          </table:table-cell>
          <table:table-cell table:formula="of:=AVERAGE([.F388:.F437])" office:value-type="float" office:value="288.521971340187" calcext:value-type="float">
            <text:p>288.521971340187</text:p>
          </table:table-cell>
          <table:table-cell table:number-columns-repeated="3"/>
        </table:table-row>
        <table:table-row table:style-name="ro1">
          <table:table-cell office:value-type="float" office:value="-0.954019546508789" calcext:value-type="float">
            <text:p>-0.954019546508789</text:p>
          </table:table-cell>
          <table:table-cell table:formula="of:=AVERAGE([.A389:.A438])" office:value-type="float" office:value="-0.28340935498476" calcext:value-type="float">
            <text:p>-0.28340935498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05263034076" calcext:value-type="float">
            <text:p>11.3805263034076</text:p>
          </table:table-cell>
          <table:table-cell office:value-type="float" office:value="289.065368106552" calcext:value-type="float">
            <text:p>289.065368106552</text:p>
          </table:table-cell>
          <table:table-cell table:formula="of:=AVERAGE([.F389:.F438])" office:value-type="float" office:value="288.462594949138" calcext:value-type="float">
            <text:p>288.462594949138</text:p>
          </table:table-cell>
          <table:table-cell table:number-columns-repeated="3"/>
        </table:table-row>
        <table:table-row table:style-name="ro1">
          <table:table-cell office:value-type="float" office:value="-1.13706493377686" calcext:value-type="float">
            <text:p>-1.13706493377686</text:p>
          </table:table-cell>
          <table:table-cell table:formula="of:=AVERAGE([.A390:.A439])" office:value-type="float" office:value="-0.293084085285664" calcext:value-type="float">
            <text:p>-0.293084085285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7912287533" calcext:value-type="float">
            <text:p>11.4417912287533</text:p>
          </table:table-cell>
          <table:table-cell office:value-type="float" office:value="290.621497210334" calcext:value-type="float">
            <text:p>290.621497210334</text:p>
          </table:table-cell>
          <table:table-cell table:formula="of:=AVERAGE([.F390:.F439])" office:value-type="float" office:value="288.487150883952" calcext:value-type="float">
            <text:p>288.487150883952</text:p>
          </table:table-cell>
          <table:table-cell table:number-columns-repeated="3"/>
        </table:table-row>
        <table:table-row table:style-name="ro1">
          <table:table-cell office:value-type="float" office:value="-1.31967961788178" calcext:value-type="float">
            <text:p>-1.31967961788178</text:p>
          </table:table-cell>
          <table:table-cell table:formula="of:=AVERAGE([.A391:.A440])" office:value-type="float" office:value="-0.317779594361782" calcext:value-type="float">
            <text:p>-0.3177795943617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61130635768" calcext:value-type="float">
            <text:p>11.2461130635768</text:p>
          </table:table-cell>
          <table:table-cell office:value-type="float" office:value="285.651271814851" calcext:value-type="float">
            <text:p>285.651271814851</text:p>
          </table:table-cell>
          <table:table-cell table:formula="of:=AVERAGE([.F391:.F440])" office:value-type="float" office:value="288.424187483444" calcext:value-type="float">
            <text:p>288.424187483444</text:p>
          </table:table-cell>
          <table:table-cell table:number-columns-repeated="3"/>
        </table:table-row>
        <table:table-row table:style-name="ro1">
          <table:table-cell office:value-type="float" office:value="-0.445580422878265" calcext:value-type="float">
            <text:p>-0.445580422878265</text:p>
          </table:table-cell>
          <table:table-cell table:formula="of:=AVERAGE([.A392:.A441])" office:value-type="float" office:value="-0.340485856235027" calcext:value-type="float">
            <text:p>-0.340485856235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60365978241" calcext:value-type="float">
            <text:p>11.5160365978241</text:p>
          </table:table-cell>
          <table:table-cell office:value-type="float" office:value="292.507329584732" calcext:value-type="float">
            <text:p>292.507329584732</text:p>
          </table:table-cell>
          <table:table-cell table:formula="of:=AVERAGE([.F392:.F441])" office:value-type="float" office:value="288.482388470263" calcext:value-type="float">
            <text:p>288.482388470263</text:p>
          </table:table-cell>
          <table:table-cell table:number-columns-repeated="3"/>
        </table:table-row>
        <table:table-row table:style-name="ro1">
          <table:table-cell office:value-type="float" office:value="0.642150282859802" calcext:value-type="float">
            <text:p>0.642150282859802</text:p>
          </table:table-cell>
          <table:table-cell table:formula="of:=AVERAGE([.A393:.A442])" office:value-type="float" office:value="-0.292803852260113" calcext:value-type="float">
            <text:p>-0.292803852260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06879258066" calcext:value-type="float">
            <text:p>11.3106879258066</text:p>
          </table:table-cell>
          <table:table-cell office:value-type="float" office:value="287.291473315489" calcext:value-type="float">
            <text:p>287.291473315489</text:p>
          </table:table-cell>
          <table:table-cell table:formula="of:=AVERAGE([.F393:.F442])" office:value-type="float" office:value="288.407291345665" calcext:value-type="float">
            <text:p>288.407291345665</text:p>
          </table:table-cell>
          <table:table-cell table:number-columns-repeated="3"/>
        </table:table-row>
        <table:table-row table:style-name="ro1">
          <table:table-cell office:value-type="float" office:value="-1.15717566013336" calcext:value-type="float">
            <text:p>-1.15717566013336</text:p>
          </table:table-cell>
          <table:table-cell table:formula="of:=AVERAGE([.A394:.A443])" office:value-type="float" office:value="-0.305115457475185" calcext:value-type="float">
            <text:p>-0.305115457475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436033312142" calcext:value-type="float">
            <text:p>11.2436033312142</text:p>
          </table:table-cell>
          <table:table-cell office:value-type="float" office:value="285.58752461284" calcext:value-type="float">
            <text:p>285.58752461284</text:p>
          </table:table-cell>
          <table:table-cell table:formula="of:=AVERAGE([.F394:.F443])" office:value-type="float" office:value="288.24513324571" calcext:value-type="float">
            <text:p>288.24513324571</text:p>
          </table:table-cell>
          <table:table-cell table:number-columns-repeated="3"/>
        </table:table-row>
        <table:table-row table:style-name="ro1">
          <table:table-cell office:value-type="float" office:value="-0.477364361286163" calcext:value-type="float">
            <text:p>-0.477364361286163</text:p>
          </table:table-cell>
          <table:table-cell table:formula="of:=AVERAGE([.A395:.A444])" office:value-type="float" office:value="-0.324931611716747" calcext:value-type="float">
            <text:p>-0.324931611716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.9990763172984" calcext:value-type="float">
            <text:p>10.9990763172984</text:p>
          </table:table-cell>
          <table:table-cell office:value-type="float" office:value="279.37653845938" calcext:value-type="float">
            <text:p>279.37653845938</text:p>
          </table:table-cell>
          <table:table-cell table:formula="of:=AVERAGE([.F395:.F444])" office:value-type="float" office:value="288.137114669886" calcext:value-type="float">
            <text:p>288.137114669886</text:p>
          </table:table-cell>
          <table:table-cell table:number-columns-repeated="3"/>
        </table:table-row>
        <table:table-row table:style-name="ro1">
          <table:table-cell office:value-type="float" office:value="0.242333799600601" calcext:value-type="float">
            <text:p>0.242333799600601</text:p>
          </table:table-cell>
          <table:table-cell table:formula="of:=AVERAGE([.A396:.A445])" office:value-type="float" office:value="-0.330152122080326" calcext:value-type="float">
            <text:p>-0.3301521220803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32408611476" calcext:value-type="float">
            <text:p>11.3032408611476</text:p>
          </table:table-cell>
          <table:table-cell office:value-type="float" office:value="287.10231787315" calcext:value-type="float">
            <text:p>287.10231787315</text:p>
          </table:table-cell>
          <table:table-cell table:formula="of:=AVERAGE([.F396:.F445])" office:value-type="float" office:value="288.157273567681" calcext:value-type="float">
            <text:p>288.157273567681</text:p>
          </table:table-cell>
          <table:table-cell table:number-columns-repeated="3"/>
        </table:table-row>
        <table:table-row table:style-name="ro1">
          <table:table-cell office:value-type="float" office:value="-0.0505571663379669" calcext:value-type="float">
            <text:p>-0.050557166337967</text:p>
          </table:table-cell>
          <table:table-cell table:formula="of:=AVERAGE([.A397:.A446])" office:value-type="float" office:value="-0.322904285490513" calcext:value-type="float">
            <text:p>-0.322904285490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222207400143" calcext:value-type="float">
            <text:p>11.2222207400143</text:p>
          </table:table-cell>
          <table:table-cell office:value-type="float" office:value="285.044406796364" calcext:value-type="float">
            <text:p>285.044406796364</text:p>
          </table:table-cell>
          <table:table-cell table:formula="of:=AVERAGE([.F397:.F446])" office:value-type="float" office:value="288.149296077716" calcext:value-type="float">
            <text:p>288.149296077716</text:p>
          </table:table-cell>
          <table:table-cell table:number-columns-repeated="3"/>
        </table:table-row>
        <table:table-row table:style-name="ro1">
          <table:table-cell office:value-type="float" office:value="-0.115451127290726" calcext:value-type="float">
            <text:p>-0.115451127290726</text:p>
          </table:table-cell>
          <table:table-cell table:formula="of:=AVERAGE([.A398:.A447])" office:value-type="float" office:value="-0.300833699405193" calcext:value-type="float">
            <text:p>-0.3008336994051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691693054289" calcext:value-type="float">
            <text:p>11.0691693054289</text:p>
          </table:table-cell>
          <table:table-cell office:value-type="float" office:value="281.156900357893" calcext:value-type="float">
            <text:p>281.156900357893</text:p>
          </table:table-cell>
          <table:table-cell table:formula="of:=AVERAGE([.F398:.F447])" office:value-type="float" office:value="287.948735876488" calcext:value-type="float">
            <text:p>287.948735876488</text:p>
          </table:table-cell>
          <table:table-cell table:number-columns-repeated="3"/>
        </table:table-row>
        <table:table-row table:style-name="ro1">
          <table:table-cell office:value-type="float" office:value="-0.0922837257385254" calcext:value-type="float">
            <text:p>-0.092283725738525</text:p>
          </table:table-cell>
          <table:table-cell table:formula="of:=AVERAGE([.A399:.A448])" office:value-type="float" office:value="-0.292069683969021" calcext:value-type="float">
            <text:p>-0.292069683969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34453147173" calcext:value-type="float">
            <text:p>11.3734453147173</text:p>
          </table:table-cell>
          <table:table-cell office:value-type="float" office:value="288.885510993819" calcext:value-type="float">
            <text:p>288.885510993819</text:p>
          </table:table-cell>
          <table:table-cell table:formula="of:=AVERAGE([.F399:.F448])" office:value-type="float" office:value="288.135981584977" calcext:value-type="float">
            <text:p>288.135981584977</text:p>
          </table:table-cell>
          <table:table-cell table:number-columns-repeated="3"/>
        </table:table-row>
        <table:table-row table:style-name="ro1">
          <table:table-cell office:value-type="float" office:value="-0.51962161064148" calcext:value-type="float">
            <text:p>-0.51962161064148</text:p>
          </table:table-cell>
          <table:table-cell table:formula="of:=AVERAGE([.A400:.A449])" office:value-type="float" office:value="-0.292245863378048" calcext:value-type="float">
            <text:p>-0.292245863378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47648044378" calcext:value-type="float">
            <text:p>11.5747648044378</text:p>
          </table:table-cell>
          <table:table-cell office:value-type="float" office:value="293.999026032719" calcext:value-type="float">
            <text:p>293.999026032719</text:p>
          </table:table-cell>
          <table:table-cell table:formula="of:=AVERAGE([.F400:.F449])" office:value-type="float" office:value="288.316518191027" calcext:value-type="float">
            <text:p>288.316518191027</text:p>
          </table:table-cell>
          <table:table-cell table:number-columns-repeated="3"/>
        </table:table-row>
        <table:table-row table:style-name="ro1">
          <table:table-cell office:value-type="float" office:value="0.364280372858047" calcext:value-type="float">
            <text:p>0.364280372858047</text:p>
          </table:table-cell>
          <table:table-cell table:formula="of:=AVERAGE([.A401:.A450])" office:value-type="float" office:value="-0.274095580875874" calcext:value-type="float">
            <text:p>-0.2740955808758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09119060695" calcext:value-type="float">
            <text:p>11.3609119060695</text:p>
          </table:table-cell>
          <table:table-cell office:value-type="float" office:value="288.567162414166" calcext:value-type="float">
            <text:p>288.567162414166</text:p>
          </table:table-cell>
          <table:table-cell table:formula="of:=AVERAGE([.F401:.F450])" office:value-type="float" office:value="288.212426967367" calcext:value-type="float">
            <text:p>288.212426967367</text:p>
          </table:table-cell>
          <table:table-cell table:number-columns-repeated="3"/>
        </table:table-row>
        <table:table-row table:style-name="ro1">
          <table:table-cell office:value-type="float" office:value="1.22256004810333" calcext:value-type="float">
            <text:p>1.22256004810333</text:p>
          </table:table-cell>
          <table:table-cell table:formula="of:=AVERAGE([.A402:.A451])" office:value-type="float" office:value="-0.236574776470661" calcext:value-type="float">
            <text:p>-0.23657477647066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91920282215" calcext:value-type="float">
            <text:p>11.3691920282215</text:p>
          </table:table-cell>
          <table:table-cell office:value-type="float" office:value="288.777477516826" calcext:value-type="float">
            <text:p>288.777477516826</text:p>
          </table:table-cell>
          <table:table-cell table:formula="of:=AVERAGE([.F402:.F451])" office:value-type="float" office:value="288.218473861845" calcext:value-type="float">
            <text:p>288.218473861845</text:p>
          </table:table-cell>
          <table:table-cell table:number-columns-repeated="3"/>
        </table:table-row>
        <table:table-row table:style-name="ro1">
          <table:table-cell office:value-type="float" office:value="0.695788860321045" calcext:value-type="float">
            <text:p>0.695788860321045</text:p>
          </table:table-cell>
          <table:table-cell table:formula="of:=AVERAGE([.A403:.A452])" office:value-type="float" office:value="-0.2127991142869" calcext:value-type="float">
            <text:p>-0.21279911428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96060863912" calcext:value-type="float">
            <text:p>11.4196060863912</text:p>
          </table:table-cell>
          <table:table-cell office:value-type="float" office:value="290.057994594337" calcext:value-type="float">
            <text:p>290.057994594337</text:p>
          </table:table-cell>
          <table:table-cell table:formula="of:=AVERAGE([.F403:.F452])" office:value-type="float" office:value="288.137916948838" calcext:value-type="float">
            <text:p>288.137916948838</text:p>
          </table:table-cell>
          <table:table-cell table:number-columns-repeated="3"/>
        </table:table-row>
        <table:table-row table:style-name="ro1">
          <table:table-cell office:value-type="float" office:value="0.649057865142822" calcext:value-type="float">
            <text:p>0.649057865142822</text:p>
          </table:table-cell>
          <table:table-cell table:formula="of:=AVERAGE([.A404:.A453])" office:value-type="float" office:value="-0.196583225727081" calcext:value-type="float">
            <text:p>-0.196583225727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010620051414" calcext:value-type="float">
            <text:p>11.3010620051414</text:p>
          </table:table-cell>
          <table:table-cell office:value-type="float" office:value="287.046974930591" calcext:value-type="float">
            <text:p>287.046974930591</text:p>
          </table:table-cell>
          <table:table-cell table:formula="of:=AVERAGE([.F404:.F453])" office:value-type="float" office:value="288.037736984081" calcext:value-type="float">
            <text:p>288.037736984081</text:p>
          </table:table-cell>
          <table:table-cell table:number-columns-repeated="3"/>
        </table:table-row>
        <table:table-row table:style-name="ro1">
          <table:table-cell office:value-type="float" office:value="0.436408370733261" calcext:value-type="float">
            <text:p>0.436408370733261</text:p>
          </table:table-cell>
          <table:table-cell table:formula="of:=AVERAGE([.A405:.A454])" office:value-type="float" office:value="-0.178425804972649" calcext:value-type="float">
            <text:p>-0.1784258049726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01586723596" calcext:value-type="float">
            <text:p>11.2501586723596</text:p>
          </table:table-cell>
          <table:table-cell office:value-type="float" office:value="285.754030277933" calcext:value-type="float">
            <text:p>285.754030277933</text:p>
          </table:table-cell>
          <table:table-cell table:formula="of:=AVERAGE([.F405:.F454])" office:value-type="float" office:value="287.901483076733" calcext:value-type="float">
            <text:p>287.901483076733</text:p>
          </table:table-cell>
          <table:table-cell table:number-columns-repeated="3"/>
        </table:table-row>
        <table:table-row table:style-name="ro1">
          <table:table-cell office:value-type="float" office:value="0.427583962678909" calcext:value-type="float">
            <text:p>0.427583962678909</text:p>
          </table:table-cell>
          <table:table-cell table:formula="of:=AVERAGE([.A406:.A455])" office:value-type="float" office:value="-0.180353165864944" calcext:value-type="float">
            <text:p>-0.1803531658649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1584218666" calcext:value-type="float">
            <text:p>11.361584218666</text:p>
          </table:table-cell>
          <table:table-cell office:value-type="float" office:value="288.584239154115" calcext:value-type="float">
            <text:p>288.584239154115</text:p>
          </table:table-cell>
          <table:table-cell table:formula="of:=AVERAGE([.F406:.F455])" office:value-type="float" office:value="287.901151674729" calcext:value-type="float">
            <text:p>287.901151674729</text:p>
          </table:table-cell>
          <table:table-cell table:number-columns-repeated="3"/>
        </table:table-row>
        <table:table-row table:style-name="ro1">
          <table:table-cell office:value-type="float" office:value="-0.388389080762863" calcext:value-type="float">
            <text:p>-0.388389080762863</text:p>
          </table:table-cell>
          <table:table-cell table:formula="of:=AVERAGE([.A407:.A456])" office:value-type="float" office:value="-0.181861488819122" calcext:value-type="float">
            <text:p>-0.181861488819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754312504321" calcext:value-type="float">
            <text:p>11.5754312504321</text:p>
          </table:table-cell>
          <table:table-cell office:value-type="float" office:value="294.015953760976" calcext:value-type="float">
            <text:p>294.015953760976</text:p>
          </table:table-cell>
          <table:table-cell table:formula="of:=AVERAGE([.F407:.F456])" office:value-type="float" office:value="288.001850200175" calcext:value-type="float">
            <text:p>288.001850200175</text:p>
          </table:table-cell>
          <table:table-cell table:number-columns-repeated="3"/>
        </table:table-row>
        <table:table-row table:style-name="ro1">
          <table:table-cell office:value-type="float" office:value="-0.101271718740463" calcext:value-type="float">
            <text:p>-0.101271718740463</text:p>
          </table:table-cell>
          <table:table-cell table:formula="of:=AVERAGE([.A408:.A457])" office:value-type="float" office:value="-0.190662293434143" calcext:value-type="float">
            <text:p>-0.1906622934341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74298814401" calcext:value-type="float">
            <text:p>11.174298814401</text:p>
          </table:table-cell>
          <table:table-cell office:value-type="float" office:value="283.827189885786" calcext:value-type="float">
            <text:p>283.827189885786</text:p>
          </table:table-cell>
          <table:table-cell table:formula="of:=AVERAGE([.F408:.F457])" office:value-type="float" office:value="287.953886316624" calcext:value-type="float">
            <text:p>287.953886316624</text:p>
          </table:table-cell>
          <table:table-cell table:number-columns-repeated="3"/>
        </table:table-row>
        <table:table-row table:style-name="ro1">
          <table:table-cell office:value-type="float" office:value="-0.221504122018814" calcext:value-type="float">
            <text:p>-0.221504122018814</text:p>
          </table:table-cell>
          <table:table-cell table:formula="of:=AVERAGE([.A409:.A458])" office:value-type="float" office:value="-0.188287019133568" calcext:value-type="float">
            <text:p>-0.1882870191335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48486059308" calcext:value-type="float">
            <text:p>11.3748486059308</text:p>
          </table:table-cell>
          <table:table-cell office:value-type="float" office:value="288.921154590642" calcext:value-type="float">
            <text:p>288.921154590642</text:p>
          </table:table-cell>
          <table:table-cell table:formula="of:=AVERAGE([.F409:.F458])" office:value-type="float" office:value="287.899519102627" calcext:value-type="float">
            <text:p>287.899519102627</text:p>
          </table:table-cell>
          <table:table-cell table:number-columns-repeated="3"/>
        </table:table-row>
        <table:table-row table:style-name="ro1">
          <table:table-cell office:value-type="float" office:value="-1.06656396389008" calcext:value-type="float">
            <text:p>-1.06656396389008</text:p>
          </table:table-cell>
          <table:table-cell table:formula="of:=AVERAGE([.A410:.A459])" office:value-type="float" office:value="-0.204413964748383" calcext:value-type="float">
            <text:p>-0.2044139647483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543164241582" calcext:value-type="float">
            <text:p>11.4543164241582</text:p>
          </table:table-cell>
          <table:table-cell office:value-type="float" office:value="290.939637173619" calcext:value-type="float">
            <text:p>290.939637173619</text:p>
          </table:table-cell>
          <table:table-cell table:formula="of:=AVERAGE([.F410:.F459])" office:value-type="float" office:value="287.921081094518" calcext:value-type="float">
            <text:p>287.921081094518</text:p>
          </table:table-cell>
          <table:table-cell table:number-columns-repeated="3"/>
        </table:table-row>
        <table:table-row table:style-name="ro1">
          <table:table-cell office:value-type="float" office:value="0.344166725873947" calcext:value-type="float">
            <text:p>0.344166725873947</text:p>
          </table:table-cell>
          <table:table-cell table:formula="of:=AVERAGE([.A411:.A460])" office:value-type="float" office:value="-0.203735629320145" calcext:value-type="float">
            <text:p>-0.203735629320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112217865944" calcext:value-type="float">
            <text:p>11.3112217865944</text:p>
          </table:table-cell>
          <table:table-cell office:value-type="float" office:value="287.305033379497" calcext:value-type="float">
            <text:p>287.305033379497</text:p>
          </table:table-cell>
          <table:table-cell table:formula="of:=AVERAGE([.F411:.F460])" office:value-type="float" office:value="287.904919882406" calcext:value-type="float">
            <text:p>287.904919882406</text:p>
          </table:table-cell>
          <table:table-cell table:number-columns-repeated="3"/>
        </table:table-row>
        <table:table-row table:style-name="ro1">
          <table:table-cell office:value-type="float" office:value="-0.494018286466599" calcext:value-type="float">
            <text:p>-0.494018286466599</text:p>
          </table:table-cell>
          <table:table-cell table:formula="of:=AVERAGE([.A412:.A461])" office:value-type="float" office:value="-0.221053876876831" calcext:value-type="float">
            <text:p>-0.2210538768768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99402728319" calcext:value-type="float">
            <text:p>11.4099402728319</text:p>
          </table:table-cell>
          <table:table-cell office:value-type="float" office:value="289.812482929931" calcext:value-type="float">
            <text:p>289.812482929931</text:p>
          </table:table-cell>
          <table:table-cell table:formula="of:=AVERAGE([.F412:.F461])" office:value-type="float" office:value="287.906768819486" calcext:value-type="float">
            <text:p>287.906768819486</text:p>
          </table:table-cell>
          <table:table-cell table:number-columns-repeated="3"/>
        </table:table-row>
        <table:table-row table:style-name="ro1">
          <table:table-cell office:value-type="float" office:value="-0.251287430524826" calcext:value-type="float">
            <text:p>-0.251287430524826</text:p>
          </table:table-cell>
          <table:table-cell table:formula="of:=AVERAGE([.A413:.A462])" office:value-type="float" office:value="-0.231673815250397" calcext:value-type="float">
            <text:p>-0.2316738152503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770634051651" calcext:value-type="float">
            <text:p>11.0770634051651</text:p>
          </table:table-cell>
          <table:table-cell office:value-type="float" office:value="281.357410491193" calcext:value-type="float">
            <text:p>281.357410491193</text:p>
          </table:table-cell>
          <table:table-cell table:formula="of:=AVERAGE([.F413:.F462])" office:value-type="float" office:value="287.730793759364" calcext:value-type="float">
            <text:p>287.730793759364</text:p>
          </table:table-cell>
          <table:table-cell table:number-columns-repeated="3"/>
        </table:table-row>
        <table:table-row table:style-name="ro1">
          <table:table-cell office:value-type="float" office:value="0.585875868797302" calcext:value-type="float">
            <text:p>0.585875868797302</text:p>
          </table:table-cell>
          <table:table-cell table:formula="of:=AVERAGE([.A414:.A463])" office:value-type="float" office:value="-0.209061260223389" calcext:value-type="float">
            <text:p>-0.2090612602233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67351332724" calcext:value-type="float">
            <text:p>11.2567351332724</text:p>
          </table:table-cell>
          <table:table-cell office:value-type="float" office:value="285.921072385119" calcext:value-type="float">
            <text:p>285.921072385119</text:p>
          </table:table-cell>
          <table:table-cell table:formula="of:=AVERAGE([.F414:.F463])" office:value-type="float" office:value="287.620592460269" calcext:value-type="float">
            <text:p>287.620592460269</text:p>
          </table:table-cell>
          <table:table-cell table:number-columns-repeated="3"/>
        </table:table-row>
        <table:table-row table:style-name="ro1">
          <table:table-cell office:value-type="float" office:value="-1.48268485069275" calcext:value-type="float">
            <text:p>-1.48268485069275</text:p>
          </table:table-cell>
          <table:table-cell table:formula="of:=AVERAGE([.A415:.A464])" office:value-type="float" office:value="-0.244846140742302" calcext:value-type="float">
            <text:p>-0.244846140742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223096644938" calcext:value-type="float">
            <text:p>11.3223096644938</text:p>
          </table:table-cell>
          <table:table-cell office:value-type="float" office:value="287.586665478142" calcext:value-type="float">
            <text:p>287.586665478142</text:p>
          </table:table-cell>
          <table:table-cell table:formula="of:=AVERAGE([.F415:.F464])" office:value-type="float" office:value="287.577164492635" calcext:value-type="float">
            <text:p>287.577164492635</text:p>
          </table:table-cell>
          <table:table-cell table:number-columns-repeated="3"/>
        </table:table-row>
        <table:table-row table:style-name="ro1">
          <table:table-cell office:value-type="float" office:value="-1.40163731575012" calcext:value-type="float">
            <text:p>-1.40163731575012</text:p>
          </table:table-cell>
          <table:table-cell table:formula="of:=AVERAGE([.A416:.A465])" office:value-type="float" office:value="-0.267976153492928" calcext:value-type="float">
            <text:p>-0.267976153492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89835969418" calcext:value-type="float">
            <text:p>11.3889835969418</text:p>
          </table:table-cell>
          <table:table-cell office:value-type="float" office:value="289.280183362322" calcext:value-type="float">
            <text:p>289.280183362322</text:p>
          </table:table-cell>
          <table:table-cell table:formula="of:=AVERAGE([.F416:.F465])" office:value-type="float" office:value="287.578413806664" calcext:value-type="float">
            <text:p>287.578413806664</text:p>
          </table:table-cell>
          <table:table-cell table:number-columns-repeated="3"/>
        </table:table-row>
        <table:table-row table:style-name="ro1">
          <table:table-cell office:value-type="float" office:value="-0.726045846939087" calcext:value-type="float">
            <text:p>-0.726045846939087</text:p>
          </table:table-cell>
          <table:table-cell table:formula="of:=AVERAGE([.A417:.A466])" office:value-type="float" office:value="-0.281473399400711" calcext:value-type="float">
            <text:p>-0.2814733994007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906426720053" calcext:value-type="float">
            <text:p>11.3906426720053</text:p>
          </table:table-cell>
          <table:table-cell office:value-type="float" office:value="289.322323868934" calcext:value-type="float">
            <text:p>289.322323868934</text:p>
          </table:table-cell>
          <table:table-cell table:formula="of:=AVERAGE([.F417:.F466])" office:value-type="float" office:value="287.625895488378" calcext:value-type="float">
            <text:p>287.625895488378</text:p>
          </table:table-cell>
          <table:table-cell table:number-columns-repeated="3"/>
        </table:table-row>
        <table:table-row table:style-name="ro1">
          <table:table-cell office:value-type="float" office:value="-0.361949175596237" calcext:value-type="float">
            <text:p>-0.361949175596237</text:p>
          </table:table-cell>
          <table:table-cell table:formula="of:=AVERAGE([.A418:.A467])" office:value-type="float" office:value="-0.274911140799522" calcext:value-type="float">
            <text:p>-0.274911140799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95571407467" calcext:value-type="float">
            <text:p>11.3795571407467</text:p>
          </table:table-cell>
          <table:table-cell office:value-type="float" office:value="289.040751374966" calcext:value-type="float">
            <text:p>289.040751374966</text:p>
          </table:table-cell>
          <table:table-cell table:formula="of:=AVERAGE([.F418:.F467])" office:value-type="float" office:value="287.579526625983" calcext:value-type="float">
            <text:p>287.579526625983</text:p>
          </table:table-cell>
          <table:table-cell table:number-columns-repeated="3"/>
        </table:table-row>
        <table:table-row table:style-name="ro1">
          <table:table-cell office:value-type="float" office:value="-0.243540942668915" calcext:value-type="float">
            <text:p>-0.243540942668915</text:p>
          </table:table-cell>
          <table:table-cell table:formula="of:=AVERAGE([.A419:.A468])" office:value-type="float" office:value="-0.289265736341476" calcext:value-type="float">
            <text:p>-0.289265736341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711608598739" calcext:value-type="float">
            <text:p>11.3711608598739</text:p>
          </table:table-cell>
          <table:table-cell office:value-type="float" office:value="288.827485840797" calcext:value-type="float">
            <text:p>288.827485840797</text:p>
          </table:table-cell>
          <table:table-cell table:formula="of:=AVERAGE([.F419:.F468])" office:value-type="float" office:value="287.690617822904" calcext:value-type="float">
            <text:p>287.690617822904</text:p>
          </table:table-cell>
          <table:table-cell table:number-columns-repeated="3"/>
        </table:table-row>
        <table:table-row table:style-name="ro1">
          <table:table-cell office:value-type="float" office:value="-0.563322067260742" calcext:value-type="float">
            <text:p>-0.563322067260742</text:p>
          </table:table-cell>
          <table:table-cell table:formula="of:=AVERAGE([.A420:.A469])" office:value-type="float" office:value="-0.285341235399246" calcext:value-type="float">
            <text:p>-0.2853412353992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85873864502" calcext:value-type="float">
            <text:p>11.2385873864502</text:p>
          </table:table-cell>
          <table:table-cell office:value-type="float" office:value="285.460119615834" calcext:value-type="float">
            <text:p>285.460119615834</text:p>
          </table:table-cell>
          <table:table-cell table:formula="of:=AVERAGE([.F420:.F469])" office:value-type="float" office:value="287.55567521845" calcext:value-type="float">
            <text:p>287.55567521845</text:p>
          </table:table-cell>
          <table:table-cell table:number-columns-repeated="3"/>
        </table:table-row>
        <table:table-row table:style-name="ro1">
          <table:table-cell office:value-type="float" office:value="-0.586568176746368" calcext:value-type="float">
            <text:p>-0.586568176746368</text:p>
          </table:table-cell>
          <table:table-cell table:formula="of:=AVERAGE([.A421:.A470])" office:value-type="float" office:value="-0.303130174279213" calcext:value-type="float">
            <text:p>-0.3031301742792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23821145415" calcext:value-type="float">
            <text:p>11.2523821145415</text:p>
          </table:table-cell>
          <table:table-cell office:value-type="float" office:value="285.810505709355" calcext:value-type="float">
            <text:p>285.810505709355</text:p>
          </table:table-cell>
          <table:table-cell table:formula="of:=AVERAGE([.F421:.F470])" office:value-type="float" office:value="287.499387541761" calcext:value-type="float">
            <text:p>287.499387541761</text:p>
          </table:table-cell>
          <table:table-cell table:number-columns-repeated="3"/>
        </table:table-row>
        <table:table-row table:style-name="ro1">
          <table:table-cell office:value-type="float" office:value="-0.36663019657135" calcext:value-type="float">
            <text:p>-0.36663019657135</text:p>
          </table:table-cell>
          <table:table-cell table:formula="of:=AVERAGE([.A422:.A471])" office:value-type="float" office:value="-0.302428348064423" calcext:value-type="float">
            <text:p>-0.3024283480644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77107495597" calcext:value-type="float">
            <text:p>11.277107495597</text:p>
          </table:table-cell>
          <table:table-cell office:value-type="float" office:value="286.438530388164" calcext:value-type="float">
            <text:p>286.438530388164</text:p>
          </table:table-cell>
          <table:table-cell table:formula="of:=AVERAGE([.F422:.F471])" office:value-type="float" office:value="287.411121359835" calcext:value-type="float">
            <text:p>287.411121359835</text:p>
          </table:table-cell>
          <table:table-cell table:number-columns-repeated="3"/>
        </table:table-row>
        <table:table-row table:style-name="ro1">
          <table:table-cell office:value-type="float" office:value="0.769846558570862" calcext:value-type="float">
            <text:p>0.769846558570862</text:p>
          </table:table-cell>
          <table:table-cell table:formula="of:=AVERAGE([.A423:.A472])" office:value-type="float" office:value="-0.280736125707626" calcext:value-type="float">
            <text:p>-0.2807361257076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160098593265" calcext:value-type="float">
            <text:p>11.4160098593265</text:p>
          </table:table-cell>
          <table:table-cell office:value-type="float" office:value="289.966650426893" calcext:value-type="float">
            <text:p>289.966650426893</text:p>
          </table:table-cell>
          <table:table-cell table:formula="of:=AVERAGE([.F423:.F472])" office:value-type="float" office:value="287.332489677893" calcext:value-type="float">
            <text:p>287.332489677893</text:p>
          </table:table-cell>
          <table:table-cell table:number-columns-repeated="3"/>
        </table:table-row>
        <table:table-row table:style-name="ro1">
          <table:table-cell office:value-type="float" office:value="0.0357105433940887" calcext:value-type="float">
            <text:p>0.035710543394089</text:p>
          </table:table-cell>
          <table:table-cell table:formula="of:=AVERAGE([.A424:.A473])" office:value-type="float" office:value="-0.269908460974693" calcext:value-type="float">
            <text:p>-0.26990846097469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840145849943" calcext:value-type="float">
            <text:p>11.3840145849943</text:p>
          </table:table-cell>
          <table:table-cell office:value-type="float" office:value="289.153970458856" calcext:value-type="float">
            <text:p>289.153970458856</text:p>
          </table:table-cell>
          <table:table-cell table:formula="of:=AVERAGE([.F424:.F473])" office:value-type="float" office:value="287.526503497451" calcext:value-type="float">
            <text:p>287.526503497451</text:p>
          </table:table-cell>
          <table:table-cell table:number-columns-repeated="3"/>
        </table:table-row>
        <table:table-row table:style-name="ro1">
          <table:table-cell office:value-type="float" office:value="0.344906955957413" calcext:value-type="float">
            <text:p>0.344906955957413</text:p>
          </table:table-cell>
          <table:table-cell table:formula="of:=AVERAGE([.A425:.A474])" office:value-type="float" office:value="-0.291574202775955" calcext:value-type="float">
            <text:p>-0.291574202775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133729786545" calcext:value-type="float">
            <text:p>11.1133729786545</text:p>
          </table:table-cell>
          <table:table-cell office:value-type="float" office:value="282.279673657824" calcext:value-type="float">
            <text:p>282.279673657824</text:p>
          </table:table-cell>
          <table:table-cell table:formula="of:=AVERAGE([.F425:.F474])" office:value-type="float" office:value="287.439309007617" calcext:value-type="float">
            <text:p>287.439309007617</text:p>
          </table:table-cell>
          <table:table-cell table:number-columns-repeated="3"/>
        </table:table-row>
        <table:table-row table:style-name="ro1">
          <table:table-cell office:value-type="float" office:value="0.640458822250366" calcext:value-type="float">
            <text:p>0.640458822250366</text:p>
          </table:table-cell>
          <table:table-cell table:formula="of:=AVERAGE([.A426:.A475])" office:value-type="float" office:value="-0.262808579206467" calcext:value-type="float">
            <text:p>-0.262808579206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490895295918" calcext:value-type="float">
            <text:p>11.3490895295918</text:p>
          </table:table-cell>
          <table:table-cell office:value-type="float" office:value="288.266874051632" calcext:value-type="float">
            <text:p>288.266874051632</text:p>
          </table:table-cell>
          <table:table-cell table:formula="of:=AVERAGE([.F426:.F475])" office:value-type="float" office:value="287.405622828385" calcext:value-type="float">
            <text:p>287.405622828385</text:p>
          </table:table-cell>
          <table:table-cell table:number-columns-repeated="3"/>
        </table:table-row>
        <table:table-row table:style-name="ro1">
          <table:table-cell office:value-type="float" office:value="-0.666973114013672" calcext:value-type="float">
            <text:p>-0.666973114013672</text:p>
          </table:table-cell>
          <table:table-cell table:formula="of:=AVERAGE([.A427:.A476])" office:value-type="float" office:value="-0.279402843117714" calcext:value-type="float">
            <text:p>-0.27940284311771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.0141640444845" calcext:value-type="float">
            <text:p>11.0141640444845</text:p>
          </table:table-cell>
          <table:table-cell office:value-type="float" office:value="279.759766729906" calcext:value-type="float">
            <text:p>279.759766729906</text:p>
          </table:table-cell>
          <table:table-cell table:formula="of:=AVERAGE([.F427:.F476])" office:value-type="float" office:value="287.399170026057" calcext:value-type="float">
            <text:p>287.399170026057</text:p>
          </table:table-cell>
          <table:table-cell table:number-columns-repeated="3"/>
        </table:table-row>
        <table:table-row table:style-name="ro1">
          <table:table-cell office:value-type="float" office:value="-1.18609726428986" calcext:value-type="float">
            <text:p>-1.18609726428986</text:p>
          </table:table-cell>
          <table:table-cell table:formula="of:=AVERAGE([.A428:.A477])" office:value-type="float" office:value="-0.286623703837395" calcext:value-type="float">
            <text:p>-0.2866237038373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5415615508" calcext:value-type="float">
            <text:p>11.445415615508</text:p>
          </table:table-cell>
          <table:table-cell office:value-type="float" office:value="290.713556633902" calcext:value-type="float">
            <text:p>290.713556633902</text:p>
          </table:table-cell>
          <table:table-cell table:formula="of:=AVERAGE([.F428:.F477])" office:value-type="float" office:value="287.357902131916" calcext:value-type="float">
            <text:p>287.357902131916</text:p>
          </table:table-cell>
          <table:table-cell table:number-columns-repeated="3"/>
        </table:table-row>
        <table:table-row table:style-name="ro1">
          <table:table-cell office:value-type="float" office:value="-0.112180769443512" calcext:value-type="float">
            <text:p>-0.112180769443512</text:p>
          </table:table-cell>
          <table:table-cell table:formula="of:=AVERAGE([.A429:.A478])" office:value-type="float" office:value="-0.282340388894081" calcext:value-type="float">
            <text:p>-0.282340388894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41480298844" calcext:value-type="float">
            <text:p>11.441480298844</text:p>
          </table:table-cell>
          <table:table-cell office:value-type="float" office:value="290.613599590637" calcext:value-type="float">
            <text:p>290.613599590637</text:p>
          </table:table-cell>
          <table:table-cell table:formula="of:=AVERAGE([.F429:.F478])" office:value-type="float" office:value="287.380436872135" calcext:value-type="float">
            <text:p>287.380436872135</text:p>
          </table:table-cell>
          <table:table-cell table:number-columns-repeated="3"/>
        </table:table-row>
        <table:table-row table:style-name="ro1">
          <table:table-cell office:value-type="float" office:value="-0.462008148431778" calcext:value-type="float">
            <text:p>-0.462008148431778</text:p>
          </table:table-cell>
          <table:table-cell table:formula="of:=AVERAGE([.A430:.A479])" office:value-type="float" office:value="-0.281548637151718" calcext:value-type="float">
            <text:p>-0.2815486371517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191247771502" calcext:value-type="float">
            <text:p>11.5191247771502</text:p>
          </table:table-cell>
          <table:table-cell office:value-type="float" office:value="292.585769339614" calcext:value-type="float">
            <text:p>292.585769339614</text:p>
          </table:table-cell>
          <table:table-cell table:formula="of:=AVERAGE([.F430:.F479])" office:value-type="float" office:value="287.351147729923" calcext:value-type="float">
            <text:p>287.351147729923</text:p>
          </table:table-cell>
          <table:table-cell table:number-columns-repeated="3"/>
        </table:table-row>
        <table:table-row table:style-name="ro1">
          <table:table-cell office:value-type="float" office:value="-0.483052611351013" calcext:value-type="float">
            <text:p>-0.483052611351013</text:p>
          </table:table-cell>
          <table:table-cell table:formula="of:=AVERAGE([.A431:.A480])" office:value-type="float" office:value="-0.279906264543533" calcext:value-type="float">
            <text:p>-0.2799062645435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676059468955" calcext:value-type="float">
            <text:p>11.2676059468955</text:p>
          </table:table-cell>
          <table:table-cell office:value-type="float" office:value="286.197191051145" calcext:value-type="float">
            <text:p>286.197191051145</text:p>
          </table:table-cell>
          <table:table-cell table:formula="of:=AVERAGE([.F431:.F480])" office:value-type="float" office:value="287.47466113757" calcext:value-type="float">
            <text:p>287.47466113757</text:p>
          </table:table-cell>
          <table:table-cell table:number-columns-repeated="3"/>
        </table:table-row>
        <table:table-row table:style-name="ro1">
          <table:table-cell office:value-type="float" office:value="0.78917407989502" calcext:value-type="float">
            <text:p>0.78917407989502</text:p>
          </table:table-cell>
          <table:table-cell table:formula="of:=AVERAGE([.A432:.A481])" office:value-type="float" office:value="-0.259735237956047" calcext:value-type="float">
            <text:p>-0.2597352379560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3626660200864" calcext:value-type="float">
            <text:p>11.3626660200864</text:p>
          </table:table-cell>
          <table:table-cell office:value-type="float" office:value="288.611716910195" calcext:value-type="float">
            <text:p>288.611716910195</text:p>
          </table:table-cell>
          <table:table-cell table:formula="of:=AVERAGE([.F432:.F481])" office:value-type="float" office:value="287.397310360136" calcext:value-type="float">
            <text:p>287.397310360136</text:p>
          </table:table-cell>
          <table:table-cell table:number-columns-repeated="3"/>
        </table:table-row>
        <table:table-row table:style-name="ro1">
          <table:table-cell office:value-type="float" office:value="0.551931262016296" calcext:value-type="float">
            <text:p>0.551931262016296</text:p>
          </table:table-cell>
          <table:table-cell table:formula="of:=AVERAGE([.A433:.A482])" office:value-type="float" office:value="-0.235272149443626" calcext:value-type="float">
            <text:p>-0.2352721494436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4003976579159" calcext:value-type="float">
            <text:p>11.4003976579159</text:p>
          </table:table-cell>
          <table:table-cell office:value-type="float" office:value="289.570100511065" calcext:value-type="float">
            <text:p>289.570100511065</text:p>
          </table:table-cell>
          <table:table-cell table:formula="of:=AVERAGE([.F433:.F482])" office:value-type="float" office:value="287.598876092265" calcext:value-type="float">
            <text:p>287.598876092265</text:p>
          </table:table-cell>
          <table:table-cell table:number-columns-repeated="3"/>
        </table:table-row>
        <table:table-row table:style-name="ro1">
          <table:table-cell office:value-type="float" office:value="-0.383802533149719" calcext:value-type="float">
            <text:p>-0.383802533149719</text:p>
          </table:table-cell>
          <table:table-cell table:formula="of:=AVERAGE([.A434:.A483])" office:value-type="float" office:value="-0.225839447379112" calcext:value-type="float">
            <text:p>-0.225839447379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302861445308" calcext:value-type="float">
            <text:p>11.2302861445308</text:p>
          </table:table-cell>
          <table:table-cell office:value-type="float" office:value="285.249268071082" calcext:value-type="float">
            <text:p>285.249268071082</text:p>
          </table:table-cell>
          <table:table-cell table:formula="of:=AVERAGE([.F434:.F483])" office:value-type="float" office:value="287.63267790457" calcext:value-type="float">
            <text:p>287.63267790457</text:p>
          </table:table-cell>
          <table:table-cell table:number-columns-repeated="3"/>
        </table:table-row>
        <table:table-row table:style-name="ro1">
          <table:table-cell office:value-type="float" office:value="-0.262128263711929" calcext:value-type="float">
            <text:p>-0.262128263711929</text:p>
          </table:table-cell>
          <table:table-cell table:formula="of:=AVERAGE([.A435:.A484])" office:value-type="float" office:value="-0.238473790287971" calcext:value-type="float">
            <text:p>-0.238473790287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1481138227522" calcext:value-type="float">
            <text:p>11.1481138227522</text:p>
          </table:table-cell>
          <table:table-cell office:value-type="float" office:value="283.162091097907" calcext:value-type="float">
            <text:p>283.162091097907</text:p>
          </table:table-cell>
          <table:table-cell table:formula="of:=AVERAGE([.F435:.F484])" office:value-type="float" office:value="287.619864687164" calcext:value-type="float">
            <text:p>287.61986468716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23T22:23:53.521962521</dc:date>
    <meta:editing-duration>PT3M2S</meta:editing-duration>
    <meta:editing-cycles>2</meta:editing-cycles>
    <meta:generator>LibreOffice/6.4.7.2$Linux_X86_64 LibreOffice_project/40$Build-2</meta:generator>
    <meta:document-statistic meta:table-count="1" meta:cell-count="290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line" chart:style-name="ch1">
        <chart:legend chart:legend-position="end" svg:x="13.167cm" svg:y="4.203cm" style:legend-expansion="high" chart:style-name="ch2"/>
        <chart:plot-area chart:style-name="ch3" table:cell-range-address="'rewardlist_cylinder_withbutton_train_noposeobs_GRUrewards_10-4_13-2021GRU_lookahead10_23_2021'.B2:'rewardlist_cylinder_withbutton_train_noposeobs_GRUrewards_10-4_13-2021GRU_lookahead10_23_2021'.B484" svg:x="0.32cm" svg:y="0.18cm" svg:width="12.527cm" svg:height="8.645cm">
          <chartooo:coordinate-region svg:x="1.153cm" svg:y="0.379cm" svg:width="11.60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10_23_2021'.B2:'rewardlist_cylinder_withbutton_train_noposeobs_GRUrewards_10-4_13-2021GRU_lookahead10_23_2021'.B484" chart:class="chart:line"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4701879024506">
                <text:p>-1.14701879024506</text:p>
                <draw:g>
                  <svg:desc>'rewardlist_cylinder_withbutton_train_noposeobs_GRUrewards_10-4_13-2021GRU_lookahead10_23_2021'.B2:'rewardlist_cylinder_withbutton_train_noposeobs_GRUrewards_10-4_13-2021GRU_lookahead10_23_2021'.B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703037723898888">
                <text:p>-0.703037723898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48415871461232">
                <text:p>-0.348415871461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48145394027233">
                <text:p>-0.248145394027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56786054372787">
                <text:p>-0.256786054372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22494332989057">
                <text:p>-0.322494332989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74545343433108">
                <text:p>-0.174545343433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04098937660456">
                <text:p>-0.304098937660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35365251700083">
                <text:p>-0.235365251700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86931803822517">
                <text:p>-0.186931803822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44801519133828">
                <text:p>-0.1448015191338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07436750332514">
                <text:p>-0.207436750332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250569930443397">
                <text:p>-0.250569930443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33367096100535">
                <text:p>-0.2333670961005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56936822334925">
                <text:p>-0.256936822334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46613370254636">
                <text:p>-0.2466133702546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46220963842729">
                <text:p>-0.2462209638427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54135582182142">
                <text:p>-0.254135582182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98160659639459">
                <text:p>-0.2981606596394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88399761915207">
                <text:p>-0.288399761915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11526153768812">
                <text:p>-0.3115261537688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16149879585613">
                <text:p>-0.3161498795856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324028637098229">
                <text:p>-0.3240286370982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34493597348531">
                <text:p>-0.3344935973485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31196883559227">
                <text:p>-0.311968835592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27890917658806">
                <text:p>-0.327890917658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74654963060662">
                <text:p>-0.3746549630606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85350647781576">
                <text:p>-0.385350647781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369622553217">
                <text:p>-0.3696225532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375249067942301">
                <text:p>-0.3752490679423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380320331742687">
                <text:p>-0.380320331742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401108572259545">
                <text:p>-0.401108572259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396633932084748">
                <text:p>-0.3966339320847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02499787947711">
                <text:p>-0.4024997879477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81126670326505">
                <text:p>-0.3811266703265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81051652133465">
                <text:p>-0.3810516521334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67370226898709">
                <text:p>-0.3673702268987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713539443518">
                <text:p>-0.377135394435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8502424955368">
                <text:p>-0.38502424955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81128706783056">
                <text:p>-0.3811287067830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77430791898472">
                <text:p>-0.3774307918984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95668729075364">
                <text:p>-0.3956687290753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10999565276989">
                <text:p>-0.41099956527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16953431950374">
                <text:p>-0.416953431950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438134167922868">
                <text:p>-0.438134167922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423693896959657">
                <text:p>-0.4236938969596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18119595088857">
                <text:p>-0.4181195950888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411900806861619">
                <text:p>-0.411900806861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395872103012338">
                <text:p>-0.395872103012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72756218016148">
                <text:p>-0.3727562180161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378313864767551">
                <text:p>-0.3783138647675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56472418010235">
                <text:p>-0.3564724180102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86048364937305">
                <text:p>-0.3860483649373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91091385185718">
                <text:p>-0.3910913851857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86322252452374">
                <text:p>-0.3863222524523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67637741863728">
                <text:p>-0.3676377418637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92649686634541">
                <text:p>-0.3926496866345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386175628006458">
                <text:p>-0.386175628006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86054312288761">
                <text:p>-0.3860543122887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0634342730045">
                <text:p>-0.4006343427300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04966661036015">
                <text:p>-0.4049666610360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96147126853466">
                <text:p>-0.3961471268534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2437544167042">
                <text:p>-0.3724375441670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86000239551067">
                <text:p>-0.3860002395510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99591231048107">
                <text:p>-0.3995912310481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86670539081097">
                <text:p>-0.3866705390810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967772975564">
                <text:p>-0.39677729755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9998108536005">
                <text:p>-0.399981085360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93497610390186">
                <text:p>-0.3934976103901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401534396708012">
                <text:p>-0.4015343967080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387738390862942">
                <text:p>-0.3877383908629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383677380383015">
                <text:p>-0.3836773803830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376391612589359">
                <text:p>-0.3763916125893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357804650962353">
                <text:p>-0.3578046509623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372884784042835">
                <text:p>-0.3728847840428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60016338527203">
                <text:p>-0.3600163385272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338563840091228">
                <text:p>-0.3385638400912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328536632359028">
                <text:p>-0.3285366323590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35321091979742">
                <text:p>-0.353210919797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343424351513386">
                <text:p>-0.3434243515133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360261279642582">
                <text:p>-0.36026127964258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339892319142818">
                <text:p>-0.3398923191428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349000389277935">
                <text:p>-0.3490003892779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359726516902447">
                <text:p>-0.359726516902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370503054261208">
                <text:p>-0.37050305426120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68638428449631">
                <text:p>-0.3686384284496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384219202399254">
                <text:p>-0.384219202399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389510895609856">
                <text:p>-0.3895108956098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89764043688774">
                <text:p>-0.3897640436887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98725925683975">
                <text:p>-0.3987259256839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41030817002058">
                <text:p>-0.410308170020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409267139136791">
                <text:p>-0.40926713913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383307537138462">
                <text:p>-0.3833075371384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84209381639957">
                <text:p>-0.3842093816399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78480507433414">
                <text:p>-0.3784805074334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86469663083553">
                <text:p>-0.3864696630835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73584589660168">
                <text:p>-0.3735845896601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730870449543">
                <text:p>-0.37308704495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93927695155144">
                <text:p>-0.393927695155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401737772226334">
                <text:p>-0.4017377722263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75808079838753">
                <text:p>-0.3758080798387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90371298789978">
                <text:p>-0.3903712987899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66256220340729">
                <text:p>-0.3662562203407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70046674013138">
                <text:p>-0.3700466740131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92332498431206">
                <text:p>-0.3923324984312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99065071940422">
                <text:p>-0.3990650719404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86155627965927">
                <text:p>-0.3861556279659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64518930315971">
                <text:p>-0.3645189303159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68721403479576">
                <text:p>-0.3687214034795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59699656367302">
                <text:p>-0.3596996563673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80981311798096">
                <text:p>-0.38098131179809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383847228884697">
                <text:p>-0.383847228884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11821049451828">
                <text:p>-0.411821049451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23274725675583">
                <text:p>-0.4232747256755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25331572294235">
                <text:p>-0.4253315722942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34756435751915">
                <text:p>-0.434756435751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459850828051567">
                <text:p>-0.4598508280515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51483473777771">
                <text:p>-0.4514834737777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31260630488396">
                <text:p>-0.4312606304883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07957716584206">
                <text:p>-0.4079577165842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12015397548676">
                <text:p>-0.4120153975486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407270539999008">
                <text:p>-0.4072705399990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430946822166443">
                <text:p>-0.4309468221664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35378703474999">
                <text:p>-0.4353787034749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4662751853466">
                <text:p>-0.44662751853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39431104063988">
                <text:p>-0.4394311040639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44075482070446">
                <text:p>-0.440754820704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35101006031036">
                <text:p>-0.4351010060310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405713483691216">
                <text:p>-0.4057134836912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417434474229813">
                <text:p>-0.4174344742298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399311842918396">
                <text:p>-0.39931184291839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404686593413353">
                <text:p>-0.4046865934133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98055990338325">
                <text:p>-0.3980559903383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82575353980064">
                <text:p>-0.3825753539800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368370197117329">
                <text:p>-0.3683701971173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364190168082714">
                <text:p>-0.3641901680827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346912679970264">
                <text:p>-0.3469126799702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344108293354511">
                <text:p>-0.3441082933545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354922943413258">
                <text:p>-0.3549229434132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350125116407871">
                <text:p>-0.3501251164078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326606636941433">
                <text:p>-0.3266066369414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309685027897358">
                <text:p>-0.3096850278973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325528102815151">
                <text:p>-0.3255281028151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323376936614513">
                <text:p>-0.3233769366145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324144482314587">
                <text:p>-0.3241444823145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16415893137455">
                <text:p>-0.3164158931374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31210360825062">
                <text:p>-0.33121036082506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343081424236298">
                <text:p>-0.34308142423629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339573805332184">
                <text:p>-0.3395738053321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355303518176079">
                <text:p>-0.3553035181760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361597798466682">
                <text:p>-0.3615977984666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79246733188629">
                <text:p>-0.3792467331886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369913084506988">
                <text:p>-0.3699130845069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367977808117866">
                <text:p>-0.3679778081178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353953003287315">
                <text:p>-0.35395300328731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356329799890518">
                <text:p>-0.3563297998905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354519000053406">
                <text:p>-0.3545190000534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361857796907425">
                <text:p>-0.3618577969074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72253123521805">
                <text:p>-0.3722531235218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366004761457443">
                <text:p>-0.36600476145744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371036087274551">
                <text:p>-0.3710360872745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356679983735085">
                <text:p>-0.3566799837350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330768046379089">
                <text:p>-0.3307680463790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06266193985939">
                <text:p>-0.3062661939859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297810741066933">
                <text:p>-0.2978107410669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300296959280968">
                <text:p>-0.3002969592809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27825899541378">
                <text:p>-0.278258995413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29108283996582">
                <text:p>-0.29108283996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05227393507957">
                <text:p>-0.3052273935079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304699999690056">
                <text:p>-0.3046999996900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315394510626793">
                <text:p>-0.31539451062679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322056204080582">
                <text:p>-0.3220562040805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313033512830734">
                <text:p>-0.3130335128307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31515165746212">
                <text:p>-0.315151657462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300575287342071">
                <text:p>-0.3005752873420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314572868943214">
                <text:p>-0.31457286894321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296723353862762">
                <text:p>-0.2967233538627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310540329217911">
                <text:p>-0.31054032921791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325044844150543">
                <text:p>-0.3250448441505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320513977408409">
                <text:p>-0.3205139774084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319621160626411">
                <text:p>-0.31962116062641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20967532992363">
                <text:p>-0.3209675329923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316788997352123">
                <text:p>-0.3167889973521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31285278826952">
                <text:p>-0.312852788269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336187790930271">
                <text:p>-0.3361877909302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359731357395649">
                <text:p>-0.3597313573956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366773453056812">
                <text:p>-0.3667734530568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356308183372021">
                <text:p>-0.356308183372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345861857831478">
                <text:p>-0.34586185783147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347590369880199">
                <text:p>-0.3475903698801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373004272282124">
                <text:p>-0.3730042722821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78969753682613">
                <text:p>-0.3789697536826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407988387048244">
                <text:p>-0.4079883870482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401202054321766">
                <text:p>-0.4012020543217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380012312829494">
                <text:p>-0.3800123128294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399401128590107">
                <text:p>-0.3994011285901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388942817747593">
                <text:p>-0.3889428177475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384383006393909">
                <text:p>-0.3843830063939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389804076254368">
                <text:p>-0.3898040762543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94834813177586">
                <text:p>-0.3948348131775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387151686251163">
                <text:p>-0.3871516862511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370343733727932">
                <text:p>-0.3703437337279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385193147957325">
                <text:p>-0.3851931479573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390197404921055">
                <text:p>-0.3901974049210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384961838424206">
                <text:p>-0.3849618384242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390174806416035">
                <text:p>-0.3901748064160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402191106975079">
                <text:p>-0.4021911069750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0772470921278">
                <text:p>-0.407724709212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392468694150448">
                <text:p>-0.3924686941504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06693098843098">
                <text:p>-0.4066930988430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362001040279865">
                <text:p>-0.3620010402798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375159542262554">
                <text:p>-0.37515954226255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386588265001774">
                <text:p>-0.3865882650017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395757307708263">
                <text:p>-0.39575730770826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394278971850872">
                <text:p>-0.3942789718508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420142176449299">
                <text:p>-0.42014217644929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420170970261097">
                <text:p>-0.42017097026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421319744884968">
                <text:p>-0.42131974488496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01282728016377">
                <text:p>-0.4012827280163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432494361698628">
                <text:p>-0.43249436169862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421650763452053">
                <text:p>-0.4216507634520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441510533988476">
                <text:p>-0.4415105339884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440459195077419">
                <text:p>-0.4404591950774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459265997707844">
                <text:p>-0.4592659977078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452372433245182">
                <text:p>-0.45237243324518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467799247801304">
                <text:p>-0.46779924780130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459375624358654">
                <text:p>-0.45937562435865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45596579760313">
                <text:p>-0.455965797603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42544275224209">
                <text:p>-0.4425442752242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448819521963596">
                <text:p>-0.44881952196359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474673642218113">
                <text:p>-0.4746736422181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484133521616459">
                <text:p>-0.484133521616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490816295146942">
                <text:p>-0.4908162951469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495117929577827">
                <text:p>-0.4951179295778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502638794779778">
                <text:p>-0.502638794779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485309583544731">
                <text:p>-0.4853095835447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493434947729111">
                <text:p>-0.4934349477291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490689423084259">
                <text:p>-0.4906894230842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480950882434845">
                <text:p>-0.4809508824348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474460040926933">
                <text:p>-0.4744600409269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443117389082909">
                <text:p>-0.4431173890829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436700711846352">
                <text:p>-0.4367007118463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393598858118057">
                <text:p>-0.3935988581180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396324029564857">
                <text:p>-0.3963240295648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401300366520882">
                <text:p>-0.4013003665208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41449136197567">
                <text:p>-0.414491361975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425991661548615">
                <text:p>-0.42599166154861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425565856695175">
                <text:p>-0.4255658566951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431420041322708">
                <text:p>-0.4314200413227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424645854234695">
                <text:p>-0.4246458542346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32322576642036">
                <text:p>-0.4323225766420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453680975437164">
                <text:p>-0.4536809754371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45499827504158">
                <text:p>-0.454998275041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53517837524414">
                <text:p>-0.4535178375244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470270834565163">
                <text:p>-0.4702708345651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468770170211792">
                <text:p>-0.4687701702117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478735666275024">
                <text:p>-0.4787356662750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496896236538887">
                <text:p>-0.4968962365388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488177947998047">
                <text:p>-0.48817794799804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477821714282036">
                <text:p>-0.4778217142820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51250979244709">
                <text:p>-0.5125097924470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12086301445961">
                <text:p>-0.5120863014459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51972059071064">
                <text:p>-0.519720590710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499075791239738">
                <text:p>-0.4990757912397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500330154299736">
                <text:p>-0.5003301542997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473856986761093">
                <text:p>-0.47385698676109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492719210386276">
                <text:p>-0.4927192103862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515498207807541">
                <text:p>-0.5154982078075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525814871788025">
                <text:p>-0.5258148717880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497613096237183">
                <text:p>-0.49761309623718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481117061972618">
                <text:p>-0.4811170619726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471382812857628">
                <text:p>-0.4713828128576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472547510266304">
                <text:p>-0.4725475102663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460590592622757">
                <text:p>-0.4605905926227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471062116026878">
                <text:p>-0.4710621160268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443618676662445">
                <text:p>-0.4436186766624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439739201068878">
                <text:p>-0.4397392010688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40649572610855">
                <text:p>-0.4406495726108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54850912690163">
                <text:p>-0.4548509126901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442652711868286">
                <text:p>-0.4426527118682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42198361992836">
                <text:p>-0.421983619928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430097171068192">
                <text:p>-0.43009717106819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430545791387558">
                <text:p>-0.4305457913875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428001686930656">
                <text:p>-0.4280016869306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410054998993874">
                <text:p>-0.4100549989938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409466757178307">
                <text:p>-0.40946675717830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430283369421959">
                <text:p>-0.43028336942195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434765900969505">
                <text:p>-0.4347659009695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447279389500618">
                <text:p>-0.4472793895006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45880664229393">
                <text:p>-0.458806642293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460724087953567">
                <text:p>-0.4607240879535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478406586647034">
                <text:p>-0.4784065866470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485662741661072">
                <text:p>-0.48566274166107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478881086707115">
                <text:p>-0.47888108670711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481265181303024">
                <text:p>-0.48126518130302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458721749782562">
                <text:p>-0.45872174978256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483920831680298">
                <text:p>-0.483920831680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487846195697784">
                <text:p>-0.4878461956977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454105167388916">
                <text:p>-0.45410516738891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445432052016258">
                <text:p>-0.44543205201625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446684541106224">
                <text:p>-0.44668454110622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35302772521973">
                <text:p>-0.4353027725219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418178219199181">
                <text:p>-0.4181782191991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93146657347679">
                <text:p>-0.39314665734767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38220794737339">
                <text:p>-0.3822079473733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385961365103722">
                <text:p>-0.38596136510372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400409266352654">
                <text:p>-0.40040926635265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383673500418663">
                <text:p>-0.38367350041866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418525077700615">
                <text:p>-0.41852507770061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431256375312805">
                <text:p>-0.4312563753128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434816647768021">
                <text:p>-0.4348166477680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416390123963356">
                <text:p>-0.41639012396335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411499392390251">
                <text:p>-0.4114993923902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396897937655449">
                <text:p>-0.3968979376554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398741227984428">
                <text:p>-0.3987412279844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41360445022583">
                <text:p>-0.413604450225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388658113479614">
                <text:p>-0.3886581134796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364880293607712">
                <text:p>-0.3648802936077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362461263537407">
                <text:p>-0.3624612635374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39018289744854">
                <text:p>-0.3901828974485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432744278311729">
                <text:p>-0.4327442783117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425884586572647">
                <text:p>-0.4258845865726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403552586436272">
                <text:p>-0.40355258643627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396829156279564">
                <text:p>-0.3968291562795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39719183743">
                <text:p>-0.3971918374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389259204864502">
                <text:p>-0.38925920486450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387908296585083">
                <text:p>-0.3879082965850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408253816366196">
                <text:p>-0.40825381636619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390105422139168">
                <text:p>-0.3901054221391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393515510559082">
                <text:p>-0.3935155105590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386065223813057">
                <text:p>-0.3860652238130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377102194428444">
                <text:p>-0.3771021944284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346644707322121">
                <text:p>-0.3466447073221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330567429065704">
                <text:p>-0.3305674290657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330272178053856">
                <text:p>-0.3302721780538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324434772133827">
                <text:p>-0.3244347721338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287982952594757">
                <text:p>-0.2879829525947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263894793391228">
                <text:p>-0.2638947933912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261767708659172">
                <text:p>-0.2617677086591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257857334017754">
                <text:p>-0.2578573340177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282373711466789">
                <text:p>-0.2823737114667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262841429412365">
                <text:p>-0.26284142941236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263331338465214">
                <text:p>-0.2633313384652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268128372132778">
                <text:p>-0.2681283721327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280589426457882">
                <text:p>-0.2805894264578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79738476872444">
                <text:p>-0.27973847687244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267795310616493">
                <text:p>-0.26779531061649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264745725989342">
                <text:p>-0.26474572598934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267824095487595">
                <text:p>-0.2678240954875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290704243779182">
                <text:p>-0.2907042437791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27814090847969">
                <text:p>-0.278140908479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284185317158699">
                <text:p>-0.28418531715869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307319164872169">
                <text:p>-0.3073191648721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347897561192512">
                <text:p>-0.3478975611925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355572833418846">
                <text:p>-0.35557283341884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324844033122063">
                <text:p>-0.32484403312206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299400851726532">
                <text:p>-0.29940085172653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280528734326363">
                <text:p>-0.2805287343263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269910677671432">
                <text:p>-0.26991067767143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266790400147438">
                <text:p>-0.2667904001474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264046116471291">
                <text:p>-0.2640461164712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271444666385651">
                <text:p>-0.27144466638565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241477236747742">
                <text:p>-0.24147723674774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285777649879456">
                <text:p>-0.2857776498794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285302057266235">
                <text:p>-0.2853020572662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276564105153084">
                <text:p>-0.2765641051530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276330289244652">
                <text:p>-0.27633028924465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258811510801315">
                <text:p>-0.2588115108013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286400334239006">
                <text:p>-0.2864003342390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281954248547554">
                <text:p>-0.28195424854755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262291365265846">
                <text:p>-0.26229136526584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260837968587875">
                <text:p>-0.2608379685878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261835770606995">
                <text:p>-0.2618357706069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260924387574196">
                <text:p>-0.26092438757419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259082469940185">
                <text:p>-0.25908246994018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288690319061279">
                <text:p>-0.28869031906127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313975973725319">
                <text:p>-0.3139759737253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274362328648567">
                <text:p>-0.2743623286485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282939211726189">
                <text:p>-0.2829392117261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26701971590519">
                <text:p>-0.2670197159051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245588351488113">
                <text:p>-0.2455883514881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22754715025425">
                <text:p>-0.227547150254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246911417841911">
                <text:p>-0.2469114178419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240695211291313">
                <text:p>-0.2406952112913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252283490896225">
                <text:p>-0.2522834908962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246243122220039">
                <text:p>-0.24624312222003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265436115264893">
                <text:p>-0.2654361152648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294062867164612">
                <text:p>-0.2940628671646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28079559981823">
                <text:p>-0.2807955998182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255398291945457">
                <text:p>-0.2553982919454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277078167796135">
                <text:p>-0.27707816779613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28530521184206">
                <text:p>-0.285305211842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270392134487629">
                <text:p>-0.2703921344876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254160658419132">
                <text:p>-0.2541606584191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241347491443157">
                <text:p>-0.2413474914431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260803469419479">
                <text:p>-0.2608034694194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251971826553345">
                <text:p>-0.2519718265533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52532042264938">
                <text:p>-0.2525320422649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272921203970909">
                <text:p>-0.2729212039709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265185877680778">
                <text:p>-0.2651858776807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277500402927399">
                <text:p>-0.2775004029273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265970207750797">
                <text:p>-0.2659702077507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264312789738178">
                <text:p>-0.26431278973817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228918218910694">
                <text:p>-0.2289182189106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217604824006557">
                <text:p>-0.2176048240065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230646958649158">
                <text:p>-0.23064695864915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230437069833279">
                <text:p>-0.23043706983327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244107591807842">
                <text:p>-0.2441075918078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229456976354122">
                <text:p>-0.2294569763541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214209366738796">
                <text:p>-0.21420936673879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192687895596027">
                <text:p>-0.1926878955960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204257130920887">
                <text:p>-0.20425713092088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220205434262752">
                <text:p>-0.22020543426275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06175841987133">
                <text:p>-0.20617584198713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187125143110752">
                <text:p>-0.1871251431107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194585456550121">
                <text:p>-0.19458545655012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1734287789464">
                <text:p>-0.173428778946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190554587543011">
                <text:p>-0.19055458754301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159797095358372">
                <text:p>-0.1597970953583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155280786454678">
                <text:p>-0.1552807864546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49579946696758">
                <text:p>-0.1495799466967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51760179698467">
                <text:p>-0.1517601796984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27102089226246">
                <text:p>-0.1271020892262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44376646578312">
                <text:p>-0.1443766465783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131843053400517">
                <text:p>-0.131843053400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30233965218067">
                <text:p>-0.1302339652180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31297142207623">
                <text:p>-0.13129714220762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151478001773357">
                <text:p>-0.15147800177335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163197121918201">
                <text:p>-0.1631971219182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177845112979412">
                <text:p>-0.1778451129794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206495554149151">
                <text:p>-0.20649555414915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22577206403017">
                <text:p>-0.2257720640301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218974271714687">
                <text:p>-0.21897427171468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247497154176235">
                <text:p>-0.24749715417623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243578625619411">
                <text:p>-0.2435786256194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278854273855686">
                <text:p>-0.27885427385568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28340935498476">
                <text:p>-0.2834093549847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293084085285664">
                <text:p>-0.2930840852856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317779594361782">
                <text:p>-0.3177795943617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340485856235027">
                <text:p>-0.340485856235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292803852260113">
                <text:p>-0.2928038522601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305115457475185">
                <text:p>-0.3051154574751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324931611716747">
                <text:p>-0.3249316117167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330152122080326">
                <text:p>-0.3301521220803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322904285490513">
                <text:p>-0.3229042854905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300833699405193">
                <text:p>-0.3008336994051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292069683969021">
                <text:p>-0.2920696839690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292245863378048">
                <text:p>-0.2922458633780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274095580875874">
                <text:p>-0.27409558087587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236574776470661">
                <text:p>-0.2365747764706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2127991142869">
                <text:p>-0.21279911428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96583225727081">
                <text:p>-0.1965832257270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78425804972649">
                <text:p>-0.17842580497264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80353165864944">
                <text:p>-0.1803531658649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81861488819122">
                <text:p>-0.1818614888191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90662293434143">
                <text:p>-0.1906622934341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188287019133568">
                <text:p>-0.1882870191335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204413964748383">
                <text:p>-0.2044139647483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203735629320145">
                <text:p>-0.20373562932014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221053876876831">
                <text:p>-0.22105387687683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231673815250397">
                <text:p>-0.23167381525039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209061260223389">
                <text:p>-0.2090612602233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244846140742302">
                <text:p>-0.24484614074230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267976153492928">
                <text:p>-0.26797615349292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281473399400711">
                <text:p>-0.2814733994007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274911140799522">
                <text:p>-0.2749111407995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289265736341476">
                <text:p>-0.2892657363414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285341235399246">
                <text:p>-0.28534123539924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303130174279213">
                <text:p>-0.3031301742792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02428348064423">
                <text:p>-0.30242834806442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280736125707626">
                <text:p>-0.28073612570762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269908460974693">
                <text:p>-0.2699084609746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291574202775955">
                <text:p>-0.2915742027759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262808579206467">
                <text:p>-0.2628085792064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279402843117714">
                <text:p>-0.27940284311771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286623703837395">
                <text:p>-0.28662370383739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282340388894081">
                <text:p>-0.28234038889408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281548637151718">
                <text:p>-0.2815486371517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279906264543533">
                <text:p>-0.2799062645435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259735237956047">
                <text:p>-0.25973523795604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235272149443626">
                <text:p>-0.2352721494436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225839447379112">
                <text:p>-0.2258394473791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238473790287971">
                <text:p>-0.2384737902879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3cm" svg:height="9.006cm" xlink:href=".." xlink:type="simple" chart:class="chart:line" chart:style-name="ch1">
        <chart:legend chart:legend-position="end" svg:x="13.061cm" svg:y="4.204cm" style:legend-expansion="high" chart:style-name="ch2"/>
        <chart:plot-area chart:style-name="ch3" table:cell-range-address="'rewardlist_cylinder_withbutton_train_noposeobs_GRUrewards_10-4_13-2021GRU_lookahead10_23_2021'.A1:'rewardlist_cylinder_withbutton_train_noposeobs_GRUrewards_10-4_13-2021GRU_lookahead10_23_2021'.A484" chart:data-source-has-labels="row" svg:x="0.319cm" svg:y="0.18cm" svg:width="12.423cm" svg:height="8.646cm">
          <chartooo:coordinate-region svg:x="1.152cm" svg:y="0.379cm" svg:width="11.498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10_23_2021'.A2:'rewardlist_cylinder_withbutton_train_noposeobs_GRUrewards_10-4_13-2021GRU_lookahead10_23_2021'.A484" chart:label-cell-address="'rewardlist_cylinder_withbutton_train_noposeobs_GRUrewards_10-4_13-2021GRU_lookahead10_23_2021'.A1:'rewardlist_cylinder_withbutton_train_noposeobs_GRUrewards_10-4_13-2021GRU_lookahead10_23_2021'.A1" chart:class="chart:line"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'rewardlist_cylinder_withbutton_train_noposeobs_GRUrewards_10-4_13-2021GRU_lookahead10_23_2021'.A1:'rewardlist_cylinder_withbutton_train_noposeobs_GRUrewards_10-4_13-2021GRU_lookahead10_23_2021'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14701879024506">
                <text:p>-1.14701879024506</text:p>
                <draw:g>
                  <svg:desc>'rewardlist_cylinder_withbutton_train_noposeobs_GRUrewards_10-4_13-2021GRU_lookahead10_23_2021'.A2:'rewardlist_cylinder_withbutton_train_noposeobs_GRUrewards_10-4_13-2021GRU_lookahead10_23_2021'.A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59056657552719">
                <text:p>-0.2590566575527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0827833414078">
                <text:p>0.360827833414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666038274765">
                <text:p>0.052666038274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91348695755005">
                <text:p>-0.2913486957550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651035726070404">
                <text:p>-0.651035726070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3148593902588">
                <text:p>0.7131485939025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21097409725189">
                <text:p>-1.21097409725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14504235982895">
                <text:p>0.314504235982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8969227075577">
                <text:p>0.2489692270755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76501327753067">
                <text:p>0.2765013277530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6424293518066">
                <text:p>-0.896424293518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68168091773987">
                <text:p>-0.7681680917739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973024964332581">
                <text:p>-0.00973024964332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86912989616394">
                <text:p>-0.586912989616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1761589050293">
                <text:p>-0.091761589050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239942461252212">
                <text:p>-0.2399424612522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88684093952179">
                <text:p>-0.388684093952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9061205387115">
                <text:p>-1.090612053871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2942705154419">
                <text:p>-0.1029427051544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74053990840912">
                <text:p>-0.774053990840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13248121738434">
                <text:p>-0.413248121738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97361302375794">
                <text:p>-0.497361302375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75187683105469">
                <text:p>-0.5751876831054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8625446557999">
                <text:p>0.228625446557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25942969322205">
                <text:p>-0.725942969322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59052014350891">
                <text:p>-1.59052014350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674134135246277">
                <text:p>-0.6741341352462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7640945911408">
                <text:p>0.07076409459114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38417994976044">
                <text:p>-0.538417994976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32458245754242">
                <text:p>-0.5324582457542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04554402828217">
                <text:p>-1.045544028282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253445446491241">
                <text:p>-0.2534454464912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96073031425476">
                <text:p>-0.596073031425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5559328794479">
                <text:p>0.3455593287944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378426015377045">
                <text:p>-0.3784260153770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5161081552506">
                <text:p>0.1251610815525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38446593284607">
                <text:p>-0.738446593284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84800744056702">
                <text:p>-0.6848007440567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29202538728714">
                <text:p>-0.2292025387287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29514196515083">
                <text:p>-0.2295141965150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14342415332794">
                <text:p>-1.143424153327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5489468574524">
                <text:p>-1.05489468574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672969698905945">
                <text:p>-0.672969698905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37008655071259">
                <text:p>-1.37008655071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26118296384811">
                <text:p>0.2261182963848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61701709032059">
                <text:p>-0.1617017090320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19617760181427">
                <text:p>-0.1196177601814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73505681753159">
                <text:p>0.3735056817531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5992214679718">
                <text:p>0.75992214679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42490112781525">
                <text:p>-1.424901127815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3301568031311">
                <text:p>0.833015680313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11796951293945">
                <text:p>-1.117969512939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99484974145889">
                <text:p>-0.1994849741458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528920590877533">
                <text:p>-0.05289205908775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83189803361893">
                <text:p>0.283189803361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537448644638062">
                <text:p>-0.537448644638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887271165847778">
                <text:p>-0.8872711658477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0570021867752">
                <text:p>0.3205700218677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80032294988632">
                <text:p>-0.4800322949886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98854124546051">
                <text:p>0.05988541245460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45544758439064">
                <text:p>-0.455447584390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17311042547226">
                <text:p>0.4173110425472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687865018844605">
                <text:p>-0.6878650188446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26646256446838">
                <text:p>-1.266462564468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54273009300232">
                <text:p>0.554273009300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745280385017395">
                <text:p>-0.7452803850173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548873484134674">
                <text:p>-0.5488734841346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76643830537796">
                <text:p>-0.766438305377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04782021045685">
                <text:p>-0.5047820210456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842536985874176">
                <text:p>-0.08425369858741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10197597742081">
                <text:p>-0.2101975977420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33072912693024">
                <text:p>-0.1330729126930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54160398244858">
                <text:p>0.354160398244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25381207466126">
                <text:p>-0.5253812074661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825206935405731">
                <text:p>-0.082520693540573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17895221710205">
                <text:p>-0.5178952217102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72773748636246">
                <text:p>-0.1727737486362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.16295027732849">
                <text:p>-1.1629502773284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490895807743073">
                <text:p>-0.04908958077430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.37430465221405">
                <text:p>-1.374304652214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270960032939911">
                <text:p>-0.02709600329399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70884895324707">
                <text:p>-0.708848953247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13237941265106">
                <text:p>-1.132379412651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93267539143562">
                <text:p>-0.1932675391435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85194724798203">
                <text:p>-0.285194724798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5387761592865">
                <text:p>-0.653877615928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0030312538147">
                <text:p>-1.00303125381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7458148002625">
                <text:p>-0.697458148002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7729663848877">
                <text:p>-0.677296638488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808626413345337">
                <text:p>-0.8086264133453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09137260913849">
                <text:p>-1.091372609138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43085414171219">
                <text:p>0.24308541417121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718061923980713">
                <text:p>-0.7180619239807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08364284038544">
                <text:p>-1.083642840385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73339486122131">
                <text:p>-0.1733394861221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82551962137222">
                <text:p>0.4825519621372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947405248880387">
                <text:p>-0.09474052488803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668526828289032">
                <text:p>-0.6685268282890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9418293237686">
                <text:p>0.3694182932376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128416508436203">
                <text:p>-0.1284165084362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04854732751846">
                <text:p>0.1048547327518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877844095230103">
                <text:p>0.08778440952301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89007657766342">
                <text:p>-0.3890076577663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16718327999115">
                <text:p>-1.167183279991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534388720989227">
                <text:p>-0.05343887209892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08023554086685">
                <text:p>0.108023554086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94563716650009">
                <text:p>0.1945637166500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10446363687515">
                <text:p>0.110446363687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289449393749237">
                <text:p>-0.02894493937492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00419735908508">
                <text:p>-1.004197359085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598743438720703">
                <text:p>-0.5987434387207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81379985809326">
                <text:p>-0.98137998580932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6054883003235">
                <text:p>-1.260548830032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369304895401">
                <text:p>-1.3693048954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830298364162445">
                <text:p>0.08302983641624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3050577044487">
                <text:p>-0.1305057704448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44703859090805">
                <text:p>0.2447038590908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660363674163818">
                <text:p>0.6603636741638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287137746810913">
                <text:p>-0.2871377468109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270452797412872">
                <text:p>0.02704527974128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31688702106476">
                <text:p>-1.316887021064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32566332817078">
                <text:p>0.1325663328170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08782196044922">
                <text:p>-1.0878219604492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77300029993057">
                <text:p>0.2773000299930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84081053733826">
                <text:p>-0.5840810537338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09916985034943">
                <text:p>0.1099169850349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06425839662552">
                <text:p>0.3064258396625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635139107704163">
                <text:p>-0.6351391077041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468173086643219">
                <text:p>-0.4681730866432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29583352804184">
                <text:p>-0.295833528041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377318799495697">
                <text:p>-0.377318799495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358347594738007">
                <text:p>-0.3583475947380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16990303993225">
                <text:p>0.5169903039932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761932730674744">
                <text:p>-0.076193273067474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09996789693832">
                <text:p>0.2099967896938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862811923027039">
                <text:p>-0.8628119230270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23819065093994">
                <text:p>-1.238190650939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37405288219452">
                <text:p>-0.4374052882194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7297559976578">
                <text:p>0.367297559976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245292156934738">
                <text:p>-0.2452921569347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549068331718445">
                <text:p>-0.5490683317184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610503613948822">
                <text:p>-0.610503613948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1220201253891">
                <text:p>-1.12202012538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13089972734451">
                <text:p>0.2130899727344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257171422243118">
                <text:p>-0.2571714222431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88293695449829">
                <text:p>-0.6882936954498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493145883083344">
                <text:p>-0.4931458830833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417067348957062">
                <text:p>-0.417067348957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443130522966385">
                <text:p>-0.4431305229663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77759200334549">
                <text:p>-0.777592003345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54466843605042">
                <text:p>0.554466843605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292243838310242">
                <text:p>-0.2922438383102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65943038463593">
                <text:p>-0.4659430384635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172278702259064">
                <text:p>-0.1722787022590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98563545942306">
                <text:p>0.1985635459423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172376126050949">
                <text:p>-0.1723761260509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409319967031479">
                <text:p>-0.4093199670314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83473163843155">
                <text:p>0.283473163843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25576364994049">
                <text:p>-1.255763649940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1906173825264">
                <text:p>0.119061738252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14216881990433">
                <text:p>0.3142168819904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354562103748322">
                <text:p>-0.03545621037483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946532249450684">
                <text:p>-0.946532249450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412810742855072">
                <text:p>-0.0412810742855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898101806640625">
                <text:p>-0.8981018066406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771697998046875">
                <text:p>-0.771697998046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462523818016052">
                <text:p>-0.4625238180160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86733365058899">
                <text:p>0.6867333650588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821863293647766">
                <text:p>-0.8218632936477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306039392948151">
                <text:p>-0.3060393929481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865752458572388">
                <text:p>-0.8657524585723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266591012477875">
                <text:p>0.02665910124778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359003454446793">
                <text:p>-0.35900345444679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422579050064087">
                <text:p>-0.4225790500640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08394700288773">
                <text:p>0.3083947002887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580931782722473">
                <text:p>-0.5809317827224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41879990696907">
                <text:p>-0.418799906969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408595770597458">
                <text:p>-0.4085957705974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423532247543335">
                <text:p>-0.4235322475433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363152146339416">
                <text:p>-0.3631521463394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68392017483711">
                <text:p>-0.16839201748371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61537140607834">
                <text:p>-0.161537140607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649759829044342">
                <text:p>-0.6497598290443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25337159633636">
                <text:p>-1.253371596336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142107993364334">
                <text:p>-0.14210799336433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33954843878746">
                <text:p>-0.339548438787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715874373912811">
                <text:p>-0.7158743739128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523830890655518">
                <text:p>-0.5238308906555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903397560119629">
                <text:p>-0.9033975601196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543566226959229">
                <text:p>-0.5435662269592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271186977624893">
                <text:p>-0.2711869776248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62533050775528">
                <text:p>-0.0625330507755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756350815296173">
                <text:p>-0.7563508152961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265744119882584">
                <text:p>0.2657441198825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460303127765656">
                <text:p>-0.4603031277656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764199376106262">
                <text:p>-0.7641993761062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66860419511795">
                <text:p>-0.6686041951179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589741766452789">
                <text:p>-0.05897417664527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628056228160858">
                <text:p>0.06280562281608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88003867864609">
                <text:p>-0.188003867864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542456686496735">
                <text:p>-0.54245668649673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20416471362114">
                <text:p>-0.204164713621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43292710185051">
                <text:p>-0.432927101850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402251482009888">
                <text:p>-0.4022514820098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44905623793602">
                <text:p>-0.449056237936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53480786085129">
                <text:p>0.3534807860851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427747070789337">
                <text:p>-0.4277470707893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883927822113">
                <text:p>0.9788392782211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538863360881805">
                <text:p>-0.5388633608818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257219254970551">
                <text:p>-0.25721925497055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49390834569931">
                <text:p>-0.493908345699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872615456581116">
                <text:p>-0.87261545658111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33444130420685">
                <text:p>-1.334441304206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89954149723053">
                <text:p>-0.8995414972305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829136729240418">
                <text:p>-0.829136729240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539327025413513">
                <text:p>0.53932702541351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87384831905365">
                <text:p>-0.8738483190536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279683381319046">
                <text:p>-0.27968338131904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29902791976929">
                <text:p>-1.299027919769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813185513019562">
                <text:p>-0.8131855130195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913681030273438">
                <text:p>-0.91368103027343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143252313137054">
                <text:p>-0.014325231313705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19391977787018">
                <text:p>-1.193919777870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29575872421265">
                <text:p>0.7295758724212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410440444946289">
                <text:p>-0.4104404449462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52276211977005">
                <text:p>0.252276211977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722358107566834">
                <text:p>-0.722358107566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71623826026917">
                <text:p>-1.716238260269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836146116256714">
                <text:p>-0.8361461162567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502530694007874">
                <text:p>-0.50253069400787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3766188621521">
                <text:p>-0.37661886215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02580308914185">
                <text:p>-1.025803089141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386911034584045">
                <text:p>-0.3869110345840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548376202583313">
                <text:p>-0.5483762025833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202272206544876">
                <text:p>-0.2022722065448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228947341442108">
                <text:p>-0.2289473414421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199288815259934">
                <text:p>-0.19928881525993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663735032081604">
                <text:p>0.66373503208160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222732365131378">
                <text:p>-0.22273236513137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55092686414719">
                <text:p>0.1550926864147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407445549964905">
                <text:p>-0.4074455499649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311349898576736">
                <text:p>-0.3113498985767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41590058803558">
                <text:p>-1.415900588035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309270858764648">
                <text:p>-0.3092708587646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439012885093689">
                <text:p>-0.4390128850936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05690860748291">
                <text:p>-1.056908607482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329894840717316">
                <text:p>-0.3298948407173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42810297012329">
                <text:p>-0.442810297012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00511431694031">
                <text:p>-1.005114316940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253868848085403">
                <text:p>-0.2538688480854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468434810638428">
                <text:p>-0.4684348106384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04181456565857">
                <text:p>-1.041814565658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357893884181976">
                <text:p>-0.3578938841819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900526285171509">
                <text:p>-0.9005262851715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5708475112915">
                <text:p>-1.357084751129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89395213127136">
                <text:p>0.7893952131271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900646150112152">
                <text:p>0.090064615011215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755564630031586">
                <text:p>-0.7555646300315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517688810825348">
                <text:p>-0.5176888108253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638933718204498">
                <text:p>-0.6389337182044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38331627845764">
                <text:p>0.5383316278457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935333609580994">
                <text:p>-0.93533360958099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10782927274704">
                <text:p>-0.0107829272747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84265267848969">
                <text:p>-1.842652678489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96808660030365">
                <text:p>-1.968086600303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234938263893127">
                <text:p>0.02349382638931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536240458488464">
                <text:p>0.53624045848846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54511833190918">
                <text:p>0.545118331909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812315464019775">
                <text:p>-0.81231546401977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871420383453369">
                <text:p>-0.8714203834533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15835148096085">
                <text:p>-0.3158351480960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537901401519775">
                <text:p>-0.5379014015197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78252190351486">
                <text:p>0.17825219035148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23549652099609">
                <text:p>0.9235496520996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455959022045136">
                <text:p>-0.4559590220451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57790791988373">
                <text:p>-0.4577907919883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112448066473007">
                <text:p>-0.11244806647300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682783663272858">
                <text:p>-0.6827836632728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24182367324829">
                <text:p>-1.2418236732482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524961709976196">
                <text:p>-0.5249617099761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249413639307022">
                <text:p>-0.2494136393070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28468692302704">
                <text:p>-0.12846869230270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357498943805695">
                <text:p>-0.3574989438056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58920681476593">
                <text:p>-1.589206814765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426398783922195">
                <text:p>-0.42639878392219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854621767997742">
                <text:p>-0.85462176799774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775651454925537">
                <text:p>-0.77565145492553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67862749099731">
                <text:p>0.5678627490997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10685729980469">
                <text:p>-1.106857299804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207715064287186">
                <text:p>-0.2077150642871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683628022670746">
                <text:p>-0.06836280226707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430554628372192">
                <text:p>-0.4305546283721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288729012012482">
                <text:p>-0.28872901201248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6922495365143">
                <text:p>-1.569224953651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635281085968018">
                <text:p>-0.6352810859680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63014280796051">
                <text:p>0.6301428079605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3760927915573">
                <text:p>0.10376092791557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50543475151062">
                <text:p>-0.505434751510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36025887727737">
                <text:p>-0.43602588772773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602358818054199">
                <text:p>0.6023588180541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783143281936646">
                <text:p>0.7831432819366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494879066944122">
                <text:p>-0.4948790669441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545564770698547">
                <text:p>-0.54556477069854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6229213476181">
                <text:p>-1.622921347618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520296454429626">
                <text:p>-0.5202964544296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953183650970459">
                <text:p>-0.9531836509704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546500265598297">
                <text:p>-0.54650026559829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933578252792358">
                <text:p>-0.93357825279235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03637379407883">
                <text:p>0.4036373794078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394397139549255">
                <text:p>-0.39439713954925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6840436458588">
                <text:p>1.268404364585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02749812602997">
                <text:p>-1.027498126029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753944039344788">
                <text:p>-0.7539440393447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595335841178894">
                <text:p>-0.5953358411788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779195606708527">
                <text:p>-0.7791956067085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44445329904556">
                <text:p>0.14444532990455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849841237068176">
                <text:p>-0.8498412370681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58295071125031">
                <text:p>-1.5829507112503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469330877065659">
                <text:p>-0.4693308770656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45179623365402">
                <text:p>0.24517962336540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203363597393036">
                <text:p>0.02033635973930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556035459041595">
                <text:p>-0.5560354590415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574883818626404">
                <text:p>0.5748838186264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91095066070556">
                <text:p>0.99109506607055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47323501110077">
                <text:p>-1.473235011100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49628919363022">
                <text:p>0.4496289193630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282952487468719">
                <text:p>-0.2829524874687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310269325971603">
                <text:p>-0.3102693259716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793672204017639">
                <text:p>-0.7936722040176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97912645339966">
                <text:p>0.9979126453399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554450273513794">
                <text:p>0.55445027351379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113706141710281">
                <text:p>-0.1137061417102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0656286478042603">
                <text:p>-0.065628647804260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33384162187576">
                <text:p>0.23338416218757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778009176254272">
                <text:p>0.7780091762542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48267531394959">
                <text:p>-0.74826753139495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580132722854614">
                <text:p>-0.5801327228546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57956123352051">
                <text:p>-0.65795612335205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130243197083473">
                <text:p>-0.1302431970834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232210516929626">
                <text:p>-0.23221051692962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308214485645294">
                <text:p>-0.30821448564529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05360734462738">
                <text:p>-1.0536073446273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246181532740593">
                <text:p>-0.2461815327405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972066640853882">
                <text:p>-0.97206664085388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482801854610443">
                <text:p>-0.48280185461044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76224333047867">
                <text:p>0.4762243330478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04024648666382">
                <text:p>-1.0402464866638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22732013463974">
                <text:p>0.1227320134639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738246321678162">
                <text:p>-0.7382463216781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554333567619324">
                <text:p>-0.5543335676193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24577653408051">
                <text:p>-1.245776534080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878642678260803">
                <text:p>-0.87864267826080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90875244140625">
                <text:p>0.9908752441406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350762277841568">
                <text:p>-0.35076227784156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23309415578842">
                <text:p>0.4233094155788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422280818223953">
                <text:p>-0.42228081822395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390486389398575">
                <text:p>-0.3904863893985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796364068984985">
                <text:p>-0.79636406898498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37098836898804">
                <text:p>0.03370988368988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10397434234619">
                <text:p>1.1039743423461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946616291999817">
                <text:p>-0.9466162919998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00371849536896">
                <text:p>-1.003718495368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31704643368721">
                <text:p>-0.3170464336872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583645045757294">
                <text:p>-0.5836450457572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967433154582977">
                <text:p>0.09674331545829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23499584197998">
                <text:p>-1.2349958419799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627536952495575">
                <text:p>-0.6275369524955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599806547164917">
                <text:p>-0.59980654716491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396661043167114">
                <text:p>-0.3966610431671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95289522409439">
                <text:p>0.19528952240943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659055113792419">
                <text:p>0.06590551137924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46393957734108">
                <text:p>-0.4639395773410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905508637428284">
                <text:p>-0.9055086374282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273187667131424">
                <text:p>-0.2731876671314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507447242736816">
                <text:p>0.5074472427368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07847654819489">
                <text:p>0.020784765481948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513022303581238">
                <text:p>0.5130223035812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61298894882202">
                <text:p>0.76129889488220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08387857675552">
                <text:p>0.10838785767555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296992659568787">
                <text:p>0.029699265956878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865260601043701">
                <text:p>0.86526060104370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693120121955872">
                <text:p>-0.6931201219558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3638978600502">
                <text:p>0.236389786005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726265490055084">
                <text:p>-0.7262654900550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653328418731689">
                <text:p>-0.6533284187316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849041640758514">
                <text:p>-0.08490416407585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689732670783997">
                <text:p>0.68973267078399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74194991588593">
                <text:p>-1.7419499158859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54159539937973">
                <text:p>-0.541595399379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13443350791931">
                <text:p>0.51344335079193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03359317779541">
                <text:p>0.50335931777954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412948995828628">
                <text:p>-0.4129489958286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2189804315567">
                <text:p>-1.21898043155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53048449754715">
                <text:p>-0.530484497547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510812640190125">
                <text:p>-0.5108126401901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543233752250671">
                <text:p>-0.54323375225067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653480172157288">
                <text:p>-0.6534801721572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492994248867035">
                <text:p>-0.49299424886703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61736562848091">
                <text:p>-0.16173656284809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471462666988373">
                <text:p>-0.47146266698837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523952007293701">
                <text:p>0.5239520072937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31297293305397">
                <text:p>-0.312972933053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38768512010574">
                <text:p>0.3387685120105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340267837047577">
                <text:p>-0.3402678370475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260216683149338">
                <text:p>-0.2602166831493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10249954462051">
                <text:p>0.3102499544620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71894091367722">
                <text:p>0.371894091367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79709488153458">
                <text:p>0.27970948815345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544751882553101">
                <text:p>-0.5447518825531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06559175252914">
                <text:p>0.30655917525291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245136678218842">
                <text:p>-0.2451366782188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511835515499115">
                <text:p>-0.05118355154991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69006210565567">
                <text:p>-0.690062105655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74188834428787">
                <text:p>0.47418883442878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759547114372253">
                <text:p>-0.75954711437225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02878767251968">
                <text:p>0.3028787672519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401721507310867">
                <text:p>-0.40172150731086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314764559268951">
                <text:p>-0.31476455926895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505672693252564">
                <text:p>-0.5056726932525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42819404602051">
                <text:p>1.428194046020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79782235622406">
                <text:p>-0.797822356224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62740081548691">
                <text:p>0.16274008154869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825054228305817">
                <text:p>-0.8250542283058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326346516609192">
                <text:p>-0.3263465166091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501595735549927">
                <text:p>-0.5015957355499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565171241760254">
                <text:p>-0.5651712417602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219377249479294">
                <text:p>-0.21937724947929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671223163604736">
                <text:p>-0.6712231636047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855437636375427">
                <text:p>-0.8554376363754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69588881731033">
                <text:p>0.3695888817310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560883522033691">
                <text:p>-0.5608835220336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497193694114685">
                <text:p>-0.49719369411468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52739262580872">
                <text:p>-1.527392625808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954019546508789">
                <text:p>-0.9540195465087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13706493377686">
                <text:p>-1.137064933776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31967961788178">
                <text:p>-1.3196796178817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445580422878265">
                <text:p>-0.44558042287826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42150282859802">
                <text:p>0.64215028285980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15717566013336">
                <text:p>-1.157175660133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477364361286163">
                <text:p>-0.4773643612861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2333799600601">
                <text:p>0.2423337996006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505571663379669">
                <text:p>-0.0505571663379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115451127290726">
                <text:p>-0.1154511272907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922837257385254">
                <text:p>-0.092283725738525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51962161064148">
                <text:p>-0.5196216106414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64280372858047">
                <text:p>0.36428037285804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2256004810333">
                <text:p>1.22256004810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695788860321045">
                <text:p>0.6957888603210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649057865142822">
                <text:p>0.6490578651428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36408370733261">
                <text:p>0.43640837073326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27583962678909">
                <text:p>0.42758396267890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388389080762863">
                <text:p>-0.3883890807628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01271718740463">
                <text:p>-0.1012717187404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221504122018814">
                <text:p>-0.2215041220188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06656396389008">
                <text:p>-1.066563963890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44166725873947">
                <text:p>0.3441667258739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494018286466599">
                <text:p>-0.49401828646659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251287430524826">
                <text:p>-0.251287430524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585875868797302">
                <text:p>0.5858758687973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48268485069275">
                <text:p>-1.4826848506927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40163731575012">
                <text:p>-1.401637315750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726045846939087">
                <text:p>-0.72604584693908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361949175596237">
                <text:p>-0.36194917559623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243540942668915">
                <text:p>-0.24354094266891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563322067260742">
                <text:p>-0.5633220672607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586568176746368">
                <text:p>-0.5865681767463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36663019657135">
                <text:p>-0.366630196571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69846558570862">
                <text:p>0.76984655857086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57105433940887">
                <text:p>0.03571054339408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44906955957413">
                <text:p>0.3449069559574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640458822250366">
                <text:p>0.64045882225036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666973114013672">
                <text:p>-0.66697311401367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18609726428986">
                <text:p>-1.1860972642898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112180769443512">
                <text:p>-0.1121807694435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462008148431778">
                <text:p>-0.4620081484317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483052611351013">
                <text:p>-0.48305261135101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78917407989502">
                <text:p>0.7891740798950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51931262016296">
                <text:p>0.55193126201629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383802533149719">
                <text:p>-0.3838025331497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262128263711929">
                <text:p>-0.2621282637119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2cm" svg:height="9.006cm" xlink:href=".." xlink:type="simple" chart:class="chart:line" chart:style-name="ch1">
        <chart:legend chart:legend-position="end" svg:x="13.141cm" svg:y="4.204cm" style:legend-expansion="high" chart:style-name="ch2"/>
        <chart:plot-area chart:style-name="ch3" table:cell-range-address="'rewardlist_cylinder_withbutton_train_noposeobs_GRUrewards_10-4_13-2021GRU_lookahead10_23_2021'.G2:'rewardlist_cylinder_withbutton_train_noposeobs_GRUrewards_10-4_13-2021GRU_lookahead10_23_2021'.G484" svg:x="0.32cm" svg:y="0.18cm" svg:width="12.501cm" svg:height="8.646cm">
          <chartooo:coordinate-region svg:x="1.127cm" svg:y="0.301cm" svg:width="11.602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10_23_2021'.G2:'rewardlist_cylinder_withbutton_train_noposeobs_GRUrewards_10-4_13-2021GRU_lookahead10_23_2021'.G484" chart:class="chart:line"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6.967879524263">
                <text:p>286.967879524263</text:p>
                <draw:g>
                  <svg:desc>'rewardlist_cylinder_withbutton_train_noposeobs_GRUrewards_10-4_13-2021GRU_lookahead10_23_2021'.G2:'rewardlist_cylinder_withbutton_train_noposeobs_GRUrewards_10-4_13-2021GRU_lookahead10_23_2021'.G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8.467160667393">
                <text:p>288.4671606673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8.684613430119">
                <text:p>288.68461343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8.974441171846">
                <text:p>288.9744411718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.018608237475">
                <text:p>289.018608237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.885034156403">
                <text:p>288.885034156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.861847937065">
                <text:p>288.861847937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9.013992600303">
                <text:p>289.0139926003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8.851701896498">
                <text:p>288.8517018964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.969243644015">
                <text:p>288.9692436440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.879480084232">
                <text:p>288.879480084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8.943051858841">
                <text:p>288.9430518588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9.049245041434">
                <text:p>289.049245041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8.866963295592">
                <text:p>288.8669632955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.98937611707">
                <text:p>288.98937611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9.058172704455">
                <text:p>289.0581727044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9.014164182884">
                <text:p>289.0141641828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9.217914687437">
                <text:p>289.2179146874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9.325933088979">
                <text:p>289.325933088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9.432729612071">
                <text:p>289.4327296120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9.592236552762">
                <text:p>289.5922365527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9.606856276974">
                <text:p>289.6068562769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9.619217356389">
                <text:p>289.6192173563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9.509244135887">
                <text:p>289.5092441358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9.493400020657">
                <text:p>289.493400020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89.560584395139">
                <text:p>289.5605843951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9.635663448143">
                <text:p>289.635663448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9.730878805324">
                <text:p>289.730878805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.758559195283">
                <text:p>289.7585591952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9.858716291027">
                <text:p>289.8587162910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89.859760013785">
                <text:p>289.8597600137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9.9423764222">
                <text:p>289.94237642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90.065353062638">
                <text:p>290.0653530626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0.097041793522">
                <text:p>290.0970417935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9.868408295333">
                <text:p>289.868408295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9.911008633106">
                <text:p>289.9110086331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9.694554271093">
                <text:p>289.6945542710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.656297500945">
                <text:p>289.6562975009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.732413980545">
                <text:p>289.7324139805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9.688730954564">
                <text:p>289.688730954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9.449334166677">
                <text:p>289.4493341666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89.429683954994">
                <text:p>289.4296839549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9.44576307569">
                <text:p>289.44576307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9.229688718374">
                <text:p>289.229688718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9.216553382843">
                <text:p>289.2165533828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89.193433290143">
                <text:p>289.193433290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9.213202923633">
                <text:p>289.2132029236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9.084519213436">
                <text:p>289.0845192134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9.030138701412">
                <text:p>289.0301387014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9.073470170291">
                <text:p>289.0734701702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9.152513124504">
                <text:p>289.1525131245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9.158751349995">
                <text:p>289.1587513499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9.19168770239">
                <text:p>289.191687702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9.214572322063">
                <text:p>289.2145723220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9.144442651243">
                <text:p>289.1444426512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9.162946327159">
                <text:p>289.1629463271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8.973659754531">
                <text:p>288.9736597545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8.981617574953">
                <text:p>288.981617574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8.906072819231">
                <text:p>288.9060728192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8.907587374072">
                <text:p>288.907587374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8.950942027954">
                <text:p>288.9509420279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9.008618493616">
                <text:p>289.0086184936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8.979460481693">
                <text:p>288.979460481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9.02828863306">
                <text:p>289.028288633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9.037586962666">
                <text:p>289.037586962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9.01913693096">
                <text:p>289.019136930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9.127825463353">
                <text:p>289.1278254633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8.943180902967">
                <text:p>288.9431809029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.927736139073">
                <text:p>288.9277361390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8.795733833332">
                <text:p>288.79573383333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8.72396622599">
                <text:p>288.723966225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8.768460521295">
                <text:p>288.7684605212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8.797692443017">
                <text:p>288.797692443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8.834838673747">
                <text:p>288.8348386737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8.903732143566">
                <text:p>288.9037321435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8.828229111118">
                <text:p>288.8282291111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88.781097904904">
                <text:p>288.7810979049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8.530249237723">
                <text:p>288.5302492377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88.503850922344">
                <text:p>288.503850922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8.282082184958">
                <text:p>288.2820821849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8.237604578963">
                <text:p>288.23760457896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8.149974974987">
                <text:p>288.149974974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88.063457594283">
                <text:p>288.0634575942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88.049073197592">
                <text:p>288.0490731975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8.075050703952">
                <text:p>288.0750507039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88.045833087352">
                <text:p>288.0458330873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8.196336684821">
                <text:p>288.1963366848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8.137701179907">
                <text:p>288.1377011799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88.064988838434">
                <text:p>288.0649888384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7.991346664001">
                <text:p>287.9913466640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87.977237640917">
                <text:p>287.9772376409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7.817455979432">
                <text:p>287.8174559794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87.77784151903">
                <text:p>287.777841519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7.76674491632">
                <text:p>287.76674491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7.80594095189">
                <text:p>287.805940951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7.842243776441">
                <text:p>287.84224377644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7.804198707183">
                <text:p>287.8041987071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7.759876073347">
                <text:p>287.759876073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7.747456842855">
                <text:p>287.7474568428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7.672676815139">
                <text:p>287.6726768151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7.4470433105">
                <text:p>287.4470433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7.369249670316">
                <text:p>287.3692496703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7.301702670149">
                <text:p>287.3017026701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87.098144353669">
                <text:p>287.0981443536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7.140323007275">
                <text:p>287.1403230072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87.099195780171">
                <text:p>287.099195780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87.31762963588">
                <text:p>287.317629635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7.321161809037">
                <text:p>287.3211618090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7.385491944788">
                <text:p>287.3854919447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7.378679130211">
                <text:p>287.3786791302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.19655405952">
                <text:p>287.1965540595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7.034326222093">
                <text:p>287.0343262220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7.06858520227">
                <text:p>287.068585202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7.105542486174">
                <text:p>287.1055424861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.099567117308">
                <text:p>287.099567117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7.066610499323">
                <text:p>287.0666104993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86.998510367753">
                <text:p>286.9985103677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87.131089646766">
                <text:p>287.1310896467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7.102068129554">
                <text:p>287.1020681295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7.118530941331">
                <text:p>287.1185309413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6.931616634846">
                <text:p>286.9316166348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86.764678835845">
                <text:p>286.7646788358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86.535729523026">
                <text:p>286.5357295230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86.540221331482">
                <text:p>286.5402213314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6.496379707389">
                <text:p>286.4963797073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86.448223896778">
                <text:p>286.4482238967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86.393584289407">
                <text:p>286.393584289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6.591325189415">
                <text:p>286.591325189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6.409492181642">
                <text:p>286.4094921816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.57602645698">
                <text:p>286.576026456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86.537616607099">
                <text:p>286.5376166070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86.552871232073">
                <text:p>286.5528712320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86.560079821705">
                <text:p>286.5600798217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86.370001698967">
                <text:p>286.3700016989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.3512768897">
                <text:p>286.35127688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86.193004418635">
                <text:p>286.1930044186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6.216564359298">
                <text:p>286.2165643592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86.297555790401">
                <text:p>286.2975557904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6.359290738517">
                <text:p>286.3592907385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6.501465774474">
                <text:p>286.501465774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6.644543225241">
                <text:p>286.6445432252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6.707715838166">
                <text:p>286.7077158381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.82056120073">
                <text:p>286.820561200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6.877181471517">
                <text:p>286.8771814715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6.874034344573">
                <text:p>286.87403434457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6.895421694761">
                <text:p>286.89542169476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6.769353034612">
                <text:p>286.7693530346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6.923375692209">
                <text:p>286.9233756922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7.084589058035">
                <text:p>287.0845890580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7.219929225684">
                <text:p>287.2199292256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7.447178017069">
                <text:p>287.4471780170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7.304887348039">
                <text:p>287.304887348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7.180075154481">
                <text:p>287.1800751544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87.443897375649">
                <text:p>287.44389737564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7.540511192584">
                <text:p>287.5405111925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87.581782066959">
                <text:p>287.5817820669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87.578727327265">
                <text:p>287.5787273272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87.558932614046">
                <text:p>287.5589326140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87.695494677573">
                <text:p>287.69549467757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7.701461105737">
                <text:p>287.7014611057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87.889588367398">
                <text:p>287.8895883673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88.016728719639">
                <text:p>288.0167287196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87.925489456426">
                <text:p>287.92548945642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87.893292202025">
                <text:p>287.8932922020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7.925603897406">
                <text:p>287.9256038974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88.023032510274">
                <text:p>288.0230325102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7.988975589952">
                <text:p>287.988975589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87.847753036732">
                <text:p>287.8477530367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87.692395830418">
                <text:p>287.6923958304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7.571373898268">
                <text:p>287.5713738982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87.627449382307">
                <text:p>287.6274493823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87.603568768482">
                <text:p>287.6035687684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7.825349426803">
                <text:p>287.8253494268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87.847207653938">
                <text:p>287.8472076539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7.762766304133">
                <text:p>287.7627663041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87.943263571096">
                <text:p>287.9432635710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88.033931821503">
                <text:p>288.0339318215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8.094560506815">
                <text:p>288.0945605068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88.18237846157">
                <text:p>288.182378461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8.261430952532">
                <text:p>288.2614309525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88.208454315648">
                <text:p>288.2084543156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88.307662128124">
                <text:p>288.3076621281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88.094385865112">
                <text:p>288.0943858651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88.280678494816">
                <text:p>288.2806784948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8.428622667456">
                <text:p>288.4286226674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88.620986629556">
                <text:p>288.6209866295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8.611977382633">
                <text:p>288.6119773826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8.676790316268">
                <text:p>288.6767903162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8.649022881458">
                <text:p>288.6490228814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8.658229419862">
                <text:p>288.6582294198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8.516599766699">
                <text:p>288.5165997666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8.553549301994">
                <text:p>288.5535493019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8.290393461114">
                <text:p>288.2903934611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8.362927584603">
                <text:p>288.3629275846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8.335134519782">
                <text:p>288.33513451978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8.357400442908">
                <text:p>288.3574004429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8.461030922414">
                <text:p>288.4610309224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88.410459334246">
                <text:p>288.41045933424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88.266105151299">
                <text:p>288.2661051512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8.259036632658">
                <text:p>288.2590366326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88.205688658637">
                <text:p>288.2056886586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88.409287506297">
                <text:p>288.4092875062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8.57838180251">
                <text:p>288.578381802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88.573572897173">
                <text:p>288.5735728971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8.368404658369">
                <text:p>288.3684046583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8.440290879019">
                <text:p>288.4402908790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88.516215912579">
                <text:p>288.5162159125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8.458906611727">
                <text:p>288.4589066117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8.380195655565">
                <text:p>288.38019565556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8.452301817473">
                <text:p>288.4523018174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88.443615627899">
                <text:p>288.4436156278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88.506582008642">
                <text:p>288.5065820086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88.638515769004">
                <text:p>288.638515769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88.729700195913">
                <text:p>288.7297001959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8.634776767618">
                <text:p>288.6347767676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88.622794439408">
                <text:p>288.6227944394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88.693845002487">
                <text:p>288.6938450024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88.83997123248">
                <text:p>288.839971232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88.991852890081">
                <text:p>288.9918528900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9.033946308998">
                <text:p>289.03394630899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89.220620408634">
                <text:p>289.22062040863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89.395279397489">
                <text:p>289.3952793974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89.381651384148">
                <text:p>289.3816513841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89.385737284754">
                <text:p>289.3857372847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9.411292193955">
                <text:p>289.4112921939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89.359029621101">
                <text:p>289.3590296211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9.34024639925">
                <text:p>289.340246399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9.35850390785">
                <text:p>289.358503907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89.518088873901">
                <text:p>289.5180888739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9.490742844158">
                <text:p>289.4907428441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9.6506246415">
                <text:p>289.650624641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9.620656602017">
                <text:p>289.6206566020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89.886020200132">
                <text:p>289.8860202001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89.959212955301">
                <text:p>289.95921295530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9.965101897385">
                <text:p>289.96510189738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90.009809577434">
                <text:p>290.00980957743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90.080779078152">
                <text:p>290.0807790781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89.928282300285">
                <text:p>289.9282823002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89.956468755974">
                <text:p>289.9564687559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9.948874524082">
                <text:p>289.9488745240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90.163254069664">
                <text:p>290.16325406966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90.301542880684">
                <text:p>290.3015428806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0.503287426843">
                <text:p>290.5032874268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90.660043554926">
                <text:p>290.6600435549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90.729660625524">
                <text:p>290.72966062552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0.728242630259">
                <text:p>290.7282426302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90.862575478868">
                <text:p>290.8625754788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0.76509322179">
                <text:p>290.765093221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90.865653464386">
                <text:p>290.86565346438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90.863679357486">
                <text:p>290.86367935748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90.947361939753">
                <text:p>290.9473619397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1.003656172956">
                <text:p>291.0036561729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91.088091562294">
                <text:p>291.0880915622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91.086801121038">
                <text:p>291.0868011210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91.262614056438">
                <text:p>291.2626140564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91.286502418871">
                <text:p>291.2865024188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91.222469114411">
                <text:p>291.2224691144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91.29633719057">
                <text:p>291.296337190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91.201876890614">
                <text:p>291.2018768906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91.030135550697">
                <text:p>291.0301355506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91.04439596966">
                <text:p>291.044395969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91.002669715553">
                <text:p>291.0026697155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0.744368079564">
                <text:p>290.74436807956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90.700407842164">
                <text:p>290.7004078421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90.604248212869">
                <text:p>290.604248212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0.604115294439">
                <text:p>290.6041152944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0.564634348513">
                <text:p>290.56463434851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0.566004063989">
                <text:p>290.5660040639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0.589984217625">
                <text:p>290.5899842176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0.707799418154">
                <text:p>290.7077994181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0.545871988299">
                <text:p>290.5458719882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0.365530885589">
                <text:p>290.3655308855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0.378989621647">
                <text:p>290.37898962164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0.347524312679">
                <text:p>290.3475243126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0.476831294927">
                <text:p>290.4768312949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90.408816994093">
                <text:p>290.4088169940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90.356767209936">
                <text:p>290.3567672099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0.365869440155">
                <text:p>290.3658694401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0.344899918753">
                <text:p>290.34489991875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90.18077248027">
                <text:p>290.180772480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0.075985073984">
                <text:p>290.0759850739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90.060104599901">
                <text:p>290.0601045999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0.088790542783">
                <text:p>290.0887905427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9.836374272597">
                <text:p>289.8363742725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9.734231525828">
                <text:p>289.73423152582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9.675463102484">
                <text:p>289.6754631024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9.632578133457">
                <text:p>289.6325781334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9.583987208704">
                <text:p>289.5839872087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.575160352092">
                <text:p>289.5751603520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.591175532745">
                <text:p>289.591175532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89.564462504671">
                <text:p>289.5644625046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9.527931394208">
                <text:p>289.5279313942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89.526024044545">
                <text:p>289.5260240445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9.444987313888">
                <text:p>289.4449873138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9.466107039076">
                <text:p>289.46610703907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89.464535263745">
                <text:p>289.46453526374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9.414621115163">
                <text:p>289.4146211151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9.67007603178">
                <text:p>289.670076031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9.61841427407">
                <text:p>289.6184142740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.551924064826">
                <text:p>289.5519240648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9.553068474623">
                <text:p>289.55306847462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9.547842336547">
                <text:p>289.5478423365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9.378807645011">
                <text:p>289.37880764501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9.273521943625">
                <text:p>289.2735219436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9.327758027333">
                <text:p>289.327758027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9.329958632006">
                <text:p>289.32995863200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9.332475141468">
                <text:p>289.33247514146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9.326742959684">
                <text:p>289.3267429596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9.393130052838">
                <text:p>289.39313005283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9.27916710258">
                <text:p>289.279167102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9.239586020797">
                <text:p>289.23958602079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9.163455351101">
                <text:p>289.1634553511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9.250406057806">
                <text:p>289.2504060578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9.174376120013">
                <text:p>289.1743761200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9.327656699382">
                <text:p>289.32765669938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9.314462012043">
                <text:p>289.3144620120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9.384828909477">
                <text:p>289.3848289094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9.241938617397">
                <text:p>289.2419386173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9.072094494347">
                <text:p>289.0720944943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8.911475983197">
                <text:p>288.9114759831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9.007640976914">
                <text:p>289.0076409769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9.104080748192">
                <text:p>289.10408074819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9.111140326131">
                <text:p>289.11114032613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9.156709889809">
                <text:p>289.15670988980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9.103692125698">
                <text:p>289.1036921256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9.000931278429">
                <text:p>289.0009312784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8.95074354438">
                <text:p>288.950743544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8.758591178884">
                <text:p>288.7585911788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8.699698181765">
                <text:p>288.6996981817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8.837553666782">
                <text:p>288.83755366678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8.712829092099">
                <text:p>288.7128290920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8.715664486583">
                <text:p>288.7156644865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8.625817588624">
                <text:p>288.6258175886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8.70299074412">
                <text:p>288.702990744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8.750153540813">
                <text:p>288.7501535408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88.710782863539">
                <text:p>288.71078286353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8.631136113949">
                <text:p>288.6311361139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88.661749076037">
                <text:p>288.6617490760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88.588899643807">
                <text:p>288.58889964380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88.623180081668">
                <text:p>288.62318008166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88.538621906696">
                <text:p>288.5386219066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88.535784724073">
                <text:p>288.53578472407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88.554951800043">
                <text:p>288.55495180004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8.636658487269">
                <text:p>288.6366584872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88.387069266912">
                <text:p>288.3870692669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88.331245910657">
                <text:p>288.33124591065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88.225438668348">
                <text:p>288.22543866834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88.132900619224">
                <text:p>288.1329006192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88.027862277248">
                <text:p>288.0278622772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88.051621297532">
                <text:p>288.05162129753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88.019754253041">
                <text:p>288.01975425304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87.875916842643">
                <text:p>287.87591684264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88.002768112201">
                <text:p>288.0027681122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87.95650713427">
                <text:p>287.956507134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87.752292570297">
                <text:p>287.7522925702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87.693919325961">
                <text:p>287.69391932596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87.68740989919">
                <text:p>287.6874098991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87.558080267165">
                <text:p>287.5580802671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87.667563329902">
                <text:p>287.6675633299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87.895561948123">
                <text:p>287.8955619481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7.785996630932">
                <text:p>287.78599663093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87.795028527632">
                <text:p>287.7950285276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87.743755988463">
                <text:p>287.74375598846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87.80159934722">
                <text:p>287.801599347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87.801904523166">
                <text:p>287.8019045231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87.742925099266">
                <text:p>287.7429250992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87.605956531841">
                <text:p>287.6059565318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87.743708900768">
                <text:p>287.7437089007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87.919006255713">
                <text:p>287.9190062557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88.167529744446">
                <text:p>288.1675297444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88.249526706449">
                <text:p>288.24952670644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88.309463977508">
                <text:p>288.30946397750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88.242010556684">
                <text:p>288.242010556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88.196435032539">
                <text:p>288.196435032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88.003109050953">
                <text:p>288.0031090509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88.149729403718">
                <text:p>288.1497294037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88.190677220744">
                <text:p>288.19067722074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8.124028463059">
                <text:p>288.1240284630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88.180088449882">
                <text:p>288.1800884498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88.025878037552">
                <text:p>288.0258780375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88.22118349046">
                <text:p>288.221183490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87.984402123088">
                <text:p>287.9844021230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7.824629402305">
                <text:p>287.8246294023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87.741225173879">
                <text:p>287.74122517387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87.586860385436">
                <text:p>287.5868603854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87.483608395629">
                <text:p>287.4836083956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87.572756130727">
                <text:p>287.5727561307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87.679120080718">
                <text:p>287.67912008071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87.694846774735">
                <text:p>287.69484677473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87.606649734234">
                <text:p>287.6066497342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87.739659955062">
                <text:p>287.7396599550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87.801827037086">
                <text:p>287.8018270370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87.665875325451">
                <text:p>287.6658753254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7.513509081827">
                <text:p>287.5135090818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87.600199316093">
                <text:p>287.6001993160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87.639693971095">
                <text:p>287.6396939710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87.509578153381">
                <text:p>287.50957815338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7.423731325293">
                <text:p>287.42373132529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87.622468219453">
                <text:p>287.6224682194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87.559250306974">
                <text:p>287.55925030697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87.621339306872">
                <text:p>287.6213393068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87.766146485363">
                <text:p>287.7661464853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87.783167196917">
                <text:p>287.7831671969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87.83280239561">
                <text:p>287.8328023956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87.939188399332">
                <text:p>287.93918839933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87.84110353897">
                <text:p>287.8411035389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87.865447877182">
                <text:p>287.86544787718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87.987906282047">
                <text:p>287.9879062820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87.871054293097">
                <text:p>287.8710542930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87.8498439688">
                <text:p>287.84984396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87.987545673751">
                <text:p>287.98754567375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88.046591258843">
                <text:p>288.0465912588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88.212109274439">
                <text:p>288.2121092744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88.183891824319">
                <text:p>288.1838918243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8.110656153782">
                <text:p>288.1106561537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88.174305008076">
                <text:p>288.1743050080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88.102063543551">
                <text:p>288.1020635435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88.143504887303">
                <text:p>288.1435048873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88.109105836135">
                <text:p>288.1091058361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88.08565318389">
                <text:p>288.085653183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88.107668171326">
                <text:p>288.1076681713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87.894085540275">
                <text:p>287.8940855402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87.867550134138">
                <text:p>287.86755013413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87.890865695626">
                <text:p>287.89086569562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87.861122365775">
                <text:p>287.8611223657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87.911436461739">
                <text:p>287.9114364617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87.960594823016">
                <text:p>287.9605948230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8.21948594926">
                <text:p>288.2194859492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87.993875094398">
                <text:p>287.9938750943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88.172205135307">
                <text:p>288.1722051353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87.974408802949">
                <text:p>287.9744088029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88.048484303384">
                <text:p>288.0484843033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88.092682363444">
                <text:p>288.0926823634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88.218584130497">
                <text:p>288.2185841304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88.408391648002">
                <text:p>288.40839164800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88.521971340187">
                <text:p>288.5219713401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88.462594949138">
                <text:p>288.4625949491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88.487150883952">
                <text:p>288.4871508839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88.424187483444">
                <text:p>288.4241874834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88.482388470263">
                <text:p>288.4823884702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88.407291345665">
                <text:p>288.40729134566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88.24513324571">
                <text:p>288.245133245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88.137114669886">
                <text:p>288.1371146698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8.157273567681">
                <text:p>288.1572735676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88.149296077716">
                <text:p>288.14929607771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7.948735876488">
                <text:p>287.9487358764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88.135981584977">
                <text:p>288.1359815849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88.316518191027">
                <text:p>288.3165181910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88.212426967367">
                <text:p>288.2124269673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88.218473861845">
                <text:p>288.2184738618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88.137916948838">
                <text:p>288.1379169488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88.037736984081">
                <text:p>288.0377369840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87.901483076733">
                <text:p>287.9014830767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87.901151674729">
                <text:p>287.9011516747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88.001850200175">
                <text:p>288.0018502001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87.953886316624">
                <text:p>287.9538863166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87.899519102627">
                <text:p>287.89951910262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87.921081094518">
                <text:p>287.9210810945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7.904919882406">
                <text:p>287.9049198824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87.906768819486">
                <text:p>287.9067688194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87.730793759364">
                <text:p>287.7307937593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87.620592460269">
                <text:p>287.6205924602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87.577164492635">
                <text:p>287.57716449263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87.578413806664">
                <text:p>287.5784138066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87.625895488378">
                <text:p>287.6258954883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87.579526625983">
                <text:p>287.57952662598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87.690617822904">
                <text:p>287.69061782290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87.55567521845">
                <text:p>287.5556752184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87.499387541761">
                <text:p>287.49938754176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87.411121359835">
                <text:p>287.4111213598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87.332489677893">
                <text:p>287.33248967789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87.526503497451">
                <text:p>287.526503497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87.439309007617">
                <text:p>287.4393090076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87.405622828385">
                <text:p>287.40562282838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87.399170026057">
                <text:p>287.39917002605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87.357902131916">
                <text:p>287.35790213191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87.380436872135">
                <text:p>287.3804368721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7.351147729923">
                <text:p>287.3511477299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87.47466113757">
                <text:p>287.4746611375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87.397310360136">
                <text:p>287.39731036013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87.598876092265">
                <text:p>287.5988760922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7.63267790457">
                <text:p>287.6326779045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87.619864687164">
                <text:p>287.6198646871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legend chart:legend-position="end" svg:x="12.928cm" svg:y="4.203cm" style:legend-expansion="high" chart:style-name="ch2"/>
        <chart:plot-area chart:style-name="ch3" table:cell-range-address="'rewardlist_cylinder_withbutton_train_noposeobs_GRUrewards_10-4_13-2021GRU_lookahead10_23_2021'.C1:'rewardlist_cylinder_withbutton_train_noposeobs_GRUrewards_10-4_13-2021GRU_lookahead10_23_2021'.C484" chart:data-source-has-labels="row" svg:x="0.319cm" svg:y="0.18cm" svg:width="12.29cm" svg:height="8.645cm">
          <chartooo:coordinate-region svg:x="1.046cm" svg:y="0.301cm" svg:width="11.47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rewardlist_cylinder_withbutton_train_noposeobs_GRUrewards_10-4_13-2021GRU_lookahead10_23_2021'.C2:'rewardlist_cylinder_withbutton_train_noposeobs_GRUrewards_10-4_13-2021GRU_lookahead10_23_2021'.C484" chart:label-cell-address="'rewardlist_cylinder_withbutton_train_noposeobs_GRUrewards_10-4_13-2021GRU_lookahead10_23_2021'.C1:'rewardlist_cylinder_withbutton_train_noposeobs_GRUrewards_10-4_13-2021GRU_lookahead10_23_2021'.C1" chart:class="chart:line">
            <chart:data-point chart:repeated="4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ttonData</text:p>
                <draw:g>
                  <svg:desc>'rewardlist_cylinder_withbutton_train_noposeobs_GRUrewards_10-4_13-2021GRU_lookahead10_23_2021'.C1:'rewardlist_cylinder_withbutton_train_noposeobs_GRUrewards_10-4_13-2021GRU_lookahead10_23_202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wardlist_cylinder_withbutton_train_noposeobs_GRUrewards_10-4_13-2021GRU_lookahead10_23_2021'.C2:'rewardlist_cylinder_withbutton_train_noposeobs_GRUrewards_10-4_13-2021GRU_lookahead10_23_2021'.C4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